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Dialogs/dialog-lc.xml" manifest:media-type="text/xml"/>
  <manifest:file-entry manifest:full-path="Dialogs/EasModul/dialog-lb.xml" manifest:media-type="text/xml"/>
  <manifest:file-entry manifest:full-path="Dialogs/EasModul/Dialog5.xml" manifest:media-type="text/xml"/>
  <manifest:file-entry manifest:full-path="Dialogs/OlahdataHexa/dialog-lb.xml" manifest:media-type="text/xml"/>
  <manifest:file-entry manifest:full-path="Dialogs/Standard/dialog-lb.xml" manifest:media-type="text/xml"/>
  <manifest:file-entry manifest:full-path="Dialogs/Pickers/PCalD.xml" manifest:media-type="text/xml"/>
  <manifest:file-entry manifest:full-path="Dialogs/Pickers/dialog-lb.xml" manifest:media-type="text/xml"/>
  <manifest:file-entry manifest:full-path="Dialogs/CoreCode/dialog-lb.xml" manifest:media-type="text/xml"/>
  <manifest:file-entry manifest:full-path="Dialogs/ProgressBarExample/dialog-lb.xml" manifest:media-type="text/xml"/>
  <manifest:file-entry manifest:full-path="Dialogs/ProgressBar/dialog-lb.xml" manifest:media-type="text/xml"/>
  <manifest:file-entry manifest:full-path="Dialogs/EasCode/dialog-lb.xml" manifest:media-type="text/xml"/>
  <manifest:file-entry manifest:full-path="Dialogs/EasCode/Passwd.xml" manifest:media-type="text/xml"/>
  <manifest:file-entry manifest:full-path="Dialogs/EasCode/OpenDialog.xml" manifest:media-type="text/xml"/>
  <manifest:file-entry manifest:full-path="Basic/script-lc.xml" manifest:media-type="text/xml"/>
  <manifest:file-entry manifest:full-path="Basic/EasModul/script-lb.xml" manifest:media-type="text/xml"/>
  <manifest:file-entry manifest:full-path="Basic/EasModul/Lihatjawaban.xml" manifest:media-type="text/xml"/>
  <manifest:file-entry manifest:full-path="Basic/EasModul/View.xml" manifest:media-type="text/xml"/>
  <manifest:file-entry manifest:full-path="Basic/EasModul/Olahdata.xml" manifest:media-type="text/xml"/>
  <manifest:file-entry manifest:full-path="Basic/EasModul/Module1.xml" manifest:media-type="text/xml"/>
  <manifest:file-entry manifest:full-path="Basic/OlahdataHexa/script-lb.xml" manifest:media-type="text/xml"/>
  <manifest:file-entry manifest:full-path="Basic/OlahdataHexa/LihatJawabanPeserta.xml" manifest:media-type="text/xml"/>
  <manifest:file-entry manifest:full-path="Basic/OlahdataHexa/Module1.xml" manifest:media-type="text/xml"/>
  <manifest:file-entry manifest:full-path="Basic/OlahdataHexa/ShowMsgboxHexa.xml" manifest:media-type="text/xml"/>
  <manifest:file-entry manifest:full-path="Basic/Standard/script-lb.xml" manifest:media-type="text/xml"/>
  <manifest:file-entry manifest:full-path="Basic/Pickers/CalM.xml" manifest:media-type="text/xml"/>
  <manifest:file-entry manifest:full-path="Basic/Pickers/script-lb.xml" manifest:media-type="text/xml"/>
  <manifest:file-entry manifest:full-path="Basic/CoreCode/Module1.xml" manifest:media-type="text/xml"/>
  <manifest:file-entry manifest:full-path="Basic/CoreCode/script-lb.xml" manifest:media-type="text/xml"/>
  <manifest:file-entry manifest:full-path="Basic/ProgressBarExample/script-lb.xml" manifest:media-type="text/xml"/>
  <manifest:file-entry manifest:full-path="Basic/ProgressBarExample/Module1.xml" manifest:media-type="text/xml"/>
  <manifest:file-entry manifest:full-path="Basic/ProgressBar/script-lb.xml" manifest:media-type="text/xml"/>
  <manifest:file-entry manifest:full-path="Basic/ProgressBar/Waitprogress.xml" manifest:media-type="text/xml"/>
  <manifest:file-entry manifest:full-path="Basic/EasCode/script-lb.xml" manifest:media-type="text/xml"/>
  <manifest:file-entry manifest:full-path="Basic/EasCode/CoreEAS.xml" manifest:media-type="text/xml"/>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automatic-styles>
    <style:style style:name="co3" style:family="table-column">
      <style:table-column-properties fo:break-before="auto" style:column-width="64.01pt"/>
    </style:style>
    <style:style style:name="co2" style:family="table-column">
      <style:table-column-properties fo:break-before="auto" style:column-width="172.09pt"/>
    </style:style>
    <style:style style:name="co4" style:family="table-column">
      <style:table-column-properties fo:break-before="auto" style:column-width="107.46pt"/>
    </style:style>
    <style:style style:name="co5" style:family="table-column">
      <style:table-column-properties fo:break-before="auto" style:column-width="39.74pt"/>
    </style:style>
    <style:style style:name="co6" style:family="table-column">
      <style:table-column-properties fo:break-before="auto" style:column-width="109.5pt"/>
    </style:style>
    <style:style style:name="co7" style:family="table-column">
      <style:table-column-properties fo:break-before="auto" style:column-width="29.59pt"/>
    </style:style>
    <style:style style:name="co8" style:family="table-column">
      <style:table-column-properties fo:break-before="auto" style:column-width="54.11pt"/>
    </style:style>
    <style:style style:name="co9" style:family="table-column">
      <style:table-column-properties fo:break-before="auto" style:column-width="120.16pt"/>
    </style:style>
    <style:style style:name="co10" style:family="table-column">
      <style:table-column-properties fo:break-before="auto" style:column-width="36.54pt"/>
    </style:style>
    <style:style style:name="co11" style:family="table-column">
      <style:table-column-properties fo:break-before="auto" style:column-width="21.71pt"/>
    </style:style>
    <style:style style:name="co12" style:family="table-column">
      <style:table-column-properties fo:break-before="auto" style:column-width="28.86pt"/>
    </style:style>
    <style:style style:name="co13" style:family="table-column">
      <style:table-column-properties fo:break-before="auto" style:column-width="33.99pt"/>
    </style:style>
    <style:style style:name="co14" style:family="table-column">
      <style:table-column-properties fo:break-before="auto" style:column-width="51.79pt"/>
    </style:style>
    <style:style style:name="co15" style:family="table-column">
      <style:table-column-properties fo:break-before="auto" style:column-width="65.99pt"/>
    </style:style>
    <style:style style:name="co16" style:family="table-column">
      <style:table-column-properties fo:break-before="auto" style:column-width="83.14pt"/>
    </style:style>
    <style:style style:name="co17" style:family="table-column">
      <style:table-column-properties fo:break-before="auto" style:column-width="101.85pt"/>
    </style:style>
    <style:style style:name="co18" style:family="table-column">
      <style:table-column-properties fo:break-before="auto" style:column-width="58.96pt"/>
    </style:style>
    <style:style style:name="co19" style:family="table-column">
      <style:table-column-properties fo:break-before="auto" style:column-width="96.46pt"/>
    </style:style>
    <style:style style:name="co20" style:family="table-column">
      <style:table-column-properties fo:break-before="auto" style:column-width="105.65pt"/>
    </style:style>
    <style:style style:name="co21" style:family="table-column">
      <style:table-column-properties fo:break-before="auto" style:column-width="107.89pt"/>
    </style:style>
    <style:style style:name="co22" style:family="table-column">
      <style:table-column-properties fo:break-before="auto" style:column-width="98.76pt"/>
    </style:style>
    <style:style style:name="co23" style:family="table-column">
      <style:table-column-properties fo:break-before="auto" style:column-width="143.89pt"/>
    </style:style>
    <style:style style:name="co24" style:family="table-column">
      <style:table-column-properties fo:break-before="auto" style:column-width="138.56pt"/>
    </style:style>
    <style:style style:name="co25" style:family="table-column">
      <style:table-column-properties fo:break-before="auto" style:column-width="140.09pt"/>
    </style:style>
    <style:style style:name="co26" style:family="table-column">
      <style:table-column-properties fo:break-before="auto" style:column-width="157.69pt"/>
    </style:style>
    <style:style style:name="co27" style:family="table-column">
      <style:table-column-properties fo:break-before="auto" style:column-width="23.24pt"/>
    </style:style>
    <style:style style:name="co28" style:family="table-column">
      <style:table-column-properties fo:break-before="auto" style:column-width="61.51pt"/>
    </style:style>
    <style:style style:name="co29" style:family="table-column">
      <style:table-column-properties fo:break-before="auto" style:column-width="23.7pt"/>
    </style:style>
    <style:style style:name="co30" style:family="table-column">
      <style:table-column-properties fo:break-before="auto" style:column-width="60.46pt"/>
    </style:style>
    <style:style style:name="co31" style:family="table-column">
      <style:table-column-properties fo:break-before="auto" style:column-width="22.2pt"/>
    </style:style>
    <style:style style:name="co32" style:family="table-column">
      <style:table-column-properties fo:break-before="auto" style:column-width="55.11pt"/>
    </style:style>
    <style:style style:name="co33" style:family="table-column">
      <style:table-column-properties fo:break-before="auto" style:column-width="54.34pt"/>
    </style:style>
    <style:style style:name="co34" style:family="table-column">
      <style:table-column-properties fo:break-before="auto" style:column-width="25.99pt"/>
    </style:style>
    <style:style style:name="co35" style:family="table-column">
      <style:table-column-properties fo:break-before="auto" style:column-width="56.21pt"/>
    </style:style>
    <style:style style:name="co36" style:family="table-column">
      <style:table-column-properties fo:break-before="auto" style:column-width="19.11pt"/>
    </style:style>
    <style:style style:name="co37" style:family="table-column">
      <style:table-column-properties fo:break-before="auto" style:column-width="25.94pt"/>
    </style:style>
    <style:style style:name="co38" style:family="table-column">
      <style:table-column-properties fo:break-before="auto" style:column-width="16.36pt"/>
    </style:style>
    <style:style style:name="co39" style:family="table-column">
      <style:table-column-properties fo:break-before="auto" style:column-width="30.76pt"/>
    </style:style>
    <style:style style:name="co40" style:family="table-column">
      <style:table-column-properties fo:break-before="auto" style:column-width="89.46pt"/>
    </style:style>
    <style:style style:name="co41" style:family="table-column">
      <style:table-column-properties fo:break-before="auto" style:column-width="178.89pt"/>
    </style:style>
    <style:style style:name="co42" style:family="table-column">
      <style:table-column-properties fo:break-before="auto" style:column-width="68.29pt"/>
    </style:style>
    <style:style style:name="co43" style:family="table-column">
      <style:table-column-properties fo:break-before="auto" style:column-width="24.24pt"/>
    </style:style>
    <style:style style:name="co44" style:family="table-column">
      <style:table-column-properties fo:break-before="auto" style:column-width="57.49pt"/>
    </style:style>
    <style:style style:name="co45" style:family="table-column">
      <style:table-column-properties fo:break-before="auto" style:column-width="594.65pt"/>
    </style:style>
    <style:style style:name="co46" style:family="table-column">
      <style:table-column-properties fo:break-before="auto" style:column-width="73.96pt"/>
    </style:style>
    <style:style style:name="co47" style:family="table-column">
      <style:table-column-properties fo:break-before="auto" style:column-width="329.41pt"/>
    </style:style>
    <style:style style:name="co48" style:family="table-column">
      <style:table-column-properties fo:break-before="auto" style:column-width="162.6pt"/>
    </style:style>
    <style:style style:name="co49" style:family="table-column">
      <style:table-column-properties fo:break-before="auto" style:column-width="117.24pt"/>
    </style:style>
    <style:style style:name="co50" style:family="table-column">
      <style:table-column-properties fo:break-before="auto" style:column-width="216.45pt"/>
    </style:style>
    <style:style style:name="co51" style:family="table-column">
      <style:table-column-properties fo:break-before="auto" style:column-width="127.16pt"/>
    </style:style>
    <style:style style:name="co52" style:family="table-column">
      <style:table-column-properties fo:break-before="auto" style:column-width="106.61pt"/>
    </style:style>
    <style:style style:name="co53" style:family="table-column">
      <style:table-column-properties fo:break-before="auto" style:column-width="156.16pt"/>
    </style:style>
    <style:style style:name="co54" style:family="table-column">
      <style:table-column-properties fo:break-before="auto" style:column-width="270.6pt"/>
    </style:style>
    <style:style style:name="co55" style:family="table-column">
      <style:table-column-properties fo:break-before="auto" style:column-width="429.11pt"/>
    </style:style>
    <style:style style:name="ro8" style:family="table-row">
      <style:table-row-properties style:row-height="12.81pt" fo:break-before="auto" style:use-optimal-row-height="true"/>
    </style:style>
    <style:style style:name="ro6" style:family="table-row">
      <style:table-row-properties style:row-height="13.8pt" fo:break-before="auto" style:use-optimal-row-height="true"/>
    </style:style>
    <style:style style:name="ro5" style:family="table-row">
      <style:table-row-properties style:row-height="15.79pt" fo:break-before="auto" style:use-optimal-row-height="true"/>
    </style:style>
    <style:style style:name="ro4" style:family="table-row">
      <style:table-row-properties style:row-height="18pt" fo:break-before="auto" style:use-optimal-row-height="true"/>
    </style:style>
    <style:style style:name="ro7" style:family="table-row">
      <style:table-row-properties style:row-height="17.01pt" fo:break-before="auto" style:use-optimal-row-height="true"/>
    </style:style>
    <style:style style:name="ro9" style:family="table-row">
      <style:table-row-properties style:row-height="16.55pt" fo:break-before="auto" style:use-optimal-row-height="true"/>
    </style:style>
    <style:style style:name="ro10" style:family="table-row">
      <style:table-row-properties style:row-height="32.8pt" fo:break-before="auto" style:use-optimal-row-height="true"/>
    </style:style>
    <style:style style:name="ro11" style:family="table-row">
      <style:table-row-properties style:row-height="27.01pt" fo:break-before="auto" style:use-optimal-row-height="true"/>
    </style:style>
    <style:style style:name="ro12" style:family="table-row">
      <style:table-row-properties style:row-height="37.84pt" fo:break-before="auto" style:use-optimal-row-height="false"/>
    </style:style>
    <style:style style:name="ro13" style:family="table-row">
      <style:table-row-properties style:row-height="28.01pt" fo:break-before="auto" style:use-optimal-row-height="false"/>
    </style:style>
    <style:style style:name="ro14" style:family="table-row">
      <style:table-row-properties style:row-height="19.39pt" fo:break-before="auto" style:use-optimal-row-height="true"/>
    </style:style>
    <style:style style:name="ro15" style:family="table-row">
      <style:table-row-properties style:row-height="33.51pt" fo:break-before="auto" style:use-optimal-row-height="true"/>
    </style:style>
    <style:style style:name="ro16" style:family="table-row">
      <style:table-row-properties style:row-height="48.5pt" fo:break-before="auto" style:use-optimal-row-height="true"/>
    </style:style>
    <style:style style:name="ro17" style:family="table-row">
      <style:table-row-properties style:row-height="138.5pt" fo:break-before="auto" style:use-optimal-row-height="true"/>
    </style:style>
    <style:style style:name="ro18" style:family="table-row">
      <style:table-row-properties style:row-height="63.5pt" fo:break-before="auto" style:use-optimal-row-height="true"/>
    </style:style>
    <style:style style:name="ro19" style:family="table-row">
      <style:table-row-properties style:row-height="78.49pt" fo:break-before="auto" style:use-optimal-row-height="true"/>
    </style:style>
    <style:style style:name="ta4" style:family="table" style:master-page-name="Default">
      <style:table-properties table:display="false" style:writing-mode="lr-tb"/>
    </style:style>
    <style:style style:name="ta2" style:family="table" style:master-page-name="Default">
      <style:table-properties table:display="true" style:writing-mode="lr-tb"/>
    </style:style>
    <style:style style:name="ta3" style:family="table" style:master-page-name="PageStyle_5f_olah_20_data">
      <style:table-properties table:display="true" style:writing-mode="lr-tb"/>
    </style:style>
    <style:style style:name="ta5" style:family="table" style:master-page-name="PageStyle_5f_jawaban_20_peserta">
      <style:table-properties table:display="true" style:writing-mode="lr-tb"/>
    </style:style>
    <style:style style:name="ta6" style:family="table" style:master-page-name="PageStyle_5f_grafik">
      <style:table-properties table:display="true" style:writing-mode="lr-tb"/>
    </style: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100" style:family="table-cell" style:parent-style-name="Default" style:data-style-name="N100"/>
    <style:style style:name="ce101" style:family="table-cell" style:parent-style-name="Default" style:data-style-name="N80"/>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pt"/>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24"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25"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4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5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3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5" style:family="table-cell" style:parent-style-name="Default">
      <style:table-cell-properties fo:background-color="#ff950e" style:text-align-source="fix" style:repeat-content="false" fo:wrap-option="wrap" fo:border="2.01pt solid #000000" style:vertical-align="middle"/>
      <style:paragraph-properties fo:text-align="center" fo:margin-left="0pt"/>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40"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pt"/>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52"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pt"/>
      <style:text-properties fo:color="#ce181e"/>
    </style:style>
    <style:style style:name="ce55" style:family="table-cell" style:parent-style-name="Default">
      <style:table-cell-properties style:cell-protect="protected formula-hidden" style:print-content="true" style:text-align-source="fix" style:repeat-content="false" style:vertical-align="middle"/>
      <style:paragraph-properties fo:text-align="center" fo:margin-left="0pt"/>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pt"/>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pt"/>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text-properties fo:color="#ce181e"/>
    </style:style>
    <style:style style:name="ce62" style:family="table-cell" style:parent-style-name="Default">
      <style:table-cell-properties style:cell-protect="protected formula-hidden" style:print-content="true" style:text-align-source="fix" style:repeat-content="false" style:vertical-align="middle"/>
      <style:paragraph-properties fo:text-align="center" fo:margin-left="0pt"/>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pt"/>
    </style:style>
    <style:style style:name="ce61" style:family="table-cell" style:parent-style-name="Default">
      <style:table-cell-properties style:glyph-orientation-vertical="0" fo:background-color="#4283b9" style:cell-protect="none"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pt"/>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pt"/>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pt"/>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pt"/>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pt"/>
    </style:style>
    <style:style style:name="ce70" style:family="table-cell" style:parent-style-name="Default">
      <style:table-cell-properties style:glyph-orientation-vertical="0" fo:background-color="#f2b467" style:cell-protect="none"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82"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pt"/>
    </style:style>
    <style:style style:name="ce31" style:family="table-cell" style:parent-style-name="Default">
      <style:table-cell-properties fo:background-color="#e24728" style:text-align-source="fix" style:repeat-content="false" style:vertical-align="middle"/>
      <style:paragraph-properties fo:text-align="center" fo:margin-left="0pt"/>
    </style:style>
    <style:style style:name="ce85" style:family="table-cell" style:parent-style-name="Default">
      <style:table-cell-properties style:text-align-source="fix" style:repeat-content="false"/>
      <style:paragraph-properties fo:text-align="center" fo:margin-left="0pt"/>
    </style:style>
    <style:style style:name="ce87" style:family="table-cell" style:parent-style-name="Default">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37" style:family="table-cell" style:parent-style-name="Default">
      <style:table-cell-properties style:text-align-source="fix" style:repeat-content="false"/>
      <style:paragraph-properties fo:text-align="center" fo:margin-left="0pt"/>
    </style:style>
    <style:style style:name="ce91" style:family="table-cell" style:parent-style-name="Default" style:data-style-name="N80">
      <style:table-cell-properties style:text-align-source="fix" style:repeat-content="false"/>
      <style:paragraph-properties fo:text-align="center" fo:margin-left="0pt"/>
    </style:style>
    <style:style style:name="ce92"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39" style:family="table-cell" style:parent-style-name="Default" style:data-style-name="N80">
      <style:table-cell-properties style:text-align-source="fix" style:repeat-content="false"/>
      <style:paragraph-properties fo:text-align="center" fo:margin-left="0pt"/>
    </style:style>
    <style:style style:name="ce89" style:family="table-cell" style:parent-style-name="Default" style:data-style-name="N100">
      <style:table-cell-properties style:text-align-source="fix" style:repeat-content="false"/>
      <style:paragraph-properties fo:text-align="center" fo:margin-left="0pt"/>
    </style:style>
    <style:style style:name="ce96" style:family="table-cell" style:parent-style-name="Default">
      <style:table-cell-properties style:text-align-source="fix" style:repeat-content="false"/>
      <style:paragraph-properties fo:text-align="start" fo:margin-left="0pt"/>
    </style:style>
    <style:style style:name="ce93" style:family="table-cell" style:parent-style-name="Default">
      <style:table-cell-properties style:text-align-source="fix" style:repeat-content="false"/>
      <style:paragraph-properties fo:text-align="start" fo:margin-left="0pt"/>
    </style:style>
    <style:style style:name="ce66" style:family="table-cell" style:parent-style-name="Default">
      <style:table-cell-properties style:text-align-source="fix" style:repeat-content="false" fo:wrap-option="wrap"/>
      <style:paragraph-properties fo:text-align="center" fo:margin-left="0pt"/>
    </style:style>
    <style:style style:name="ce137" style:family="table-cell" style:parent-style-name="Default" style:data-style-name="N0"/>
    <style:style style:name="ce139" style:family="table-cell" style:parent-style-name="Default" style:data-style-name="N0">
      <style:table-cell-properties fo:border="0.06pt solid #000000"/>
    </style:style>
    <style:style style:name="ce106" style:family="table-cell" style:parent-style-name="Default" style:data-style-name="N100"/>
    <style:style style:name="ce107" style:family="table-cell" style:parent-style-name="Default" style:data-style-name="N80"/>
    <style:style style:name="ce105" style:family="table-cell" style:parent-style-name="Default">
      <style:table-cell-properties fo:background-color="#5c2d91" style:text-align-source="fix" style:repeat-content="false" fo:border="0.06pt solid #000000" style:vertical-align="middle"/>
      <style:paragraph-properties fo:text-align="center"/>
      <style:text-properties fo:color="#ffffff"/>
    </style:style>
    <style:style style:name="ce110" style:family="table-cell" style:parent-style-name="Default">
      <style:table-cell-properties fo:border="0.06pt solid #000000"/>
    </style:style>
    <style:style style:name="ce109" style:family="table-cell" style:parent-style-name="Default">
      <style:table-cell-properties fo:background-color="#00aaad" style:text-align-source="fix" style:repeat-content="false" fo:border="0.06pt solid #000000" style:vertical-align="middle"/>
      <style:paragraph-properties fo:text-align="center"/>
    </style:style>
    <style:style style:name="ce112"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ext-properties style:font-name="Arial" fo:font-size="11pt" style:font-size-asian="11pt" style:font-size-complex="11pt"/>
    </style:style>
    <style:style style:name="ce157" style:family="table-cell" style:parent-style-name="Default">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61" style:family="table-cell" style:parent-style-name="Default">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62" style:family="table-cell" style:parent-style-name="Default">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pt"/>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pt"/>
      <style:text-properties style:font-name="Calibri1" fo:font-size="11pt" style:font-size-asian="11pt" style:font-size-complex="11pt"/>
    </style:style>
    <style:style style:name="ce115" style:family="table-cell" style:parent-style-name="Default">
      <style:table-cell-properties fo:background-color="#bce4e5" style:cell-protect="protected formula-hidden" style:print-content="true" fo:wrap-option="wrap" style:vertical-align="middle"/>
      <style:text-properties style:font-name="Calibri1" fo:font-size="11pt" style:font-size-asian="11pt" style:font-size-complex="11pt"/>
    </style:style>
    <style:style style:name="ce136"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style:text-properties fo:color="#000000" style:font-name="Calibri1" fo:font-size="11pt" fo:font-weight="bold" style:font-size-asian="11pt" style:font-weight-asian="bold" style:font-size-complex="11pt" style:font-weight-complex="bold"/>
    </style:style>
    <style:style style:name="ce122" style:family="table-cell" style:parent-style-name="Default">
      <style:table-cell-properties fo:background-color="#9c4a94" style:cell-protect="protected formula-hidden" style:print-content="true" style:text-align-source="fix" style:repeat-content="false" fo:wrap-option="wrap" fo:border="0.06pt solid #ffffff" style:vertical-align="middle"/>
      <style:paragraph-properties fo:text-align="center"/>
      <style:text-properties fo:color="#ffffff" style:font-name="Calibri1" fo:font-size="11pt" style:font-name-asian="Segoe UI" style:font-size-asian="11pt" style:font-name-complex="Segoe UI" style:font-size-complex="11pt"/>
    </style:style>
    <style:style style:name="ce133" style:family="table-cell" style:parent-style-name="Default">
      <style:table-cell-properties fo:background-color="#9c4a94"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24"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40" style:family="table-cell" style:parent-style-name="Default">
      <style:table-cell-properties fo:background-color="#1c94ac"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26"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42" style:family="table-cell" style:parent-style-name="Default">
      <style:table-cell-properties fo:background-color="#acd728"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28"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52" style:family="table-cell" style:parent-style-name="Default">
      <style:table-cell-properties fo:background-color="#e1b50e"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30"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63" style:family="table-cell" style:parent-style-name="Default">
      <style:table-cell-properties fo:background-color="#d8450f"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32"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center"/>
      <style:text-properties fo:color="#ffffff" style:font-name="Calibri1" fo:font-size="11pt" style:font-size-asian="11pt" style:font-size-complex="11pt"/>
    </style:style>
    <style:style style:name="ce165" style:family="table-cell" style:parent-style-name="Default">
      <style:table-cell-properties fo:background-color="#000033"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34" style:family="table-cell" style:parent-style-name="Default">
      <style:table-cell-properties fo:background-color="#d34000"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1" fo:font-size="11pt" style:font-size-asian="11pt" style:font-size-complex="11pt"/>
    </style:style>
    <style:style style:name="ce81"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68" style:family="table-cell" style:parent-style-name="Default">
      <style:table-cell-properties fo:background-color="#e24728" style:cell-protect="protected formula-hidden" style:print-content="true" fo:wrap-option="wrap" style:vertical-align="middle"/>
      <style:text-properties style:font-name="Calibri1"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60"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43" style:family="table-cell" style:parent-style-name="Default" style:data-style-name="N0">
      <style:table-cell-properties fo:background-color="#9c4a94"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45" style:family="table-cell" style:parent-style-name="Default">
      <style:table-cell-properties fo:background-color="#9c4a94"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46"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7"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8"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9"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50"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51" style:family="table-cell" style:parent-style-name="Default">
      <style:table-cell-properties fo:background-color="#d34000"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69" style:family="table-cell" style:parent-style-name="Default" style:data-style-name="N0">
      <style:table-cell-properties fo:background-color="#bce4e5"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03" style:family="table-cell" style:parent-style-name="Default">
      <style:table-cell-properties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96" style:family="table-cell" style:parent-style-name="Default">
      <style:table-cell-properties fo:background-color="#bce4e5" style:text-align-source="fix" style:repeat-content="false" fo:wrap-option="wrap" style:vertical-align="middle"/>
      <style:paragraph-properties fo:text-align="start" fo:margin-left="0pt"/>
      <style:text-properties style:font-name="Calibri1" fo:font-size="11pt" style:font-size-asian="11pt" style:font-size-complex="11pt"/>
    </style:style>
    <style:style style:name="ce172" style:family="table-cell" style:parent-style-name="Default" style:data-style-name="N0">
      <style:table-cell-properties fo:background-color="#9c4a94" style:cell-protect="protected formula-hidden" style:print-content="true" style:text-align-source="fix" style:repeat-content="false" fo:wrap-option="wrap" fo:border="0.06pt solid #ffffff" style:vertical-align="middle"/>
      <style:paragraph-properties fo:text-align="start" fo:margin-left="0pt"/>
      <style:text-properties fo:color="#ffffff" style:font-name="Calibri1" fo:font-size="11pt" style:font-size-asian="11pt" style:font-size-complex="11pt"/>
    </style:style>
    <style:style style:name="ce173"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start" fo:margin-left="0pt"/>
      <style:text-properties fo:color="#000000" style:font-name="Calibri1" fo:font-size="11pt" style:font-size-asian="11pt" style:font-size-complex="11pt"/>
    </style:style>
    <style:style style:name="ce174"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start" fo:margin-left="0pt"/>
      <style:text-properties fo:color="#000000" style:font-name="Calibri1" fo:font-size="11pt" style:font-size-asian="11pt" style:font-size-complex="11pt"/>
    </style:style>
    <style:style style:name="ce175"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start" fo:margin-left="0pt"/>
      <style:text-properties fo:color="#000000" style:font-name="Calibri1" fo:font-size="11pt" style:font-size-asian="11pt" style:font-size-complex="11pt"/>
    </style:style>
    <style:style style:name="ce176"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start" fo:margin-left="0pt"/>
      <style:text-properties fo:color="#000000" style:font-name="Calibri1" fo:font-size="11pt" style:font-size-asian="11pt" style:font-size-complex="11pt"/>
    </style:style>
    <style:style style:name="ce177"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start" fo:margin-left="0pt"/>
      <style:text-properties fo:color="#ffffff" style:font-name="Calibri1" fo:font-size="11pt" style:font-size-asian="11pt" style:font-size-complex="11pt"/>
    </style:style>
    <style:style style:name="ce178" style:family="table-cell" style:parent-style-name="Default">
      <style:table-cell-properties fo:background-color="#d34000" style:cell-protect="protected formula-hidden" style:print-content="true" style:text-align-source="fix" style:repeat-content="false" fo:wrap-option="wrap" fo:border="0.06pt solid #ffffff" style:vertical-align="middle"/>
      <style:paragraph-properties fo:text-align="start" fo:margin-left="0pt"/>
      <style:text-properties fo:color="#ffffff" style:font-name="Calibri1" fo:font-size="11pt" style:font-size-asian="11pt" style:font-size-complex="11pt"/>
    </style:style>
    <style:style style:name="ce179" style:family="table-cell" style:parent-style-name="Default">
      <style:table-cell-properties style:text-align-source="fix" style:repeat-content="false" fo:wrap-option="wrap" style:vertical-align="middle"/>
      <style:paragraph-properties fo:text-align="start" fo:margin-left="0pt"/>
      <style:text-properties style:font-name="Calibri1" fo:font-size="11pt" style:font-size-asian="11pt" style:font-size-complex="11pt"/>
    </style:style>
    <style:style style:name="ce195" style:family="table-cell" style:parent-style-name="Default">
      <style:table-cell-properties fo:wrap-option="wrap"/>
      <style:text-properties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fo:background-color="#e24728"/>
    </style:style>
    <style:style style:name="gr6" style:family="graphic">
      <style:graphic-properties draw:stroke="solid" svg:stroke-color="#000000" draw:fill="solid" draw:fill-color="#bce4e5" draw:textarea-horizontal-align="center" draw:textarea-vertical-align="middle" draw:shadow-offset-x="8.65pt" draw:shadow-offset-y="8.65pt" draw:ole-draw-aspect="1"/>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style:paragraph-properties fo:text-align="center"/>
      <style:text-properties fo:font-family="'Noto Serif'" style:font-style-name="Regular" style:font-family-generic="roman" fo:font-size="11pt"/>
    </style:style>
    <style:style style:name="P9" style:family="paragraph">
      <style:paragraph-properties fo:text-align="center"/>
      <style:text-properties fo:color="#000000" fo:font-family="Arial" style:font-style-name="Regular" style:font-family-generic="swiss" fo:font-size="12pt"/>
    </style:style>
    <style:style style:name="P10" style:family="paragraph">
      <loext:graphic-properties draw:fill="solid" draw:fill-color="#bce4e5"/>
      <style:paragraph-properties fo:text-align="center"/>
    </style:style>
    <style:style style:name="P11" style:family="paragraph">
      <style:paragraph-properties fo:text-align="start"/>
    </style:style>
    <style:style style:name="T1" style:family="text">
      <style:text-properties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2" style:family="text">
      <style:text-properties style:use-window-font-color="true" style:font-name="Calibri" fo:language="en" fo:country="US" style:language-asian="ar" style:country-asian="SA" style:font-name-complex="Calibri" style:font-size-asian="11pt" style:font-size-complex="11pt"/>
    </style:style>
    <style:style style:name="T3" style:family="text">
      <style:text-properties fo:font-size="12pt"/>
    </style:style>
    <style:style style:name="T4" style:family="text">
      <style:text-properties fo:font-size="12pt"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5" style:family="text">
      <style:text-properties fo:font-size="12pt" style:use-window-font-color="true" style:font-name="Calibri" fo:language="en" fo:country="US" style:language-asian="ar" style:country-asian="SA" style:font-name-complex="Calibri" style:font-size-asian="11pt" style:font-size-complex="11pt"/>
    </style:style>
    <style:style style:name="T6" style:family="text">
      <style:text-properties style:font-size-complex="11pt" style:font-style-asian="italic" style:font-style-complex="italic" style:use-window-font-color="true" style:font-name="Calibri" fo:font-style="italic" fo:language="en" fo:country="US" style:language-asian="ar" style:country-asian="SA" style:font-name-complex="Calibri" style:font-size-asian="11pt"/>
    </style:style>
    <style:style style:name="T7" style:family="text">
      <style:text-properties style:font-style-complex="italic" style:font-style-asian="italic" style:font-size-complex="11pt" style:font-size-asian="11pt" style:font-name-complex="Calibri" style:language-asian="ar" style:country-asian="SA" fo:language="en" fo:country="US" fo:font-style="italic" style:font-name="Calibri" style:use-window-font-color="true"/>
    </style:style>
    <style:style style:name="T8" style:family="text">
      <style:text-properties style:font-size-complex="11pt" style:font-size-asian="11pt" style:font-name-complex="Calibri" style:language-asian="ar" style:country-asian="SA" fo:language="en" fo:country="US" style:font-name="Calibri" style:use-window-font-color="true"/>
    </style:style>
    <style:style style:name="T9" style:family="text">
      <style:text-properties style:font-name="Calibri" fo:font-style="italic" fo:language="en" fo:country="US" style:language-asian="ar" style:country-asian="SA" style:font-name-complex="Calibri" style:font-size-asian="11pt" style:font-size-complex="11pt" style:font-style-asian="italic" style:font-style-complex="italic"/>
    </style:style>
    <style:style style:name="T10" style:family="text">
      <style:text-properties style:font-name="Calibri" fo:language="en" fo:country="US" style:language-asian="ar" style:country-asian="SA" style:font-name-complex="Calibri"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sisi Pekerjaan" table:style-name="ta2">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71.83pt" svg:height="44.22pt" svg:x="184.39pt" svg:y="20.52pt" draw:control="control1"/>
        </table:shapes>
        <table:table-column table:style-name="co2" table:default-cell-style-name="ce15"/>
        <table:table-column table:style-name="co4" table:default-cell-style-name="ce21"/>
        <table:table-column table:style-name="co3" table:visibility="collapse" table:number-columns-repeated="1022" table:default-cell-style-name="ce21"/>
        <table:table-row table:style-name="ro4">
          <table:table-cell table:style-name="ce3" office:value-type="string" calcext:value-type="string">
            <text:p>POSISI PEKERJAAN</text:p>
          </table:table-cell>
          <table:table-cell table:style-name="ce20"/>
          <table:table-cell table:number-columns-repeated="1022"/>
        </table:table-row>
        <table:table-row table:style-name="ro4">
          <table:table-cell table:style-name="ce5" office:value-type="string" calcext:value-type="string">
            <text:p>SALES/MARKETING</text:p>
          </table:table-cell>
          <table:table-cell table:style-name="ce20"/>
          <table:table-cell table:number-columns-repeated="1022"/>
        </table:table-row>
        <table:table-row table:style-name="ro4">
          <table:table-cell table:style-name="ce5" office:value-type="string" calcext:value-type="string">
            <text:p>MANAGER</text:p>
          </table:table-cell>
          <table:table-cell table:style-name="ce20"/>
          <table:table-cell table:number-columns-repeated="1022"/>
        </table:table-row>
        <table:table-row table:style-name="ro4">
          <table:table-cell table:style-name="ce5" office:value-type="string" calcext:value-type="string">
            <text:p>HR MANAGER</text:p>
          </table:table-cell>
          <table:table-cell table:style-name="ce20"/>
          <table:table-cell table:number-columns-repeated="1022"/>
        </table:table-row>
        <table:table-row table:style-name="ro4">
          <table:table-cell table:style-name="ce5" office:value-type="string" calcext:value-type="string">
            <text:p>SUPERVISOR</text:p>
          </table:table-cell>
          <table:table-cell table:style-name="ce20"/>
          <table:table-cell table:number-columns-repeated="1022"/>
        </table:table-row>
        <table:table-row table:style-name="ro4">
          <table:table-cell table:style-name="ce5" office:value-type="string" calcext:value-type="string">
            <text:p>TELER</text:p>
          </table:table-cell>
          <table:table-cell table:style-name="ce20"/>
          <table:table-cell table:number-columns-repeated="1022"/>
        </table:table-row>
        <table:table-row table:style-name="ro4">
          <table:table-cell table:style-name="ce5" office:value-type="string" calcext:value-type="string">
            <text:p>CUSTOMER SERVICES</text:p>
          </table:table-cell>
          <table:table-cell table:style-name="ce20"/>
          <table:table-cell table:number-columns-repeated="1022"/>
        </table:table-row>
        <table:table-row table:style-name="ro4">
          <table:table-cell table:style-name="ce5" office:value-type="string" calcext:value-type="string">
            <text:p>OFFICE BOY</text:p>
          </table:table-cell>
          <table:table-cell table:style-name="ce20"/>
          <table:table-cell table:number-columns-repeated="1022"/>
        </table:table-row>
        <table:table-row table:style-name="ro4">
          <table:table-cell table:style-name="ce5" office:value-type="string" calcext:value-type="string">
            <text:p>DIREKTUR</text:p>
          </table:table-cell>
          <table:table-cell table:style-name="ce20"/>
          <table:table-cell table:number-columns-repeated="1022"/>
        </table:table-row>
        <table:table-row table:style-name="ro4">
          <table:table-cell table:style-name="ce5" office:value-type="string" calcext:value-type="string">
            <text:p>PRESIDEN DIREKTUR</text:p>
          </table:table-cell>
          <table:table-cell table:style-name="ce20"/>
          <table:table-cell table:number-columns-repeated="1022"/>
        </table:table-row>
        <table:table-row table:style-name="ro7" table:number-rows-repeated="90">
          <table:table-cell table:style-name="ce5"/>
          <table:table-cell table:style-name="ce20"/>
          <table:table-cell table:number-columns-repeated="1022"/>
        </table:table-row>
        <table:table-row table:style-name="ro4">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7" table:number-rows-repeated="4">
          <table:table-cell table:style-name="ce5"/>
          <table:table-cell table:style-name="ce20"/>
          <table:table-cell table:number-columns-repeated="1022"/>
        </table:table-row>
        <table:table-row table:style-name="ro4">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7" table:number-rows-repeated="62">
          <table:table-cell table:style-name="ce5"/>
          <table:table-cell table:style-name="ce20"/>
          <table:table-cell table:number-columns-repeated="1022"/>
        </table:table-row>
        <table:table-row table:style-name="ro7" table:visibility="collapse" table:number-rows-repeated="1048407">
          <table:table-cell table:number-columns-repeated="1024"/>
        </table:table-row>
        <table:table-row table:style-name="ro7" table:visibility="collapse">
          <table:table-cell table:number-columns-repeated="1024"/>
        </table:table-row>
      </table:table>
      <table:table table:name="olah data" table:style-name="ta3">
        <table:table-column table:style-name="co5" table:default-cell-style-name="ce45"/>
        <table:table-column table:style-name="co6" table:default-cell-style-name="ce48"/>
        <table:table-column table:style-name="co7" table:number-columns-repeated="4" table:default-cell-style-name="ce2"/>
        <table:table-column table:style-name="co8" table:visibility="collapse" table:default-cell-style-name="ce48"/>
        <table:table-column table:style-name="co7" table:visibility="collapse" table:number-columns-repeated="4" table:default-cell-style-name="ce48"/>
        <table:table-column table:style-name="co9" table:visibility="collapse" table:default-cell-style-name="ce2"/>
        <table:table-column table:style-name="co3" table:default-cell-style-name="ce2"/>
        <table:table-column table:style-name="co10" table:default-cell-style-name="ce2"/>
        <table:table-column table:style-name="co11" table:default-cell-style-name="ce2"/>
        <table:table-column table:style-name="co12" table:default-cell-style-name="ce2"/>
        <table:table-column table:style-name="co11" table:default-cell-style-name="ce2"/>
        <table:table-column table:style-name="co13" table:default-cell-style-name="ce48"/>
        <table:table-column table:style-name="co3" table:default-cell-style-name="ce48"/>
        <table:table-column table:style-name="co14" table:default-cell-style-name="ce48"/>
        <table:table-column table:style-name="co15" table:default-cell-style-name="ce48"/>
        <table:table-column table:style-name="co16" table:visibility="collapse" table:default-cell-style-name="ce48"/>
        <table:table-column table:style-name="co17" table:default-cell-style-name="ce48"/>
        <table:table-column table:style-name="co18" table:default-cell-style-name="ce48"/>
        <table:table-column table:style-name="co8" table:number-columns-repeated="5" table:default-cell-style-name="ce48"/>
        <table:table-column table:style-name="co3" table:default-cell-style-name="ce48"/>
        <table:table-column table:style-name="co19" table:default-cell-style-name="ce73"/>
        <table:table-column table:style-name="co3" table:number-columns-repeated="2" table:default-cell-style-name="ce48"/>
        <table:table-column table:style-name="co20" table:default-cell-style-name="ce48"/>
        <table:table-column table:style-name="co21" table:default-cell-style-name="ce48"/>
        <table:table-column table:style-name="co22" table:default-cell-style-name="ce73"/>
        <table:table-column table:style-name="co23" table:default-cell-style-name="ce48"/>
        <table:table-column table:style-name="co24" table:default-cell-style-name="ce48"/>
        <table:table-column table:style-name="co25" table:default-cell-style-name="ce48"/>
        <table:table-column table:style-name="co26" table:default-cell-style-name="ce48"/>
        <table:table-column table:style-name="co8" table:number-columns-repeated="984" table:default-cell-style-name="ce48"/>
        <table:table-row table:style-name="ro9">
          <table:table-cell/>
          <table:table-cell table:style-name="ce50"/>
          <table:table-cell table:style-name="ce33" office:value-type="string" calcext:value-type="string" table:number-columns-spanned="4" table:number-rows-spanned="1">
            <text:p>Kunci Jawaban</text:p>
          </table:table-cell>
          <table:covered-table-cell table:number-columns-repeated="3" table:style-name="ce33"/>
          <table:table-cell table:style-name="ce50"/>
          <table:table-cell table:style-name="ce38" office:value-type="string" calcext:value-type="string" table:number-columns-spanned="4" table:number-rows-spanned="1">
            <text:p>Jawaban</text:p>
          </table:table-cell>
          <table:covered-table-cell table:number-columns-repeated="3" table:style-name="ce38"/>
          <table:table-cell table:style-name="ce8"/>
          <table:table-cell/>
          <table:table-cell table:style-name="ce33" office:value-type="string" calcext:value-type="string" table:number-columns-spanned="5" table:number-rows-spanned="1">
            <text:p>Jawaban Peserta</text:p>
          </table:table-cell>
          <table:covered-table-cell table:number-columns-repeated="4" table:style-name="ce33"/>
          <table:table-cell/>
          <table:table-cell table:style-name="ce2" table:number-columns-repeated="6"/>
          <table:table-cell table:number-columns-repeated="2"/>
          <table:table-cell table:style-name="ce11"/>
          <table:table-cell/>
          <table:table-cell table:style-name="ce35" office:value-type="string" calcext:value-type="string">
            <text:p>ID DATA</text:p>
          </table:table-cell>
          <table:table-cell table:style-name="ce40" office:value-type="string" calcext:value-type="string">
            <text:p>TANGGAL TES</text:p>
          </table:table-cell>
          <table:table-cell table:style-name="ce35" office:value-type="string" calcext:value-type="string">
            <text:p>KOTA</text:p>
          </table:table-cell>
          <table:table-cell table:style-name="ce35" office:value-type="string" calcext:value-type="string">
            <text:p>NO TES</text:p>
          </table:table-cell>
          <table:table-cell table:style-name="ce35" office:value-type="string" calcext:value-type="string">
            <text:p>NAMA KANDIDAT</text:p>
          </table:table-cell>
          <table:table-cell table:style-name="ce35" office:value-type="string" calcext:value-type="string">
            <text:p>JENIS KELAMIN</text:p>
          </table:table-cell>
          <table:table-cell table:style-name="ce40" office:value-type="string" calcext:value-type="string">
            <text:p>TANGGAL LAHIR</text:p>
          </table:table-cell>
          <table:table-cell table:style-name="ce35" office:value-type="string" calcext:value-type="string">
            <text:p>PENDIDIKAN TERAKHIR</text:p>
          </table:table-cell>
          <table:table-cell table:style-name="ce35" office:value-type="string" calcext:value-type="string">
            <text:p>PERUSAHAAN/INSTITUSI</text:p>
          </table:table-cell>
          <table:table-cell table:style-name="ce35" office:value-type="string" calcext:value-type="string">
            <text:p>POSISI YANG DITUJU</text:p>
          </table:table-cell>
          <table:table-cell table:style-name="ce35" office:value-type="string" calcext:value-type="string">
            <text:p>CATATAN/KETERANGAN LAIN</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office:value-type="float" office:value="16" calcext:value-type="float">
            <text:p>16</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office:value-type="float" office:value="20" calcext:value-type="float">
            <text:p>20</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5" office:value-type="float" office:value="23" calcext:value-type="float">
            <text:p>23</text:p>
          </table:table-cell>
          <table:table-cell table:style-name="ce35" office:value-type="float" office:value="24" calcext:value-type="float">
            <text:p>24</text:p>
          </table:table-cell>
          <table:table-cell table:style-name="ce35" office:value-type="float" office:value="25" calcext:value-type="float">
            <text:p>25</text:p>
          </table:table-cell>
          <table:table-cell table:style-name="ce35" office:value-type="float" office:value="26" calcext:value-type="float">
            <text:p>26</text:p>
          </table:table-cell>
          <table:table-cell table:style-name="ce35" office:value-type="float" office:value="27" calcext:value-type="float">
            <text:p>27</text:p>
          </table:table-cell>
          <table:table-cell table:style-name="ce35" office:value-type="float" office:value="28" calcext:value-type="float">
            <text:p>28</text:p>
          </table:table-cell>
          <table:table-cell table:style-name="ce35" office:value-type="float" office:value="29" calcext:value-type="float">
            <text:p>29</text:p>
          </table:table-cell>
          <table:table-cell table:style-name="ce35" office:value-type="float" office:value="30" calcext:value-type="float">
            <text:p>30</text:p>
          </table:table-cell>
          <table:table-cell table:style-name="ce35" office:value-type="float" office:value="31" calcext:value-type="float">
            <text:p>31</text:p>
          </table:table-cell>
          <table:table-cell table:style-name="ce35" office:value-type="float" office:value="32" calcext:value-type="float">
            <text:p>32</text:p>
          </table:table-cell>
          <table:table-cell table:style-name="ce35" office:value-type="float" office:value="33" calcext:value-type="float">
            <text:p>33</text:p>
          </table:table-cell>
          <table:table-cell table:style-name="ce35" office:value-type="float" office:value="34" calcext:value-type="float">
            <text:p>34</text:p>
          </table:table-cell>
          <table:table-cell table:style-name="ce35" office:value-type="float" office:value="35" calcext:value-type="float">
            <text:p>35</text:p>
          </table:table-cell>
          <table:table-cell table:style-name="ce35" office:value-type="float" office:value="36" calcext:value-type="float">
            <text:p>36</text:p>
          </table:table-cell>
          <table:table-cell table:style-name="ce35" office:value-type="float" office:value="37" calcext:value-type="float">
            <text:p>37</text:p>
          </table:table-cell>
          <table:table-cell table:style-name="ce35" office:value-type="float" office:value="38" calcext:value-type="float">
            <text:p>38</text:p>
          </table:table-cell>
          <table:table-cell table:style-name="ce35" office:value-type="float" office:value="39" calcext:value-type="float">
            <text:p>39</text:p>
          </table:table-cell>
          <table:table-cell table:style-name="ce35" office:value-type="float" office:value="40" calcext:value-type="float">
            <text:p>40</text:p>
          </table:table-cell>
          <table:table-cell table:style-name="ce35" office:value-type="float" office:value="41" calcext:value-type="float">
            <text:p>41</text:p>
          </table:table-cell>
          <table:table-cell table:style-name="ce35" office:value-type="float" office:value="42" calcext:value-type="float">
            <text:p>42</text:p>
          </table:table-cell>
          <table:table-cell table:style-name="ce35" office:value-type="float" office:value="43" calcext:value-type="float">
            <text:p>43</text:p>
          </table:table-cell>
          <table:table-cell table:style-name="ce35" office:value-type="float" office:value="44" calcext:value-type="float">
            <text:p>44</text:p>
          </table:table-cell>
          <table:table-cell table:style-name="ce35" office:value-type="float" office:value="45" calcext:value-type="float">
            <text:p>45</text:p>
          </table:table-cell>
          <table:table-cell table:style-name="ce35" office:value-type="float" office:value="46" calcext:value-type="float">
            <text:p>46</text:p>
          </table:table-cell>
          <table:table-cell table:style-name="ce35" office:value-type="float" office:value="47" calcext:value-type="float">
            <text:p>47</text:p>
          </table:table-cell>
          <table:table-cell table:style-name="ce35" office:value-type="float" office:value="48" calcext:value-type="float">
            <text:p>48</text:p>
          </table:table-cell>
          <table:table-cell table:style-name="ce35" office:value-type="float" office:value="49" calcext:value-type="float">
            <text:p>49</text:p>
          </table:table-cell>
          <table:table-cell table:style-name="ce35" office:value-type="float" office:value="50" calcext:value-type="float">
            <text:p>50</text:p>
          </table:table-cell>
          <table:table-cell table:style-name="ce35" office:value-type="float" office:value="51" calcext:value-type="float">
            <text:p>51</text:p>
          </table:table-cell>
          <table:table-cell table:style-name="ce35" office:value-type="float" office:value="52" calcext:value-type="float">
            <text:p>52</text:p>
          </table:table-cell>
          <table:table-cell table:style-name="ce35" office:value-type="float" office:value="53" calcext:value-type="float">
            <text:p>53</text:p>
          </table:table-cell>
          <table:table-cell table:style-name="ce35" office:value-type="float" office:value="54" calcext:value-type="float">
            <text:p>54</text:p>
          </table:table-cell>
          <table:table-cell table:style-name="ce35" office:value-type="float" office:value="55" calcext:value-type="float">
            <text:p>55</text:p>
          </table:table-cell>
          <table:table-cell table:style-name="ce35" office:value-type="float" office:value="56" calcext:value-type="float">
            <text:p>56</text:p>
          </table:table-cell>
          <table:table-cell table:style-name="ce35" office:value-type="float" office:value="57" calcext:value-type="float">
            <text:p>57</text:p>
          </table:table-cell>
          <table:table-cell table:style-name="ce35" office:value-type="float" office:value="58" calcext:value-type="float">
            <text:p>58</text:p>
          </table:table-cell>
          <table:table-cell table:style-name="ce35" office:value-type="float" office:value="59" calcext:value-type="float">
            <text:p>59</text:p>
          </table:table-cell>
          <table:table-cell table:style-name="ce35" office:value-type="float" office:value="60" calcext:value-type="float">
            <text:p>60</text:p>
          </table:table-cell>
          <table:table-cell table:style-name="ce35" office:value-type="float" office:value="61" calcext:value-type="float">
            <text:p>61</text:p>
          </table:table-cell>
          <table:table-cell table:style-name="ce35" office:value-type="float" office:value="62" calcext:value-type="float">
            <text:p>62</text:p>
          </table:table-cell>
          <table:table-cell table:style-name="ce35" office:value-type="float" office:value="63" calcext:value-type="float">
            <text:p>63</text:p>
          </table:table-cell>
          <table:table-cell table:style-name="ce35" office:value-type="float" office:value="64" calcext:value-type="float">
            <text:p>64</text:p>
          </table:table-cell>
          <table:table-cell table:style-name="ce35" office:value-type="float" office:value="65" calcext:value-type="float">
            <text:p>65</text:p>
          </table:table-cell>
          <table:table-cell table:style-name="ce35" office:value-type="float" office:value="66" calcext:value-type="float">
            <text:p>66</text:p>
          </table:table-cell>
          <table:table-cell table:style-name="ce35" office:value-type="float" office:value="67" calcext:value-type="float">
            <text:p>67</text:p>
          </table:table-cell>
          <table:table-cell table:style-name="ce35" office:value-type="float" office:value="68" calcext:value-type="float">
            <text:p>68</text:p>
          </table:table-cell>
          <table:table-cell table:style-name="ce35" office:value-type="float" office:value="69" calcext:value-type="float">
            <text:p>69</text:p>
          </table:table-cell>
          <table:table-cell table:style-name="ce35" office:value-type="float" office:value="70" calcext:value-type="float">
            <text:p>70</text:p>
          </table:table-cell>
          <table:table-cell table:style-name="ce35" office:value-type="float" office:value="71" calcext:value-type="float">
            <text:p>71</text:p>
          </table:table-cell>
          <table:table-cell table:style-name="ce35" office:value-type="float" office:value="72" calcext:value-type="float">
            <text:p>72</text:p>
          </table:table-cell>
          <table:table-cell table:style-name="ce35" office:value-type="float" office:value="73" calcext:value-type="float">
            <text:p>73</text:p>
          </table:table-cell>
          <table:table-cell table:style-name="ce35" office:value-type="float" office:value="74" calcext:value-type="float">
            <text:p>74</text:p>
          </table:table-cell>
          <table:table-cell table:style-name="ce35" office:value-type="float" office:value="75" calcext:value-type="float">
            <text:p>75</text:p>
          </table:table-cell>
          <table:table-cell table:style-name="ce35" office:value-type="float" office:value="76" calcext:value-type="float">
            <text:p>76</text:p>
          </table:table-cell>
          <table:table-cell table:style-name="ce35" office:value-type="float" office:value="77" calcext:value-type="float">
            <text:p>77</text:p>
          </table:table-cell>
          <table:table-cell table:style-name="ce35" office:value-type="float" office:value="78" calcext:value-type="float">
            <text:p>78</text:p>
          </table:table-cell>
          <table:table-cell table:style-name="ce35" office:value-type="float" office:value="79" calcext:value-type="float">
            <text:p>79</text:p>
          </table:table-cell>
          <table:table-cell table:style-name="ce35" office:value-type="float" office:value="80" calcext:value-type="float">
            <text:p>80</text:p>
          </table:table-cell>
          <table:table-cell table:style-name="ce35" office:value-type="float" office:value="81" calcext:value-type="float">
            <text:p>81</text:p>
          </table:table-cell>
          <table:table-cell table:style-name="ce35" office:value-type="float" office:value="82" calcext:value-type="float">
            <text:p>82</text:p>
          </table:table-cell>
          <table:table-cell table:style-name="ce35" office:value-type="float" office:value="83" calcext:value-type="float">
            <text:p>83</text:p>
          </table:table-cell>
          <table:table-cell table:style-name="ce35" office:value-type="float" office:value="84" calcext:value-type="float">
            <text:p>84</text:p>
          </table:table-cell>
          <table:table-cell table:style-name="ce35" office:value-type="float" office:value="85" calcext:value-type="float">
            <text:p>85</text:p>
          </table:table-cell>
          <table:table-cell table:style-name="ce35" office:value-type="float" office:value="86" calcext:value-type="float">
            <text:p>86</text:p>
          </table:table-cell>
          <table:table-cell table:style-name="ce35" office:value-type="float" office:value="87" calcext:value-type="float">
            <text:p>87</text:p>
          </table:table-cell>
          <table:table-cell table:style-name="ce35" office:value-type="float" office:value="88" calcext:value-type="float">
            <text:p>88</text:p>
          </table:table-cell>
          <table:table-cell table:style-name="ce35" office:value-type="float" office:value="89" calcext:value-type="float">
            <text:p>89</text:p>
          </table:table-cell>
          <table:table-cell table:style-name="ce35" office:value-type="float" office:value="90" calcext:value-type="float">
            <text:p>90</text:p>
          </table:table-cell>
          <table:table-cell table:style-name="ce35" office:value-type="float" office:value="91" calcext:value-type="float">
            <text:p>91</text:p>
          </table:table-cell>
          <table:table-cell table:style-name="ce35" office:value-type="float" office:value="92" calcext:value-type="float">
            <text:p>92</text:p>
          </table:table-cell>
          <table:table-cell table:style-name="ce35" office:value-type="float" office:value="93" calcext:value-type="float">
            <text:p>93</text:p>
          </table:table-cell>
          <table:table-cell table:style-name="ce35" office:value-type="float" office:value="94" calcext:value-type="float">
            <text:p>94</text:p>
          </table:table-cell>
          <table:table-cell table:style-name="ce35" office:value-type="float" office:value="95" calcext:value-type="float">
            <text:p>95</text:p>
          </table:table-cell>
          <table:table-cell table:style-name="ce35" office:value-type="float" office:value="96" calcext:value-type="float">
            <text:p>96</text:p>
          </table:table-cell>
          <table:table-cell table:style-name="ce35" office:value-type="float" office:value="97" calcext:value-type="float">
            <text:p>97</text:p>
          </table:table-cell>
          <table:table-cell table:style-name="ce35" office:value-type="float" office:value="98" calcext:value-type="float">
            <text:p>98</text:p>
          </table:table-cell>
          <table:table-cell table:style-name="ce35" office:value-type="float" office:value="99" calcext:value-type="float">
            <text:p>99</text:p>
          </table:table-cell>
          <table:table-cell table:style-name="ce35" office:value-type="float" office:value="100" calcext:value-type="float">
            <text:p>100</text:p>
          </table:table-cell>
          <table:table-cell office:value-type="string" calcext:value-type="string">
            <text:p>TIPE SOAL</text:p>
          </table:table-cell>
          <table:table-cell table:number-columns-repeated="883"/>
        </table:table-row>
        <table:table-row table:style-name="ro10">
          <table:table-cell office:value-type="string" calcext:value-type="string">
            <text:p>Honesty - Humility</text:p>
          </table:table-cell>
          <table:table-cell table:style-name="ce50"/>
          <table:table-cell table:style-name="ce8" table:number-columns-repeated="4"/>
          <table:table-cell table:style-name="ce50"/>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2"/>
          <table:table-cell table:style-name="ce33" office:value-type="string" calcext:value-type="string" table:number-columns-spanned="2" table:number-rows-spanned="1">
            <text:p>Logika jawaban</text:p>
          </table:table-cell>
          <table:covered-table-cell table:style-name="ce33"/>
          <table:table-cell table:style-name="ce45"/>
          <table:table-cell table:style-name="ce72" office:value-type="float" office:value="6" calcext:value-type="float">
            <text:p>6</text:p>
          </table:table-cell>
          <table:table-cell table:style-name="ce72" office:value-type="string" calcext:value-type="string">
            <text:p>14. Aug. 2018</text:p>
          </table:table-cell>
          <table:table-cell/>
          <table:table-cell table:style-name="ce72" office:value-type="float" office:value="3" calcext:value-type="float">
            <text:p>3</text:p>
          </table:table-cell>
          <table:table-cell office:value-type="string" calcext:value-type="string">
            <text:p>Vina Silvia</text:p>
          </table:table-cell>
          <table:table-cell office:value-type="string" calcext:value-type="string">
            <text:p>P</text:p>
          </table:table-cell>
          <table:table-cell table:style-name="ce72" office:value-type="string" calcext:value-type="string">
            <text:p>30. Dec. 2018</text:p>
          </table:table-cell>
          <table:table-cell office:value-type="string" calcext:value-type="string">
            <text:p>SMA/SMK</text:p>
          </table:table-cell>
          <table:table-cell table:number-columns-repeated="3"/>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3"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table:style-name="ce45" office:value-type="float" office:value="100" calcext:value-type="float">
            <text:p>100</text:p>
          </table:table-cell>
          <table:table-cell table:style-name="ce45" table:number-columns-repeated="883"/>
        </table:table-row>
        <table:table-row table:style-name="ro5">
          <table:table-cell/>
          <table:table-cell table:style-name="ce50" office:value-type="string" calcext:value-type="string">
            <text:p>Sincerity </text:p>
          </table:table-cell>
          <table:table-cell table:style-name="ce8" office:value-type="string" calcext:value-type="string">
            <text:p>6R</text:p>
          </table:table-cell>
          <table:table-cell table:style-name="ce8" office:value-type="float" office:value="30" calcext:value-type="float">
            <text:p>30</text:p>
          </table:table-cell>
          <table:table-cell table:style-name="ce8" office:value-type="string" calcext:value-type="string">
            <text:p>54R</text:p>
          </table:table-cell>
          <table:table-cell table:style-name="ce8" office:value-type="float" office:value="78" calcext:value-type="float">
            <text:p>78</text:p>
          </table:table-cell>
          <table:table-cell table:style-name="ce50"/>
          <table:table-cell table:style-name="ce50"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3:.K3])/4" office:value-type="float" office:value="3.25" calcext:value-type="float">
            <text:p>3.25</text:p>
          </table:table-cell>
          <table:table-cell/>
          <table:table-cell table:style-name="ce8" table:formula="of:=[.X8]" office:value-type="float" office:value="2" calcext:value-type="float">
            <text:p>2</text:p>
          </table:table-cell>
          <table:table-cell table:style-name="ce8" table:formula="of:=[.X32]" office:value-type="float" office:value="4" calcext:value-type="float">
            <text:p>4</text:p>
          </table:table-cell>
          <table:table-cell table:style-name="ce8" table:formula="of:=[.X56]" office:value-type="float" office:value="3" calcext:value-type="float">
            <text:p>3</text:p>
          </table:table-cell>
          <table:table-cell table:style-name="ce8" table:formula="of:=[.X80]" office:value-type="float" office:value="5" calcext:value-type="float">
            <text:p>5</text:p>
          </table:table-cell>
          <table:table-cell table:style-name="ce50" table:formula="of:=SUM([.N3:.Q3])/4" office:value-type="float" office:value="3.5" calcext:value-type="float">
            <text:p>3.5</text:p>
          </table:table-cell>
          <table:table-cell/>
          <table:table-cell table:style-name="ce50" office:value-type="float" office:value="1" calcext:value-type="float">
            <text:p>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 office:value-type="float" office:value="4" calcext:value-type="float">
            <text:p>4</text:p>
          </table:table-cell>
          <table:table-cell table:style-name="ce50" table:formula="of:=IFERROR(IF([.U3]=&quot;R&quot;;VLOOKUP([.W3];[.$AA$3:.$AB$7];2;0);[.W3]);&quot;&quot;)" office:value-type="float" office:value="2" calcext:value-type="float">
            <text:p>2</text:p>
          </table:table-cell>
          <table:table-cell table:number-columns-repeated="2"/>
          <table:table-cell table:style-name="ce50" office:value-type="float" office:value="1" calcext:value-type="float">
            <text:p>1</text:p>
          </table:table-cell>
          <table:table-cell table:style-name="ce50" office:value-type="float" office:value="5" calcext:value-type="float">
            <text:p>5</text:p>
          </table:table-cell>
          <table:table-cell/>
          <table:table-cell table:formula="of:=COUNTA([$Database.A$1:$Database.A$1048576])" office:value-type="float" office:value="10" calcext:value-type="float">
            <text:p>10</text:p>
          </table:table-cell>
          <table:table-cell table:style-name="ce72" office:value-type="string" calcext:value-type="string">
            <text:p>08/17/2017</text:p>
          </table:table-cell>
          <table:table-cell/>
          <table:table-cell table:style-name="ce72"/>
          <table:table-cell table:number-columns-repeated="2"/>
          <table:table-cell table:style-name="ce72" office:value-type="string" calcext:value-type="string">
            <text:p>08/08/2014</text:p>
          </table:table-cell>
          <table:table-cell table:number-columns-repeated="2"/>
          <table:table-cell office:value-type="string" calcext:value-type="string">
            <text:p>SALES/MARKETING</text:p>
          </table:table-cell>
          <table:table-cell/>
          <table:table-cell table:number-columns-repeated="100" office:value-type="float" office:value="0" calcext:value-type="float">
            <text:p>0</text:p>
          </table:table-cell>
          <table:table-cell office:value-type="float" office:value="100" calcext:value-type="float">
            <text:p>100</text:p>
          </table:table-cell>
          <table:table-cell table:number-columns-repeated="883"/>
        </table:table-row>
        <table:table-row table:style-name="ro5">
          <table:table-cell/>
          <table:table-cell table:style-name="ce50" office:value-type="string" calcext:value-type="string">
            <text:p>Fairnes</text:p>
          </table:table-cell>
          <table:table-cell table:style-name="ce8" office:value-type="string" calcext:value-type="string">
            <text:p>12R</text:p>
          </table:table-cell>
          <table:table-cell table:style-name="ce8" office:value-type="string" calcext:value-type="string">
            <text:p>36R</text:p>
          </table:table-cell>
          <table:table-cell table:style-name="ce8" office:value-type="float" office:value="60" calcext:value-type="float">
            <text:p>60</text:p>
          </table:table-cell>
          <table:table-cell table:style-name="ce8" office:value-type="string" calcext:value-type="string">
            <text:p>84R</text:p>
          </table:table-cell>
          <table:table-cell table:style-name="ce50"/>
          <table:table-cell table:number-columns-repeated="4" table:style-name="ce50" office:value-type="float" office:value="5" calcext:value-type="float">
            <text:p>5</text:p>
          </table:table-cell>
          <table:table-cell table:style-name="ce8" table:formula="of:=SUM([.H4:.K4])/4" office:value-type="float" office:value="5" calcext:value-type="float">
            <text:p>5</text:p>
          </table:table-cell>
          <table:table-cell/>
          <table:table-cell table:style-name="ce8" table:formula="of:=[.X14]" office:value-type="float" office:value="5" calcext:value-type="float">
            <text:p>5</text:p>
          </table:table-cell>
          <table:table-cell table:style-name="ce8" table:formula="of:=[.X38]" office:value-type="float" office:value="5" calcext:value-type="float">
            <text:p>5</text:p>
          </table:table-cell>
          <table:table-cell table:style-name="ce8" table:formula="of:=[.X62]" office:value-type="float" office:value="3" calcext:value-type="float">
            <text:p>3</text:p>
          </table:table-cell>
          <table:table-cell table:style-name="ce8" table:formula="of:=[.X86]" office:value-type="float" office:value="5" calcext:value-type="float">
            <text:p>5</text:p>
          </table:table-cell>
          <table:table-cell table:style-name="ce50" table:formula="of:=SUM([.N4:.Q4])/4" office:value-type="float" office:value="4.5" calcext:value-type="float">
            <text:p>4.5</text:p>
          </table:table-cell>
          <table:table-cell/>
          <table:table-cell table:style-name="ce50" office:value-type="float" office:value="2" calcext:value-type="float">
            <text:p>2</text:p>
          </table:table-cell>
          <table:table-cell table:style-name="ce50"/>
          <table:table-cell table:style-name="ce50" office:value-type="float" office:value="4" calcext:value-type="float">
            <text:p>4</text:p>
          </table:table-cell>
          <table:table-cell table:style-name="ce50" table:formula="of:=[$'jawaban peserta'.B3]" office:value-type="float" office:value="5" calcext:value-type="float">
            <text:p>5</text:p>
          </table:table-cell>
          <table:table-cell table:style-name="ce50" table:formula="of:=IFERROR(IF([.U4]=&quot;R&quot;;VLOOKUP([.W4];[.$AA$3:.$AB$7];2;0);[.W4]);&quot;&quot;)" office:value-type="float" office:value="5" calcext:value-type="float">
            <text:p>5</text:p>
          </table:table-cell>
          <table:table-cell table:number-columns-repeated="2"/>
          <table:table-cell table:style-name="ce50" office:value-type="float" office:value="2" calcext:value-type="float">
            <text:p>2</text:p>
          </table:table-cell>
          <table:table-cell table:style-name="ce50" office:value-type="float" office:value="4" calcext:value-type="float">
            <text:p>4</text:p>
          </table:table-cell>
          <table:table-cell table:number-columns-repeated="2"/>
          <table:table-cell table:formula="of:=TODAY()" office:value-type="date" office:date-value="2018-08-21" calcext:value-type="date">
            <text:p>21. Aug. 2018</text:p>
          </table:table-cell>
          <table:table-cell table:number-columns-repeated="993"/>
        </table:table-row>
        <table:table-row table:style-name="ro5">
          <table:table-cell/>
          <table:table-cell table:style-name="ce50"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office:value-type="string" calcext:value-type="string">
            <text:p>66R</text:p>
          </table:table-cell>
          <table:table-cell table:style-name="ce8" office:value-type="string" calcext:value-type="string">
            <text:p>90R</text:p>
          </table:table-cell>
          <table:table-cell table:style-name="ce50"/>
          <table:table-cell table:style-name="ce50" office:value-type="float" office:value="5" calcext:value-type="float">
            <text:p>5</text:p>
          </table:table-cell>
          <table:table-cell table:style-name="ce50" office:value-type="float" office:value="3" calcext:value-type="float">
            <text:p>3</text:p>
          </table:table-cell>
          <table:table-cell table:number-columns-repeated="2" table:style-name="ce50" office:value-type="float" office:value="4" calcext:value-type="float">
            <text:p>4</text:p>
          </table:table-cell>
          <table:table-cell table:style-name="ce8" table:formula="of:=SUM([.H5:.K5])/4" office:value-type="float" office:value="4" calcext:value-type="float">
            <text:p>4</text:p>
          </table:table-cell>
          <table:table-cell/>
          <table:table-cell table:style-name="ce8" table:formula="of:=[.X20]" office:value-type="float" office:value="4" calcext:value-type="float">
            <text:p>4</text:p>
          </table:table-cell>
          <table:table-cell table:style-name="ce8" table:formula="of:=[.X44]" office:value-type="float" office:value="4" calcext:value-type="float">
            <text:p>4</text:p>
          </table:table-cell>
          <table:table-cell table:style-name="ce8" table:formula="of:=[.X68]" office:value-type="float" office:value="5" calcext:value-type="float">
            <text:p>5</text:p>
          </table:table-cell>
          <table:table-cell table:style-name="ce8" table:formula="of:=[.X92]" office:value-type="float" office:value="3" calcext:value-type="float">
            <text:p>3</text:p>
          </table:table-cell>
          <table:table-cell table:style-name="ce50" table:formula="of:=SUM([.N5:.Q5])/4" office:value-type="float" office:value="4" calcext:value-type="float">
            <text:p>4</text:p>
          </table:table-cell>
          <table:table-cell/>
          <table:table-cell table:style-name="ce50" office:value-type="float" office:value="3" calcext:value-type="float">
            <text:p>3</text:p>
          </table:table-cell>
          <table:table-cell table:style-name="ce50"/>
          <table:table-cell table:style-name="ce50" office:value-type="float" office:value="5" calcext:value-type="float">
            <text:p>5</text:p>
          </table:table-cell>
          <table:table-cell table:style-name="ce50" table:formula="of:=[$'jawaban peserta'.B4]" office:value-type="float" office:value="3" calcext:value-type="float">
            <text:p>3</text:p>
          </table:table-cell>
          <table:table-cell table:style-name="ce50" table:formula="of:=IFERROR(IF([.U5]=&quot;R&quot;;VLOOKUP([.W5];[.$AA$3:.$AB$7];2;0);[.W5]);&quot;&quot;)" office:value-type="float" office:value="3" calcext:value-type="float">
            <text:p>3</text:p>
          </table:table-cell>
          <table:table-cell table:number-columns-repeated="2"/>
          <table:table-cell table:number-columns-repeated="2" table:style-name="ce50" office:value-type="float" office:value="3" calcext:value-type="float">
            <text:p>3</text:p>
          </table:table-cell>
          <table:table-cell table:number-columns-repeated="996"/>
        </table:table-row>
        <table:table-row table:style-name="ro5">
          <table:table-cell/>
          <table:table-cell table:style-name="ce50" office:value-type="string" calcext:value-type="string">
            <text:p>Modesty</text:p>
          </table:table-cell>
          <table:table-cell table:style-name="ce8" office:value-type="float" office:value="24" calcext:value-type="float">
            <text:p>24</text:p>
          </table:table-cell>
          <table:table-cell table:style-name="ce8" office:value-type="float" office:value="48" calcext:value-type="float">
            <text:p>48</text:p>
          </table:table-cell>
          <table:table-cell table:style-name="ce8" office:value-type="string" calcext:value-type="string">
            <text:p>72R</text:p>
          </table:table-cell>
          <table:table-cell table:style-name="ce8" office:value-type="string" calcext:value-type="string">
            <text:p>96R</text:p>
          </table:table-cell>
          <table:table-cell table:style-name="ce50"/>
          <table:table-cell table:style-name="ce50" office:value-type="float" office:value="2" calcext:value-type="float">
            <text:p>2</text:p>
          </table:table-cell>
          <table:table-cell table:number-columns-repeated="2" table:style-name="ce50" office:value-type="float" office:value="4" calcext:value-type="float">
            <text:p>4</text:p>
          </table:table-cell>
          <table:table-cell table:style-name="ce50" office:value-type="float" office:value="3" calcext:value-type="float">
            <text:p>3</text:p>
          </table:table-cell>
          <table:table-cell table:style-name="ce8" table:formula="of:=SUM([.H6:.K6])/4" office:value-type="float" office:value="3.25" calcext:value-type="float">
            <text:p>3.25</text:p>
          </table:table-cell>
          <table:table-cell/>
          <table:table-cell table:style-name="ce8" table:formula="of:=[.X26]" office:value-type="float" office:value="4" calcext:value-type="float">
            <text:p>4</text:p>
          </table:table-cell>
          <table:table-cell table:style-name="ce8" table:formula="of:=[.X50]" office:value-type="float" office:value="5" calcext:value-type="float">
            <text:p>5</text:p>
          </table:table-cell>
          <table:table-cell table:style-name="ce8" table:formula="of:=[.X74]" office:value-type="float" office:value="4" calcext:value-type="float">
            <text:p>4</text:p>
          </table:table-cell>
          <table:table-cell table:style-name="ce8" table:formula="of:=[.X98]" office:value-type="float" office:value="5" calcext:value-type="float">
            <text:p>5</text:p>
          </table:table-cell>
          <table:table-cell table:style-name="ce50" table:formula="of:=SUM([.N6:.Q6])/4" office:value-type="float" office:value="4.5" calcext:value-type="float">
            <text:p>4.5</text:p>
          </table:table-cell>
          <table:table-cell/>
          <table:table-cell table:style-name="ce50" office:value-type="float" office:value="4" calcext:value-type="float">
            <text:p>4</text:p>
          </table:table-cell>
          <table:table-cell table:style-name="ce50"/>
          <table:table-cell table:style-name="ce50" office:value-type="float" office:value="4" calcext:value-type="float">
            <text:p>4</text:p>
          </table:table-cell>
          <table:table-cell table:style-name="ce50" table:formula="of:=[$'jawaban peserta'.B5]" office:value-type="float" office:value="4" calcext:value-type="float">
            <text:p>4</text:p>
          </table:table-cell>
          <table:table-cell table:style-name="ce50" table:formula="of:=IFERROR(IF([.U6]=&quot;R&quot;;VLOOKUP([.W6];[.$AA$3:.$AB$7];2;0);[.W6]);&quot;&quot;)" office:value-type="float" office:value="4" calcext:value-type="float">
            <text:p>4</text:p>
          </table:table-cell>
          <table:table-cell table:number-columns-repeated="2"/>
          <table:table-cell table:style-name="ce50" office:value-type="float" office:value="4" calcext:value-type="float">
            <text:p>4</text:p>
          </table:table-cell>
          <table:table-cell table:style-name="ce50" office:value-type="float" office:value="2" calcext:value-type="float">
            <text:p>2</text:p>
          </table:table-cell>
          <table:table-cell table:number-columns-repeated="996"/>
        </table:table-row>
        <table:table-row table:style-name="ro6">
          <table:table-cell office:value-type="string" calcext:value-type="string">
            <text:p>Emotionality</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3:.R6])" office:value-type="float" office:value="4.125" calcext:value-type="float">
            <text:p>4.125</text:p>
          </table:table-cell>
          <table:table-cell/>
          <table:table-cell table:style-name="ce50" office:value-type="float" office:value="5" calcext:value-type="float">
            <text:p>5</text:p>
          </table:table-cell>
          <table:table-cell table:style-name="ce50"/>
          <table:table-cell table:style-name="ce50" office:value-type="float" office:value="4" calcext:value-type="float">
            <text:p>4</text:p>
          </table:table-cell>
          <table:table-cell table:style-name="ce50" table:formula="of:=[$'jawaban peserta'.B6]" office:value-type="float" office:value="3" calcext:value-type="float">
            <text:p>3</text:p>
          </table:table-cell>
          <table:table-cell table:style-name="ce50" table:formula="of:=IFERROR(IF([.U7]=&quot;R&quot;;VLOOKUP([.W7];[.$AA$3:.$AB$7];2;0);[.W7]);&quot;&quot;)" office:value-type="float" office:value="3" calcext:value-type="float">
            <text:p>3</text:p>
          </table:table-cell>
          <table:table-cell table:number-columns-repeated="2"/>
          <table:table-cell table:style-name="ce50" office:value-type="float" office:value="5" calcext:value-type="float">
            <text:p>5</text:p>
          </table:table-cell>
          <table:table-cell table:style-name="ce50" office:value-type="float" office:value="1" calcext:value-type="float">
            <text:p>1</text:p>
          </table:table-cell>
          <table:table-cell table:number-columns-repeated="996"/>
        </table:table-row>
        <table:table-row table:style-name="ro5">
          <table:table-cell/>
          <table:table-cell table:style-name="ce50" office:value-type="string" calcext:value-type="string">
            <text:p>Fearfulness</text:p>
          </table:table-cell>
          <table:table-cell table:style-name="ce8" office:value-type="float" office:value="5" calcext:value-type="float">
            <text:p>5</text:p>
          </table:table-cell>
          <table:table-cell table:style-name="ce8" office:value-type="string" calcext:value-type="string">
            <text:p>29R</text:p>
          </table:table-cell>
          <table:table-cell table:style-name="ce8" office:value-type="float" office:value="53" calcext:value-type="float">
            <text:p>53</text:p>
          </table:table-cell>
          <table:table-cell table:style-name="ce8" office:value-type="string" calcext:value-type="string">
            <text:p>77R</text:p>
          </table:table-cell>
          <table:table-cell table:style-name="ce50"/>
          <table:table-cell table:number-columns-repeated="4" table:style-name="ce50" office:value-type="float" office:value="4" calcext:value-type="float">
            <text:p>4</text:p>
          </table:table-cell>
          <table:table-cell table:style-name="ce8" table:formula="of:=SUM([.H8:.K8])/4" office:value-type="float" office:value="4" calcext:value-type="float">
            <text:p>4</text:p>
          </table:table-cell>
          <table:table-cell/>
          <table:table-cell table:style-name="ce8" table:formula="of:=[.X7]" office:value-type="float" office:value="3" calcext:value-type="float">
            <text:p>3</text:p>
          </table:table-cell>
          <table:table-cell table:style-name="ce8" table:formula="of:=[.X31]" office:value-type="float" office:value="3" calcext:value-type="float">
            <text:p>3</text:p>
          </table:table-cell>
          <table:table-cell table:style-name="ce8" table:formula="of:=[.X55]" office:value-type="float" office:value="4" calcext:value-type="float">
            <text:p>4</text:p>
          </table:table-cell>
          <table:table-cell table:style-name="ce8" table:formula="of:=[.X79]" office:value-type="float" office:value="4" calcext:value-type="float">
            <text:p>4</text:p>
          </table:table-cell>
          <table:table-cell table:style-name="ce50" table:formula="of:=SUM([.N8:.Q8])/4" office:value-type="float" office:value="3.5" calcext:value-type="float">
            <text:p>3.5</text:p>
          </table:table-cell>
          <table:table-cell/>
          <table:table-cell table:style-name="ce50" office:value-type="float" office:value="6" calcext:value-type="float">
            <text:p>6</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7]" office:value-type="float" office:value="4" calcext:value-type="float">
            <text:p>4</text:p>
          </table:table-cell>
          <table:table-cell table:style-name="ce50" table:formula="of:=IFERROR(IF([.U8]=&quot;R&quot;;VLOOKUP([.W8];[.$AA$3:.$AB$7];2;0);[.W8]);&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office:value-type="string" calcext:value-type="string">
            <text:p>59R</text:p>
          </table:table-cell>
          <table:table-cell table:style-name="ce8" office:value-type="float" office:value="83" calcext:value-type="float">
            <text:p>83</text:p>
          </table:table-cell>
          <table:table-cell table:style-name="ce50"/>
          <table:table-cell table:style-name="ce50" office:value-type="float" office:value="4" calcext:value-type="float">
            <text:p>4</text:p>
          </table:table-cell>
          <table:table-cell table:style-name="ce50" office:value-type="float" office:value="2" calcext:value-type="float">
            <text:p>2</text:p>
          </table:table-cell>
          <table:table-cell table:number-columns-repeated="2" table:style-name="ce50" office:value-type="float" office:value="4" calcext:value-type="float">
            <text:p>4</text:p>
          </table:table-cell>
          <table:table-cell table:style-name="ce8" table:formula="of:=SUM([.H9:.K9])/4" office:value-type="float" office:value="3.5" calcext:value-type="float">
            <text:p>3.5</text:p>
          </table:table-cell>
          <table:table-cell/>
          <table:table-cell table:style-name="ce8" table:formula="of:=[.X13]" office:value-type="float" office:value="3" calcext:value-type="float">
            <text:p>3</text:p>
          </table:table-cell>
          <table:table-cell table:style-name="ce8" table:formula="of:=[.X37]" office:value-type="float" office:value="3" calcext:value-type="float">
            <text:p>3</text:p>
          </table:table-cell>
          <table:table-cell table:style-name="ce8" table:formula="of:=[.X61]" office:value-type="float" office:value="2" calcext:value-type="float">
            <text:p>2</text:p>
          </table:table-cell>
          <table:table-cell table:style-name="ce8" table:formula="of:=[.X85]" office:value-type="float" office:value="3" calcext:value-type="float">
            <text:p>3</text:p>
          </table:table-cell>
          <table:table-cell table:style-name="ce50" table:formula="of:=SUM([.N9:.Q9])/4" office:value-type="float" office:value="2.75" calcext:value-type="float">
            <text:p>2.75</text:p>
          </table:table-cell>
          <table:table-cell/>
          <table:table-cell table:style-name="ce50" office:value-type="float" office:value="7" calcext:value-type="float">
            <text:p>7</text:p>
          </table:table-cell>
          <table:table-cell table:style-name="ce50"/>
          <table:table-cell table:style-name="ce50" office:value-type="float" office:value="3" calcext:value-type="float">
            <text:p>3</text:p>
          </table:table-cell>
          <table:table-cell table:style-name="ce50" table:formula="of:=[$'jawaban peserta'.B8]" office:value-type="float" office:value="3" calcext:value-type="float">
            <text:p>3</text:p>
          </table:table-cell>
          <table:table-cell table:style-name="ce50" table:formula="of:=IFERROR(IF([.U9]=&quot;R&quot;;VLOOKUP([.W9];[.$AA$3:.$AB$7];2;0);[.W9]);&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office:value-type="float" office:value="65" calcext:value-type="float">
            <text:p>65</text:p>
          </table:table-cell>
          <table:table-cell table:style-name="ce8" office:value-type="string" calcext:value-type="string">
            <text:p>89R</text:p>
          </table:table-cell>
          <table:table-cell table:style-name="ce50"/>
          <table:table-cell table:number-columns-repeated="2" table:style-name="ce50" office:value-type="float" office:value="4" calcext:value-type="float">
            <text:p>4</text:p>
          </table:table-cell>
          <table:table-cell table:number-columns-repeated="2" table:style-name="ce50" office:value-type="float" office:value="5" calcext:value-type="float">
            <text:p>5</text:p>
          </table:table-cell>
          <table:table-cell table:style-name="ce8" table:formula="of:=SUM([.H10:.K10])/4" office:value-type="float" office:value="4.5" calcext:value-type="float">
            <text:p>4.5</text:p>
          </table:table-cell>
          <table:table-cell/>
          <table:table-cell table:style-name="ce8" table:formula="of:=[.X19]" office:value-type="float" office:value="5" calcext:value-type="float">
            <text:p>5</text:p>
          </table:table-cell>
          <table:table-cell table:style-name="ce8" table:formula="of:=[.X43]" office:value-type="float" office:value="3" calcext:value-type="float">
            <text:p>3</text:p>
          </table:table-cell>
          <table:table-cell table:style-name="ce8" table:formula="of:=[.X67]" office:value-type="float" office:value="4" calcext:value-type="float">
            <text:p>4</text:p>
          </table:table-cell>
          <table:table-cell table:style-name="ce8" table:formula="of:=[.X91]" office:value-type="float" office:value="2" calcext:value-type="float">
            <text:p>2</text:p>
          </table:table-cell>
          <table:table-cell table:style-name="ce50" table:formula="of:=SUM([.N10:.Q10])/4" office:value-type="float" office:value="3.5" calcext:value-type="float">
            <text:p>3.5</text:p>
          </table:table-cell>
          <table:table-cell/>
          <table:table-cell table:style-name="ce50" office:value-type="float" office:value="8" calcext:value-type="float">
            <text:p>8</text:p>
          </table:table-cell>
          <table:table-cell table:style-name="ce50"/>
          <table:table-cell table:style-name="ce50" office:value-type="float" office:value="4" calcext:value-type="float">
            <text:p>4</text:p>
          </table:table-cell>
          <table:table-cell table:style-name="ce50" table:formula="of:=[$'jawaban peserta'.B9]" office:value-type="float" office:value="2" calcext:value-type="float">
            <text:p>2</text:p>
          </table:table-cell>
          <table:table-cell table:style-name="ce50" table:formula="of:=IFERROR(IF([.U10]=&quot;R&quot;;VLOOKUP([.W10];[.$AA$3:.$AB$7];2;0);[.W10]);&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string" calcext:value-type="string">
            <text:p>95R</text:p>
          </table:table-cell>
          <table:table-cell table:style-name="ce50"/>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K11])/4" office:value-type="float" office:value="3.75" calcext:value-type="float">
            <text:p>3.75</text:p>
          </table:table-cell>
          <table:table-cell/>
          <table:table-cell table:style-name="ce8" table:formula="of:=[.X25]" office:value-type="float" office:value="3" calcext:value-type="float">
            <text:p>3</text:p>
          </table:table-cell>
          <table:table-cell table:style-name="ce8" table:formula="of:=[.X49]" office:value-type="float" office:value="3" calcext:value-type="float">
            <text:p>3</text:p>
          </table:table-cell>
          <table:table-cell table:style-name="ce8" table:formula="of:=[.X73]" office:value-type="float" office:value="5" calcext:value-type="float">
            <text:p>5</text:p>
          </table:table-cell>
          <table:table-cell table:style-name="ce8" table:formula="of:=[.X97]" office:value-type="float" office:value="3" calcext:value-type="float">
            <text:p>3</text:p>
          </table:table-cell>
          <table:table-cell table:style-name="ce50" table:formula="of:=SUM([.N11:.Q11])/4" office:value-type="float" office:value="3.5" calcext:value-type="float">
            <text:p>3.5</text:p>
          </table:table-cell>
          <table:table-cell/>
          <table:table-cell table:style-name="ce50" office:value-type="float" office:value="9" calcext:value-type="float">
            <text:p>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10]" office:value-type="float" office:value="4" calcext:value-type="float">
            <text:p>4</text:p>
          </table:table-cell>
          <table:table-cell table:style-name="ce50" table:formula="of:=IFERROR(IF([.U11]=&quot;R&quot;;VLOOKUP([.W11];[.$AA$3:.$AB$7];2;0);[.W11]);&quot;&quot;)" office:value-type="float" office:value="2" calcext:value-type="float">
            <text:p>2</text:p>
          </table:table-cell>
          <table:table-cell table:number-columns-repeated="1000"/>
        </table:table-row>
        <table:table-row table:style-name="ro5">
          <table:table-cell office:value-type="string" calcext:value-type="string">
            <text:p>Extraversion</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8:.R11])" office:value-type="float" office:value="3.3125" calcext:value-type="float">
            <text:p>3.3125</text:p>
          </table:table-cell>
          <table:table-cell/>
          <table:table-cell table:style-name="ce50" office:value-type="float" office:value="10" calcext:value-type="float">
            <text:p>1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11]" office:value-type="float" office:value="3" calcext:value-type="float">
            <text:p>3</text:p>
          </table:table-cell>
          <table:table-cell table:style-name="ce50" table:formula="of:=IFERROR(IF([.U12]=&quot;R&quot;;VLOOKUP([.W12];[.$AA$3:.$AB$7];2;0);[.W12]);&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Social Self-Esteem</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string" calcext:value-type="string">
            <text:p>52R</text:p>
          </table:table-cell>
          <table:table-cell table:style-name="ce8" office:value-type="string" calcext:value-type="string">
            <text:p>76R</text:p>
          </table:table-cell>
          <table:table-cell table:style-name="ce50"/>
          <table:table-cell table:number-columns-repeated="2" table:style-name="ce50" office:value-type="float" office:value="4" calcext:value-type="float">
            <text:p>4</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8" table:formula="of:=SUM([.H13:.K13])/4" office:value-type="float" office:value="3.75" calcext:value-type="float">
            <text:p>3.75</text:p>
          </table:table-cell>
          <table:table-cell/>
          <table:table-cell table:style-name="ce8" table:formula="of:=[.X6]" office:value-type="float" office:value="4" calcext:value-type="float">
            <text:p>4</text:p>
          </table:table-cell>
          <table:table-cell table:style-name="ce8" table:formula="of:=[.X30]" office:value-type="float" office:value="3" calcext:value-type="float">
            <text:p>3</text:p>
          </table:table-cell>
          <table:table-cell table:style-name="ce8" table:formula="of:=[.X54]" office:value-type="float" office:value="3" calcext:value-type="float">
            <text:p>3</text:p>
          </table:table-cell>
          <table:table-cell table:style-name="ce8" table:formula="of:=[.X78]" office:value-type="float" office:value="2" calcext:value-type="float">
            <text:p>2</text:p>
          </table:table-cell>
          <table:table-cell table:style-name="ce50" table:formula="of:=SUM([.N13:.Q13])/4" office:value-type="float" office:value="3" calcext:value-type="float">
            <text:p>3</text:p>
          </table:table-cell>
          <table:table-cell/>
          <table:table-cell table:style-name="ce50" office:value-type="float" office:value="11" calcext:value-type="float">
            <text:p>11</text:p>
          </table:table-cell>
          <table:table-cell table:style-name="ce50"/>
          <table:table-cell table:style-name="ce50" office:value-type="float" office:value="4" calcext:value-type="float">
            <text:p>4</text:p>
          </table:table-cell>
          <table:table-cell table:style-name="ce50" table:formula="of:=[$'jawaban peserta'.B12]" office:value-type="float" office:value="3" calcext:value-type="float">
            <text:p>3</text:p>
          </table:table-cell>
          <table:table-cell table:style-name="ce50" table:formula="of:=IFERROR(IF([.U13]=&quot;R&quot;;VLOOKUP([.W13];[.$AA$3:.$AB$7];2;0);[.W13]);&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office:value-type="string" calcext:value-type="string">
            <text:p>82R</text:p>
          </table:table-cell>
          <table:table-cell table:style-name="ce50"/>
          <table:table-cell table:style-name="ce50"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4:.K14])/4" office:value-type="float" office:value="2.75" calcext:value-type="float">
            <text:p>2.75</text:p>
          </table:table-cell>
          <table:table-cell/>
          <table:table-cell table:style-name="ce8" table:formula="of:=[.X12]" office:value-type="float" office:value="3" calcext:value-type="float">
            <text:p>3</text:p>
          </table:table-cell>
          <table:table-cell table:style-name="ce8" table:formula="of:=[.X36]" office:value-type="float" office:value="2" calcext:value-type="float">
            <text:p>2</text:p>
          </table:table-cell>
          <table:table-cell table:style-name="ce8" table:formula="of:=[.X60]" office:value-type="float" office:value="3" calcext:value-type="float">
            <text:p>3</text:p>
          </table:table-cell>
          <table:table-cell table:style-name="ce8" table:formula="of:=[.X84]" office:value-type="float" office:value="3" calcext:value-type="float">
            <text:p>3</text:p>
          </table:table-cell>
          <table:table-cell table:style-name="ce50" table:formula="of:=SUM([.N14:.Q14])/4" office:value-type="float" office:value="2.75" calcext:value-type="float">
            <text:p>2.75</text:p>
          </table:table-cell>
          <table:table-cell/>
          <table:table-cell table:style-name="ce50" office:value-type="float" office:value="12" calcext:value-type="float">
            <text:p>12</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13]" office:value-type="float" office:value="1" calcext:value-type="float">
            <text:p>1</text:p>
          </table:table-cell>
          <table:table-cell table:style-name="ce50" table:formula="of:=IFERROR(IF([.U14]=&quot;R&quot;;VLOOKUP([.W14];[.$AA$3:.$AB$7];2;0);[.W14]);&quot;&quot;)" office:value-type="float" office:value="5" calcext:value-type="float">
            <text:p>5</text:p>
          </table:table-cell>
          <table:table-cell table:number-columns-repeated="1000"/>
        </table:table-row>
        <table:table-row table:style-name="ro5">
          <table:table-cell/>
          <table:table-cell table:style-name="ce50" office:value-type="string" calcext:value-type="string">
            <text:p>Sociability</text:p>
          </table:table-cell>
          <table:table-cell table:style-name="ce8" office:value-type="string" calcext:value-type="string">
            <text:p>16R</text:p>
          </table:table-cell>
          <table:table-cell table:style-name="ce8" office:value-type="float" office:value="40" calcext:value-type="float">
            <text:p>40</text:p>
          </table:table-cell>
          <table:table-cell table:style-name="ce8" office:value-type="float" office:value="64" calcext:value-type="float">
            <text:p>64</text:p>
          </table:table-cell>
          <table:table-cell table:style-name="ce8" office:value-type="float" office:value="88" calcext:value-type="float">
            <text:p>88</text:p>
          </table:table-cell>
          <table:table-cell table:style-name="ce50"/>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5:.K15])/4" office:value-type="float" office:value="4.25" calcext:value-type="float">
            <text:p>4.25</text:p>
          </table:table-cell>
          <table:table-cell/>
          <table:table-cell table:style-name="ce8" table:formula="of:=[.X18]" office:value-type="float" office:value="3" calcext:value-type="float">
            <text:p>3</text:p>
          </table:table-cell>
          <table:table-cell table:style-name="ce8" table:formula="of:=[.X42]" office:value-type="float" office:value="4" calcext:value-type="float">
            <text:p>4</text:p>
          </table:table-cell>
          <table:table-cell table:style-name="ce8" table:formula="of:=[.X66]" office:value-type="float" office:value="3" calcext:value-type="float">
            <text:p>3</text:p>
          </table:table-cell>
          <table:table-cell table:style-name="ce8" table:formula="of:=[.X90]" office:value-type="float" office:value="5" calcext:value-type="float">
            <text:p>5</text:p>
          </table:table-cell>
          <table:table-cell table:style-name="ce50" table:formula="of:=SUM([.N15:.Q15])/4" office:value-type="float" office:value="3.75" calcext:value-type="float">
            <text:p>3.75</text:p>
          </table:table-cell>
          <table:table-cell/>
          <table:table-cell table:style-name="ce50" office:value-type="float" office:value="13" calcext:value-type="float">
            <text:p>13</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14]" office:value-type="float" office:value="3" calcext:value-type="float">
            <text:p>3</text:p>
          </table:table-cell>
          <table:table-cell table:style-name="ce50" table:formula="of:=IFERROR(IF([.U15]=&quot;R&quot;;VLOOKUP([.W15];[.$AA$3:.$AB$7];2;0);[.W15]);&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Liveliness</text:p>
          </table:table-cell>
          <table:table-cell table:style-name="ce8" office:value-type="float" office:value="22" calcext:value-type="float">
            <text:p>22</text:p>
          </table:table-cell>
          <table:table-cell table:style-name="ce8" office:value-type="float" office:value="46" calcext:value-type="float">
            <text:p>46</text:p>
          </table:table-cell>
          <table:table-cell table:style-name="ce8" office:value-type="string" calcext:value-type="string">
            <text:p>70R</text:p>
          </table:table-cell>
          <table:table-cell table:style-name="ce8" office:value-type="string" calcext:value-type="string">
            <text:p>94R</text:p>
          </table:table-cell>
          <table:table-cell table:style-name="ce50"/>
          <table:table-cell table:style-name="ce50"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6:.K16])/4" office:value-type="float" office:value="3.5" calcext:value-type="float">
            <text:p>3.5</text:p>
          </table:table-cell>
          <table:table-cell/>
          <table:table-cell table:style-name="ce8" table:formula="of:=[.X24]" office:value-type="float" office:value="2" calcext:value-type="float">
            <text:p>2</text:p>
          </table:table-cell>
          <table:table-cell table:style-name="ce8" table:formula="of:=[.X48]" office:value-type="float" office:value="4" calcext:value-type="float">
            <text:p>4</text:p>
          </table:table-cell>
          <table:table-cell table:style-name="ce8" table:formula="of:=[.X72]" office:value-type="float" office:value="1" calcext:value-type="float">
            <text:p>1</text:p>
          </table:table-cell>
          <table:table-cell table:style-name="ce8" table:formula="of:=[.X96]" office:value-type="float" office:value="3" calcext:value-type="float">
            <text:p>3</text:p>
          </table:table-cell>
          <table:table-cell table:style-name="ce50" table:formula="of:=SUM([.N16:.Q16])/4" office:value-type="float" office:value="2.5" calcext:value-type="float">
            <text:p>2.5</text:p>
          </table:table-cell>
          <table:table-cell/>
          <table:table-cell table:style-name="ce50" office:value-type="float" office:value="14" calcext:value-type="float">
            <text:p>14</text:p>
          </table:table-cell>
          <table:table-cell table:style-name="ce50"/>
          <table:table-cell table:style-name="ce50" office:value-type="float" office:value="5" calcext:value-type="float">
            <text:p>5</text:p>
          </table:table-cell>
          <table:table-cell table:style-name="ce50" table:formula="of:=[$'jawaban peserta'.B15]" office:value-type="float" office:value="3" calcext:value-type="float">
            <text:p>3</text:p>
          </table:table-cell>
          <table:table-cell table:style-name="ce50" table:formula="of:=IFERROR(IF([.U16]=&quot;R&quot;;VLOOKUP([.W16];[.$AA$3:.$AB$7];2;0);[.W16]);&quot;&quot;)" office:value-type="float" office:value="3" calcext:value-type="float">
            <text:p>3</text:p>
          </table:table-cell>
          <table:table-cell table:number-columns-repeated="1000"/>
        </table:table-row>
        <table:table-row table:style-name="ro5">
          <table:table-cell office:value-type="string" calcext:value-type="string">
            <text:p>Agreeableness</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3:.R16])" office:value-type="float" office:value="3" calcext:value-type="float">
            <text:p>3</text:p>
          </table:table-cell>
          <table:table-cell/>
          <table:table-cell table:style-name="ce50" office:value-type="float" office:value="15" calcext:value-type="float">
            <text:p>15</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16]" office:value-type="float" office:value="4" calcext:value-type="float">
            <text:p>4</text:p>
          </table:table-cell>
          <table:table-cell table:style-name="ce78" table:formula="of:=IFERROR(IF([.U17]=&quot;R&quot;;VLOOKUP([.W17];[.$AA$3:.$AB$7];2;0);[.W17]);&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office:value-type="string" calcext:value-type="string">
            <text:p>51R</text:p>
          </table:table-cell>
          <table:table-cell table:style-name="ce8" office:value-type="string" calcext:value-type="string">
            <text:p>75R</text:p>
          </table:table-cell>
          <table:table-cell table:style-name="ce50"/>
          <table:table-cell table:style-name="ce50"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8:.K18])/4" office:value-type="float" office:value="4" calcext:value-type="float">
            <text:p>4</text:p>
          </table:table-cell>
          <table:table-cell/>
          <table:table-cell table:style-name="ce8" table:formula="of:=[.X4]" office:value-type="float" office:value="5" calcext:value-type="float">
            <text:p>5</text:p>
          </table:table-cell>
          <table:table-cell table:style-name="ce8" table:formula="of:=[.X29]" office:value-type="float" office:value="5" calcext:value-type="float">
            <text:p>5</text:p>
          </table:table-cell>
          <table:table-cell table:style-name="ce8" table:formula="of:=[.X53]" office:value-type="float" office:value="1" calcext:value-type="float">
            <text:p>1</text:p>
          </table:table-cell>
          <table:table-cell table:style-name="ce8" table:formula="of:=[.X77]" office:value-type="float" office:value="5" calcext:value-type="float">
            <text:p>5</text:p>
          </table:table-cell>
          <table:table-cell table:style-name="ce50" table:formula="of:=SUM([.N18:.Q18])/4" office:value-type="float" office:value="4" calcext:value-type="float">
            <text:p>4</text:p>
          </table:table-cell>
          <table:table-cell/>
          <table:table-cell table:style-name="ce50" office:value-type="float" office:value="16" calcext:value-type="float">
            <text:p>16</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17]" office:value-type="float" office:value="3" calcext:value-type="float">
            <text:p>3</text:p>
          </table:table-cell>
          <table:table-cell table:style-name="ce78" table:formula="of:=IFERROR(IF([.U18]=&quot;R&quot;;VLOOKUP([.W18];[.$AA$3:.$AB$7];2;0);[.W18]);&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7" calcext:value-type="float">
            <text:p>57</text:p>
          </table:table-cell>
          <table:table-cell table:style-name="ce8" office:value-type="float" office:value="81" calcext:value-type="float">
            <text:p>81</text:p>
          </table:table-cell>
          <table:table-cell table:style-name="ce50"/>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9:.K19])/4" office:value-type="float" office:value="3" calcext:value-type="float">
            <text:p>3</text:p>
          </table:table-cell>
          <table:table-cell/>
          <table:table-cell table:style-name="ce8" table:formula="of:=[.X11]" office:value-type="float" office:value="2" calcext:value-type="float">
            <text:p>2</text:p>
          </table:table-cell>
          <table:table-cell table:style-name="ce8" table:formula="of:=[.X35]" office:value-type="float" office:value="3" calcext:value-type="float">
            <text:p>3</text:p>
          </table:table-cell>
          <table:table-cell table:style-name="ce8" table:formula="of:=[.X59]" office:value-type="float" office:value="4" calcext:value-type="float">
            <text:p>4</text:p>
          </table:table-cell>
          <table:table-cell table:style-name="ce8" table:formula="of:=[.X83]" office:value-type="float" office:value="4" calcext:value-type="float">
            <text:p>4</text:p>
          </table:table-cell>
          <table:table-cell table:style-name="ce50" table:formula="of:=SUM([.N19:.Q19])/4" office:value-type="float" office:value="3.25" calcext:value-type="float">
            <text:p>3.25</text:p>
          </table:table-cell>
          <table:table-cell/>
          <table:table-cell table:style-name="ce50" office:value-type="float" office:value="17" calcext:value-type="float">
            <text:p>17</text:p>
          </table:table-cell>
          <table:table-cell table:style-name="ce50"/>
          <table:table-cell table:style-name="ce50" office:value-type="float" office:value="4" calcext:value-type="float">
            <text:p>4</text:p>
          </table:table-cell>
          <table:table-cell table:style-name="ce50" table:formula="of:=[$'jawaban peserta'.B18]" office:value-type="float" office:value="5" calcext:value-type="float">
            <text:p>5</text:p>
          </table:table-cell>
          <table:table-cell table:style-name="ce50" table:formula="of:=IFERROR(IF([.U19]=&quot;R&quot;;VLOOKUP([.W19];[.$AA$3:.$AB$7];2;0);[.W19]);&quot;&quot;)" office:value-type="float" office:value="5" calcext:value-type="float">
            <text:p>5</text:p>
          </table:table-cell>
          <table:table-cell table:number-columns-repeated="1000"/>
        </table:table-row>
        <table:table-row table:style-name="ro5">
          <table:table-cell/>
          <table:table-cell table:style-name="ce50"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63R</text:p>
          </table:table-cell>
          <table:table-cell table:style-name="ce8" office:value-type="string" calcext:value-type="string">
            <text:p>87R</text:p>
          </table:table-cell>
          <table:table-cell table:style-name="ce50"/>
          <table:table-cell table:style-name="ce50"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20:.K20])/4" office:value-type="float" office:value="2.5" calcext:value-type="float">
            <text:p>2.5</text:p>
          </table:table-cell>
          <table:table-cell/>
          <table:table-cell table:style-name="ce8" table:formula="of:=[.X17]" office:value-type="float" office:value="2" calcext:value-type="float">
            <text:p>2</text:p>
          </table:table-cell>
          <table:table-cell table:style-name="ce8" table:formula="of:=[.X41]" office:value-type="float" office:value="3" calcext:value-type="float">
            <text:p>3</text:p>
          </table:table-cell>
          <table:table-cell table:style-name="ce8" table:formula="of:=[.X65]" office:value-type="float" office:value="1" calcext:value-type="float">
            <text:p>1</text:p>
          </table:table-cell>
          <table:table-cell table:style-name="ce8" table:formula="of:=[.X89]" office:value-type="float" office:value="2" calcext:value-type="float">
            <text:p>2</text:p>
          </table:table-cell>
          <table:table-cell table:style-name="ce50" table:formula="of:=SUM([.N20:.Q20])/4" office:value-type="float" office:value="2" calcext:value-type="float">
            <text:p>2</text:p>
          </table:table-cell>
          <table:table-cell/>
          <table:table-cell table:style-name="ce50" office:value-type="float" office:value="18" calcext:value-type="float">
            <text:p>18</text:p>
          </table:table-cell>
          <table:table-cell table:style-name="ce50"/>
          <table:table-cell table:style-name="ce50" office:value-type="float" office:value="5" calcext:value-type="float">
            <text:p>5</text:p>
          </table:table-cell>
          <table:table-cell table:style-name="ce50" table:formula="of:=[$'jawaban peserta'.B19]" office:value-type="float" office:value="4" calcext:value-type="float">
            <text:p>4</text:p>
          </table:table-cell>
          <table:table-cell table:style-name="ce50" table:formula="of:=IFERROR(IF([.U20]=&quot;R&quot;;VLOOKUP([.W20];[.$AA$3:.$AB$7];2;0);[.W20]);&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office:value-type="float" office:value="69" calcext:value-type="float">
            <text:p>69</text:p>
          </table:table-cell>
          <table:table-cell table:style-name="ce8" office:value-type="string" calcext:value-type="string">
            <text:p>93R</text:p>
          </table:table-cell>
          <table:table-cell table:style-name="ce50"/>
          <table:table-cell table:style-name="ce50"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1:.K21])/4" office:value-type="float" office:value="4.25" calcext:value-type="float">
            <text:p>4.25</text:p>
          </table:table-cell>
          <table:table-cell/>
          <table:table-cell table:style-name="ce8" table:formula="of:=[.X23]" office:value-type="float" office:value="2" calcext:value-type="float">
            <text:p>2</text:p>
          </table:table-cell>
          <table:table-cell table:style-name="ce8" table:formula="of:=[.X47]" office:value-type="float" office:value="3" calcext:value-type="float">
            <text:p>3</text:p>
          </table:table-cell>
          <table:table-cell table:style-name="ce8" table:formula="of:=[.X71]" office:value-type="float" office:value="3" calcext:value-type="float">
            <text:p>3</text:p>
          </table:table-cell>
          <table:table-cell table:style-name="ce8" table:formula="of:=[.X95]" office:value-type="float" office:value="2" calcext:value-type="float">
            <text:p>2</text:p>
          </table:table-cell>
          <table:table-cell table:style-name="ce50" table:formula="of:=SUM([.N21:.Q21])/4" office:value-type="float" office:value="2.5" calcext:value-type="float">
            <text:p>2.5</text:p>
          </table:table-cell>
          <table:table-cell/>
          <table:table-cell table:style-name="ce50" office:value-type="float" office:value="19" calcext:value-type="float">
            <text:p>19</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20]" office:value-type="float" office:value="3" calcext:value-type="float">
            <text:p>3</text:p>
          </table:table-cell>
          <table:table-cell table:style-name="ce78" table:formula="of:=IFERROR(IF([.U21]=&quot;R&quot;;VLOOKUP([.W21];[.$AA$3:.$AB$7];2;0);[.W21]);&quot;&quot;)" office:value-type="float" office:value="3" calcext:value-type="float">
            <text:p>3</text:p>
          </table:table-cell>
          <table:table-cell table:number-columns-repeated="1000"/>
        </table:table-row>
        <table:table-row table:style-name="ro5">
          <table:table-cell office:value-type="string" calcext:value-type="string">
            <text:p>Conscientiousness</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8:.R21])" office:value-type="float" office:value="2.9375" calcext:value-type="float">
            <text:p>2.9375</text:p>
          </table:table-cell>
          <table:table-cell/>
          <table:table-cell table:style-name="ce50" office:value-type="float" office:value="20" calcext:value-type="float">
            <text:p>20</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21]" office:value-type="float" office:value="4" calcext:value-type="float">
            <text:p>4</text:p>
          </table:table-cell>
          <table:table-cell table:style-name="ce78" table:formula="of:=IFERROR(IF([.U22]=&quot;R&quot;;VLOOKUP([.W22];[.$AA$3:.$AB$7];2;0);[.W22]);&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Organization</text:p>
          </table:table-cell>
          <table:table-cell table:style-name="ce8" office:value-type="float" office:value="2" calcext:value-type="float">
            <text:p>2</text:p>
          </table:table-cell>
          <table:table-cell table:style-name="ce8" office:value-type="float" office:value="26" calcext:value-type="float">
            <text:p>26</text:p>
          </table:table-cell>
          <table:table-cell table:style-name="ce8" office:value-type="string" calcext:value-type="string">
            <text:p>50R</text:p>
          </table:table-cell>
          <table:table-cell table:style-name="ce8" office:value-type="string" calcext:value-type="string">
            <text:p>74R</text:p>
          </table:table-cell>
          <table:table-cell table:style-name="ce50"/>
          <table:table-cell table:style-name="ce50"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3:.K23])/4" office:value-type="float" office:value="4" calcext:value-type="float">
            <text:p>4</text:p>
          </table:table-cell>
          <table:table-cell/>
          <table:table-cell table:style-name="ce8" table:formula="of:=[.X4]" office:value-type="float" office:value="5" calcext:value-type="float">
            <text:p>5</text:p>
          </table:table-cell>
          <table:table-cell table:style-name="ce8" table:formula="of:=[.X28]" office:value-type="float" office:value="3" calcext:value-type="float">
            <text:p>3</text:p>
          </table:table-cell>
          <table:table-cell table:style-name="ce8" table:formula="of:=[.X52]" office:value-type="float" office:value="3" calcext:value-type="float">
            <text:p>3</text:p>
          </table:table-cell>
          <table:table-cell table:style-name="ce8" table:formula="of:=[.X76]" office:value-type="float" office:value="2" calcext:value-type="float">
            <text:p>2</text:p>
          </table:table-cell>
          <table:table-cell table:style-name="ce50" table:formula="of:=SUM([.N23:.Q23])/4" office:value-type="float" office:value="3.25" calcext:value-type="float">
            <text:p>3.25</text:p>
          </table:table-cell>
          <table:table-cell/>
          <table:table-cell table:style-name="ce50" office:value-type="float" office:value="21" calcext:value-type="float">
            <text:p>2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2]" office:value-type="float" office:value="4" calcext:value-type="float">
            <text:p>4</text:p>
          </table:table-cell>
          <table:table-cell table:style-name="ce78" table:formula="of:=IFERROR(IF([.U23]=&quot;R&quot;;VLOOKUP([.W23];[.$AA$3:.$AB$7];2;0);[.W23]);&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Diligence</text:p>
          </table:table-cell>
          <table:table-cell table:style-name="ce8" office:value-type="float" office:value="8" calcext:value-type="float">
            <text:p>8</text:p>
          </table:table-cell>
          <table:table-cell table:style-name="ce8" office:value-type="float" office:value="32" calcext:value-type="float">
            <text:p>32</text:p>
          </table:table-cell>
          <table:table-cell table:style-name="ce8" office:value-type="string" calcext:value-type="string">
            <text:p>56R</text:p>
          </table:table-cell>
          <table:table-cell table:style-name="ce8" office:value-type="string" calcext:value-type="string">
            <text:p>80R</text:p>
          </table:table-cell>
          <table:table-cell table:style-name="ce50"/>
          <table:table-cell table:style-name="ce50"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4:.K24])/4" office:value-type="float" office:value="4" calcext:value-type="float">
            <text:p>4</text:p>
          </table:table-cell>
          <table:table-cell/>
          <table:table-cell table:style-name="ce8" table:formula="of:=[.X10]" office:value-type="float" office:value="2" calcext:value-type="float">
            <text:p>2</text:p>
          </table:table-cell>
          <table:table-cell table:style-name="ce8" table:formula="of:=[.X34]" office:value-type="float" office:value="4" calcext:value-type="float">
            <text:p>4</text:p>
          </table:table-cell>
          <table:table-cell table:style-name="ce8" table:formula="of:=[.X58]" office:value-type="float" office:value="3" calcext:value-type="float">
            <text:p>3</text:p>
          </table:table-cell>
          <table:table-cell table:style-name="ce8" table:formula="of:=[.X82]" office:value-type="float" office:value="3" calcext:value-type="float">
            <text:p>3</text:p>
          </table:table-cell>
          <table:table-cell table:style-name="ce50" table:formula="of:=SUM([.N24:.Q24])/4" office:value-type="float" office:value="3" calcext:value-type="float">
            <text:p>3</text:p>
          </table:table-cell>
          <table:table-cell/>
          <table:table-cell table:style-name="ce50" office:value-type="float" office:value="22" calcext:value-type="float">
            <text:p>22</text:p>
          </table:table-cell>
          <table:table-cell table:style-name="ce50"/>
          <table:table-cell table:style-name="ce50" office:value-type="float" office:value="4" calcext:value-type="float">
            <text:p>4</text:p>
          </table:table-cell>
          <table:table-cell table:style-name="ce50" table:formula="of:=[$'jawaban peserta'.B23]" office:value-type="float" office:value="2" calcext:value-type="float">
            <text:p>2</text:p>
          </table:table-cell>
          <table:table-cell table:style-name="ce50" table:formula="of:=IFERROR(IF([.U24]=&quot;R&quot;;VLOOKUP([.W24];[.$AA$3:.$AB$7];2;0);[.W24]);&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Perfectionism</text:p>
          </table:table-cell>
          <table:table-cell table:style-name="ce8" office:value-type="float" office:value="14" calcext:value-type="float">
            <text:p>14</text:p>
          </table:table-cell>
          <table:table-cell table:style-name="ce8" office:value-type="string" calcext:value-type="string">
            <text:p>38R</text:p>
          </table:table-cell>
          <table:table-cell table:style-name="ce8" office:value-type="float" office:value="62" calcext:value-type="float">
            <text:p>62</text:p>
          </table:table-cell>
          <table:table-cell table:style-name="ce8" office:value-type="float" office:value="86" calcext:value-type="float">
            <text:p>86</text:p>
          </table:table-cell>
          <table:table-cell table:style-name="ce50"/>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5:.K25])/4" office:value-type="float" office:value="4.5" calcext:value-type="float">
            <text:p>4.5</text:p>
          </table:table-cell>
          <table:table-cell/>
          <table:table-cell table:style-name="ce8" table:formula="of:=[.X16]" office:value-type="float" office:value="3" calcext:value-type="float">
            <text:p>3</text:p>
          </table:table-cell>
          <table:table-cell table:style-name="ce8" table:formula="of:=[.X40]" office:value-type="float" office:value="3" calcext:value-type="float">
            <text:p>3</text:p>
          </table:table-cell>
          <table:table-cell table:style-name="ce8" table:formula="of:=[.X64]" office:value-type="float" office:value="4" calcext:value-type="float">
            <text:p>4</text:p>
          </table:table-cell>
          <table:table-cell table:style-name="ce8" table:formula="of:=[.X88]" office:value-type="float" office:value="3" calcext:value-type="float">
            <text:p>3</text:p>
          </table:table-cell>
          <table:table-cell table:style-name="ce50" table:formula="of:=SUM([.N25:.Q25])/4" office:value-type="float" office:value="3.25" calcext:value-type="float">
            <text:p>3.25</text:p>
          </table:table-cell>
          <table:table-cell/>
          <table:table-cell table:style-name="ce50" office:value-type="float" office:value="23" calcext:value-type="float">
            <text:p>23</text:p>
          </table:table-cell>
          <table:table-cell table:style-name="ce50"/>
          <table:table-cell table:style-name="ce50" office:value-type="float" office:value="4" calcext:value-type="float">
            <text:p>4</text:p>
          </table:table-cell>
          <table:table-cell table:style-name="ce50" table:formula="of:=[$'jawaban peserta'.B24]" office:value-type="float" office:value="3" calcext:value-type="float">
            <text:p>3</text:p>
          </table:table-cell>
          <table:table-cell table:style-name="ce50" table:formula="of:=IFERROR(IF([.U25]=&quot;R&quot;;VLOOKUP([.W25];[.$AA$3:.$AB$7];2;0);[.W25]);&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float" office:value="68" calcext:value-type="float">
            <text:p>68</text:p>
          </table:table-cell>
          <table:table-cell table:style-name="ce8" office:value-type="string" calcext:value-type="string">
            <text:p>92R</text:p>
          </table:table-cell>
          <table:table-cell table:style-name="ce50"/>
          <table:table-cell table:style-name="ce50"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26:.K26])/4" office:value-type="float" office:value="4.25" calcext:value-type="float">
            <text:p>4.25</text:p>
          </table:table-cell>
          <table:table-cell/>
          <table:table-cell table:style-name="ce8" table:formula="of:=[.X22]" office:value-type="float" office:value="2" calcext:value-type="float">
            <text:p>2</text:p>
          </table:table-cell>
          <table:table-cell table:style-name="ce8" table:formula="of:=[.X46]" office:value-type="float" office:value="3" calcext:value-type="float">
            <text:p>3</text:p>
          </table:table-cell>
          <table:table-cell table:style-name="ce8" table:formula="of:=[.X70]" office:value-type="float" office:value="3" calcext:value-type="float">
            <text:p>3</text:p>
          </table:table-cell>
          <table:table-cell table:style-name="ce8" table:formula="of:=[.X94]" office:value-type="float" office:value="2" calcext:value-type="float">
            <text:p>2</text:p>
          </table:table-cell>
          <table:table-cell table:style-name="ce50" table:formula="of:=SUM([.N26:.Q26])/4" office:value-type="float" office:value="2.5" calcext:value-type="float">
            <text:p>2.5</text:p>
          </table:table-cell>
          <table:table-cell/>
          <table:table-cell table:style-name="ce50" office:value-type="float" office:value="24" calcext:value-type="float">
            <text:p>24</text:p>
          </table:table-cell>
          <table:table-cell table:style-name="ce50"/>
          <table:table-cell table:style-name="ce50" office:value-type="float" office:value="2" calcext:value-type="float">
            <text:p>2</text:p>
          </table:table-cell>
          <table:table-cell table:style-name="ce50" table:formula="of:=[$'jawaban peserta'.B25]" office:value-type="float" office:value="4" calcext:value-type="float">
            <text:p>4</text:p>
          </table:table-cell>
          <table:table-cell table:style-name="ce50" table:formula="of:=IFERROR(IF([.U26]=&quot;R&quot;;VLOOKUP([.W26];[.$AA$3:.$AB$7];2;0);[.W26]);&quot;&quot;)" office:value-type="float" office:value="4" calcext:value-type="float">
            <text:p>4</text:p>
          </table:table-cell>
          <table:table-cell table:number-columns-repeated="1000"/>
        </table:table-row>
        <table:table-row table:style-name="ro5">
          <table:table-cell office:value-type="string" calcext:value-type="string">
            <text:p>Openess to Experience</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23:.R26])" office:value-type="float" office:value="3" calcext:value-type="float">
            <text:p>3</text:p>
          </table:table-cell>
          <table:table-cell/>
          <table:table-cell table:style-name="ce50" office:value-type="float" office:value="25" calcext:value-type="float">
            <text:p>25</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26]" office:value-type="float" office:value="3" calcext:value-type="float">
            <text:p>3</text:p>
          </table:table-cell>
          <table:table-cell table:style-name="ce78" table:formula="of:=IFERROR(IF([.U27]=&quot;R&quot;;VLOOKUP([.W27];[.$AA$3:.$AB$7];2;0);[.W27]);&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Aesthetic Appreciation</text:p>
          </table:table-cell>
          <table:table-cell table:style-name="ce8" office:value-type="string" calcext:value-type="string">
            <text:p>1R</text:p>
          </table:table-cell>
          <table:table-cell table:style-name="ce8" office:value-type="string" calcext:value-type="string">
            <text:p>25R</text:p>
          </table:table-cell>
          <table:table-cell table:style-name="ce8" office:value-type="float" office:value="49" calcext:value-type="float">
            <text:p>49</text:p>
          </table:table-cell>
          <table:table-cell table:style-name="ce8" office:value-type="float" office:value="73" calcext:value-type="float">
            <text:p>73</text:p>
          </table:table-cell>
          <table:table-cell table:style-name="ce50"/>
          <table:table-cell table:style-name="ce50"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28:.K28])/4" office:value-type="float" office:value="3.25" calcext:value-type="float">
            <text:p>3.25</text:p>
          </table:table-cell>
          <table:table-cell/>
          <table:table-cell table:style-name="ce8" table:formula="of:=[.X3]" office:value-type="float" office:value="2" calcext:value-type="float">
            <text:p>2</text:p>
          </table:table-cell>
          <table:table-cell table:style-name="ce8" table:formula="of:=[.X27]" office:value-type="float" office:value="3" calcext:value-type="float">
            <text:p>3</text:p>
          </table:table-cell>
          <table:table-cell table:style-name="ce8" table:formula="of:=[.X51]" office:value-type="float" office:value="3" calcext:value-type="float">
            <text:p>3</text:p>
          </table:table-cell>
          <table:table-cell table:style-name="ce8" table:formula="of:=[.X75]" office:value-type="float" office:value="4" calcext:value-type="float">
            <text:p>4</text:p>
          </table:table-cell>
          <table:table-cell table:style-name="ce50" table:formula="of:=SUM([.N28:.Q28])/4" office:value-type="float" office:value="3" calcext:value-type="float">
            <text:p>3</text:p>
          </table:table-cell>
          <table:table-cell/>
          <table:table-cell table:style-name="ce50" office:value-type="float" office:value="26" calcext:value-type="float">
            <text:p>26</text:p>
          </table:table-cell>
          <table:table-cell table:style-name="ce50"/>
          <table:table-cell table:style-name="ce50" office:value-type="float" office:value="4" calcext:value-type="float">
            <text:p>4</text:p>
          </table:table-cell>
          <table:table-cell table:style-name="ce50" table:formula="of:=[$'jawaban peserta'.B27]" office:value-type="float" office:value="3" calcext:value-type="float">
            <text:p>3</text:p>
          </table:table-cell>
          <table:table-cell table:style-name="ce50" table:formula="of:=IFERROR(IF([.U28]=&quot;R&quot;;VLOOKUP([.W28];[.$AA$3:.$AB$7];2;0);[.W28]);&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Inquitiveness</text:p>
          </table:table-cell>
          <table:table-cell table:style-name="ce8" office:value-type="float" office:value="7" calcext:value-type="float">
            <text:p>7</text:p>
          </table:table-cell>
          <table:table-cell table:style-name="ce8" office:value-type="float" office:value="31" calcext:value-type="float">
            <text:p>31</text:p>
          </table:table-cell>
          <table:table-cell table:style-name="ce8" office:value-type="string" calcext:value-type="string">
            <text:p>55R</text:p>
          </table:table-cell>
          <table:table-cell table:style-name="ce8" office:value-type="string" calcext:value-type="string">
            <text:p>79R</text:p>
          </table:table-cell>
          <table:table-cell table:style-name="ce50"/>
          <table:table-cell table:number-columns-repeated="2" table:style-name="ce50" office:value-type="float" office:value="3" calcext:value-type="float">
            <text:p>3</text:p>
          </table:table-cell>
          <table:table-cell table:number-columns-repeated="2" table:style-name="ce50" office:value-type="float" office:value="4" calcext:value-type="float">
            <text:p>4</text:p>
          </table:table-cell>
          <table:table-cell table:style-name="ce8" table:formula="of:=SUM([.H29:.K29])/4" office:value-type="float" office:value="3.5" calcext:value-type="float">
            <text:p>3.5</text:p>
          </table:table-cell>
          <table:table-cell/>
          <table:table-cell table:style-name="ce8" table:formula="of:=[.X9]" office:value-type="float" office:value="3" calcext:value-type="float">
            <text:p>3</text:p>
          </table:table-cell>
          <table:table-cell table:style-name="ce8" table:formula="of:=[.X33]" office:value-type="float" office:value="3" calcext:value-type="float">
            <text:p>3</text:p>
          </table:table-cell>
          <table:table-cell table:style-name="ce8" table:formula="of:=[.X57]" office:value-type="float" office:value="1" calcext:value-type="float">
            <text:p>1</text:p>
          </table:table-cell>
          <table:table-cell table:style-name="ce8" table:formula="of:=[.X81]" office:value-type="float" office:value="3" calcext:value-type="float">
            <text:p>3</text:p>
          </table:table-cell>
          <table:table-cell table:style-name="ce50" table:formula="of:=SUM([.N29:.Q29])/4" office:value-type="float" office:value="2.5" calcext:value-type="float">
            <text:p>2.5</text:p>
          </table:table-cell>
          <table:table-cell/>
          <table:table-cell table:style-name="ce50" office:value-type="float" office:value="27" calcext:value-type="float">
            <text:p>27</text:p>
          </table:table-cell>
          <table:table-cell table:style-name="ce50"/>
          <table:table-cell table:style-name="ce50" office:value-type="float" office:value="5" calcext:value-type="float">
            <text:p>5</text:p>
          </table:table-cell>
          <table:table-cell table:style-name="ce50" table:formula="of:=[$'jawaban peserta'.B28]" office:value-type="float" office:value="5" calcext:value-type="float">
            <text:p>5</text:p>
          </table:table-cell>
          <table:table-cell table:style-name="ce50" table:formula="of:=IFERROR(IF([.U29]=&quot;R&quot;;VLOOKUP([.W29];[.$AA$3:.$AB$7];2;0);[.W29]);&quot;&quot;)" office:value-type="float" office:value="5" calcext:value-type="float">
            <text:p>5</text:p>
          </table:table-cell>
          <table:table-cell table:number-columns-repeated="1000"/>
        </table:table-row>
        <table:table-row table:style-name="ro5">
          <table:table-cell/>
          <table:table-cell table:style-name="ce50" office:value-type="string" calcext:value-type="string">
            <text:p>Creativity</text:p>
          </table:table-cell>
          <table:table-cell table:style-name="ce8" office:value-type="string" calcext:value-type="string">
            <text:p>13R</text:p>
          </table:table-cell>
          <table:table-cell table:style-name="ce8" office:value-type="float" office:value="37" calcext:value-type="float">
            <text:p>37</text:p>
          </table:table-cell>
          <table:table-cell table:style-name="ce8" office:value-type="float" office:value="61" calcext:value-type="float">
            <text:p>61</text:p>
          </table:table-cell>
          <table:table-cell table:style-name="ce8" office:value-type="string" calcext:value-type="string">
            <text:p>85R</text:p>
          </table:table-cell>
          <table:table-cell table:style-name="ce50"/>
          <table:table-cell table:style-name="ce50" office:value-type="float" office:value="4" calcext:value-type="float">
            <text:p>4</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8" table:formula="of:=SUM([.H30:.K30])/4" office:value-type="float" office:value="3.25" calcext:value-type="float">
            <text:p>3.25</text:p>
          </table:table-cell>
          <table:table-cell/>
          <table:table-cell table:style-name="ce8" table:formula="of:=[.X15]" office:value-type="float" office:value="3" calcext:value-type="float">
            <text:p>3</text:p>
          </table:table-cell>
          <table:table-cell table:style-name="ce8" table:formula="of:=[.X39]" office:value-type="float" office:value="4" calcext:value-type="float">
            <text:p>4</text:p>
          </table:table-cell>
          <table:table-cell table:style-name="ce8" table:formula="of:=[.X63]" office:value-type="float" office:value="3" calcext:value-type="float">
            <text:p>3</text:p>
          </table:table-cell>
          <table:table-cell table:style-name="ce8" table:formula="of:=[.X87]" office:value-type="float" office:value="2" calcext:value-type="float">
            <text:p>2</text:p>
          </table:table-cell>
          <table:table-cell table:style-name="ce50" table:formula="of:=SUM([.N30:.Q30])/4" office:value-type="float" office:value="3" calcext:value-type="float">
            <text:p>3</text:p>
          </table:table-cell>
          <table:table-cell/>
          <table:table-cell table:style-name="ce50" office:value-type="float" office:value="28" calcext:value-type="float">
            <text:p>28</text:p>
          </table:table-cell>
          <table:table-cell table:style-name="ce50"/>
          <table:table-cell table:style-name="ce50" office:value-type="float" office:value="4" calcext:value-type="float">
            <text:p>4</text:p>
          </table:table-cell>
          <table:table-cell table:style-name="ce50" table:formula="of:=[$'jawaban peserta'.B29]" office:value-type="float" office:value="3" calcext:value-type="float">
            <text:p>3</text:p>
          </table:table-cell>
          <table:table-cell table:style-name="ce50" table:formula="of:=IFERROR(IF([.U30]=&quot;R&quot;;VLOOKUP([.W30];[.$AA$3:.$AB$7];2;0);[.W30]);&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float" office:value="67" calcext:value-type="float">
            <text:p>67</text:p>
          </table:table-cell>
          <table:table-cell table:style-name="ce8" office:value-type="string" calcext:value-type="string">
            <text:p>91R</text:p>
          </table:table-cell>
          <table:table-cell table:style-name="ce50"/>
          <table:table-cell table:style-name="ce50" office:value-type="float" office:value="3" calcext:value-type="float">
            <text:p>3</text:p>
          </table:table-cell>
          <table:table-cell table:style-name="ce50" office:value-type="float" office:value="4" calcext:value-type="float">
            <text:p>4</text:p>
          </table:table-cell>
          <table:table-cell table:style-name="ce50" office:value-type="float" office:value="3" calcext:value-type="float">
            <text:p>3</text:p>
          </table:table-cell>
          <table:table-cell table:style-name="ce50" office:value-type="float" office:value="1" calcext:value-type="float">
            <text:p>1</text:p>
          </table:table-cell>
          <table:table-cell table:style-name="ce8" table:formula="of:=SUM([.H31:.K31])/4" office:value-type="float" office:value="2.75" calcext:value-type="float">
            <text:p>2.75</text:p>
          </table:table-cell>
          <table:table-cell/>
          <table:table-cell table:style-name="ce8" table:formula="of:=[.X21]" office:value-type="float" office:value="3" calcext:value-type="float">
            <text:p>3</text:p>
          </table:table-cell>
          <table:table-cell table:style-name="ce8" table:formula="of:=[.X45]" office:value-type="float" office:value="3" calcext:value-type="float">
            <text:p>3</text:p>
          </table:table-cell>
          <table:table-cell table:style-name="ce8" table:formula="of:=[.X69]" office:value-type="float" office:value="3" calcext:value-type="float">
            <text:p>3</text:p>
          </table:table-cell>
          <table:table-cell table:style-name="ce8" table:formula="of:=[.X93]" office:value-type="float" office:value="2" calcext:value-type="float">
            <text:p>2</text:p>
          </table:table-cell>
          <table:table-cell table:style-name="ce50" table:formula="of:=SUM([.N31:.Q31])/4" office:value-type="float" office:value="2.75" calcext:value-type="float">
            <text:p>2.75</text:p>
          </table:table-cell>
          <table:table-cell/>
          <table:table-cell table:style-name="ce50" office:value-type="float" office:value="29" calcext:value-type="float">
            <text:p>2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30]" office:value-type="float" office:value="3" calcext:value-type="float">
            <text:p>3</text:p>
          </table:table-cell>
          <table:table-cell table:style-name="ce50" table:formula="of:=IFERROR(IF([.U31]=&quot;R&quot;;VLOOKUP([.W31];[.$AA$3:.$AB$7];2;0);[.W31]);&quot;&quot;)" office:value-type="float" office:value="3" calcext:value-type="float">
            <text:p>3</text:p>
          </table:table-cell>
          <table:table-cell table:number-columns-repeated="1000"/>
        </table:table-row>
        <table:table-row table:style-name="ro5">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28:.R31])" office:value-type="float" office:value="2.8125" calcext:value-type="float">
            <text:p>2.8125</text:p>
          </table:table-cell>
          <table:table-cell/>
          <table:table-cell table:style-name="ce50" office:value-type="float" office:value="30" calcext:value-type="float">
            <text:p>30</text:p>
          </table:table-cell>
          <table:table-cell table:style-name="ce50"/>
          <table:table-cell table:style-name="ce50" office:value-type="float" office:value="4" calcext:value-type="float">
            <text:p>4</text:p>
          </table:table-cell>
          <table:table-cell table:style-name="ce50" table:formula="of:=[$'jawaban peserta'.B31]" office:value-type="float" office:value="4" calcext:value-type="float">
            <text:p>4</text:p>
          </table:table-cell>
          <table:table-cell table:style-name="ce50" table:formula="of:=IFERROR(IF([.U32]=&quot;R&quot;;VLOOKUP([.W32];[.$AA$3:.$AB$7];2;0);[.W32]);&quot;&quot;)" office:value-type="float" office:value="4" calcext:value-type="float">
            <text:p>4</text:p>
          </table:table-cell>
          <table:table-cell table:number-columns-repeated="1000"/>
        </table:table-row>
        <table:table-row table:style-name="ro5">
          <table:table-cell office:value-type="string" calcext:value-type="string">
            <text:p>(interstitial facet scale) Altruism </text:p>
          </table:table-cell>
          <table:table-cell table:style-name="ce50"/>
          <table:table-cell table:style-name="ce8" office:value-type="float" office:value="97" calcext:value-type="float">
            <text:p>97</text:p>
          </table:table-cell>
          <table:table-cell table:style-name="ce8" office:value-type="float" office:value="98" calcext:value-type="float">
            <text:p>98</text:p>
          </table:table-cell>
          <table:table-cell table:style-name="ce8" office:value-type="string" calcext:value-type="string">
            <text:p>99R</text:p>
          </table:table-cell>
          <table:table-cell table:style-name="ce8" office:value-type="string" calcext:value-type="string">
            <text:p>100R</text:p>
          </table:table-cell>
          <table:table-cell table:style-name="ce50"/>
          <table:table-cell table:number-columns-repeated="2" table:style-name="ce50" office:value-type="float" office:value="4" calcext:value-type="float">
            <text:p>4</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8" table:formula="of:=SUM([.H33:.K33])/4" office:value-type="float" office:value="3.25" calcext:value-type="float">
            <text:p>3.25</text:p>
          </table:table-cell>
          <table:table-cell/>
          <table:table-cell table:style-name="ce8" table:formula="of:=[.X99]" office:value-type="float" office:value="3" calcext:value-type="float">
            <text:p>3</text:p>
          </table:table-cell>
          <table:table-cell table:style-name="ce8" table:formula="of:=[.X100]" office:value-type="float" office:value="4" calcext:value-type="float">
            <text:p>4</text:p>
          </table:table-cell>
          <table:table-cell table:style-name="ce8" table:formula="of:=[.X101]" office:value-type="float" office:value="1" calcext:value-type="float">
            <text:p>1</text:p>
          </table:table-cell>
          <table:table-cell table:style-name="ce8" table:formula="of:=[.X102]">
            <text:p/>
          </table:table-cell>
          <table:table-cell table:style-name="ce50" table:formula="of:=SUM([.N33:.Q33])/4" office:value-type="float" office:value="2" calcext:value-type="float">
            <text:p>2</text:p>
          </table:table-cell>
          <table:table-cell/>
          <table:table-cell table:style-name="ce50" office:value-type="float" office:value="31" calcext:value-type="float">
            <text:p>31</text:p>
          </table:table-cell>
          <table:table-cell table:style-name="ce50"/>
          <table:table-cell table:style-name="ce50" office:value-type="float" office:value="3" calcext:value-type="float">
            <text:p>3</text:p>
          </table:table-cell>
          <table:table-cell table:style-name="ce50" table:formula="of:=[$'jawaban peserta'.B32]" office:value-type="float" office:value="3" calcext:value-type="float">
            <text:p>3</text:p>
          </table:table-cell>
          <table:table-cell table:style-name="ce50" table:formula="of:=IFERROR(IF([.U33]=&quot;R&quot;;VLOOKUP([.W33];[.$AA$3:.$AB$7];2;0);[.W33]);&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32" calcext:value-type="float">
            <text:p>32</text:p>
          </table:table-cell>
          <table:table-cell table:style-name="ce50"/>
          <table:table-cell table:style-name="ce50" office:value-type="float" office:value="4" calcext:value-type="float">
            <text:p>4</text:p>
          </table:table-cell>
          <table:table-cell table:style-name="ce50" table:formula="of:=[$'jawaban peserta'.B33]" office:value-type="float" office:value="4" calcext:value-type="float">
            <text:p>4</text:p>
          </table:table-cell>
          <table:table-cell table:style-name="ce50" table:formula="of:=IFERROR(IF([.U34]=&quot;R&quot;;VLOOKUP([.W34];[.$AA$3:.$AB$7];2;0);[.W34]);&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33" calcext:value-type="float">
            <text:p>33</text:p>
          </table:table-cell>
          <table:table-cell table:style-name="ce50"/>
          <table:table-cell table:style-name="ce50" office:value-type="float" office:value="3" calcext:value-type="float">
            <text:p>3</text:p>
          </table:table-cell>
          <table:table-cell table:style-name="ce50" table:formula="of:=[$'jawaban peserta'.B34]" office:value-type="float" office:value="3" calcext:value-type="float">
            <text:p>3</text:p>
          </table:table-cell>
          <table:table-cell table:style-name="ce50" table:formula="of:=IFERROR(IF([.U35]=&quot;R&quot;;VLOOKUP([.W35];[.$AA$3:.$AB$7];2;0);[.W35]);&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34" calcext:value-type="float">
            <text:p>34</text:p>
          </table:table-cell>
          <table:table-cell table:style-name="ce50"/>
          <table:table-cell table:style-name="ce50" office:value-type="float" office:value="3" calcext:value-type="float">
            <text:p>3</text:p>
          </table:table-cell>
          <table:table-cell table:style-name="ce50" table:formula="of:=[$'jawaban peserta'.B35]" office:value-type="float" office:value="2" calcext:value-type="float">
            <text:p>2</text:p>
          </table:table-cell>
          <table:table-cell table:style-name="ce50" table:formula="of:=IFERROR(IF([.U36]=&quot;R&quot;;VLOOKUP([.W36];[.$AA$3:.$AB$7];2;0);[.W36]);&quot;&quot;)" office:value-type="float" office:value="2" calcext:value-type="float">
            <text:p>2</text:p>
          </table:table-cell>
          <table:table-cell table:number-columns-repeated="1000"/>
        </table:table-row>
        <table:table-row table:style-name="ro5">
          <table:table-cell table:style-name="ce24" office:value-type="string" calcext:value-type="string">
            <text:p>Delete Cell</text:p>
          </table:table-cell>
          <table:table-cell table:style-name="ce29"/>
          <table:table-cell table:number-columns-repeated="17"/>
          <table:table-cell table:style-name="ce50" office:value-type="float" office:value="35" calcext:value-type="float">
            <text:p>35</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36]" office:value-type="float" office:value="3" calcext:value-type="float">
            <text:p>3</text:p>
          </table:table-cell>
          <table:table-cell table:style-name="ce78" table:formula="of:=IFERROR(IF([.U37]=&quot;R&quot;;VLOOKUP([.W37];[.$AA$3:.$AB$7];2;0);[.W37]);&quot;&quot;)" office:value-type="float" office:value="3" calcext:value-type="float">
            <text:p>3</text:p>
          </table:table-cell>
          <table:table-cell table:number-columns-repeated="1000"/>
        </table:table-row>
        <table:table-row table:style-name="ro5">
          <table:table-cell table:style-name="ce25" office:value-type="boolean" office:boolean-value="false" calcext:value-type="boolean">
            <text:p>FALSE</text:p>
          </table:table-cell>
          <table:table-cell table:style-name="ce29"/>
          <table:table-cell table:number-columns-repeated="17"/>
          <table:table-cell table:style-name="ce50" office:value-type="float" office:value="36" calcext:value-type="float">
            <text:p>36</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37]" office:value-type="float" office:value="1" calcext:value-type="float">
            <text:p>1</text:p>
          </table:table-cell>
          <table:table-cell table:style-name="ce78" table:formula="of:=IFERROR(IF([.U38]=&quot;R&quot;;VLOOKUP([.W38];[.$AA$3:.$AB$7];2;0);[.W38]);&quot;&quot;)" office:value-type="float" office:value="5" calcext:value-type="float">
            <text:p>5</text:p>
          </table:table-cell>
          <table:table-cell table:number-columns-repeated="1000"/>
        </table:table-row>
        <table:table-row table:style-name="ro5">
          <table:table-cell table:number-columns-repeated="19"/>
          <table:table-cell table:style-name="ce50" office:value-type="float" office:value="37" calcext:value-type="float">
            <text:p>37</text:p>
          </table:table-cell>
          <table:table-cell table:style-name="ce50"/>
          <table:table-cell table:style-name="ce50" office:value-type="float" office:value="2" calcext:value-type="float">
            <text:p>2</text:p>
          </table:table-cell>
          <table:table-cell table:style-name="ce50" table:formula="of:=[$'jawaban peserta'.B38]" office:value-type="float" office:value="4" calcext:value-type="float">
            <text:p>4</text:p>
          </table:table-cell>
          <table:table-cell table:style-name="ce50" table:formula="of:=IFERROR(IF([.U39]=&quot;R&quot;;VLOOKUP([.W39];[.$AA$3:.$AB$7];2;0);[.W39]);&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38" calcext:value-type="float">
            <text:p>38</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39]" office:value-type="float" office:value="3" calcext:value-type="float">
            <text:p>3</text:p>
          </table:table-cell>
          <table:table-cell table:style-name="ce78" table:formula="of:=IFERROR(IF([.U40]=&quot;R&quot;;VLOOKUP([.W40];[.$AA$3:.$AB$7];2;0);[.W40]);&quot;&quot;)" office:value-type="float" office:value="3" calcext:value-type="float">
            <text:p>3</text:p>
          </table:table-cell>
          <table:table-cell table:number-columns-repeated="1000"/>
        </table:table-row>
        <table:table-row table:style-name="ro6">
          <table:table-cell office:value-type="string" calcext:value-type="string">
            <text:p>Tipe Soal</text:p>
          </table:table-cell>
          <table:table-cell table:number-columns-repeated="18"/>
          <table:table-cell table:style-name="ce50" office:value-type="float" office:value="39" calcext:value-type="float">
            <text:p>39</text:p>
          </table:table-cell>
          <table:table-cell table:style-name="ce50"/>
          <table:table-cell table:style-name="ce50" office:value-type="float" office:value="4" calcext:value-type="float">
            <text:p>4</text:p>
          </table:table-cell>
          <table:table-cell table:style-name="ce50" table:formula="of:=[$'jawaban peserta'.B40]" office:value-type="float" office:value="3" calcext:value-type="float">
            <text:p>3</text:p>
          </table:table-cell>
          <table:table-cell table:style-name="ce50" table:formula="of:=IFERROR(IF([.U41]=&quot;R&quot;;VLOOKUP([.W41];[.$AA$3:.$AB$7];2;0);[.W41]);&quot;&quot;)" office:value-type="float" office:value="3" calcext:value-type="float">
            <text:p>3</text:p>
          </table:table-cell>
          <table:table-cell table:number-columns-repeated="1000"/>
        </table:table-row>
        <table:table-row table:style-name="ro5">
          <table:table-cell table:style-name="ce48" office:value-type="float" office:value="100" calcext:value-type="float">
            <text:p>100</text:p>
          </table:table-cell>
          <table:table-cell table:number-columns-repeated="18"/>
          <table:table-cell table:style-name="ce50" office:value-type="float" office:value="40" calcext:value-type="float">
            <text:p>40</text:p>
          </table:table-cell>
          <table:table-cell table:style-name="ce50"/>
          <table:table-cell table:style-name="ce50" office:value-type="float" office:value="5" calcext:value-type="float">
            <text:p>5</text:p>
          </table:table-cell>
          <table:table-cell table:style-name="ce50" table:formula="of:=[$'jawaban peserta'.B41]" office:value-type="float" office:value="4" calcext:value-type="float">
            <text:p>4</text:p>
          </table:table-cell>
          <table:table-cell table:style-name="ce50" table:formula="of:=IFERROR(IF([.U42]=&quot;R&quot;;VLOOKUP([.W42];[.$AA$3:.$AB$7];2;0);[.W42]);&quot;&quot;)" office:value-type="float" office:value="4" calcext:value-type="float">
            <text:p>4</text:p>
          </table:table-cell>
          <table:table-cell table:number-columns-repeated="1000"/>
        </table:table-row>
        <table:table-row table:style-name="ro6">
          <table:table-cell table:style-name="ce28" office:value-type="string" calcext:value-type="string">
            <text:p>1</text:p>
          </table:table-cell>
          <table:table-cell table:number-columns-repeated="18"/>
          <table:table-cell table:style-name="ce50" office:value-type="float" office:value="41" calcext:value-type="float">
            <text:p>4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42]" office:value-type="float" office:value="3" calcext:value-type="float">
            <text:p>3</text:p>
          </table:table-cell>
          <table:table-cell table:style-name="ce78" table:formula="of:=IFERROR(IF([.U43]=&quot;R&quot;;VLOOKUP([.W43];[.$AA$3:.$AB$7];2;0);[.W43]);&quot;&quot;)" office:value-type="float" office:value="3" calcext:value-type="float">
            <text:p>3</text:p>
          </table:table-cell>
          <table:table-cell table:number-columns-repeated="1000"/>
        </table:table-row>
        <table:table-row table:style-name="ro6">
          <table:table-cell office:value-type="float" office:value="1" calcext:value-type="float">
            <text:p>1</text:p>
          </table:table-cell>
          <table:table-cell table:number-columns-repeated="18"/>
          <table:table-cell table:style-name="ce50" office:value-type="float" office:value="42" calcext:value-type="float">
            <text:p>42</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43]" office:value-type="float" office:value="2" calcext:value-type="float">
            <text:p>2</text:p>
          </table:table-cell>
          <table:table-cell table:style-name="ce78" table:formula="of:=IFERROR(IF([.U44]=&quot;R&quot;;VLOOKUP([.W44];[.$AA$3:.$AB$7];2;0);[.W44]);&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43" calcext:value-type="float">
            <text:p>43</text:p>
          </table:table-cell>
          <table:table-cell table:style-name="ce50"/>
          <table:table-cell table:style-name="ce50" office:value-type="float" office:value="4" calcext:value-type="float">
            <text:p>4</text:p>
          </table:table-cell>
          <table:table-cell table:style-name="ce50" table:formula="of:=[$'jawaban peserta'.B44]" office:value-type="float" office:value="3" calcext:value-type="float">
            <text:p>3</text:p>
          </table:table-cell>
          <table:table-cell table:style-name="ce50" table:formula="of:=IFERROR(IF([.U45]=&quot;R&quot;;VLOOKUP([.W45];[.$AA$3:.$AB$7];2;0);[.W45]);&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44" calcext:value-type="float">
            <text:p>44</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45]" office:value-type="float" office:value="3" calcext:value-type="float">
            <text:p>3</text:p>
          </table:table-cell>
          <table:table-cell table:style-name="ce78" table:formula="of:=IFERROR(IF([.U46]=&quot;R&quot;;VLOOKUP([.W46];[.$AA$3:.$AB$7];2;0);[.W46]);&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45" calcext:value-type="float">
            <text:p>45</text:p>
          </table:table-cell>
          <table:table-cell table:style-name="ce50"/>
          <table:table-cell table:style-name="ce50" office:value-type="float" office:value="4" calcext:value-type="float">
            <text:p>4</text:p>
          </table:table-cell>
          <table:table-cell table:style-name="ce50" table:formula="of:=[$'jawaban peserta'.B46]" office:value-type="float" office:value="3" calcext:value-type="float">
            <text:p>3</text:p>
          </table:table-cell>
          <table:table-cell table:style-name="ce50" table:formula="of:=IFERROR(IF([.U47]=&quot;R&quot;;VLOOKUP([.W47];[.$AA$3:.$AB$7];2;0);[.W47]);&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46" calcext:value-type="float">
            <text:p>46</text:p>
          </table:table-cell>
          <table:table-cell table:style-name="ce50"/>
          <table:table-cell table:style-name="ce50" office:value-type="float" office:value="4" calcext:value-type="float">
            <text:p>4</text:p>
          </table:table-cell>
          <table:table-cell table:style-name="ce50" table:formula="of:=[$'jawaban peserta'.B47]" office:value-type="float" office:value="4" calcext:value-type="float">
            <text:p>4</text:p>
          </table:table-cell>
          <table:table-cell table:style-name="ce50" table:formula="of:=IFERROR(IF([.U48]=&quot;R&quot;;VLOOKUP([.W48];[.$AA$3:.$AB$7];2;0);[.W48]);&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47" calcext:value-type="float">
            <text:p>47</text:p>
          </table:table-cell>
          <table:table-cell table:style-name="ce50"/>
          <table:table-cell table:style-name="ce50" office:value-type="float" office:value="4" calcext:value-type="float">
            <text:p>4</text:p>
          </table:table-cell>
          <table:table-cell table:style-name="ce50" table:formula="of:=[$'jawaban peserta'.B48]" office:value-type="float" office:value="3" calcext:value-type="float">
            <text:p>3</text:p>
          </table:table-cell>
          <table:table-cell table:style-name="ce50" table:formula="of:=IFERROR(IF([.U49]=&quot;R&quot;;VLOOKUP([.W49];[.$AA$3:.$AB$7];2;0);[.W49]);&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48" calcext:value-type="float">
            <text:p>48</text:p>
          </table:table-cell>
          <table:table-cell table:style-name="ce50"/>
          <table:table-cell table:style-name="ce50" office:value-type="float" office:value="4" calcext:value-type="float">
            <text:p>4</text:p>
          </table:table-cell>
          <table:table-cell table:style-name="ce50" table:formula="of:=[$'jawaban peserta'.B49]" office:value-type="float" office:value="5" calcext:value-type="float">
            <text:p>5</text:p>
          </table:table-cell>
          <table:table-cell table:style-name="ce50" table:formula="of:=IFERROR(IF([.U50]=&quot;R&quot;;VLOOKUP([.W50];[.$AA$3:.$AB$7];2;0);[.W50]);&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49" calcext:value-type="float">
            <text:p>49</text:p>
          </table:table-cell>
          <table:table-cell table:style-name="ce50"/>
          <table:table-cell table:style-name="ce50" office:value-type="float" office:value="5" calcext:value-type="float">
            <text:p>5</text:p>
          </table:table-cell>
          <table:table-cell table:style-name="ce50" table:formula="of:=[$'jawaban peserta'.B50]" office:value-type="float" office:value="3" calcext:value-type="float">
            <text:p>3</text:p>
          </table:table-cell>
          <table:table-cell table:style-name="ce50" table:formula="of:=IFERROR(IF([.U51]=&quot;R&quot;;VLOOKUP([.W51];[.$AA$3:.$AB$7];2;0);[.W51]);&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50" calcext:value-type="float">
            <text:p>5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1]" office:value-type="float" office:value="3" calcext:value-type="float">
            <text:p>3</text:p>
          </table:table-cell>
          <table:table-cell table:style-name="ce78" table:formula="of:=IFERROR(IF([.U52]=&quot;R&quot;;VLOOKUP([.W52];[.$AA$3:.$AB$7];2;0);[.W52]);&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51" calcext:value-type="float">
            <text:p>51</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52]" office:value-type="float" office:value="5" calcext:value-type="float">
            <text:p>5</text:p>
          </table:table-cell>
          <table:table-cell table:style-name="ce78" table:formula="of:=IFERROR(IF([.U53]=&quot;R&quot;;VLOOKUP([.W53];[.$AA$3:.$AB$7];2;0);[.W53]);&quot;&quot;)" office:value-type="float" office:value="1" calcext:value-type="float">
            <text:p>1</text:p>
          </table:table-cell>
          <table:table-cell table:number-columns-repeated="1000"/>
        </table:table-row>
        <table:table-row table:style-name="ro6">
          <table:table-cell table:number-columns-repeated="19"/>
          <table:table-cell table:style-name="ce50" office:value-type="float" office:value="52" calcext:value-type="float">
            <text:p>52</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53]" office:value-type="float" office:value="3" calcext:value-type="float">
            <text:p>3</text:p>
          </table:table-cell>
          <table:table-cell table:style-name="ce78" table:formula="of:=IFERROR(IF([.U54]=&quot;R&quot;;VLOOKUP([.W54];[.$AA$3:.$AB$7];2;0);[.W54]);&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53" calcext:value-type="float">
            <text:p>53</text:p>
          </table:table-cell>
          <table:table-cell table:style-name="ce50"/>
          <table:table-cell table:style-name="ce50" office:value-type="float" office:value="4" calcext:value-type="float">
            <text:p>4</text:p>
          </table:table-cell>
          <table:table-cell table:style-name="ce50" table:formula="of:=[$'jawaban peserta'.B54]" office:value-type="float" office:value="4" calcext:value-type="float">
            <text:p>4</text:p>
          </table:table-cell>
          <table:table-cell table:style-name="ce50" table:formula="of:=IFERROR(IF([.U55]=&quot;R&quot;;VLOOKUP([.W55];[.$AA$3:.$AB$7];2;0);[.W55]);&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54" calcext:value-type="float">
            <text:p>54</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5]" office:value-type="float" office:value="3" calcext:value-type="float">
            <text:p>3</text:p>
          </table:table-cell>
          <table:table-cell table:style-name="ce78" table:formula="of:=IFERROR(IF([.U56]=&quot;R&quot;;VLOOKUP([.W56];[.$AA$3:.$AB$7];2;0);[.W56]);&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55" calcext:value-type="float">
            <text:p>55</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6]" office:value-type="float" office:value="5" calcext:value-type="float">
            <text:p>5</text:p>
          </table:table-cell>
          <table:table-cell table:style-name="ce78" table:formula="of:=IFERROR(IF([.U57]=&quot;R&quot;;VLOOKUP([.W57];[.$AA$3:.$AB$7];2;0);[.W57]);&quot;&quot;)" office:value-type="float" office:value="1" calcext:value-type="float">
            <text:p>1</text:p>
          </table:table-cell>
          <table:table-cell table:number-columns-repeated="1000"/>
        </table:table-row>
        <table:table-row table:style-name="ro6">
          <table:table-cell table:number-columns-repeated="19"/>
          <table:table-cell table:style-name="ce50" office:value-type="float" office:value="56" calcext:value-type="float">
            <text:p>5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7]" office:value-type="float" office:value="3" calcext:value-type="float">
            <text:p>3</text:p>
          </table:table-cell>
          <table:table-cell table:style-name="ce78" table:formula="of:=IFERROR(IF([.U58]=&quot;R&quot;;VLOOKUP([.W58];[.$AA$3:.$AB$7];2;0);[.W58]);&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57" calcext:value-type="float">
            <text:p>57</text:p>
          </table:table-cell>
          <table:table-cell table:style-name="ce50"/>
          <table:table-cell table:style-name="ce50" office:value-type="float" office:value="3" calcext:value-type="float">
            <text:p>3</text:p>
          </table:table-cell>
          <table:table-cell table:style-name="ce50" table:formula="of:=[$'jawaban peserta'.B58]" office:value-type="float" office:value="4" calcext:value-type="float">
            <text:p>4</text:p>
          </table:table-cell>
          <table:table-cell table:style-name="ce50" table:formula="of:=IFERROR(IF([.U59]=&quot;R&quot;;VLOOKUP([.W59];[.$AA$3:.$AB$7];2;0);[.W59]);&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58" calcext:value-type="float">
            <text:p>58</text:p>
          </table:table-cell>
          <table:table-cell table:style-name="ce50"/>
          <table:table-cell table:style-name="ce50" office:value-type="float" office:value="2" calcext:value-type="float">
            <text:p>2</text:p>
          </table:table-cell>
          <table:table-cell table:style-name="ce50" table:formula="of:=[$'jawaban peserta'.B59]" office:value-type="float" office:value="3" calcext:value-type="float">
            <text:p>3</text:p>
          </table:table-cell>
          <table:table-cell table:style-name="ce50" table:formula="of:=IFERROR(IF([.U60]=&quot;R&quot;;VLOOKUP([.W60];[.$AA$3:.$AB$7];2;0);[.W60]);&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59" calcext:value-type="float">
            <text:p>5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60]" office:value-type="float" office:value="4" calcext:value-type="float">
            <text:p>4</text:p>
          </table:table-cell>
          <table:table-cell table:style-name="ce78" table:formula="of:=IFERROR(IF([.U61]=&quot;R&quot;;VLOOKUP([.W61];[.$AA$3:.$AB$7];2;0);[.W61]);&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60" calcext:value-type="float">
            <text:p>60</text:p>
          </table:table-cell>
          <table:table-cell table:style-name="ce50"/>
          <table:table-cell table:style-name="ce50" office:value-type="float" office:value="5" calcext:value-type="float">
            <text:p>5</text:p>
          </table:table-cell>
          <table:table-cell table:style-name="ce50" table:formula="of:=[$'jawaban peserta'.B61]" office:value-type="float" office:value="3" calcext:value-type="float">
            <text:p>3</text:p>
          </table:table-cell>
          <table:table-cell table:style-name="ce50" table:formula="of:=IFERROR(IF([.U62]=&quot;R&quot;;VLOOKUP([.W62];[.$AA$3:.$AB$7];2;0);[.W62]);&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61" calcext:value-type="float">
            <text:p>61</text:p>
          </table:table-cell>
          <table:table-cell table:style-name="ce50"/>
          <table:table-cell table:style-name="ce50" office:value-type="float" office:value="3" calcext:value-type="float">
            <text:p>3</text:p>
          </table:table-cell>
          <table:table-cell table:style-name="ce50" table:formula="of:=[$'jawaban peserta'.B62]" office:value-type="float" office:value="3" calcext:value-type="float">
            <text:p>3</text:p>
          </table:table-cell>
          <table:table-cell table:style-name="ce50" table:formula="of:=IFERROR(IF([.U63]=&quot;R&quot;;VLOOKUP([.W63];[.$AA$3:.$AB$7];2;0);[.W63]);&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62" calcext:value-type="float">
            <text:p>62</text:p>
          </table:table-cell>
          <table:table-cell table:style-name="ce50"/>
          <table:table-cell table:style-name="ce50" office:value-type="float" office:value="5" calcext:value-type="float">
            <text:p>5</text:p>
          </table:table-cell>
          <table:table-cell table:style-name="ce50" table:formula="of:=[$'jawaban peserta'.B63]" office:value-type="float" office:value="4" calcext:value-type="float">
            <text:p>4</text:p>
          </table:table-cell>
          <table:table-cell table:style-name="ce50" table:formula="of:=IFERROR(IF([.U64]=&quot;R&quot;;VLOOKUP([.W64];[.$AA$3:.$AB$7];2;0);[.W64]);&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63" calcext:value-type="float">
            <text:p>63</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64]" office:value-type="float" office:value="5" calcext:value-type="float">
            <text:p>5</text:p>
          </table:table-cell>
          <table:table-cell table:style-name="ce78" table:formula="of:=IFERROR(IF([.U65]=&quot;R&quot;;VLOOKUP([.W65];[.$AA$3:.$AB$7];2;0);[.W65]);&quot;&quot;)" office:value-type="float" office:value="1" calcext:value-type="float">
            <text:p>1</text:p>
          </table:table-cell>
          <table:table-cell table:number-columns-repeated="1000"/>
        </table:table-row>
        <table:table-row table:style-name="ro6">
          <table:table-cell table:number-columns-repeated="19"/>
          <table:table-cell table:style-name="ce50" office:value-type="float" office:value="64" calcext:value-type="float">
            <text:p>64</text:p>
          </table:table-cell>
          <table:table-cell table:style-name="ce50"/>
          <table:table-cell table:style-name="ce50" office:value-type="float" office:value="5" calcext:value-type="float">
            <text:p>5</text:p>
          </table:table-cell>
          <table:table-cell table:style-name="ce50" table:formula="of:=[$'jawaban peserta'.B65]" office:value-type="float" office:value="3" calcext:value-type="float">
            <text:p>3</text:p>
          </table:table-cell>
          <table:table-cell table:style-name="ce50" table:formula="of:=IFERROR(IF([.U66]=&quot;R&quot;;VLOOKUP([.W66];[.$AA$3:.$AB$7];2;0);[.W66]);&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65" calcext:value-type="float">
            <text:p>65</text:p>
          </table:table-cell>
          <table:table-cell table:style-name="ce50"/>
          <table:table-cell table:style-name="ce50" office:value-type="float" office:value="5" calcext:value-type="float">
            <text:p>5</text:p>
          </table:table-cell>
          <table:table-cell table:style-name="ce50" table:formula="of:=[$'jawaban peserta'.B66]" office:value-type="float" office:value="4" calcext:value-type="float">
            <text:p>4</text:p>
          </table:table-cell>
          <table:table-cell table:style-name="ce50" table:formula="of:=IFERROR(IF([.U67]=&quot;R&quot;;VLOOKUP([.W67];[.$AA$3:.$AB$7];2;0);[.W67]);&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66" calcext:value-type="float">
            <text:p>6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67]" office:value-type="float" office:value="1" calcext:value-type="float">
            <text:p>1</text:p>
          </table:table-cell>
          <table:table-cell table:style-name="ce78" table:formula="of:=IFERROR(IF([.U68]=&quot;R&quot;;VLOOKUP([.W68];[.$AA$3:.$AB$7];2;0);[.W68]);&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67" calcext:value-type="float">
            <text:p>67</text:p>
          </table:table-cell>
          <table:table-cell table:style-name="ce50"/>
          <table:table-cell table:style-name="ce50" office:value-type="float" office:value="3" calcext:value-type="float">
            <text:p>3</text:p>
          </table:table-cell>
          <table:table-cell table:style-name="ce50" table:formula="of:=[$'jawaban peserta'.B68]" office:value-type="float" office:value="3" calcext:value-type="float">
            <text:p>3</text:p>
          </table:table-cell>
          <table:table-cell table:style-name="ce50" table:formula="of:=IFERROR(IF([.U69]=&quot;R&quot;;VLOOKUP([.W69];[.$AA$3:.$AB$7];2;0);[.W69]);&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68" calcext:value-type="float">
            <text:p>68</text:p>
          </table:table-cell>
          <table:table-cell table:style-name="ce50"/>
          <table:table-cell table:style-name="ce50" office:value-type="float" office:value="4" calcext:value-type="float">
            <text:p>4</text:p>
          </table:table-cell>
          <table:table-cell table:style-name="ce50" table:formula="of:=[$'jawaban peserta'.B69]" office:value-type="float" office:value="3" calcext:value-type="float">
            <text:p>3</text:p>
          </table:table-cell>
          <table:table-cell table:style-name="ce50" table:formula="of:=IFERROR(IF([.U70]=&quot;R&quot;;VLOOKUP([.W70];[.$AA$3:.$AB$7];2;0);[.W70]);&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69" calcext:value-type="float">
            <text:p>69</text:p>
          </table:table-cell>
          <table:table-cell table:style-name="ce50"/>
          <table:table-cell table:style-name="ce50" office:value-type="float" office:value="5" calcext:value-type="float">
            <text:p>5</text:p>
          </table:table-cell>
          <table:table-cell table:style-name="ce50" table:formula="of:=[$'jawaban peserta'.B70]" office:value-type="float" office:value="3" calcext:value-type="float">
            <text:p>3</text:p>
          </table:table-cell>
          <table:table-cell table:style-name="ce50" table:formula="of:=IFERROR(IF([.U71]=&quot;R&quot;;VLOOKUP([.W71];[.$AA$3:.$AB$7];2;0);[.W71]);&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70" calcext:value-type="float">
            <text:p>7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1]" office:value-type="float" office:value="5" calcext:value-type="float">
            <text:p>5</text:p>
          </table:table-cell>
          <table:table-cell table:style-name="ce78" table:formula="of:=IFERROR(IF([.U72]=&quot;R&quot;;VLOOKUP([.W72];[.$AA$3:.$AB$7];2;0);[.W72]);&quot;&quot;)" office:value-type="float" office:value="1" calcext:value-type="float">
            <text:p>1</text:p>
          </table:table-cell>
          <table:table-cell table:number-columns-repeated="1000"/>
        </table:table-row>
        <table:table-row table:style-name="ro6">
          <table:table-cell table:number-columns-repeated="19"/>
          <table:table-cell table:style-name="ce50" office:value-type="float" office:value="71" calcext:value-type="float">
            <text:p>71</text:p>
          </table:table-cell>
          <table:table-cell table:style-name="ce50"/>
          <table:table-cell table:style-name="ce50" office:value-type="float" office:value="4" calcext:value-type="float">
            <text:p>4</text:p>
          </table:table-cell>
          <table:table-cell table:style-name="ce50" table:formula="of:=[$'jawaban peserta'.B72]" office:value-type="float" office:value="5" calcext:value-type="float">
            <text:p>5</text:p>
          </table:table-cell>
          <table:table-cell table:style-name="ce50" table:formula="of:=IFERROR(IF([.U73]=&quot;R&quot;;VLOOKUP([.W73];[.$AA$3:.$AB$7];2;0);[.W73]);&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72" calcext:value-type="float">
            <text:p>72</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3]" office:value-type="float" office:value="2" calcext:value-type="float">
            <text:p>2</text:p>
          </table:table-cell>
          <table:table-cell table:style-name="ce78" table:formula="of:=IFERROR(IF([.U74]=&quot;R&quot;;VLOOKUP([.W74];[.$AA$3:.$AB$7];2;0);[.W74]);&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73" calcext:value-type="float">
            <text:p>73</text:p>
          </table:table-cell>
          <table:table-cell table:style-name="ce50"/>
          <table:table-cell table:style-name="ce50" office:value-type="float" office:value="2" calcext:value-type="float">
            <text:p>2</text:p>
          </table:table-cell>
          <table:table-cell table:style-name="ce50" table:formula="of:=[$'jawaban peserta'.B74]" office:value-type="float" office:value="4" calcext:value-type="float">
            <text:p>4</text:p>
          </table:table-cell>
          <table:table-cell table:style-name="ce50" table:formula="of:=IFERROR(IF([.U75]=&quot;R&quot;;VLOOKUP([.W75];[.$AA$3:.$AB$7];2;0);[.W75]);&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74" calcext:value-type="float">
            <text:p>74</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5]" office:value-type="float" office:value="4" calcext:value-type="float">
            <text:p>4</text:p>
          </table:table-cell>
          <table:table-cell table:style-name="ce78" table:formula="of:=IFERROR(IF([.U76]=&quot;R&quot;;VLOOKUP([.W76];[.$AA$3:.$AB$7];2;0);[.W76]);&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75" calcext:value-type="float">
            <text:p>75</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6]" office:value-type="float" office:value="1" calcext:value-type="float">
            <text:p>1</text:p>
          </table:table-cell>
          <table:table-cell table:style-name="ce78" table:formula="of:=IFERROR(IF([.U77]=&quot;R&quot;;VLOOKUP([.W77];[.$AA$3:.$AB$7];2;0);[.W77]);&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76" calcext:value-type="float">
            <text:p>7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7]" office:value-type="float" office:value="4" calcext:value-type="float">
            <text:p>4</text:p>
          </table:table-cell>
          <table:table-cell table:style-name="ce78" table:formula="of:=IFERROR(IF([.U78]=&quot;R&quot;;VLOOKUP([.W78];[.$AA$3:.$AB$7];2;0);[.W78]);&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77" calcext:value-type="float">
            <text:p>77</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8]" office:value-type="float" office:value="2" calcext:value-type="float">
            <text:p>2</text:p>
          </table:table-cell>
          <table:table-cell table:style-name="ce78" table:formula="of:=IFERROR(IF([.U79]=&quot;R&quot;;VLOOKUP([.W79];[.$AA$3:.$AB$7];2;0);[.W79]);&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78" calcext:value-type="float">
            <text:p>78</text:p>
          </table:table-cell>
          <table:table-cell table:style-name="ce50"/>
          <table:table-cell table:style-name="ce50" office:value-type="float" office:value="2" calcext:value-type="float">
            <text:p>2</text:p>
          </table:table-cell>
          <table:table-cell table:style-name="ce50" table:formula="of:=[$'jawaban peserta'.B79]" office:value-type="float" office:value="5" calcext:value-type="float">
            <text:p>5</text:p>
          </table:table-cell>
          <table:table-cell table:style-name="ce50" table:formula="of:=IFERROR(IF([.U80]=&quot;R&quot;;VLOOKUP([.W80];[.$AA$3:.$AB$7];2;0);[.W80]);&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79" calcext:value-type="float">
            <text:p>7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80]" office:value-type="float" office:value="3" calcext:value-type="float">
            <text:p>3</text:p>
          </table:table-cell>
          <table:table-cell table:style-name="ce78" table:formula="of:=IFERROR(IF([.U81]=&quot;R&quot;;VLOOKUP([.W81];[.$AA$3:.$AB$7];2;0);[.W81]);&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80" calcext:value-type="float">
            <text:p>8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81]" office:value-type="float" office:value="3" calcext:value-type="float">
            <text:p>3</text:p>
          </table:table-cell>
          <table:table-cell table:style-name="ce78" table:formula="of:=IFERROR(IF([.U82]=&quot;R&quot;;VLOOKUP([.W82];[.$AA$3:.$AB$7];2;0);[.W82]);&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81" calcext:value-type="float">
            <text:p>81</text:p>
          </table:table-cell>
          <table:table-cell table:style-name="ce50"/>
          <table:table-cell table:style-name="ce50" office:value-type="float" office:value="2" calcext:value-type="float">
            <text:p>2</text:p>
          </table:table-cell>
          <table:table-cell table:style-name="ce50" table:formula="of:=[$'jawaban peserta'.B82]" office:value-type="float" office:value="4" calcext:value-type="float">
            <text:p>4</text:p>
          </table:table-cell>
          <table:table-cell table:style-name="ce50" table:formula="of:=IFERROR(IF([.U83]=&quot;R&quot;;VLOOKUP([.W83];[.$AA$3:.$AB$7];2;0);[.W83]);&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82" calcext:value-type="float">
            <text:p>82</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83]" office:value-type="float" office:value="3" calcext:value-type="float">
            <text:p>3</text:p>
          </table:table-cell>
          <table:table-cell table:style-name="ce78" table:formula="of:=IFERROR(IF([.U84]=&quot;R&quot;;VLOOKUP([.W84];[.$AA$3:.$AB$7];2;0);[.W84]);&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83" calcext:value-type="float">
            <text:p>83</text:p>
          </table:table-cell>
          <table:table-cell table:style-name="ce50"/>
          <table:table-cell table:style-name="ce50" office:value-type="float" office:value="4" calcext:value-type="float">
            <text:p>4</text:p>
          </table:table-cell>
          <table:table-cell table:style-name="ce50" table:formula="of:=[$'jawaban peserta'.B84]" office:value-type="float" office:value="3" calcext:value-type="float">
            <text:p>3</text:p>
          </table:table-cell>
          <table:table-cell table:style-name="ce50" table:formula="of:=IFERROR(IF([.U85]=&quot;R&quot;;VLOOKUP([.W85];[.$AA$3:.$AB$7];2;0);[.W85]);&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84" calcext:value-type="float">
            <text:p>84</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85]" office:value-type="float" office:value="1" calcext:value-type="float">
            <text:p>1</text:p>
          </table:table-cell>
          <table:table-cell table:style-name="ce78" table:formula="of:=IFERROR(IF([.U86]=&quot;R&quot;;VLOOKUP([.W86];[.$AA$3:.$AB$7];2;0);[.W86]);&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85" calcext:value-type="float">
            <text:p>85</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86]" office:value-type="float" office:value="4" calcext:value-type="float">
            <text:p>4</text:p>
          </table:table-cell>
          <table:table-cell table:style-name="ce78" table:formula="of:=IFERROR(IF([.U87]=&quot;R&quot;;VLOOKUP([.W87];[.$AA$3:.$AB$7];2;0);[.W87]);&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86" calcext:value-type="float">
            <text:p>86</text:p>
          </table:table-cell>
          <table:table-cell table:style-name="ce50"/>
          <table:table-cell table:style-name="ce50" office:value-type="float" office:value="4" calcext:value-type="float">
            <text:p>4</text:p>
          </table:table-cell>
          <table:table-cell table:style-name="ce50" table:formula="of:=[$'jawaban peserta'.B87]" office:value-type="float" office:value="3" calcext:value-type="float">
            <text:p>3</text:p>
          </table:table-cell>
          <table:table-cell table:style-name="ce50" table:formula="of:=IFERROR(IF([.U88]=&quot;R&quot;;VLOOKUP([.W88];[.$AA$3:.$AB$7];2;0);[.W88]);&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87" calcext:value-type="float">
            <text:p>87</text:p>
          </table:table-cell>
          <table:table-cell table:style-name="ce50" office:value-type="string" calcext:value-type="string">
            <text:p>R</text:p>
          </table:table-cell>
          <table:table-cell table:style-name="ce50" office:value-type="float" office:value="1" calcext:value-type="float">
            <text:p>1</text:p>
          </table:table-cell>
          <table:table-cell table:style-name="ce50" table:formula="of:=[$'jawaban peserta'.B88]" office:value-type="float" office:value="4" calcext:value-type="float">
            <text:p>4</text:p>
          </table:table-cell>
          <table:table-cell table:style-name="ce78" table:formula="of:=IFERROR(IF([.U89]=&quot;R&quot;;VLOOKUP([.W89];[.$AA$3:.$AB$7];2;0);[.W89]);&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88" calcext:value-type="float">
            <text:p>88</text:p>
          </table:table-cell>
          <table:table-cell table:style-name="ce50"/>
          <table:table-cell table:style-name="ce50" office:value-type="float" office:value="5" calcext:value-type="float">
            <text:p>5</text:p>
          </table:table-cell>
          <table:table-cell table:style-name="ce50" table:formula="of:=[$'jawaban peserta'.B89]" office:value-type="float" office:value="5" calcext:value-type="float">
            <text:p>5</text:p>
          </table:table-cell>
          <table:table-cell table:style-name="ce50" table:formula="of:=IFERROR(IF([.U90]=&quot;R&quot;;VLOOKUP([.W90];[.$AA$3:.$AB$7];2;0);[.W90]);&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89" calcext:value-type="float">
            <text:p>89</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90]" office:value-type="float" office:value="4" calcext:value-type="float">
            <text:p>4</text:p>
          </table:table-cell>
          <table:table-cell table:style-name="ce78" table:formula="of:=IFERROR(IF([.U91]=&quot;R&quot;;VLOOKUP([.W91];[.$AA$3:.$AB$7];2;0);[.W91]);&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90" calcext:value-type="float">
            <text:p>9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91]" office:value-type="float" office:value="3" calcext:value-type="float">
            <text:p>3</text:p>
          </table:table-cell>
          <table:table-cell table:style-name="ce78" table:formula="of:=IFERROR(IF([.U92]=&quot;R&quot;;VLOOKUP([.W92];[.$AA$3:.$AB$7];2;0);[.W92]);&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91" calcext:value-type="float">
            <text:p>91</text:p>
          </table:table-cell>
          <table:table-cell table:style-name="ce50" office:value-type="string" calcext:value-type="string">
            <text:p>R</text:p>
          </table:table-cell>
          <table:table-cell table:style-name="ce50" office:value-type="float" office:value="1" calcext:value-type="float">
            <text:p>1</text:p>
          </table:table-cell>
          <table:table-cell table:style-name="ce50" table:formula="of:=[$'jawaban peserta'.B92]" office:value-type="float" office:value="4" calcext:value-type="float">
            <text:p>4</text:p>
          </table:table-cell>
          <table:table-cell table:style-name="ce78" table:formula="of:=IFERROR(IF([.U93]=&quot;R&quot;;VLOOKUP([.W93];[.$AA$3:.$AB$7];2;0);[.W93]);&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92" calcext:value-type="float">
            <text:p>92</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93]" office:value-type="float" office:value="4" calcext:value-type="float">
            <text:p>4</text:p>
          </table:table-cell>
          <table:table-cell table:style-name="ce78" table:formula="of:=IFERROR(IF([.U94]=&quot;R&quot;;VLOOKUP([.W94];[.$AA$3:.$AB$7];2;0);[.W94]);&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93" calcext:value-type="float">
            <text:p>93</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94]" office:value-type="float" office:value="4" calcext:value-type="float">
            <text:p>4</text:p>
          </table:table-cell>
          <table:table-cell table:style-name="ce78" table:formula="of:=IFERROR(IF([.U95]=&quot;R&quot;;VLOOKUP([.W95];[.$AA$3:.$AB$7];2;0);[.W95]);&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94" calcext:value-type="float">
            <text:p>94</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95]" office:value-type="float" office:value="3" calcext:value-type="float">
            <text:p>3</text:p>
          </table:table-cell>
          <table:table-cell table:style-name="ce78" table:formula="of:=IFERROR(IF([.U96]=&quot;R&quot;;VLOOKUP([.W96];[.$AA$3:.$AB$7];2;0);[.W96]);&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95" calcext:value-type="float">
            <text:p>95</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96]" office:value-type="float" office:value="3" calcext:value-type="float">
            <text:p>3</text:p>
          </table:table-cell>
          <table:table-cell table:style-name="ce78" table:formula="of:=IFERROR(IF([.U97]=&quot;R&quot;;VLOOKUP([.W97];[.$AA$3:.$AB$7];2;0);[.W97]);&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96" calcext:value-type="float">
            <text:p>96</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97]" office:value-type="float" office:value="1" calcext:value-type="float">
            <text:p>1</text:p>
          </table:table-cell>
          <table:table-cell table:style-name="ce78" table:formula="of:=IFERROR(IF([.U98]=&quot;R&quot;;VLOOKUP([.W98];[.$AA$3:.$AB$7];2;0);[.W98]);&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97" calcext:value-type="float">
            <text:p>97</text:p>
          </table:table-cell>
          <table:table-cell table:style-name="ce50"/>
          <table:table-cell table:style-name="ce50" office:value-type="float" office:value="4" calcext:value-type="float">
            <text:p>4</text:p>
          </table:table-cell>
          <table:table-cell table:style-name="ce50" table:formula="of:=[$'jawaban peserta'.B98]" office:value-type="float" office:value="3" calcext:value-type="float">
            <text:p>3</text:p>
          </table:table-cell>
          <table:table-cell table:style-name="ce50" table:formula="of:=IFERROR(IF([.U99]=&quot;R&quot;;VLOOKUP([.W99];[.$AA$3:.$AB$7];2;0);[.W99]);&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98" calcext:value-type="float">
            <text:p>98</text:p>
          </table:table-cell>
          <table:table-cell table:style-name="ce50"/>
          <table:table-cell table:style-name="ce50" office:value-type="float" office:value="4" calcext:value-type="float">
            <text:p>4</text:p>
          </table:table-cell>
          <table:table-cell table:style-name="ce50" table:formula="of:=[$'jawaban peserta'.B99]" office:value-type="float" office:value="4" calcext:value-type="float">
            <text:p>4</text:p>
          </table:table-cell>
          <table:table-cell table:style-name="ce50" table:formula="of:=IFERROR(IF([.U100]=&quot;R&quot;;VLOOKUP([.W100];[.$AA$3:.$AB$7];2;0);[.W100]);&quot;&quot;)" office:value-type="float" office:value="4" calcext:value-type="float">
            <text:p>4</text:p>
          </table:table-cell>
          <table:table-cell table:number-columns-repeated="1000"/>
        </table:table-row>
        <table:table-row table:style-name="ro5">
          <table:table-cell table:number-columns-repeated="19"/>
          <table:table-cell table:style-name="ce50" office:value-type="float" office:value="99" calcext:value-type="float">
            <text:p>99</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100]" office:value-type="float" office:value="5" calcext:value-type="float">
            <text:p>5</text:p>
          </table:table-cell>
          <table:table-cell table:style-name="ce78" table:formula="of:=IFERROR(IF([.U101]=&quot;R&quot;;VLOOKUP([.W101];[.$AA$3:.$AB$7];2;0);[.W101]);&quot;&quot;)" office:value-type="float" office:value="1" calcext:value-type="float">
            <text:p>1</text:p>
          </table:table-cell>
          <table:table-cell table:number-columns-repeated="1000"/>
        </table:table-row>
        <table:table-row table:style-name="ro5">
          <table:table-cell table:number-columns-repeated="19"/>
          <table:table-cell table:style-name="ce50" office:value-type="float" office:value="100" calcext:value-type="float">
            <text:p>100</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101]" office:value-type="float" office:value="0" calcext:value-type="float">
            <text:p>0</text:p>
          </table:table-cell>
          <table:table-cell table:style-name="ce78" table:formula="of:=IFERROR(IF([.U102]=&quot;R&quot;;VLOOKUP([.W102];[.$AA$3:.$AB$7];2;0);[.W102]);&quot;&quot;)">
            <text:p/>
          </table:table-cell>
          <table:table-cell table:number-columns-repeated="1000"/>
        </table:table-row>
        <table:table-row table:style-name="ro6" table:number-rows-repeated="4">
          <table:table-cell table:number-columns-repeated="1024"/>
        </table:table-row>
        <table:table-row table:style-name="ro5">
          <table:table-cell table:number-columns-repeated="1024"/>
        </table:table-row>
        <table:table-row table:style-name="ro5">
          <table:table-cell/>
          <table:table-cell table:style-name="ce50"/>
          <table:table-cell table:style-name="ce33" office:value-type="string" calcext:value-type="string" table:number-columns-spanned="4" table:number-rows-spanned="1">
            <text:p>Kunci Jawaban</text:p>
          </table:table-cell>
          <table:covered-table-cell table:number-columns-repeated="3" table:style-name="ce33"/>
          <table:table-cell table:style-name="ce50"/>
          <table:table-cell table:style-name="ce38" office:value-type="string" calcext:value-type="string" table:number-columns-spanned="4" table:number-rows-spanned="1">
            <text:p>Jawaban</text:p>
          </table:table-cell>
          <table:covered-table-cell table:number-columns-repeated="3" table:style-name="ce38"/>
          <table:table-cell table:style-name="ce8"/>
          <table:table-cell/>
          <table:table-cell table:style-name="ce33" office:value-type="string" calcext:value-type="string" table:number-columns-spanned="5" table:number-rows-spanned="1">
            <text:p>Jawaban Peserta</text:p>
          </table:table-cell>
          <table:covered-table-cell table:number-columns-repeated="4" table:style-name="ce33"/>
          <table:table-cell table:number-columns-repeated="1006"/>
        </table:table-row>
        <table:table-row table:style-name="ro11">
          <table:table-cell office:value-type="string" calcext:value-type="string">
            <text:p>Honesty - Humility</text:p>
          </table:table-cell>
          <table:table-cell table:style-name="ce50"/>
          <table:table-cell table:style-name="ce8" table:number-columns-repeated="4"/>
          <table:table-cell table:style-name="ce50"/>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1000"/>
        </table:table-row>
        <table:table-row table:style-name="ro5">
          <table:table-cell/>
          <table:table-cell table:style-name="ce50" office:value-type="string" calcext:value-type="string">
            <text:p>Sincerity </text:p>
          </table:table-cell>
          <table:table-cell table:style-name="ce8" office:value-type="float" office:value="6" calcext:value-type="float">
            <text:p>6</text:p>
          </table:table-cell>
          <table:table-cell table:style-name="ce8" office:value-type="string" calcext:value-type="string">
            <text:p>30R</text:p>
          </table:table-cell>
          <table:table-cell table:style-name="ce8" office:value-type="float" office:value="54" calcext:value-type="float">
            <text:p>54</text:p>
          </table:table-cell>
          <table:table-cell table:style-name="ce8"/>
          <table:table-cell table:style-name="ce50"/>
          <table:table-cell table:style-name="ce50"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10:.K110])/4" office:value-type="float" office:value="3.25" calcext:value-type="float">
            <text:p>3.25</text:p>
          </table:table-cell>
          <table:table-cell/>
          <table:table-cell table:style-name="ce8" table:formula="of:=[.X115]" office:value-type="float" office:value="4" calcext:value-type="float">
            <text:p>4</text:p>
          </table:table-cell>
          <table:table-cell table:style-name="ce8" table:formula="of:=[.X139]" office:value-type="float" office:value="2" calcext:value-type="float">
            <text:p>2</text:p>
          </table:table-cell>
          <table:table-cell table:style-name="ce8" table:formula="of:=[.X163]" office:value-type="float" office:value="3" calcext:value-type="float">
            <text:p>3</text:p>
          </table:table-cell>
          <table:table-cell table:style-name="ce8"/>
          <table:table-cell table:style-name="ce50" table:formula="of:=SUM([.N110:.Q110])/3" office:value-type="float" office:value="3" calcext:value-type="float">
            <text:p>3</text:p>
          </table:table-cell>
          <table:table-cell/>
          <table:table-cell table:style-name="ce50" office:value-type="float" office:value="1" calcext:value-type="float">
            <text:p>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 office:value-type="float" office:value="4" calcext:value-type="float">
            <text:p>4</text:p>
          </table:table-cell>
          <table:table-cell table:style-name="ce78" table:formula="of:=IFERROR(IF([.U110]=&quot;R&quot;;VLOOKUP([.W110];[.$AA$3:.$AB$7];2;0);[.W110]);&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Fairnes</text:p>
          </table:table-cell>
          <table:table-cell table:style-name="ce8" office:value-type="string" calcext:value-type="string">
            <text:p>12R</text:p>
          </table:table-cell>
          <table:table-cell table:style-name="ce8" office:value-type="float" office:value="36" calcext:value-type="float">
            <text:p>36</text:p>
          </table:table-cell>
          <table:table-cell table:style-name="ce8" office:value-type="string" calcext:value-type="string">
            <text:p>60R</text:p>
          </table:table-cell>
          <table:table-cell table:style-name="ce8"/>
          <table:table-cell table:style-name="ce50"/>
          <table:table-cell table:number-columns-repeated="4" table:style-name="ce50" office:value-type="float" office:value="5" calcext:value-type="float">
            <text:p>5</text:p>
          </table:table-cell>
          <table:table-cell table:style-name="ce8" table:formula="of:=SUM([.H111:.K111])/4" office:value-type="float" office:value="5" calcext:value-type="float">
            <text:p>5</text:p>
          </table:table-cell>
          <table:table-cell/>
          <table:table-cell table:style-name="ce8" table:formula="of:=[.X121]" office:value-type="float" office:value="5" calcext:value-type="float">
            <text:p>5</text:p>
          </table:table-cell>
          <table:table-cell table:style-name="ce8" table:formula="of:=[.X145]" office:value-type="float" office:value="1" calcext:value-type="float">
            <text:p>1</text:p>
          </table:table-cell>
          <table:table-cell table:style-name="ce8" table:formula="of:=[.X169]" office:value-type="float" office:value="3" calcext:value-type="float">
            <text:p>3</text:p>
          </table:table-cell>
          <table:table-cell table:style-name="ce8"/>
          <table:table-cell table:style-name="ce50" table:formula="of:=SUM([.N111:.Q111])/3" office:value-type="float" office:value="3" calcext:value-type="float">
            <text:p>3</text:p>
          </table:table-cell>
          <table:table-cell/>
          <table:table-cell table:style-name="ce50" office:value-type="float" office:value="2" calcext:value-type="float">
            <text:p>2</text:p>
          </table:table-cell>
          <table:table-cell table:style-name="ce50"/>
          <table:table-cell table:style-name="ce50" office:value-type="float" office:value="4" calcext:value-type="float">
            <text:p>4</text:p>
          </table:table-cell>
          <table:table-cell table:style-name="ce50" table:formula="of:=[$'jawaban peserta'.B3]" office:value-type="float" office:value="5" calcext:value-type="float">
            <text:p>5</text:p>
          </table:table-cell>
          <table:table-cell table:style-name="ce50" table:formula="of:=IFERROR(IF([.U111]=&quot;R&quot;;VLOOKUP([.W111];[.$AA$3:.$AB$7];2;0);[.W111]);&quot;&quot;)" office:value-type="float" office:value="5" calcext:value-type="float">
            <text:p>5</text:p>
          </table:table-cell>
          <table:table-cell table:number-columns-repeated="1000"/>
        </table:table-row>
        <table:table-row table:style-name="ro5">
          <table:table-cell/>
          <table:table-cell table:style-name="ce50"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table:number-columns-repeated="2"/>
          <table:table-cell table:style-name="ce50"/>
          <table:table-cell table:style-name="ce50" office:value-type="float" office:value="5" calcext:value-type="float">
            <text:p>5</text:p>
          </table:table-cell>
          <table:table-cell table:style-name="ce50" office:value-type="float" office:value="3" calcext:value-type="float">
            <text:p>3</text:p>
          </table:table-cell>
          <table:table-cell table:number-columns-repeated="2" table:style-name="ce50" office:value-type="float" office:value="4" calcext:value-type="float">
            <text:p>4</text:p>
          </table:table-cell>
          <table:table-cell table:style-name="ce8" table:formula="of:=SUM([.H112:.K112])/4" office:value-type="float" office:value="4" calcext:value-type="float">
            <text:p>4</text:p>
          </table:table-cell>
          <table:table-cell/>
          <table:table-cell table:style-name="ce8" table:formula="of:=[.X127]" office:value-type="float" office:value="4" calcext:value-type="float">
            <text:p>4</text:p>
          </table:table-cell>
          <table:table-cell table:style-name="ce8" table:formula="of:=[.X151]" office:value-type="float" office:value="4" calcext:value-type="float">
            <text:p>4</text:p>
          </table:table-cell>
          <table:table-cell table:style-name="ce8" table:number-columns-repeated="2"/>
          <table:table-cell table:style-name="ce50" table:formula="of:=SUM([.N112:.Q112])/2" office:value-type="float" office:value="4" calcext:value-type="float">
            <text:p>4</text:p>
          </table:table-cell>
          <table:table-cell/>
          <table:table-cell table:style-name="ce50" office:value-type="float" office:value="3" calcext:value-type="float">
            <text:p>3</text:p>
          </table:table-cell>
          <table:table-cell table:style-name="ce50"/>
          <table:table-cell table:style-name="ce50" office:value-type="float" office:value="5" calcext:value-type="float">
            <text:p>5</text:p>
          </table:table-cell>
          <table:table-cell table:style-name="ce50" table:formula="of:=[$'jawaban peserta'.B4]" office:value-type="float" office:value="3" calcext:value-type="float">
            <text:p>3</text:p>
          </table:table-cell>
          <table:table-cell table:style-name="ce50" table:formula="of:=IFERROR(IF([.U112]=&quot;R&quot;;VLOOKUP([.W112];[.$AA$3:.$AB$7];2;0);[.W112]);&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Modesty</text:p>
          </table:table-cell>
          <table:table-cell table:style-name="ce8" office:value-type="string" calcext:value-type="string">
            <text:p>24R</text:p>
          </table:table-cell>
          <table:table-cell table:style-name="ce8" office:value-type="string" calcext:value-type="string">
            <text:p>48R</text:p>
          </table:table-cell>
          <table:table-cell table:style-name="ce8" table:number-columns-repeated="2"/>
          <table:table-cell table:style-name="ce50"/>
          <table:table-cell table:style-name="ce50" office:value-type="float" office:value="2" calcext:value-type="float">
            <text:p>2</text:p>
          </table:table-cell>
          <table:table-cell table:number-columns-repeated="2" table:style-name="ce50" office:value-type="float" office:value="4" calcext:value-type="float">
            <text:p>4</text:p>
          </table:table-cell>
          <table:table-cell table:style-name="ce50" office:value-type="float" office:value="3" calcext:value-type="float">
            <text:p>3</text:p>
          </table:table-cell>
          <table:table-cell table:style-name="ce8" table:formula="of:=SUM([.H113:.K113])/4" office:value-type="float" office:value="3.25" calcext:value-type="float">
            <text:p>3.25</text:p>
          </table:table-cell>
          <table:table-cell/>
          <table:table-cell table:style-name="ce8" table:formula="of:=[.X133]" office:value-type="float" office:value="2" calcext:value-type="float">
            <text:p>2</text:p>
          </table:table-cell>
          <table:table-cell table:style-name="ce8" table:formula="of:=[.X157]" office:value-type="float" office:value="1" calcext:value-type="float">
            <text:p>1</text:p>
          </table:table-cell>
          <table:table-cell table:style-name="ce8" table:number-columns-repeated="2"/>
          <table:table-cell table:style-name="ce50" table:formula="of:=SUM([.N113:.Q113])/2" office:value-type="float" office:value="1.5" calcext:value-type="float">
            <text:p>1.5</text:p>
          </table:table-cell>
          <table:table-cell/>
          <table:table-cell table:style-name="ce50" office:value-type="float" office:value="4" calcext:value-type="float">
            <text:p>4</text:p>
          </table:table-cell>
          <table:table-cell table:style-name="ce50"/>
          <table:table-cell table:style-name="ce50" office:value-type="float" office:value="4" calcext:value-type="float">
            <text:p>4</text:p>
          </table:table-cell>
          <table:table-cell table:style-name="ce50" table:formula="of:=[$'jawaban peserta'.B5]" office:value-type="float" office:value="4" calcext:value-type="float">
            <text:p>4</text:p>
          </table:table-cell>
          <table:table-cell table:style-name="ce50" table:formula="of:=IFERROR(IF([.U113]=&quot;R&quot;;VLOOKUP([.W113];[.$AA$3:.$AB$7];2;0);[.W113]);&quot;&quot;)" office:value-type="float" office:value="4" calcext:value-type="float">
            <text:p>4</text:p>
          </table:table-cell>
          <table:table-cell table:number-columns-repeated="1000"/>
        </table:table-row>
        <table:table-row table:style-name="ro5">
          <table:table-cell office:value-type="string" calcext:value-type="string">
            <text:p>Emotionality</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10:.R113])" office:value-type="float" office:value="2.875" calcext:value-type="float">
            <text:p>2.875</text:p>
          </table:table-cell>
          <table:table-cell/>
          <table:table-cell table:style-name="ce50" office:value-type="float" office:value="5" calcext:value-type="float">
            <text:p>5</text:p>
          </table:table-cell>
          <table:table-cell table:style-name="ce50"/>
          <table:table-cell table:style-name="ce50" office:value-type="float" office:value="4" calcext:value-type="float">
            <text:p>4</text:p>
          </table:table-cell>
          <table:table-cell table:style-name="ce50" table:formula="of:=[$'jawaban peserta'.B6]" office:value-type="float" office:value="3" calcext:value-type="float">
            <text:p>3</text:p>
          </table:table-cell>
          <table:table-cell table:style-name="ce50" table:formula="of:=IFERROR(IF([.U114]=&quot;R&quot;;VLOOKUP([.W114];[.$AA$3:.$AB$7];2;0);[.W114]);&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Fearfulness</text:p>
          </table:table-cell>
          <table:table-cell table:style-name="ce8" office:value-type="float" office:value="5" calcext:value-type="float">
            <text:p>5</text:p>
          </table:table-cell>
          <table:table-cell table:style-name="ce8" office:value-type="float" office:value="29" calcext:value-type="float">
            <text:p>29</text:p>
          </table:table-cell>
          <table:table-cell table:style-name="ce8" office:value-type="string" calcext:value-type="string">
            <text:p>53R</text:p>
          </table:table-cell>
          <table:table-cell table:style-name="ce8"/>
          <table:table-cell table:style-name="ce50"/>
          <table:table-cell table:number-columns-repeated="4" table:style-name="ce50" office:value-type="float" office:value="4" calcext:value-type="float">
            <text:p>4</text:p>
          </table:table-cell>
          <table:table-cell table:style-name="ce8" table:formula="of:=SUM([.H115:.K115])/4" office:value-type="float" office:value="4" calcext:value-type="float">
            <text:p>4</text:p>
          </table:table-cell>
          <table:table-cell/>
          <table:table-cell table:style-name="ce8" table:formula="of:=[.X114]" office:value-type="float" office:value="3" calcext:value-type="float">
            <text:p>3</text:p>
          </table:table-cell>
          <table:table-cell table:style-name="ce8" table:formula="of:=[.X138]" office:value-type="float" office:value="3" calcext:value-type="float">
            <text:p>3</text:p>
          </table:table-cell>
          <table:table-cell table:style-name="ce8" table:formula="of:=[.X162]" office:value-type="float" office:value="2" calcext:value-type="float">
            <text:p>2</text:p>
          </table:table-cell>
          <table:table-cell table:style-name="ce8"/>
          <table:table-cell table:style-name="ce50" table:formula="of:=SUM([.N115:.Q115])/3" office:value-type="float" office:value="2.66666666666667" calcext:value-type="float">
            <text:p>2.66666666666667</text:p>
          </table:table-cell>
          <table:table-cell/>
          <table:table-cell table:style-name="ce50" office:value-type="float" office:value="6" calcext:value-type="float">
            <text:p>6</text:p>
          </table:table-cell>
          <table:table-cell table:style-name="ce50"/>
          <table:table-cell table:style-name="ce50" office:value-type="float" office:value="3" calcext:value-type="float">
            <text:p>3</text:p>
          </table:table-cell>
          <table:table-cell table:style-name="ce50" table:formula="of:=[$'jawaban peserta'.B7]" office:value-type="float" office:value="4" calcext:value-type="float">
            <text:p>4</text:p>
          </table:table-cell>
          <table:table-cell table:style-name="ce78" table:formula="of:=IFERROR(IF([.U115]=&quot;R&quot;;VLOOKUP([.W115];[.$AA$3:.$AB$7];2;0);[.W115]);&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table:number-columns-repeated="2"/>
          <table:table-cell table:style-name="ce50"/>
          <table:table-cell table:style-name="ce50" office:value-type="float" office:value="4" calcext:value-type="float">
            <text:p>4</text:p>
          </table:table-cell>
          <table:table-cell table:style-name="ce50" office:value-type="float" office:value="2" calcext:value-type="float">
            <text:p>2</text:p>
          </table:table-cell>
          <table:table-cell table:number-columns-repeated="2" table:style-name="ce50" office:value-type="float" office:value="4" calcext:value-type="float">
            <text:p>4</text:p>
          </table:table-cell>
          <table:table-cell table:style-name="ce8" table:formula="of:=SUM([.H116:.K116])/4" office:value-type="float" office:value="3.5" calcext:value-type="float">
            <text:p>3.5</text:p>
          </table:table-cell>
          <table:table-cell/>
          <table:table-cell table:style-name="ce8" table:formula="of:=[.X120]" office:value-type="float" office:value="3" calcext:value-type="float">
            <text:p>3</text:p>
          </table:table-cell>
          <table:table-cell table:style-name="ce8" table:formula="of:=[.X144]" office:value-type="float" office:value="3" calcext:value-type="float">
            <text:p>3</text:p>
          </table:table-cell>
          <table:table-cell table:style-name="ce8" table:number-columns-repeated="2"/>
          <table:table-cell table:style-name="ce50" table:formula="of:=SUM([.N116:.Q116])/2" office:value-type="float" office:value="3" calcext:value-type="float">
            <text:p>3</text:p>
          </table:table-cell>
          <table:table-cell/>
          <table:table-cell table:style-name="ce50" office:value-type="float" office:value="7" calcext:value-type="float">
            <text:p>7</text:p>
          </table:table-cell>
          <table:table-cell table:style-name="ce50"/>
          <table:table-cell table:style-name="ce50" office:value-type="float" office:value="3" calcext:value-type="float">
            <text:p>3</text:p>
          </table:table-cell>
          <table:table-cell table:style-name="ce50" table:formula="of:=[$'jawaban peserta'.B8]" office:value-type="float" office:value="3" calcext:value-type="float">
            <text:p>3</text:p>
          </table:table-cell>
          <table:table-cell table:style-name="ce50" table:formula="of:=IFERROR(IF([.U116]=&quot;R&quot;;VLOOKUP([.W116];[.$AA$3:.$AB$7];2;0);[.W116]);&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table:number-columns-repeated="2"/>
          <table:table-cell table:style-name="ce50"/>
          <table:table-cell table:number-columns-repeated="2" table:style-name="ce50" office:value-type="float" office:value="4" calcext:value-type="float">
            <text:p>4</text:p>
          </table:table-cell>
          <table:table-cell table:number-columns-repeated="2" table:style-name="ce50" office:value-type="float" office:value="5" calcext:value-type="float">
            <text:p>5</text:p>
          </table:table-cell>
          <table:table-cell table:style-name="ce8" table:formula="of:=SUM([.H117:.K117])/4" office:value-type="float" office:value="4.5" calcext:value-type="float">
            <text:p>4.5</text:p>
          </table:table-cell>
          <table:table-cell/>
          <table:table-cell table:style-name="ce8" table:formula="of:=[.X126]" office:value-type="float" office:value="5" calcext:value-type="float">
            <text:p>5</text:p>
          </table:table-cell>
          <table:table-cell table:style-name="ce8" table:formula="of:=[.X150]" office:value-type="float" office:value="3" calcext:value-type="float">
            <text:p>3</text:p>
          </table:table-cell>
          <table:table-cell table:style-name="ce8" table:number-columns-repeated="2"/>
          <table:table-cell table:style-name="ce50" table:formula="of:=SUM([.N117:.Q117])/2" office:value-type="float" office:value="4" calcext:value-type="float">
            <text:p>4</text:p>
          </table:table-cell>
          <table:table-cell/>
          <table:table-cell table:style-name="ce50" office:value-type="float" office:value="8" calcext:value-type="float">
            <text:p>8</text:p>
          </table:table-cell>
          <table:table-cell table:style-name="ce50"/>
          <table:table-cell table:style-name="ce50" office:value-type="float" office:value="4" calcext:value-type="float">
            <text:p>4</text:p>
          </table:table-cell>
          <table:table-cell table:style-name="ce50" table:formula="of:=[$'jawaban peserta'.B9]" office:value-type="float" office:value="2" calcext:value-type="float">
            <text:p>2</text:p>
          </table:table-cell>
          <table:table-cell table:style-name="ce50" table:formula="of:=IFERROR(IF([.U117]=&quot;R&quot;;VLOOKUP([.W117];[.$AA$3:.$AB$7];2;0);[.W117]);&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string" calcext:value-type="string">
            <text:p>59R</text:p>
          </table:table-cell>
          <table:table-cell table:style-name="ce8"/>
          <table:table-cell table:style-name="ce50"/>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8:.K118])/4" office:value-type="float" office:value="3.75" calcext:value-type="float">
            <text:p>3.75</text:p>
          </table:table-cell>
          <table:table-cell/>
          <table:table-cell table:style-name="ce8" table:formula="of:=[.X132]" office:value-type="float" office:value="3" calcext:value-type="float">
            <text:p>3</text:p>
          </table:table-cell>
          <table:table-cell table:style-name="ce8" table:formula="of:=[.X156]" office:value-type="float" office:value="3" calcext:value-type="float">
            <text:p>3</text:p>
          </table:table-cell>
          <table:table-cell table:style-name="ce8" table:formula="of:=[.X168]" office:value-type="float" office:value="2" calcext:value-type="float">
            <text:p>2</text:p>
          </table:table-cell>
          <table:table-cell table:style-name="ce8"/>
          <table:table-cell table:style-name="ce50" table:formula="of:=SUM([.N118:.Q118])/3" office:value-type="float" office:value="2.66666666666667" calcext:value-type="float">
            <text:p>2.66666666666667</text:p>
          </table:table-cell>
          <table:table-cell/>
          <table:table-cell table:style-name="ce50" office:value-type="float" office:value="9" calcext:value-type="float">
            <text:p>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10]" office:value-type="float" office:value="4" calcext:value-type="float">
            <text:p>4</text:p>
          </table:table-cell>
          <table:table-cell table:style-name="ce78" table:formula="of:=IFERROR(IF([.U118]=&quot;R&quot;;VLOOKUP([.W118];[.$AA$3:.$AB$7];2;0);[.W118]);&quot;&quot;)" office:value-type="float" office:value="2" calcext:value-type="float">
            <text:p>2</text:p>
          </table:table-cell>
          <table:table-cell table:number-columns-repeated="1000"/>
        </table:table-row>
        <table:table-row table:style-name="ro5">
          <table:table-cell office:value-type="string" calcext:value-type="string">
            <text:p>Extraversion</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15:.R118])" office:value-type="float" office:value="3.08333333333333" calcext:value-type="float">
            <text:p>3.08333333333333</text:p>
          </table:table-cell>
          <table:table-cell/>
          <table:table-cell table:style-name="ce50" office:value-type="float" office:value="10" calcext:value-type="float">
            <text:p>1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11]" office:value-type="float" office:value="3" calcext:value-type="float">
            <text:p>3</text:p>
          </table:table-cell>
          <table:table-cell table:style-name="ce78" table:formula="of:=IFERROR(IF([.U119]=&quot;R&quot;;VLOOKUP([.W119];[.$AA$3:.$AB$7];2;0);[.W119]);&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Social Self-Esteem</text:p>
          </table:table-cell>
          <table:table-cell table:style-name="ce8" office:value-type="float" office:value="4" calcext:value-type="float">
            <text:p>4</text:p>
          </table:table-cell>
          <table:table-cell table:style-name="ce8" office:value-type="string" calcext:value-type="string">
            <text:p>28R</text:p>
          </table:table-cell>
          <table:table-cell table:style-name="ce8" office:value-type="string" calcext:value-type="string">
            <text:p>52R</text:p>
          </table:table-cell>
          <table:table-cell table:style-name="ce8"/>
          <table:table-cell table:style-name="ce50"/>
          <table:table-cell table:number-columns-repeated="2" table:style-name="ce50" office:value-type="float" office:value="4" calcext:value-type="float">
            <text:p>4</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8" table:formula="of:=SUM([.H120:.K120])/4" office:value-type="float" office:value="3.75" calcext:value-type="float">
            <text:p>3.75</text:p>
          </table:table-cell>
          <table:table-cell/>
          <table:table-cell table:style-name="ce8" table:formula="of:=[.X113]" office:value-type="float" office:value="4" calcext:value-type="float">
            <text:p>4</text:p>
          </table:table-cell>
          <table:table-cell table:style-name="ce8" table:formula="of:=[.X137]" office:value-type="float" office:value="3" calcext:value-type="float">
            <text:p>3</text:p>
          </table:table-cell>
          <table:table-cell table:style-name="ce8" table:formula="of:=[.X161]" office:value-type="float" office:value="3" calcext:value-type="float">
            <text:p>3</text:p>
          </table:table-cell>
          <table:table-cell table:style-name="ce8"/>
          <table:table-cell table:style-name="ce50" table:formula="of:=SUM([.N120:.Q120])/3" office:value-type="float" office:value="3.33333333333333" calcext:value-type="float">
            <text:p>3.33333333333333</text:p>
          </table:table-cell>
          <table:table-cell/>
          <table:table-cell table:style-name="ce50" office:value-type="float" office:value="11" calcext:value-type="float">
            <text:p>11</text:p>
          </table:table-cell>
          <table:table-cell table:style-name="ce50"/>
          <table:table-cell table:style-name="ce50" office:value-type="float" office:value="4" calcext:value-type="float">
            <text:p>4</text:p>
          </table:table-cell>
          <table:table-cell table:style-name="ce50" table:formula="of:=[$'jawaban peserta'.B12]" office:value-type="float" office:value="3" calcext:value-type="float">
            <text:p>3</text:p>
          </table:table-cell>
          <table:table-cell table:style-name="ce50" table:formula="of:=IFERROR(IF([.U120]=&quot;R&quot;;VLOOKUP([.W120];[.$AA$3:.$AB$7];2;0);[.W120]);&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table:table-cell table:style-name="ce50"/>
          <table:table-cell table:style-name="ce50"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21:.K121])/4" office:value-type="float" office:value="2.75" calcext:value-type="float">
            <text:p>2.75</text:p>
          </table:table-cell>
          <table:table-cell/>
          <table:table-cell table:style-name="ce8" table:formula="of:=[.X119]" office:value-type="float" office:value="3" calcext:value-type="float">
            <text:p>3</text:p>
          </table:table-cell>
          <table:table-cell table:style-name="ce8" table:formula="of:=[.X143]" office:value-type="float" office:value="2" calcext:value-type="float">
            <text:p>2</text:p>
          </table:table-cell>
          <table:table-cell table:style-name="ce8" table:formula="of:=[.X167]" office:value-type="float" office:value="3" calcext:value-type="float">
            <text:p>3</text:p>
          </table:table-cell>
          <table:table-cell table:style-name="ce8"/>
          <table:table-cell table:style-name="ce50" table:formula="of:=SUM([.N121:.Q121])/3" office:value-type="float" office:value="2.66666666666667" calcext:value-type="float">
            <text:p>2.66666666666667</text:p>
          </table:table-cell>
          <table:table-cell/>
          <table:table-cell table:style-name="ce50" office:value-type="float" office:value="12" calcext:value-type="float">
            <text:p>12</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13]" office:value-type="float" office:value="1" calcext:value-type="float">
            <text:p>1</text:p>
          </table:table-cell>
          <table:table-cell table:style-name="ce78" table:formula="of:=IFERROR(IF([.U121]=&quot;R&quot;;VLOOKUP([.W121];[.$AA$3:.$AB$7];2;0);[.W121]);&quot;&quot;)" office:value-type="float" office:value="5" calcext:value-type="float">
            <text:p>5</text:p>
          </table:table-cell>
          <table:table-cell table:number-columns-repeated="1000"/>
        </table:table-row>
        <table:table-row table:style-name="ro5">
          <table:table-cell/>
          <table:table-cell table:style-name="ce50" office:value-type="string" calcext:value-type="string">
            <text:p>Sociability</text:p>
          </table:table-cell>
          <table:table-cell table:style-name="ce8" office:value-type="float" office:value="16" calcext:value-type="float">
            <text:p>16</text:p>
          </table:table-cell>
          <table:table-cell table:style-name="ce8" office:value-type="float" office:value="40" calcext:value-type="float">
            <text:p>40</text:p>
          </table:table-cell>
          <table:table-cell table:style-name="ce8" table:number-columns-repeated="2"/>
          <table:table-cell table:style-name="ce50"/>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22:.K122])/4" office:value-type="float" office:value="4.25" calcext:value-type="float">
            <text:p>4.25</text:p>
          </table:table-cell>
          <table:table-cell/>
          <table:table-cell table:style-name="ce8" table:formula="of:=[.X125]" office:value-type="float" office:value="3" calcext:value-type="float">
            <text:p>3</text:p>
          </table:table-cell>
          <table:table-cell table:style-name="ce8" table:formula="of:=[.X149]" office:value-type="float" office:value="4" calcext:value-type="float">
            <text:p>4</text:p>
          </table:table-cell>
          <table:table-cell table:style-name="ce8" table:number-columns-repeated="2"/>
          <table:table-cell table:style-name="ce50" table:formula="of:=SUM([.N122:.Q122])/2" office:value-type="float" office:value="3.5" calcext:value-type="float">
            <text:p>3.5</text:p>
          </table:table-cell>
          <table:table-cell/>
          <table:table-cell table:style-name="ce50" office:value-type="float" office:value="13" calcext:value-type="float">
            <text:p>13</text:p>
          </table:table-cell>
          <table:table-cell table:style-name="ce50"/>
          <table:table-cell table:style-name="ce50" office:value-type="float" office:value="4" calcext:value-type="float">
            <text:p>4</text:p>
          </table:table-cell>
          <table:table-cell table:style-name="ce50" table:formula="of:=[$'jawaban peserta'.B14]" office:value-type="float" office:value="3" calcext:value-type="float">
            <text:p>3</text:p>
          </table:table-cell>
          <table:table-cell table:style-name="ce78" table:formula="of:=IFERROR(IF([.U122]=&quot;R&quot;;VLOOKUP([.W122];[.$AA$3:.$AB$7];2;0);[.W122]);&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Liveliness</text:p>
          </table:table-cell>
          <table:table-cell table:style-name="ce8" office:value-type="float" office:value="22" calcext:value-type="float">
            <text:p>22</text:p>
          </table:table-cell>
          <table:table-cell table:style-name="ce8" office:value-type="string" calcext:value-type="string">
            <text:p>46R</text:p>
          </table:table-cell>
          <table:table-cell table:style-name="ce8" table:number-columns-repeated="2"/>
          <table:table-cell table:style-name="ce50"/>
          <table:table-cell table:style-name="ce50"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23:.K123])/4" office:value-type="float" office:value="3.5" calcext:value-type="float">
            <text:p>3.5</text:p>
          </table:table-cell>
          <table:table-cell/>
          <table:table-cell table:style-name="ce8" table:formula="of:=[.X131]" office:value-type="float" office:value="2" calcext:value-type="float">
            <text:p>2</text:p>
          </table:table-cell>
          <table:table-cell table:style-name="ce8" table:formula="of:=[.X155]" office:value-type="float" office:value="2" calcext:value-type="float">
            <text:p>2</text:p>
          </table:table-cell>
          <table:table-cell table:style-name="ce8" table:number-columns-repeated="2"/>
          <table:table-cell table:style-name="ce50" table:formula="of:=SUM([.N123:.Q123])/2" office:value-type="float" office:value="2" calcext:value-type="float">
            <text:p>2</text:p>
          </table:table-cell>
          <table:table-cell/>
          <table:table-cell table:style-name="ce50" office:value-type="float" office:value="14" calcext:value-type="float">
            <text:p>14</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15]" office:value-type="float" office:value="3" calcext:value-type="float">
            <text:p>3</text:p>
          </table:table-cell>
          <table:table-cell table:style-name="ce50" table:formula="of:=IFERROR(IF([.U123]=&quot;R&quot;;VLOOKUP([.W123];[.$AA$3:.$AB$7];2;0);[.W123]);&quot;&quot;)" office:value-type="float" office:value="3" calcext:value-type="float">
            <text:p>3</text:p>
          </table:table-cell>
          <table:table-cell table:number-columns-repeated="1000"/>
        </table:table-row>
        <table:table-row table:style-name="ro5">
          <table:table-cell office:value-type="string" calcext:value-type="string">
            <text:p>Agreeableness</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20:.R123])" office:value-type="float" office:value="2.875" calcext:value-type="float">
            <text:p>2.875</text:p>
          </table:table-cell>
          <table:table-cell/>
          <table:table-cell table:style-name="ce50" office:value-type="float" office:value="15" calcext:value-type="float">
            <text:p>15</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16]" office:value-type="float" office:value="4" calcext:value-type="float">
            <text:p>4</text:p>
          </table:table-cell>
          <table:table-cell table:style-name="ce78" table:formula="of:=IFERROR(IF([.U124]=&quot;R&quot;;VLOOKUP([.W124];[.$AA$3:.$AB$7];2;0);[.W124]);&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table:number-columns-repeated="2"/>
          <table:table-cell table:style-name="ce50"/>
          <table:table-cell table:style-name="ce50"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25:.K125])/4" office:value-type="float" office:value="4" calcext:value-type="float">
            <text:p>4</text:p>
          </table:table-cell>
          <table:table-cell/>
          <table:table-cell table:style-name="ce8" table:formula="of:=[.X111]" office:value-type="float" office:value="5" calcext:value-type="float">
            <text:p>5</text:p>
          </table:table-cell>
          <table:table-cell table:style-name="ce8" table:formula="of:=[.X136]" office:value-type="float" office:value="5" calcext:value-type="float">
            <text:p>5</text:p>
          </table:table-cell>
          <table:table-cell table:style-name="ce8" table:number-columns-repeated="2"/>
          <table:table-cell table:style-name="ce50" table:formula="of:=SUM([.N125:.Q125])/2" office:value-type="float" office:value="5" calcext:value-type="float">
            <text:p>5</text:p>
          </table:table-cell>
          <table:table-cell/>
          <table:table-cell table:style-name="ce50" office:value-type="float" office:value="16" calcext:value-type="float">
            <text:p>16</text:p>
          </table:table-cell>
          <table:table-cell table:style-name="ce50"/>
          <table:table-cell table:style-name="ce50" office:value-type="float" office:value="2" calcext:value-type="float">
            <text:p>2</text:p>
          </table:table-cell>
          <table:table-cell table:style-name="ce50" table:formula="of:=[$'jawaban peserta'.B17]" office:value-type="float" office:value="3" calcext:value-type="float">
            <text:p>3</text:p>
          </table:table-cell>
          <table:table-cell table:style-name="ce78" table:formula="of:=IFERROR(IF([.U125]=&quot;R&quot;;VLOOKUP([.W125];[.$AA$3:.$AB$7];2;0);[.W125]);&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1" calcext:value-type="float">
            <text:p>51</text:p>
          </table:table-cell>
          <table:table-cell table:style-name="ce8"/>
          <table:table-cell table:style-name="ce50"/>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26:.K126])/4" office:value-type="float" office:value="3" calcext:value-type="float">
            <text:p>3</text:p>
          </table:table-cell>
          <table:table-cell/>
          <table:table-cell table:style-name="ce8" table:formula="of:=[.X118]" office:value-type="float" office:value="2" calcext:value-type="float">
            <text:p>2</text:p>
          </table:table-cell>
          <table:table-cell table:style-name="ce8" table:formula="of:=[.X142]" office:value-type="float" office:value="3" calcext:value-type="float">
            <text:p>3</text:p>
          </table:table-cell>
          <table:table-cell table:style-name="ce8" table:formula="of:=[.X160]" office:value-type="float" office:value="5" calcext:value-type="float">
            <text:p>5</text:p>
          </table:table-cell>
          <table:table-cell table:style-name="ce8"/>
          <table:table-cell table:style-name="ce50" table:formula="of:=SUM([.N126:.Q126])/3" office:value-type="float" office:value="3.33333333333333" calcext:value-type="float">
            <text:p>3.33333333333333</text:p>
          </table:table-cell>
          <table:table-cell/>
          <table:table-cell table:style-name="ce50" office:value-type="float" office:value="17" calcext:value-type="float">
            <text:p>17</text:p>
          </table:table-cell>
          <table:table-cell table:style-name="ce50"/>
          <table:table-cell table:style-name="ce50" office:value-type="float" office:value="4" calcext:value-type="float">
            <text:p>4</text:p>
          </table:table-cell>
          <table:table-cell table:style-name="ce50" table:formula="of:=[$'jawaban peserta'.B18]" office:value-type="float" office:value="5" calcext:value-type="float">
            <text:p>5</text:p>
          </table:table-cell>
          <table:table-cell table:style-name="ce50" table:formula="of:=IFERROR(IF([.U126]=&quot;R&quot;;VLOOKUP([.W126];[.$AA$3:.$AB$7];2;0);[.W126]);&quot;&quot;)" office:value-type="float" office:value="5" calcext:value-type="float">
            <text:p>5</text:p>
          </table:table-cell>
          <table:table-cell table:number-columns-repeated="1000"/>
        </table:table-row>
        <table:table-row table:style-name="ro5">
          <table:table-cell/>
          <table:table-cell table:style-name="ce50"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57R</text:p>
          </table:table-cell>
          <table:table-cell table:style-name="ce8"/>
          <table:table-cell table:style-name="ce50"/>
          <table:table-cell table:style-name="ce50"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127:.K127])/4" office:value-type="float" office:value="2.5" calcext:value-type="float">
            <text:p>2.5</text:p>
          </table:table-cell>
          <table:table-cell/>
          <table:table-cell table:style-name="ce8" table:formula="of:=[.X124]" office:value-type="float" office:value="2" calcext:value-type="float">
            <text:p>2</text:p>
          </table:table-cell>
          <table:table-cell table:style-name="ce8" table:formula="of:=[.X148]" office:value-type="float" office:value="3" calcext:value-type="float">
            <text:p>3</text:p>
          </table:table-cell>
          <table:table-cell table:style-name="ce8" table:formula="of:=[.X166]" office:value-type="float" office:value="2" calcext:value-type="float">
            <text:p>2</text:p>
          </table:table-cell>
          <table:table-cell table:style-name="ce8"/>
          <table:table-cell table:style-name="ce50" table:formula="of:=SUM([.N127:.Q127])/3" office:value-type="float" office:value="2.33333333333333" calcext:value-type="float">
            <text:p>2.33333333333333</text:p>
          </table:table-cell>
          <table:table-cell/>
          <table:table-cell table:style-name="ce50" office:value-type="float" office:value="18" calcext:value-type="float">
            <text:p>18</text:p>
          </table:table-cell>
          <table:table-cell table:style-name="ce50"/>
          <table:table-cell table:style-name="ce50" office:value-type="float" office:value="5" calcext:value-type="float">
            <text:p>5</text:p>
          </table:table-cell>
          <table:table-cell table:style-name="ce50" table:formula="of:=[$'jawaban peserta'.B19]" office:value-type="float" office:value="4" calcext:value-type="float">
            <text:p>4</text:p>
          </table:table-cell>
          <table:table-cell table:style-name="ce50" table:formula="of:=IFERROR(IF([.U127]=&quot;R&quot;;VLOOKUP([.W127];[.$AA$3:.$AB$7];2;0);[.W127]);&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table:number-columns-repeated="2"/>
          <table:table-cell table:style-name="ce50"/>
          <table:table-cell table:style-name="ce50"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28:.K128])/4" office:value-type="float" office:value="4.25" calcext:value-type="float">
            <text:p>4.25</text:p>
          </table:table-cell>
          <table:table-cell/>
          <table:table-cell table:style-name="ce8" table:formula="of:=[.X130]" office:value-type="float" office:value="2" calcext:value-type="float">
            <text:p>2</text:p>
          </table:table-cell>
          <table:table-cell table:style-name="ce8" table:formula="of:=[.X154]" office:value-type="float" office:value="3" calcext:value-type="float">
            <text:p>3</text:p>
          </table:table-cell>
          <table:table-cell table:style-name="ce8" table:number-columns-repeated="2"/>
          <table:table-cell table:style-name="ce50" table:formula="of:=SUM([.N128:.Q128])/2" office:value-type="float" office:value="2.5" calcext:value-type="float">
            <text:p>2.5</text:p>
          </table:table-cell>
          <table:table-cell/>
          <table:table-cell table:style-name="ce50" office:value-type="float" office:value="19" calcext:value-type="float">
            <text:p>19</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20]" office:value-type="float" office:value="3" calcext:value-type="float">
            <text:p>3</text:p>
          </table:table-cell>
          <table:table-cell table:style-name="ce78" table:formula="of:=IFERROR(IF([.U128]=&quot;R&quot;;VLOOKUP([.W128];[.$AA$3:.$AB$7];2;0);[.W128]);&quot;&quot;)" office:value-type="float" office:value="3" calcext:value-type="float">
            <text:p>3</text:p>
          </table:table-cell>
          <table:table-cell table:number-columns-repeated="1000"/>
        </table:table-row>
        <table:table-row table:style-name="ro5">
          <table:table-cell office:value-type="string" calcext:value-type="string">
            <text:p>Conscientiousness</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25:.R128])" office:value-type="float" office:value="3.29166666666667" calcext:value-type="float">
            <text:p>3.29166666666667</text:p>
          </table:table-cell>
          <table:table-cell/>
          <table:table-cell table:style-name="ce50" office:value-type="float" office:value="20" calcext:value-type="float">
            <text:p>20</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21]" office:value-type="float" office:value="4" calcext:value-type="float">
            <text:p>4</text:p>
          </table:table-cell>
          <table:table-cell table:style-name="ce78" table:formula="of:=IFERROR(IF([.U129]=&quot;R&quot;;VLOOKUP([.W129];[.$AA$3:.$AB$7];2;0);[.W129]);&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Organization</text:p>
          </table:table-cell>
          <table:table-cell table:style-name="ce8" office:value-type="float" office:value="2" calcext:value-type="float">
            <text:p>2</text:p>
          </table:table-cell>
          <table:table-cell table:style-name="ce8" office:value-type="string" calcext:value-type="string">
            <text:p>26R</text:p>
          </table:table-cell>
          <table:table-cell table:style-name="ce8" table:number-columns-repeated="2"/>
          <table:table-cell table:style-name="ce50"/>
          <table:table-cell table:style-name="ce50"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0:.K130])/4" office:value-type="float" office:value="4" calcext:value-type="float">
            <text:p>4</text:p>
          </table:table-cell>
          <table:table-cell/>
          <table:table-cell table:style-name="ce8" table:formula="of:=[.X111]" office:value-type="float" office:value="5" calcext:value-type="float">
            <text:p>5</text:p>
          </table:table-cell>
          <table:table-cell table:style-name="ce8" table:formula="of:=[.X135]" office:value-type="float" office:value="3" calcext:value-type="float">
            <text:p>3</text:p>
          </table:table-cell>
          <table:table-cell table:style-name="ce8" table:number-columns-repeated="2"/>
          <table:table-cell table:style-name="ce50" table:formula="of:=SUM([.N130:.Q130])/2" office:value-type="float" office:value="4" calcext:value-type="float">
            <text:p>4</text:p>
          </table:table-cell>
          <table:table-cell/>
          <table:table-cell table:style-name="ce50" office:value-type="float" office:value="21" calcext:value-type="float">
            <text:p>2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2]" office:value-type="float" office:value="4" calcext:value-type="float">
            <text:p>4</text:p>
          </table:table-cell>
          <table:table-cell table:style-name="ce78" table:formula="of:=IFERROR(IF([.U130]=&quot;R&quot;;VLOOKUP([.W130];[.$AA$3:.$AB$7];2;0);[.W130]);&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Diligence</text:p>
          </table:table-cell>
          <table:table-cell table:style-name="ce8" office:value-type="float" office:value="8" calcext:value-type="float">
            <text:p>8</text:p>
          </table:table-cell>
          <table:table-cell table:style-name="ce8" office:value-type="string" calcext:value-type="string">
            <text:p>32R</text:p>
          </table:table-cell>
          <table:table-cell table:style-name="ce8" table:number-columns-repeated="2"/>
          <table:table-cell table:style-name="ce50"/>
          <table:table-cell table:style-name="ce50"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1:.K131])/4" office:value-type="float" office:value="4" calcext:value-type="float">
            <text:p>4</text:p>
          </table:table-cell>
          <table:table-cell/>
          <table:table-cell table:style-name="ce8" table:formula="of:=[.X117]" office:value-type="float" office:value="2" calcext:value-type="float">
            <text:p>2</text:p>
          </table:table-cell>
          <table:table-cell table:style-name="ce8" table:formula="of:=[.X141]" office:value-type="float" office:value="2" calcext:value-type="float">
            <text:p>2</text:p>
          </table:table-cell>
          <table:table-cell table:style-name="ce8" table:number-columns-repeated="2"/>
          <table:table-cell table:style-name="ce50" table:formula="of:=SUM([.N131:.Q131])/2" office:value-type="float" office:value="2" calcext:value-type="float">
            <text:p>2</text:p>
          </table:table-cell>
          <table:table-cell/>
          <table:table-cell table:style-name="ce50" office:value-type="float" office:value="22" calcext:value-type="float">
            <text:p>22</text:p>
          </table:table-cell>
          <table:table-cell table:style-name="ce50"/>
          <table:table-cell table:style-name="ce50" office:value-type="float" office:value="4" calcext:value-type="float">
            <text:p>4</text:p>
          </table:table-cell>
          <table:table-cell table:style-name="ce50" table:formula="of:=[$'jawaban peserta'.B23]" office:value-type="float" office:value="2" calcext:value-type="float">
            <text:p>2</text:p>
          </table:table-cell>
          <table:table-cell table:style-name="ce50" table:formula="of:=IFERROR(IF([.U131]=&quot;R&quot;;VLOOKUP([.W131];[.$AA$3:.$AB$7];2;0);[.W131]);&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Perfectionism</text:p>
          </table:table-cell>
          <table:table-cell table:style-name="ce8" office:value-type="string" calcext:value-type="string">
            <text:p>14R</text:p>
          </table:table-cell>
          <table:table-cell table:style-name="ce8" office:value-type="float" office:value="38" calcext:value-type="float">
            <text:p>38</text:p>
          </table:table-cell>
          <table:table-cell table:style-name="ce8" office:value-type="float" office:value="50" calcext:value-type="float">
            <text:p>50</text:p>
          </table:table-cell>
          <table:table-cell table:style-name="ce8"/>
          <table:table-cell table:style-name="ce50"/>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32:.K132])/4" office:value-type="float" office:value="4.5" calcext:value-type="float">
            <text:p>4.5</text:p>
          </table:table-cell>
          <table:table-cell/>
          <table:table-cell table:style-name="ce8" table:formula="of:=[.X123]" office:value-type="float" office:value="3" calcext:value-type="float">
            <text:p>3</text:p>
          </table:table-cell>
          <table:table-cell table:style-name="ce8" table:formula="of:=[.X147]" office:value-type="float" office:value="3" calcext:value-type="float">
            <text:p>3</text:p>
          </table:table-cell>
          <table:table-cell table:style-name="ce8" table:formula="of:=[.X159]" office:value-type="float" office:value="3" calcext:value-type="float">
            <text:p>3</text:p>
          </table:table-cell>
          <table:table-cell table:style-name="ce8"/>
          <table:table-cell table:style-name="ce50" table:formula="of:=SUM([.N132:.Q132])/3" office:value-type="float" office:value="3" calcext:value-type="float">
            <text:p>3</text:p>
          </table:table-cell>
          <table:table-cell/>
          <table:table-cell table:style-name="ce50" office:value-type="float" office:value="23" calcext:value-type="float">
            <text:p>23</text:p>
          </table:table-cell>
          <table:table-cell table:style-name="ce50"/>
          <table:table-cell table:style-name="ce50" office:value-type="float" office:value="4" calcext:value-type="float">
            <text:p>4</text:p>
          </table:table-cell>
          <table:table-cell table:style-name="ce50" table:formula="of:=[$'jawaban peserta'.B24]" office:value-type="float" office:value="3" calcext:value-type="float">
            <text:p>3</text:p>
          </table:table-cell>
          <table:table-cell table:style-name="ce50" table:formula="of:=IFERROR(IF([.U132]=&quot;R&quot;;VLOOKUP([.W132];[.$AA$3:.$AB$7];2;0);[.W132]);&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string" calcext:value-type="string">
            <text:p>56R</text:p>
          </table:table-cell>
          <table:table-cell table:style-name="ce8"/>
          <table:table-cell table:style-name="ce50"/>
          <table:table-cell table:style-name="ce50"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133:.K133])/4" office:value-type="float" office:value="4.25" calcext:value-type="float">
            <text:p>4.25</text:p>
          </table:table-cell>
          <table:table-cell/>
          <table:table-cell table:style-name="ce8" table:formula="of:=[.X129]" office:value-type="float" office:value="2" calcext:value-type="float">
            <text:p>2</text:p>
          </table:table-cell>
          <table:table-cell table:style-name="ce8" table:formula="of:=[.X153]" office:value-type="float" office:value="3" calcext:value-type="float">
            <text:p>3</text:p>
          </table:table-cell>
          <table:table-cell table:style-name="ce8" table:formula="of:=[.X165]" office:value-type="float" office:value="3" calcext:value-type="float">
            <text:p>3</text:p>
          </table:table-cell>
          <table:table-cell table:style-name="ce8"/>
          <table:table-cell table:style-name="ce50" table:formula="of:=SUM([.N133:.Q133])/3" office:value-type="float" office:value="2.66666666666667" calcext:value-type="float">
            <text:p>2.66666666666667</text:p>
          </table:table-cell>
          <table:table-cell/>
          <table:table-cell table:style-name="ce50" office:value-type="float" office:value="24" calcext:value-type="float">
            <text:p>24</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25]" office:value-type="float" office:value="4" calcext:value-type="float">
            <text:p>4</text:p>
          </table:table-cell>
          <table:table-cell table:style-name="ce50" table:formula="of:=IFERROR(IF([.U133]=&quot;R&quot;;VLOOKUP([.W133];[.$AA$3:.$AB$7];2;0);[.W133]);&quot;&quot;)" office:value-type="float" office:value="2" calcext:value-type="float">
            <text:p>2</text:p>
          </table:table-cell>
          <table:table-cell table:number-columns-repeated="1000"/>
        </table:table-row>
        <table:table-row table:style-name="ro5">
          <table:table-cell office:value-type="string" calcext:value-type="string">
            <text:p>Openess to Experience</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30:.R133])" office:value-type="float" office:value="2.91666666666667" calcext:value-type="float">
            <text:p>2.91666666666667</text:p>
          </table:table-cell>
          <table:table-cell/>
          <table:table-cell table:style-name="ce50" office:value-type="float" office:value="25" calcext:value-type="float">
            <text:p>25</text:p>
          </table:table-cell>
          <table:table-cell table:style-name="ce50"/>
          <table:table-cell table:style-name="ce50" office:value-type="float" office:value="2" calcext:value-type="float">
            <text:p>2</text:p>
          </table:table-cell>
          <table:table-cell table:style-name="ce50" table:formula="of:=[$'jawaban peserta'.B26]" office:value-type="float" office:value="3" calcext:value-type="float">
            <text:p>3</text:p>
          </table:table-cell>
          <table:table-cell table:style-name="ce78" table:formula="of:=IFERROR(IF([.U134]=&quot;R&quot;;VLOOKUP([.W134];[.$AA$3:.$AB$7];2;0);[.W134]);&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Aesthetic Appreciation</text:p>
          </table:table-cell>
          <table:table-cell table:style-name="ce8" office:value-type="string" calcext:value-type="string">
            <text:p>1R</text:p>
          </table:table-cell>
          <table:table-cell table:style-name="ce8" office:value-type="float" office:value="25" calcext:value-type="float">
            <text:p>25</text:p>
          </table:table-cell>
          <table:table-cell table:style-name="ce8" table:number-columns-repeated="2"/>
          <table:table-cell table:style-name="ce50"/>
          <table:table-cell table:style-name="ce50"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135:.K135])/4" office:value-type="float" office:value="3.25" calcext:value-type="float">
            <text:p>3.25</text:p>
          </table:table-cell>
          <table:table-cell/>
          <table:table-cell table:style-name="ce8" table:formula="of:=[.X110]" office:value-type="float" office:value="2" calcext:value-type="float">
            <text:p>2</text:p>
          </table:table-cell>
          <table:table-cell table:style-name="ce8" table:formula="of:=[.X134]" office:value-type="float" office:value="3" calcext:value-type="float">
            <text:p>3</text:p>
          </table:table-cell>
          <table:table-cell table:style-name="ce8" table:number-columns-repeated="2"/>
          <table:table-cell table:style-name="ce50" table:formula="of:=SUM([.N135:.Q135])/2" office:value-type="float" office:value="2.5" calcext:value-type="float">
            <text:p>2.5</text:p>
          </table:table-cell>
          <table:table-cell/>
          <table:table-cell table:style-name="ce50" office:value-type="float" office:value="26" calcext:value-type="float">
            <text:p>2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7]" office:value-type="float" office:value="3" calcext:value-type="float">
            <text:p>3</text:p>
          </table:table-cell>
          <table:table-cell table:style-name="ce50" table:formula="of:=IFERROR(IF([.U135]=&quot;R&quot;;VLOOKUP([.W135];[.$AA$3:.$AB$7];2;0);[.W135]);&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Inquitiveness</text:p>
          </table:table-cell>
          <table:table-cell table:style-name="ce8" office:value-type="float" office:value="7" calcext:value-type="float">
            <text:p>7</text:p>
          </table:table-cell>
          <table:table-cell table:style-name="ce8" office:value-type="string" calcext:value-type="string">
            <text:p>31R</text:p>
          </table:table-cell>
          <table:table-cell table:style-name="ce8" table:number-columns-repeated="2"/>
          <table:table-cell table:style-name="ce50"/>
          <table:table-cell table:number-columns-repeated="2" table:style-name="ce50" office:value-type="float" office:value="3" calcext:value-type="float">
            <text:p>3</text:p>
          </table:table-cell>
          <table:table-cell table:number-columns-repeated="2" table:style-name="ce50" office:value-type="float" office:value="4" calcext:value-type="float">
            <text:p>4</text:p>
          </table:table-cell>
          <table:table-cell table:style-name="ce8" table:formula="of:=SUM([.H136:.K136])/4" office:value-type="float" office:value="3.5" calcext:value-type="float">
            <text:p>3.5</text:p>
          </table:table-cell>
          <table:table-cell/>
          <table:table-cell table:style-name="ce8" table:formula="of:=[.X116]" office:value-type="float" office:value="3" calcext:value-type="float">
            <text:p>3</text:p>
          </table:table-cell>
          <table:table-cell table:style-name="ce8" table:formula="of:=[.X140]" office:value-type="float" office:value="3" calcext:value-type="float">
            <text:p>3</text:p>
          </table:table-cell>
          <table:table-cell table:style-name="ce8" table:number-columns-repeated="2"/>
          <table:table-cell table:style-name="ce50" table:formula="of:=SUM([.N136:.Q136])/2" office:value-type="float" office:value="3" calcext:value-type="float">
            <text:p>3</text:p>
          </table:table-cell>
          <table:table-cell/>
          <table:table-cell table:style-name="ce50" office:value-type="float" office:value="27" calcext:value-type="float">
            <text:p>27</text:p>
          </table:table-cell>
          <table:table-cell table:style-name="ce50"/>
          <table:table-cell table:style-name="ce50" office:value-type="float" office:value="5" calcext:value-type="float">
            <text:p>5</text:p>
          </table:table-cell>
          <table:table-cell table:style-name="ce50" table:formula="of:=[$'jawaban peserta'.B28]" office:value-type="float" office:value="5" calcext:value-type="float">
            <text:p>5</text:p>
          </table:table-cell>
          <table:table-cell table:style-name="ce50" table:formula="of:=IFERROR(IF([.U136]=&quot;R&quot;;VLOOKUP([.W136];[.$AA$3:.$AB$7];2;0);[.W136]);&quot;&quot;)" office:value-type="float" office:value="5" calcext:value-type="float">
            <text:p>5</text:p>
          </table:table-cell>
          <table:table-cell table:number-columns-repeated="1000"/>
        </table:table-row>
        <table:table-row table:style-name="ro5">
          <table:table-cell/>
          <table:table-cell table:style-name="ce50" office:value-type="string" calcext:value-type="string">
            <text:p>Creativity</text:p>
          </table:table-cell>
          <table:table-cell table:style-name="ce8" office:value-type="float" office:value="13" calcext:value-type="float">
            <text:p>13</text:p>
          </table:table-cell>
          <table:table-cell table:style-name="ce8" office:value-type="float" office:value="37" calcext:value-type="float">
            <text:p>37</text:p>
          </table:table-cell>
          <table:table-cell table:style-name="ce8" office:value-type="string" calcext:value-type="string">
            <text:p>49R</text:p>
          </table:table-cell>
          <table:table-cell table:style-name="ce8"/>
          <table:table-cell table:style-name="ce50"/>
          <table:table-cell table:style-name="ce50" office:value-type="float" office:value="4" calcext:value-type="float">
            <text:p>4</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8" table:formula="of:=SUM([.H137:.K137])/4" office:value-type="float" office:value="3.25" calcext:value-type="float">
            <text:p>3.25</text:p>
          </table:table-cell>
          <table:table-cell/>
          <table:table-cell table:style-name="ce8" table:formula="of:=[.X122]" office:value-type="float" office:value="3" calcext:value-type="float">
            <text:p>3</text:p>
          </table:table-cell>
          <table:table-cell table:style-name="ce8" table:formula="of:=[.X146]" office:value-type="float" office:value="4" calcext:value-type="float">
            <text:p>4</text:p>
          </table:table-cell>
          <table:table-cell table:style-name="ce8" table:formula="of:=[.X158]" office:value-type="float" office:value="3" calcext:value-type="float">
            <text:p>3</text:p>
          </table:table-cell>
          <table:table-cell table:style-name="ce8"/>
          <table:table-cell table:style-name="ce50" table:formula="of:=SUM([.N137:.Q137])/3" office:value-type="float" office:value="3.33333333333333" calcext:value-type="float">
            <text:p>3.33333333333333</text:p>
          </table:table-cell>
          <table:table-cell/>
          <table:table-cell table:style-name="ce50" office:value-type="float" office:value="28" calcext:value-type="float">
            <text:p>28</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9]" office:value-type="float" office:value="3" calcext:value-type="float">
            <text:p>3</text:p>
          </table:table-cell>
          <table:table-cell table:style-name="ce50" table:formula="of:=IFERROR(IF([.U137]=&quot;R&quot;;VLOOKUP([.W137];[.$AA$3:.$AB$7];2;0);[.W137]);&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string" calcext:value-type="string">
            <text:p>55R</text:p>
          </table:table-cell>
          <table:table-cell table:style-name="ce8"/>
          <table:table-cell table:style-name="ce50"/>
          <table:table-cell table:style-name="ce50" office:value-type="float" office:value="3" calcext:value-type="float">
            <text:p>3</text:p>
          </table:table-cell>
          <table:table-cell table:style-name="ce50" office:value-type="float" office:value="4" calcext:value-type="float">
            <text:p>4</text:p>
          </table:table-cell>
          <table:table-cell table:style-name="ce50" office:value-type="float" office:value="3" calcext:value-type="float">
            <text:p>3</text:p>
          </table:table-cell>
          <table:table-cell table:style-name="ce50" office:value-type="float" office:value="1" calcext:value-type="float">
            <text:p>1</text:p>
          </table:table-cell>
          <table:table-cell table:style-name="ce8" table:formula="of:=SUM([.H138:.K138])/4" office:value-type="float" office:value="2.75" calcext:value-type="float">
            <text:p>2.75</text:p>
          </table:table-cell>
          <table:table-cell/>
          <table:table-cell table:style-name="ce8" table:formula="of:=[.X128]" office:value-type="float" office:value="3" calcext:value-type="float">
            <text:p>3</text:p>
          </table:table-cell>
          <table:table-cell table:style-name="ce8" table:formula="of:=[.X152]" office:value-type="float" office:value="3" calcext:value-type="float">
            <text:p>3</text:p>
          </table:table-cell>
          <table:table-cell table:style-name="ce8" table:formula="of:=[.X164]" office:value-type="float" office:value="1" calcext:value-type="float">
            <text:p>1</text:p>
          </table:table-cell>
          <table:table-cell table:style-name="ce8"/>
          <table:table-cell table:style-name="ce50" table:formula="of:=SUM([.N138:.Q138])/3" office:value-type="float" office:value="2.33333333333333" calcext:value-type="float">
            <text:p>2.33333333333333</text:p>
          </table:table-cell>
          <table:table-cell/>
          <table:table-cell table:style-name="ce50" office:value-type="float" office:value="29" calcext:value-type="float">
            <text:p>29</text:p>
          </table:table-cell>
          <table:table-cell table:style-name="ce50"/>
          <table:table-cell table:style-name="ce50" office:value-type="float" office:value="4" calcext:value-type="float">
            <text:p>4</text:p>
          </table:table-cell>
          <table:table-cell table:style-name="ce50" table:formula="of:=[$'jawaban peserta'.B30]" office:value-type="float" office:value="3" calcext:value-type="float">
            <text:p>3</text:p>
          </table:table-cell>
          <table:table-cell table:style-name="ce78" table:formula="of:=IFERROR(IF([.U138]=&quot;R&quot;;VLOOKUP([.W138];[.$AA$3:.$AB$7];2;0);[.W138]);&quot;&quot;)" office:value-type="float" office:value="3" calcext:value-type="float">
            <text:p>3</text:p>
          </table:table-cell>
          <table:table-cell table:number-columns-repeated="1000"/>
        </table:table-row>
        <table:table-row table:style-name="ro5">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35:.R138])" office:value-type="float" office:value="2.79166666666667" calcext:value-type="float">
            <text:p>2.79166666666667</text:p>
          </table:table-cell>
          <table:table-cell/>
          <table:table-cell table:style-name="ce50" office:value-type="float" office:value="30" calcext:value-type="float">
            <text:p>3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31]" office:value-type="float" office:value="4" calcext:value-type="float">
            <text:p>4</text:p>
          </table:table-cell>
          <table:table-cell table:style-name="ce50" table:formula="of:=IFERROR(IF([.U139]=&quot;R&quot;;VLOOKUP([.W139];[.$AA$3:.$AB$7];2;0);[.W139]);&quot;&quot;)" office:value-type="float" office:value="2" calcext:value-type="float">
            <text:p>2</text:p>
          </table:table-cell>
          <table:table-cell table:number-columns-repeated="1000"/>
        </table:table-row>
        <table:table-row table:style-name="ro5">
          <table:table-cell office:value-type="string" calcext:value-type="string">
            <text:p>(interstitial facet scale) Altruism </text:p>
          </table:table-cell>
          <table:table-cell table:style-name="ce50"/>
          <table:table-cell table:style-name="ce8" office:value-type="float" office:value="97" calcext:value-type="float">
            <text:p>97</text:p>
          </table:table-cell>
          <table:table-cell table:style-name="ce8" office:value-type="float" office:value="98" calcext:value-type="float">
            <text:p>98</text:p>
          </table:table-cell>
          <table:table-cell table:style-name="ce8" table:number-columns-repeated="2"/>
          <table:table-cell table:style-name="ce50"/>
          <table:table-cell table:number-columns-repeated="2" table:style-name="ce50" office:value-type="float" office:value="4" calcext:value-type="float">
            <text:p>4</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8" table:formula="of:=SUM([.H140:.K140])/4" office:value-type="float" office:value="3.25" calcext:value-type="float">
            <text:p>3.25</text:p>
          </table:table-cell>
          <table:table-cell/>
          <table:table-cell table:style-name="ce8" table:number-columns-repeated="4"/>
          <table:table-cell table:style-name="ce50"/>
          <table:table-cell/>
          <table:table-cell table:style-name="ce50" office:value-type="float" office:value="31" calcext:value-type="float">
            <text:p>31</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32]" office:value-type="float" office:value="3" calcext:value-type="float">
            <text:p>3</text:p>
          </table:table-cell>
          <table:table-cell table:style-name="ce50" table:formula="of:=IFERROR(IF([.U140]=&quot;R&quot;;VLOOKUP([.W140];[.$AA$3:.$AB$7];2;0);[.W140]);&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32" calcext:value-type="float">
            <text:p>32</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33]" office:value-type="float" office:value="4" calcext:value-type="float">
            <text:p>4</text:p>
          </table:table-cell>
          <table:table-cell table:style-name="ce50" table:formula="of:=IFERROR(IF([.U141]=&quot;R&quot;;VLOOKUP([.W141];[.$AA$3:.$AB$7];2;0);[.W141]);&quot;&quot;)" office:value-type="float" office:value="2" calcext:value-type="float">
            <text:p>2</text:p>
          </table:table-cell>
          <table:table-cell table:number-columns-repeated="1000"/>
        </table:table-row>
        <table:table-row table:style-name="ro5">
          <table:table-cell table:number-columns-repeated="19"/>
          <table:table-cell table:style-name="ce50" office:value-type="float" office:value="33" calcext:value-type="float">
            <text:p>33</text:p>
          </table:table-cell>
          <table:table-cell table:style-name="ce50"/>
          <table:table-cell table:style-name="ce50" office:value-type="float" office:value="3" calcext:value-type="float">
            <text:p>3</text:p>
          </table:table-cell>
          <table:table-cell table:style-name="ce50" table:formula="of:=[$'jawaban peserta'.B34]" office:value-type="float" office:value="3" calcext:value-type="float">
            <text:p>3</text:p>
          </table:table-cell>
          <table:table-cell table:style-name="ce50" table:formula="of:=IFERROR(IF([.U142]=&quot;R&quot;;VLOOKUP([.W142];[.$AA$3:.$AB$7];2;0);[.W142]);&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34" calcext:value-type="float">
            <text:p>34</text:p>
          </table:table-cell>
          <table:table-cell table:style-name="ce50"/>
          <table:table-cell table:style-name="ce50" office:value-type="float" office:value="3" calcext:value-type="float">
            <text:p>3</text:p>
          </table:table-cell>
          <table:table-cell table:style-name="ce50" table:formula="of:=[$'jawaban peserta'.B35]" office:value-type="float" office:value="2" calcext:value-type="float">
            <text:p>2</text:p>
          </table:table-cell>
          <table:table-cell table:style-name="ce50" table:formula="of:=IFERROR(IF([.U143]=&quot;R&quot;;VLOOKUP([.W143];[.$AA$3:.$AB$7];2;0);[.W143]);&quot;&quot;)" office:value-type="float" office:value="2" calcext:value-type="float">
            <text:p>2</text:p>
          </table:table-cell>
          <table:table-cell table:number-columns-repeated="1000"/>
        </table:table-row>
        <table:table-row table:style-name="ro5">
          <table:table-cell table:number-columns-repeated="19"/>
          <table:table-cell table:style-name="ce50" office:value-type="float" office:value="35" calcext:value-type="float">
            <text:p>35</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36]" office:value-type="float" office:value="3" calcext:value-type="float">
            <text:p>3</text:p>
          </table:table-cell>
          <table:table-cell table:style-name="ce78" table:formula="of:=IFERROR(IF([.U144]=&quot;R&quot;;VLOOKUP([.W144];[.$AA$3:.$AB$7];2;0);[.W144]);&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36" calcext:value-type="float">
            <text:p>36</text:p>
          </table:table-cell>
          <table:table-cell table:style-name="ce50"/>
          <table:table-cell table:style-name="ce50" office:value-type="float" office:value="5" calcext:value-type="float">
            <text:p>5</text:p>
          </table:table-cell>
          <table:table-cell table:style-name="ce50" table:formula="of:=[$'jawaban peserta'.B37]" office:value-type="float" office:value="1" calcext:value-type="float">
            <text:p>1</text:p>
          </table:table-cell>
          <table:table-cell table:style-name="ce78" table:formula="of:=IFERROR(IF([.U145]=&quot;R&quot;;VLOOKUP([.W145];[.$AA$3:.$AB$7];2;0);[.W145]);&quot;&quot;)" office:value-type="float" office:value="1" calcext:value-type="float">
            <text:p>1</text:p>
          </table:table-cell>
          <table:table-cell table:number-columns-repeated="1000"/>
        </table:table-row>
        <table:table-row table:style-name="ro5">
          <table:table-cell table:number-columns-repeated="19"/>
          <table:table-cell table:style-name="ce50" office:value-type="float" office:value="37" calcext:value-type="float">
            <text:p>37</text:p>
          </table:table-cell>
          <table:table-cell table:style-name="ce50"/>
          <table:table-cell table:style-name="ce50" office:value-type="float" office:value="2" calcext:value-type="float">
            <text:p>2</text:p>
          </table:table-cell>
          <table:table-cell table:style-name="ce50" table:formula="of:=[$'jawaban peserta'.B38]" office:value-type="float" office:value="4" calcext:value-type="float">
            <text:p>4</text:p>
          </table:table-cell>
          <table:table-cell table:style-name="ce50" table:formula="of:=IFERROR(IF([.U146]=&quot;R&quot;;VLOOKUP([.W146];[.$AA$3:.$AB$7];2;0);[.W146]);&quot;&quot;)" office:value-type="float" office:value="4" calcext:value-type="float">
            <text:p>4</text:p>
          </table:table-cell>
          <table:table-cell table:number-columns-repeated="1000"/>
        </table:table-row>
        <table:table-row table:style-name="ro5">
          <table:table-cell table:number-columns-repeated="19"/>
          <table:table-cell table:style-name="ce50" office:value-type="float" office:value="38" calcext:value-type="float">
            <text:p>38</text:p>
          </table:table-cell>
          <table:table-cell table:style-name="ce50"/>
          <table:table-cell table:style-name="ce50" office:value-type="float" office:value="4" calcext:value-type="float">
            <text:p>4</text:p>
          </table:table-cell>
          <table:table-cell table:style-name="ce50" table:formula="of:=[$'jawaban peserta'.B39]" office:value-type="float" office:value="3" calcext:value-type="float">
            <text:p>3</text:p>
          </table:table-cell>
          <table:table-cell table:style-name="ce78" table:formula="of:=IFERROR(IF([.U147]=&quot;R&quot;;VLOOKUP([.W147];[.$AA$3:.$AB$7];2;0);[.W147]);&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39" calcext:value-type="float">
            <text:p>39</text:p>
          </table:table-cell>
          <table:table-cell table:style-name="ce50"/>
          <table:table-cell table:style-name="ce50" office:value-type="float" office:value="4" calcext:value-type="float">
            <text:p>4</text:p>
          </table:table-cell>
          <table:table-cell table:style-name="ce50" table:formula="of:=[$'jawaban peserta'.B40]" office:value-type="float" office:value="3" calcext:value-type="float">
            <text:p>3</text:p>
          </table:table-cell>
          <table:table-cell table:style-name="ce50" table:formula="of:=IFERROR(IF([.U148]=&quot;R&quot;;VLOOKUP([.W148];[.$AA$3:.$AB$7];2;0);[.W148]);&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40" calcext:value-type="float">
            <text:p>40</text:p>
          </table:table-cell>
          <table:table-cell table:style-name="ce50"/>
          <table:table-cell table:style-name="ce50" office:value-type="float" office:value="5" calcext:value-type="float">
            <text:p>5</text:p>
          </table:table-cell>
          <table:table-cell table:style-name="ce50" table:formula="of:=[$'jawaban peserta'.B41]" office:value-type="float" office:value="4" calcext:value-type="float">
            <text:p>4</text:p>
          </table:table-cell>
          <table:table-cell table:style-name="ce50" table:formula="of:=IFERROR(IF([.U149]=&quot;R&quot;;VLOOKUP([.W149];[.$AA$3:.$AB$7];2;0);[.W149]);&quot;&quot;)" office:value-type="float" office:value="4" calcext:value-type="float">
            <text:p>4</text:p>
          </table:table-cell>
          <table:table-cell table:number-columns-repeated="1000"/>
        </table:table-row>
        <table:table-row table:style-name="ro5">
          <table:table-cell table:number-columns-repeated="19"/>
          <table:table-cell table:style-name="ce50" office:value-type="float" office:value="41" calcext:value-type="float">
            <text:p>4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42]" office:value-type="float" office:value="3" calcext:value-type="float">
            <text:p>3</text:p>
          </table:table-cell>
          <table:table-cell table:style-name="ce78" table:formula="of:=IFERROR(IF([.U150]=&quot;R&quot;;VLOOKUP([.W150];[.$AA$3:.$AB$7];2;0);[.W150]);&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42" calcext:value-type="float">
            <text:p>42</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43]" office:value-type="float" office:value="2" calcext:value-type="float">
            <text:p>2</text:p>
          </table:table-cell>
          <table:table-cell table:style-name="ce78" table:formula="of:=IFERROR(IF([.U151]=&quot;R&quot;;VLOOKUP([.W151];[.$AA$3:.$AB$7];2;0);[.W151]);&quot;&quot;)" office:value-type="float" office:value="4" calcext:value-type="float">
            <text:p>4</text:p>
          </table:table-cell>
          <table:table-cell table:number-columns-repeated="1000"/>
        </table:table-row>
        <table:table-row table:style-name="ro5">
          <table:table-cell table:number-columns-repeated="19"/>
          <table:table-cell table:style-name="ce50" office:value-type="float" office:value="43" calcext:value-type="float">
            <text:p>43</text:p>
          </table:table-cell>
          <table:table-cell table:style-name="ce50"/>
          <table:table-cell table:style-name="ce50" office:value-type="float" office:value="4" calcext:value-type="float">
            <text:p>4</text:p>
          </table:table-cell>
          <table:table-cell table:style-name="ce50" table:formula="of:=[$'jawaban peserta'.B44]" office:value-type="float" office:value="3" calcext:value-type="float">
            <text:p>3</text:p>
          </table:table-cell>
          <table:table-cell table:style-name="ce50" table:formula="of:=IFERROR(IF([.U152]=&quot;R&quot;;VLOOKUP([.W152];[.$AA$3:.$AB$7];2;0);[.W152]);&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44" calcext:value-type="float">
            <text:p>44</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45]" office:value-type="float" office:value="3" calcext:value-type="float">
            <text:p>3</text:p>
          </table:table-cell>
          <table:table-cell table:style-name="ce78" table:formula="of:=IFERROR(IF([.U153]=&quot;R&quot;;VLOOKUP([.W153];[.$AA$3:.$AB$7];2;0);[.W153]);&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45" calcext:value-type="float">
            <text:p>45</text:p>
          </table:table-cell>
          <table:table-cell table:style-name="ce50"/>
          <table:table-cell table:style-name="ce50" office:value-type="float" office:value="4" calcext:value-type="float">
            <text:p>4</text:p>
          </table:table-cell>
          <table:table-cell table:style-name="ce50" table:formula="of:=[$'jawaban peserta'.B46]" office:value-type="float" office:value="3" calcext:value-type="float">
            <text:p>3</text:p>
          </table:table-cell>
          <table:table-cell table:style-name="ce50" table:formula="of:=IFERROR(IF([.U154]=&quot;R&quot;;VLOOKUP([.W154];[.$AA$3:.$AB$7];2;0);[.W154]);&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46" calcext:value-type="float">
            <text:p>4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47]" office:value-type="float" office:value="4" calcext:value-type="float">
            <text:p>4</text:p>
          </table:table-cell>
          <table:table-cell table:style-name="ce50" table:formula="of:=IFERROR(IF([.U155]=&quot;R&quot;;VLOOKUP([.W155];[.$AA$3:.$AB$7];2;0);[.W155]);&quot;&quot;)" office:value-type="float" office:value="2" calcext:value-type="float">
            <text:p>2</text:p>
          </table:table-cell>
          <table:table-cell table:number-columns-repeated="1000"/>
        </table:table-row>
        <table:table-row table:style-name="ro5">
          <table:table-cell table:number-columns-repeated="19"/>
          <table:table-cell table:style-name="ce50" office:value-type="float" office:value="47" calcext:value-type="float">
            <text:p>47</text:p>
          </table:table-cell>
          <table:table-cell table:style-name="ce50"/>
          <table:table-cell table:style-name="ce50" office:value-type="float" office:value="4" calcext:value-type="float">
            <text:p>4</text:p>
          </table:table-cell>
          <table:table-cell table:style-name="ce50" table:formula="of:=[$'jawaban peserta'.B48]" office:value-type="float" office:value="3" calcext:value-type="float">
            <text:p>3</text:p>
          </table:table-cell>
          <table:table-cell table:style-name="ce50" table:formula="of:=IFERROR(IF([.U156]=&quot;R&quot;;VLOOKUP([.W156];[.$AA$3:.$AB$7];2;0);[.W156]);&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48" calcext:value-type="float">
            <text:p>48</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49]" office:value-type="float" office:value="5" calcext:value-type="float">
            <text:p>5</text:p>
          </table:table-cell>
          <table:table-cell table:style-name="ce50" table:formula="of:=IFERROR(IF([.U157]=&quot;R&quot;;VLOOKUP([.W157];[.$AA$3:.$AB$7];2;0);[.W157]);&quot;&quot;)" office:value-type="float" office:value="1" calcext:value-type="float">
            <text:p>1</text:p>
          </table:table-cell>
          <table:table-cell table:number-columns-repeated="1000"/>
        </table:table-row>
        <table:table-row table:style-name="ro5">
          <table:table-cell table:number-columns-repeated="19"/>
          <table:table-cell table:style-name="ce50" office:value-type="float" office:value="49" calcext:value-type="float">
            <text:p>49</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50]" office:value-type="float" office:value="3" calcext:value-type="float">
            <text:p>3</text:p>
          </table:table-cell>
          <table:table-cell table:style-name="ce50" table:formula="of:=IFERROR(IF([.U158]=&quot;R&quot;;VLOOKUP([.W158];[.$AA$3:.$AB$7];2;0);[.W158]);&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50" calcext:value-type="float">
            <text:p>50</text:p>
          </table:table-cell>
          <table:table-cell table:style-name="ce50"/>
          <table:table-cell table:style-name="ce50" office:value-type="float" office:value="4" calcext:value-type="float">
            <text:p>4</text:p>
          </table:table-cell>
          <table:table-cell table:style-name="ce50" table:formula="of:=[$'jawaban peserta'.B51]" office:value-type="float" office:value="3" calcext:value-type="float">
            <text:p>3</text:p>
          </table:table-cell>
          <table:table-cell table:style-name="ce78" table:formula="of:=IFERROR(IF([.U159]=&quot;R&quot;;VLOOKUP([.W159];[.$AA$3:.$AB$7];2;0);[.W159]);&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51" calcext:value-type="float">
            <text:p>51</text:p>
          </table:table-cell>
          <table:table-cell table:style-name="ce50"/>
          <table:table-cell table:style-name="ce50" office:value-type="float" office:value="2" calcext:value-type="float">
            <text:p>2</text:p>
          </table:table-cell>
          <table:table-cell table:style-name="ce50" table:formula="of:=[$'jawaban peserta'.B52]" office:value-type="float" office:value="5" calcext:value-type="float">
            <text:p>5</text:p>
          </table:table-cell>
          <table:table-cell table:style-name="ce78" table:formula="of:=IFERROR(IF([.U160]=&quot;R&quot;;VLOOKUP([.W160];[.$AA$3:.$AB$7];2;0);[.W160]);&quot;&quot;)" office:value-type="float" office:value="5" calcext:value-type="float">
            <text:p>5</text:p>
          </table:table-cell>
          <table:table-cell table:number-columns-repeated="1000"/>
        </table:table-row>
        <table:table-row table:style-name="ro5">
          <table:table-cell table:number-columns-repeated="19"/>
          <table:table-cell table:style-name="ce50" office:value-type="float" office:value="52" calcext:value-type="float">
            <text:p>52</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53]" office:value-type="float" office:value="3" calcext:value-type="float">
            <text:p>3</text:p>
          </table:table-cell>
          <table:table-cell table:style-name="ce78" table:formula="of:=IFERROR(IF([.U161]=&quot;R&quot;;VLOOKUP([.W161];[.$AA$3:.$AB$7];2;0);[.W161]);&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53" calcext:value-type="float">
            <text:p>53</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4]" office:value-type="float" office:value="4" calcext:value-type="float">
            <text:p>4</text:p>
          </table:table-cell>
          <table:table-cell table:style-name="ce50" table:formula="of:=IFERROR(IF([.U162]=&quot;R&quot;;VLOOKUP([.W162];[.$AA$3:.$AB$7];2;0);[.W162]);&quot;&quot;)" office:value-type="float" office:value="2" calcext:value-type="float">
            <text:p>2</text:p>
          </table:table-cell>
          <table:table-cell table:number-columns-repeated="1000"/>
        </table:table-row>
        <table:table-row table:style-name="ro5">
          <table:table-cell table:number-columns-repeated="19"/>
          <table:table-cell table:style-name="ce50" office:value-type="float" office:value="54" calcext:value-type="float">
            <text:p>54</text:p>
          </table:table-cell>
          <table:table-cell table:style-name="ce50"/>
          <table:table-cell table:style-name="ce50" office:value-type="float" office:value="4" calcext:value-type="float">
            <text:p>4</text:p>
          </table:table-cell>
          <table:table-cell table:style-name="ce50" table:formula="of:=[$'jawaban peserta'.B55]" office:value-type="float" office:value="3" calcext:value-type="float">
            <text:p>3</text:p>
          </table:table-cell>
          <table:table-cell table:style-name="ce78" table:formula="of:=IFERROR(IF([.U163]=&quot;R&quot;;VLOOKUP([.W163];[.$AA$3:.$AB$7];2;0);[.W163]);&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55" calcext:value-type="float">
            <text:p>55</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6]" office:value-type="float" office:value="5" calcext:value-type="float">
            <text:p>5</text:p>
          </table:table-cell>
          <table:table-cell table:style-name="ce78" table:formula="of:=IFERROR(IF([.U164]=&quot;R&quot;;VLOOKUP([.W164];[.$AA$3:.$AB$7];2;0);[.W164]);&quot;&quot;)" office:value-type="float" office:value="1" calcext:value-type="float">
            <text:p>1</text:p>
          </table:table-cell>
          <table:table-cell table:number-columns-repeated="1000"/>
        </table:table-row>
        <table:table-row table:style-name="ro5">
          <table:table-cell table:number-columns-repeated="19"/>
          <table:table-cell table:style-name="ce50" office:value-type="float" office:value="56" calcext:value-type="float">
            <text:p>5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7]" office:value-type="float" office:value="3" calcext:value-type="float">
            <text:p>3</text:p>
          </table:table-cell>
          <table:table-cell table:style-name="ce78" table:formula="of:=IFERROR(IF([.U165]=&quot;R&quot;;VLOOKUP([.W165];[.$AA$3:.$AB$7];2;0);[.W165]);&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57" calcext:value-type="float">
            <text:p>57</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58]" office:value-type="float" office:value="4" calcext:value-type="float">
            <text:p>4</text:p>
          </table:table-cell>
          <table:table-cell table:style-name="ce50" table:formula="of:=IFERROR(IF([.U166]=&quot;R&quot;;VLOOKUP([.W166];[.$AA$3:.$AB$7];2;0);[.W166]);&quot;&quot;)" office:value-type="float" office:value="2" calcext:value-type="float">
            <text:p>2</text:p>
          </table:table-cell>
          <table:table-cell table:number-columns-repeated="1000"/>
        </table:table-row>
        <table:table-row table:style-name="ro5">
          <table:table-cell table:number-columns-repeated="19"/>
          <table:table-cell table:style-name="ce50" office:value-type="float" office:value="58" calcext:value-type="float">
            <text:p>58</text:p>
          </table:table-cell>
          <table:table-cell table:style-name="ce50"/>
          <table:table-cell table:style-name="ce50" office:value-type="float" office:value="2" calcext:value-type="float">
            <text:p>2</text:p>
          </table:table-cell>
          <table:table-cell table:style-name="ce50" table:formula="of:=[$'jawaban peserta'.B59]" office:value-type="float" office:value="3" calcext:value-type="float">
            <text:p>3</text:p>
          </table:table-cell>
          <table:table-cell table:style-name="ce50" table:formula="of:=IFERROR(IF([.U167]=&quot;R&quot;;VLOOKUP([.W167];[.$AA$3:.$AB$7];2;0);[.W167]);&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59" calcext:value-type="float">
            <text:p>5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60]" office:value-type="float" office:value="4" calcext:value-type="float">
            <text:p>4</text:p>
          </table:table-cell>
          <table:table-cell table:style-name="ce78" table:formula="of:=IFERROR(IF([.U168]=&quot;R&quot;;VLOOKUP([.W168];[.$AA$3:.$AB$7];2;0);[.W168]);&quot;&quot;)" office:value-type="float" office:value="2" calcext:value-type="float">
            <text:p>2</text:p>
          </table:table-cell>
          <table:table-cell table:number-columns-repeated="1000"/>
        </table:table-row>
        <table:table-row table:style-name="ro5">
          <table:table-cell table:number-columns-repeated="19"/>
          <table:table-cell table:style-name="ce50" office:value-type="float" office:value="60" calcext:value-type="float">
            <text:p>60</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61]" office:value-type="float" office:value="3" calcext:value-type="float">
            <text:p>3</text:p>
          </table:table-cell>
          <table:table-cell table:style-name="ce50" table:formula="of:=IFERROR(IF([.U169]=&quot;R&quot;;VLOOKUP([.W169];[.$AA$3:.$AB$7];2;0);[.W169]);&quot;&quot;)" office:value-type="float" office:value="3" calcext:value-type="float">
            <text:p>3</text:p>
          </table:table-cell>
          <table:table-cell table:number-columns-repeated="1000"/>
        </table:table-row>
        <table:table-row table:style-name="ro5" table:number-rows-repeated="41">
          <table:table-cell table:number-columns-repeated="19"/>
          <table:table-cell table:style-name="Default"/>
          <table:table-cell table:number-columns-repeated="1004"/>
        </table:table-row>
        <table:table-row table:style-name="ro5" table:number-rows-repeated="1048363">
          <table:table-cell table:number-columns-repeated="1024"/>
        </table:table-row>
        <table:table-row table:style-name="ro8" table:number-rows-repeated="2">
          <table:table-cell table:number-columns-repeated="1024"/>
        </table:table-row>
        <table:table-row table:style-name="ro8">
          <table:table-cell table:number-columns-repeated="1024"/>
        </table:table-row>
      </table:table>
      <table:table table:name="View Input" table:style-name="ta2"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3" form:id="control13" form:current-value="2017-08-17"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17/08/2017"/>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16" form:id="control16" form:current-value="2014-08-08" form:max-value="2050-12-31" form:min-value="195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08/08/2014"/>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current-selected="true" form:selected="true" form:value="1"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value="2"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110.27pt" svg:height="28.8pt" svg:x="0.09pt" svg:y="0pt" draw:control="control2"/>
          <draw:control draw:z-index="1" draw:style-name="gr2" draw:text-style-name="P2" svg:width="110.27pt" svg:height="28.8pt" svg:x="0pt" svg:y="31.8pt" draw:control="control3"/>
          <draw:control draw:z-index="2" draw:style-name="gr2" draw:text-style-name="P2" svg:width="110.27pt" svg:height="28.06pt" svg:x="0.11pt" svg:y="67.97pt" draw:control="control4"/>
          <draw:control draw:z-index="3" draw:style-name="gr2" draw:text-style-name="P2" svg:width="94.37pt" svg:height="28.8pt" svg:x="301.1pt" svg:y="0.03pt" draw:control="control5"/>
          <draw:control draw:z-index="4" draw:style-name="gr2" draw:text-style-name="P2" svg:width="94.37pt" svg:height="28.8pt" svg:x="301.1pt" svg:y="33.68pt" draw:control="control6"/>
          <draw:control draw:z-index="5" draw:style-name="gr2" draw:text-style-name="P2" svg:width="94.37pt" svg:height="28.8pt" svg:x="549.01pt" svg:y="0.94pt" draw:control="control7"/>
          <draw:control draw:z-index="6" draw:style-name="gr2" draw:text-style-name="P2" svg:width="115.71pt" svg:height="28.8pt" svg:x="551pt" svg:y="33.68pt" draw:control="control8"/>
          <draw:control draw:z-index="7" draw:style-name="gr2" draw:text-style-name="P2" svg:width="114.89pt" svg:height="28.8pt" svg:x="769.95pt" svg:y="2.64pt" draw:control="control9"/>
          <draw:control draw:z-index="8" draw:style-name="gr2" draw:text-style-name="P2" svg:width="34.44pt" svg:height="28.8pt" svg:x="768.78pt" svg:y="36.28pt" draw:control="control10"/>
          <draw:control draw:z-index="9" draw:style-name="gr2" draw:text-style-name="P2" svg:width="114.89pt" svg:height="28.8pt" svg:x="768.78pt" svg:y="69.9pt" draw:control="control11"/>
          <draw:control draw:z-index="10" draw:text-style-name="P3" svg:width="97.48pt" svg:height="26.67pt" svg:x="117.69pt" svg:y="0.99pt" draw:control="control12"/>
          <draw:control draw:z-index="11" draw:style-name="gr3" draw:text-style-name="P4" svg:width="107.35pt" svg:height="29.88pt" svg:x="117.58pt" svg:y="32.12pt" draw:control="control13"/>
          <draw:control draw:z-index="12" draw:text-style-name="P3" svg:width="123.87pt" svg:height="26.67pt" svg:x="117.27pt" svg:y="67.97pt" draw:control="control14"/>
          <draw:control draw:z-index="13" draw:text-style-name="P3" svg:width="145.53pt" svg:height="26.67pt" svg:x="401.13pt" svg:y="0pt" draw:control="control15"/>
          <draw:control draw:z-index="14" draw:style-name="gr3" draw:text-style-name="P4" svg:width="138.9pt" svg:height="29.88pt" svg:x="401.16pt" svg:y="31.44pt" draw:control="control16"/>
          <draw:control draw:z-index="15" draw:text-style-name="P3" svg:width="35.49pt" svg:height="26.67pt" svg:x="671.53pt" svg:y="0.48pt" draw:control="control17"/>
          <draw:control draw:z-index="16" draw:text-style-name="P5" svg:width="48.73pt" svg:height="24.15pt" svg:x="247.61pt" svg:y="70.53pt" draw:control="control18"/>
          <draw:control draw:z-index="17" draw:text-style-name="P4" svg:width="87.73pt" svg:height="26.73pt" svg:x="672.83pt" svg:y="33.53pt" draw:control="control19"/>
          <draw:control draw:z-index="18" draw:text-style-name="P3" svg:width="145.53pt" svg:height="26.67pt" svg:x="889.54pt" svg:y="1.3pt" draw:control="control20"/>
          <draw:control draw:z-index="19" draw:text-style-name="P3" svg:width="145.53pt" svg:height="26.67pt" svg:x="889.54pt" svg:y="34.92pt" draw:control="control21"/>
          <draw:control draw:z-index="20" draw:text-style-name="P3" svg:width="145.53pt" svg:height="46.83pt" svg:x="888.35pt" svg:y="67.72pt" draw:control="control22"/>
          <draw:control draw:z-index="21" draw:text-style-name="P6" svg:width="69.08pt" svg:height="33.62pt" svg:x="515.11pt" svg:y="477.01pt" draw:control="control23"/>
          <draw:control draw:z-index="22" draw:text-style-name="P6" svg:width="69.08pt" svg:height="32.77pt" svg:x="589.49pt" svg:y="476.73pt" draw:control="control24"/>
          <draw:control draw:z-index="23" draw:text-style-name="P6" svg:width="69.08pt" svg:height="32.77pt" svg:x="441.16pt" svg:y="476.45pt" draw:control="control25"/>
          <draw:control draw:z-index="24" draw:style-name="gr4" draw:text-style-name="P7" svg:width="83.42pt" svg:height="26.45pt" svg:x="386.65pt" svg:y="79.54pt" draw:control="control26"/>
          <draw:control draw:z-index="25" draw:style-name="gr4" draw:text-style-name="P7" svg:width="83.42pt" svg:height="26.45pt" svg:x="497.71pt" svg:y="79.31pt" draw:control="control27"/>
        </table:shapes>
        <table:table-column table:style-name="co27" table:default-cell-style-name="ce55"/>
        <table:table-column table:style-name="co28" table:default-cell-style-name="ce62"/>
        <table:table-column table:style-name="co29" table:visibility="collapse" table:default-cell-style-name="ce62"/>
        <table:table-column table:style-name="co3" table:default-cell-style-name="ce62"/>
        <table:table-column table:style-name="co27" table:default-cell-style-name="ce62"/>
        <table:table-column table:style-name="co30" table:default-cell-style-name="ce62"/>
        <table:table-column table:style-name="co31" table:visibility="collapse" table:default-cell-style-name="ce62"/>
        <table:table-column table:style-name="co3" table:default-cell-style-name="ce62"/>
        <table:table-column table:style-name="co27" table:default-cell-style-name="ce62"/>
        <table:table-column table:style-name="co32" table:default-cell-style-name="ce62"/>
        <table:table-column table:style-name="co29" table:visibility="collapse" table:default-cell-style-name="ce62"/>
        <table:table-column table:style-name="co3" table:default-cell-style-name="ce62"/>
        <table:table-column table:style-name="co27" table:default-cell-style-name="ce62"/>
        <table:table-column table:style-name="co33" table:default-cell-style-name="ce62"/>
        <table:table-column table:style-name="co34" table:visibility="collapse" table:default-cell-style-name="ce62"/>
        <table:table-column table:style-name="co3" table:default-cell-style-name="ce62"/>
        <table:table-column table:style-name="co27" table:default-cell-style-name="ce62"/>
        <table:table-column table:style-name="co35" table:default-cell-style-name="ce62"/>
        <table:table-column table:style-name="co36" table:visibility="collapse" table:default-cell-style-name="ce62"/>
        <table:table-column table:style-name="co3" table:default-cell-style-name="ce62"/>
        <table:table-column table:style-name="co3" table:number-columns-repeated="7" table:default-cell-style-name="ce82"/>
        <table:table-column table:style-name="co3" table:visibility="collapse" table:number-columns-repeated="2" table:default-cell-style-name="ce82"/>
        <table:table-column table:style-name="co37" table:visibility="collapse" table:default-cell-style-name="ce82"/>
        <table:table-column table:style-name="co38" table:visibility="collapse" table:default-cell-style-name="ce82"/>
        <table:table-column table:style-name="co39" table:visibility="collapse" table:default-cell-style-name="ce82"/>
        <table:table-column table:style-name="co3" table:visibility="collapse" table:number-columns-repeated="992" table:default-cell-style-name="ce82"/>
        <table:table-row table:style-name="ro5">
          <table:table-cell table:style-name="ce52" table:number-columns-spanned="56" table:number-rows-spanned="9"/>
          <table:covered-table-cell table:number-columns-repeated="55"/>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number-columns-repeated="8"/>
          <table:table-cell table:style-name="ce22"/>
          <table:table-cell table:style-name="ce18" table:number-columns-repeated="4"/>
          <table:table-cell table:style-name="ce22" table:number-columns-repeated="992"/>
        </table:table-row>
        <table:table-row table:style-name="ro5">
          <table:table-cell table:style-name="ce54" office:value-type="float" office:value="1" calcext:value-type="float">
            <text:p>1</text:p>
          </table:table-cell>
          <table:table-cell table:style-name="ce61"/>
          <table:table-cell table:style-name="ce17" table:formula="of:=[$'jawaban peserta'.C2]">
            <text:p/>
          </table:table-cell>
          <table:table-cell table:style-name="ce18"/>
          <table:table-cell table:style-name="ce65" office:value-type="float" office:value="21" calcext:value-type="float">
            <text:p>21</text:p>
          </table:table-cell>
          <table:table-cell table:style-name="ce61"/>
          <table:table-cell table:style-name="ce17" table:formula="of:=[$'jawaban peserta'.C22]">
            <text:p/>
          </table:table-cell>
          <table:table-cell table:style-name="ce18"/>
          <table:table-cell table:style-name="ce65" office:value-type="float" office:value="41" calcext:value-type="float">
            <text:p>41</text:p>
          </table:table-cell>
          <table:table-cell table:style-name="ce61"/>
          <table:table-cell table:style-name="ce17" table:formula="of:=[$'jawaban peserta'.C42]" office:value-type="string" office:string-value="X" calcext:value-type="string">
            <text:p>X</text:p>
          </table:table-cell>
          <table:table-cell table:style-name="ce18"/>
          <table:table-cell table:style-name="ce68" office:value-type="float" office:value="61" calcext:value-type="float">
            <text:p>61</text:p>
          </table:table-cell>
          <table:table-cell table:style-name="ce70"/>
          <table:table-cell table:style-name="ce17" table:formula="of:=[$'jawaban peserta'.C62]">
            <text:p/>
          </table:table-cell>
          <table:table-cell table:style-name="ce18"/>
          <table:table-cell table:style-name="ce68" office:value-type="float" office:value="81" calcext:value-type="float">
            <text:p>81</text:p>
          </table:table-cell>
          <table:table-cell table:style-name="ce70"/>
          <table:table-cell table:style-name="ce17" table:formula="of:=[$'jawaban peserta'.C8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 calcext:value-type="float">
            <text:p>2</text:p>
          </table:table-cell>
          <table:table-cell table:style-name="ce61"/>
          <table:table-cell table:style-name="ce17" table:formula="of:=[$'jawaban peserta'.C3]" office:value-type="string" office:string-value="X" calcext:value-type="string">
            <text:p>X</text:p>
          </table:table-cell>
          <table:table-cell table:style-name="ce18"/>
          <table:table-cell table:style-name="ce65" office:value-type="float" office:value="22" calcext:value-type="float">
            <text:p>22</text:p>
          </table:table-cell>
          <table:table-cell table:style-name="ce61"/>
          <table:table-cell table:style-name="ce17" table:formula="of:=[$'jawaban peserta'.C23]" office:value-type="string" office:string-value="X" calcext:value-type="string">
            <text:p>X</text:p>
          </table:table-cell>
          <table:table-cell table:style-name="ce18"/>
          <table:table-cell table:style-name="ce65" office:value-type="float" office:value="42" calcext:value-type="float">
            <text:p>42</text:p>
          </table:table-cell>
          <table:table-cell table:style-name="ce61"/>
          <table:table-cell table:style-name="ce17" table:formula="of:=[$'jawaban peserta'.C43]" office:value-type="string" office:string-value="X" calcext:value-type="string">
            <text:p>X</text:p>
          </table:table-cell>
          <table:table-cell table:style-name="ce18"/>
          <table:table-cell table:style-name="ce68" office:value-type="float" office:value="62" calcext:value-type="float">
            <text:p>62</text:p>
          </table:table-cell>
          <table:table-cell table:style-name="ce70"/>
          <table:table-cell table:style-name="ce17" table:formula="of:=[$'jawaban peserta'.C63]" office:value-type="string" office:string-value="X" calcext:value-type="string">
            <text:p>X</text:p>
          </table:table-cell>
          <table:table-cell table:style-name="ce18"/>
          <table:table-cell table:style-name="ce68" office:value-type="float" office:value="82" calcext:value-type="float">
            <text:p>82</text:p>
          </table:table-cell>
          <table:table-cell table:style-name="ce70"/>
          <table:table-cell table:style-name="ce17" table:formula="of:=[$'jawaban peserta'.C8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3" calcext:value-type="float">
            <text:p>3</text:p>
          </table:table-cell>
          <table:table-cell table:style-name="ce61"/>
          <table:table-cell table:style-name="ce17" table:formula="of:=[$'jawaban peserta'.C4]" office:value-type="string" office:string-value="X" calcext:value-type="string">
            <text:p>X</text:p>
          </table:table-cell>
          <table:table-cell table:style-name="ce18"/>
          <table:table-cell table:style-name="ce65" office:value-type="float" office:value="23" calcext:value-type="float">
            <text:p>23</text:p>
          </table:table-cell>
          <table:table-cell table:style-name="ce61"/>
          <table:table-cell table:style-name="ce17" table:formula="of:=[$'jawaban peserta'.C24]" office:value-type="string" office:string-value="X" calcext:value-type="string">
            <text:p>X</text:p>
          </table:table-cell>
          <table:table-cell table:style-name="ce18"/>
          <table:table-cell table:style-name="ce65" office:value-type="float" office:value="43" calcext:value-type="float">
            <text:p>43</text:p>
          </table:table-cell>
          <table:table-cell table:style-name="ce61"/>
          <table:table-cell table:style-name="ce17" table:formula="of:=[$'jawaban peserta'.C44]" office:value-type="string" office:string-value="X" calcext:value-type="string">
            <text:p>X</text:p>
          </table:table-cell>
          <table:table-cell table:style-name="ce18"/>
          <table:table-cell table:style-name="ce68" office:value-type="float" office:value="63" calcext:value-type="float">
            <text:p>63</text:p>
          </table:table-cell>
          <table:table-cell table:style-name="ce70"/>
          <table:table-cell table:style-name="ce17" table:formula="of:=[$'jawaban peserta'.C64]" office:value-type="string" office:string-value="X" calcext:value-type="string">
            <text:p>X</text:p>
          </table:table-cell>
          <table:table-cell table:style-name="ce18"/>
          <table:table-cell table:style-name="ce68" office:value-type="float" office:value="83" calcext:value-type="float">
            <text:p>83</text:p>
          </table:table-cell>
          <table:table-cell table:style-name="ce70"/>
          <table:table-cell table:style-name="ce17" table:formula="of:=[$'jawaban peserta'.C8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4" calcext:value-type="float">
            <text:p>4</text:p>
          </table:table-cell>
          <table:table-cell table:style-name="ce61"/>
          <table:table-cell table:style-name="ce17" table:formula="of:=[$'jawaban peserta'.C5]">
            <text:p/>
          </table:table-cell>
          <table:table-cell table:style-name="ce18"/>
          <table:table-cell table:style-name="ce65" office:value-type="float" office:value="24" calcext:value-type="float">
            <text:p>24</text:p>
          </table:table-cell>
          <table:table-cell table:style-name="ce61"/>
          <table:table-cell table:style-name="ce17" table:formula="of:=[$'jawaban peserta'.C25]" office:value-type="string" office:string-value="X" calcext:value-type="string">
            <text:p>X</text:p>
          </table:table-cell>
          <table:table-cell table:style-name="ce18"/>
          <table:table-cell table:style-name="ce65" office:value-type="float" office:value="44" calcext:value-type="float">
            <text:p>44</text:p>
          </table:table-cell>
          <table:table-cell table:style-name="ce61"/>
          <table:table-cell table:style-name="ce17" table:formula="of:=[$'jawaban peserta'.C45]">
            <text:p/>
          </table:table-cell>
          <table:table-cell table:style-name="ce18"/>
          <table:table-cell table:style-name="ce68" office:value-type="float" office:value="64" calcext:value-type="float">
            <text:p>64</text:p>
          </table:table-cell>
          <table:table-cell table:style-name="ce70"/>
          <table:table-cell table:style-name="ce17" table:formula="of:=[$'jawaban peserta'.C65]" office:value-type="string" office:string-value="X" calcext:value-type="string">
            <text:p>X</text:p>
          </table:table-cell>
          <table:table-cell table:style-name="ce18"/>
          <table:table-cell table:style-name="ce68" office:value-type="float" office:value="84" calcext:value-type="float">
            <text:p>84</text:p>
          </table:table-cell>
          <table:table-cell table:style-name="ce70"/>
          <table:table-cell table:style-name="ce17" table:formula="of:=[$'jawaban peserta'.C8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5" calcext:value-type="float">
            <text:p>5</text:p>
          </table:table-cell>
          <table:table-cell table:style-name="ce61"/>
          <table:table-cell table:style-name="ce17" table:formula="of:=[$'jawaban peserta'.C6]" office:value-type="string" office:string-value="X" calcext:value-type="string">
            <text:p>X</text:p>
          </table:table-cell>
          <table:table-cell table:style-name="ce18"/>
          <table:table-cell table:style-name="ce65" office:value-type="float" office:value="25" calcext:value-type="float">
            <text:p>25</text:p>
          </table:table-cell>
          <table:table-cell table:style-name="ce61"/>
          <table:table-cell table:style-name="ce17" table:formula="of:=[$'jawaban peserta'.C26]" office:value-type="string" office:string-value="X" calcext:value-type="string">
            <text:p>X</text:p>
          </table:table-cell>
          <table:table-cell table:style-name="ce18"/>
          <table:table-cell table:style-name="ce65" office:value-type="float" office:value="45" calcext:value-type="float">
            <text:p>45</text:p>
          </table:table-cell>
          <table:table-cell table:style-name="ce61"/>
          <table:table-cell table:style-name="ce17" table:formula="of:=[$'jawaban peserta'.C46]" office:value-type="string" office:string-value="X" calcext:value-type="string">
            <text:p>X</text:p>
          </table:table-cell>
          <table:table-cell table:style-name="ce18"/>
          <table:table-cell table:style-name="ce68" office:value-type="float" office:value="65" calcext:value-type="float">
            <text:p>65</text:p>
          </table:table-cell>
          <table:table-cell table:style-name="ce70"/>
          <table:table-cell table:style-name="ce17" table:formula="of:=[$'jawaban peserta'.C66]" office:value-type="string" office:string-value="X" calcext:value-type="string">
            <text:p>X</text:p>
          </table:table-cell>
          <table:table-cell table:style-name="ce18"/>
          <table:table-cell table:style-name="ce68" office:value-type="float" office:value="85" calcext:value-type="float">
            <text:p>85</text:p>
          </table:table-cell>
          <table:table-cell table:style-name="ce70"/>
          <table:table-cell table:style-name="ce17" table:formula="of:=[$'jawaban peserta'.C86]">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6" calcext:value-type="float">
            <text:p>6</text:p>
          </table:table-cell>
          <table:table-cell table:style-name="ce61"/>
          <table:table-cell table:style-name="ce17" table:formula="of:=[$'jawaban peserta'.C7]" office:value-type="string" office:string-value="X" calcext:value-type="string">
            <text:p>X</text:p>
          </table:table-cell>
          <table:table-cell table:style-name="ce18"/>
          <table:table-cell table:style-name="ce65" office:value-type="float" office:value="26" calcext:value-type="float">
            <text:p>26</text:p>
          </table:table-cell>
          <table:table-cell table:style-name="ce61"/>
          <table:table-cell table:style-name="ce17" table:formula="of:=[$'jawaban peserta'.C27]" office:value-type="string" office:string-value="X" calcext:value-type="string">
            <text:p>X</text:p>
          </table:table-cell>
          <table:table-cell table:style-name="ce18"/>
          <table:table-cell table:style-name="ce65" office:value-type="float" office:value="46" calcext:value-type="float">
            <text:p>46</text:p>
          </table:table-cell>
          <table:table-cell table:style-name="ce61"/>
          <table:table-cell table:style-name="ce17" table:formula="of:=[$'jawaban peserta'.C47]">
            <text:p/>
          </table:table-cell>
          <table:table-cell table:style-name="ce18"/>
          <table:table-cell table:style-name="ce68" office:value-type="float" office:value="66" calcext:value-type="float">
            <text:p>66</text:p>
          </table:table-cell>
          <table:table-cell table:style-name="ce70"/>
          <table:table-cell table:style-name="ce17" table:formula="of:=[$'jawaban peserta'.C67]" office:value-type="string" office:string-value="X" calcext:value-type="string">
            <text:p>X</text:p>
          </table:table-cell>
          <table:table-cell table:style-name="ce18"/>
          <table:table-cell table:style-name="ce68" office:value-type="float" office:value="86" calcext:value-type="float">
            <text:p>86</text:p>
          </table:table-cell>
          <table:table-cell table:style-name="ce70"/>
          <table:table-cell table:style-name="ce17" table:formula="of:=[$'jawaban peserta'.C8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7" calcext:value-type="float">
            <text:p>7</text:p>
          </table:table-cell>
          <table:table-cell table:style-name="ce61"/>
          <table:table-cell table:style-name="ce17" table:formula="of:=[$'jawaban peserta'.C8]">
            <text:p/>
          </table:table-cell>
          <table:table-cell table:style-name="ce18"/>
          <table:table-cell table:style-name="ce65" office:value-type="float" office:value="27" calcext:value-type="float">
            <text:p>27</text:p>
          </table:table-cell>
          <table:table-cell table:style-name="ce61"/>
          <table:table-cell table:style-name="ce17" table:formula="of:=[$'jawaban peserta'.C28]">
            <text:p/>
          </table:table-cell>
          <table:table-cell table:style-name="ce18"/>
          <table:table-cell table:style-name="ce65" office:value-type="float" office:value="47" calcext:value-type="float">
            <text:p>47</text:p>
          </table:table-cell>
          <table:table-cell table:style-name="ce61"/>
          <table:table-cell table:style-name="ce17" table:formula="of:=[$'jawaban peserta'.C48]" office:value-type="string" office:string-value="X" calcext:value-type="string">
            <text:p>X</text:p>
          </table:table-cell>
          <table:table-cell table:style-name="ce18"/>
          <table:table-cell table:style-name="ce68" office:value-type="float" office:value="67" calcext:value-type="float">
            <text:p>67</text:p>
          </table:table-cell>
          <table:table-cell table:style-name="ce70"/>
          <table:table-cell table:style-name="ce17" table:formula="of:=[$'jawaban peserta'.C68]">
            <text:p/>
          </table:table-cell>
          <table:table-cell table:style-name="ce18"/>
          <table:table-cell table:style-name="ce68" office:value-type="float" office:value="87" calcext:value-type="float">
            <text:p>87</text:p>
          </table:table-cell>
          <table:table-cell table:style-name="ce70"/>
          <table:table-cell table:style-name="ce17" table:formula="of:=[$'jawaban peserta'.C8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8" calcext:value-type="float">
            <text:p>8</text:p>
          </table:table-cell>
          <table:table-cell table:style-name="ce61"/>
          <table:table-cell table:style-name="ce17" table:formula="of:=[$'jawaban peserta'.C9]" office:value-type="string" office:string-value="X" calcext:value-type="string">
            <text:p>X</text:p>
          </table:table-cell>
          <table:table-cell table:style-name="ce18"/>
          <table:table-cell table:style-name="ce65" office:value-type="float" office:value="28" calcext:value-type="float">
            <text:p>28</text:p>
          </table:table-cell>
          <table:table-cell table:style-name="ce61"/>
          <table:table-cell table:style-name="ce17" table:formula="of:=[$'jawaban peserta'.C29]" office:value-type="string" office:string-value="X" calcext:value-type="string">
            <text:p>X</text:p>
          </table:table-cell>
          <table:table-cell table:style-name="ce18"/>
          <table:table-cell table:style-name="ce65" office:value-type="float" office:value="48" calcext:value-type="float">
            <text:p>48</text:p>
          </table:table-cell>
          <table:table-cell table:style-name="ce61"/>
          <table:table-cell table:style-name="ce17" table:formula="of:=[$'jawaban peserta'.C49]" office:value-type="string" office:string-value="X" calcext:value-type="string">
            <text:p>X</text:p>
          </table:table-cell>
          <table:table-cell table:style-name="ce18"/>
          <table:table-cell table:style-name="ce68" office:value-type="float" office:value="68" calcext:value-type="float">
            <text:p>68</text:p>
          </table:table-cell>
          <table:table-cell table:style-name="ce70"/>
          <table:table-cell table:style-name="ce17" table:formula="of:=[$'jawaban peserta'.C69]" office:value-type="string" office:string-value="X" calcext:value-type="string">
            <text:p>X</text:p>
          </table:table-cell>
          <table:table-cell table:style-name="ce18"/>
          <table:table-cell table:style-name="ce68" office:value-type="float" office:value="88" calcext:value-type="float">
            <text:p>88</text:p>
          </table:table-cell>
          <table:table-cell table:style-name="ce70"/>
          <table:table-cell table:style-name="ce17" table:formula="of:=[$'jawaban peserta'.C89]">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9" calcext:value-type="float">
            <text:p>9</text:p>
          </table:table-cell>
          <table:table-cell table:style-name="ce61"/>
          <table:table-cell table:style-name="ce17" table:formula="of:=[$'jawaban peserta'.C10]">
            <text:p/>
          </table:table-cell>
          <table:table-cell table:style-name="ce18"/>
          <table:table-cell table:style-name="ce65" office:value-type="float" office:value="29" calcext:value-type="float">
            <text:p>29</text:p>
          </table:table-cell>
          <table:table-cell table:style-name="ce61"/>
          <table:table-cell table:style-name="ce17" table:formula="of:=[$'jawaban peserta'.C30]" office:value-type="string" office:string-value="X" calcext:value-type="string">
            <text:p>X</text:p>
          </table:table-cell>
          <table:table-cell table:style-name="ce18"/>
          <table:table-cell table:style-name="ce65" office:value-type="float" office:value="49" calcext:value-type="float">
            <text:p>49</text:p>
          </table:table-cell>
          <table:table-cell table:style-name="ce61"/>
          <table:table-cell table:style-name="ce17" table:formula="of:=[$'jawaban peserta'.C50]" office:value-type="string" office:string-value="X" calcext:value-type="string">
            <text:p>X</text:p>
          </table:table-cell>
          <table:table-cell table:style-name="ce18"/>
          <table:table-cell table:style-name="ce68" office:value-type="float" office:value="69" calcext:value-type="float">
            <text:p>69</text:p>
          </table:table-cell>
          <table:table-cell table:style-name="ce70"/>
          <table:table-cell table:style-name="ce17" table:formula="of:=[$'jawaban peserta'.C70]" office:value-type="string" office:string-value="X" calcext:value-type="string">
            <text:p>X</text:p>
          </table:table-cell>
          <table:table-cell table:style-name="ce18"/>
          <table:table-cell table:style-name="ce68" office:value-type="float" office:value="89" calcext:value-type="float">
            <text:p>89</text:p>
          </table:table-cell>
          <table:table-cell table:style-name="ce70"/>
          <table:table-cell table:style-name="ce17" table:formula="of:=[$'jawaban peserta'.C9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0" calcext:value-type="float">
            <text:p>10</text:p>
          </table:table-cell>
          <table:table-cell table:style-name="ce61"/>
          <table:table-cell table:style-name="ce17" table:formula="of:=[$'jawaban peserta'.C11]" office:value-type="string" office:string-value="X" calcext:value-type="string">
            <text:p>X</text:p>
          </table:table-cell>
          <table:table-cell table:style-name="ce18"/>
          <table:table-cell table:style-name="ce65" office:value-type="float" office:value="30" calcext:value-type="float">
            <text:p>30</text:p>
          </table:table-cell>
          <table:table-cell table:style-name="ce61"/>
          <table:table-cell table:style-name="ce17" table:formula="of:=[$'jawaban peserta'.C31]">
            <text:p/>
          </table:table-cell>
          <table:table-cell table:style-name="ce18"/>
          <table:table-cell table:style-name="ce65" office:value-type="float" office:value="50" calcext:value-type="float">
            <text:p>50</text:p>
          </table:table-cell>
          <table:table-cell table:style-name="ce61"/>
          <table:table-cell table:style-name="ce17" table:formula="of:=[$'jawaban peserta'.C51]" office:value-type="string" office:string-value="X" calcext:value-type="string">
            <text:p>X</text:p>
          </table:table-cell>
          <table:table-cell table:style-name="ce18"/>
          <table:table-cell table:style-name="ce68" office:value-type="float" office:value="70" calcext:value-type="float">
            <text:p>70</text:p>
          </table:table-cell>
          <table:table-cell table:style-name="ce70"/>
          <table:table-cell table:style-name="ce17" table:formula="of:=[$'jawaban peserta'.C71]" office:value-type="string" office:string-value="X" calcext:value-type="string">
            <text:p>X</text:p>
          </table:table-cell>
          <table:table-cell table:style-name="ce18"/>
          <table:table-cell table:style-name="ce68" office:value-type="float" office:value="90" calcext:value-type="float">
            <text:p>90</text:p>
          </table:table-cell>
          <table:table-cell table:style-name="ce70"/>
          <table:table-cell table:style-name="ce17" table:formula="of:=[$'jawaban peserta'.C9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1" calcext:value-type="float">
            <text:p>11</text:p>
          </table:table-cell>
          <table:table-cell table:style-name="ce61"/>
          <table:table-cell table:style-name="ce17" table:formula="of:=[$'jawaban peserta'.C12]" office:value-type="string" office:string-value="X" calcext:value-type="string">
            <text:p>X</text:p>
          </table:table-cell>
          <table:table-cell table:style-name="ce18"/>
          <table:table-cell table:style-name="ce65" office:value-type="float" office:value="31" calcext:value-type="float">
            <text:p>31</text:p>
          </table:table-cell>
          <table:table-cell table:style-name="ce61"/>
          <table:table-cell table:style-name="ce17" table:formula="of:=[$'jawaban peserta'.C32]">
            <text:p/>
          </table:table-cell>
          <table:table-cell table:style-name="ce18"/>
          <table:table-cell table:style-name="ce65" office:value-type="float" office:value="51" calcext:value-type="float">
            <text:p>51</text:p>
          </table:table-cell>
          <table:table-cell table:style-name="ce61"/>
          <table:table-cell table:style-name="ce17" table:formula="of:=[$'jawaban peserta'.C52]" office:value-type="string" office:string-value="X" calcext:value-type="string">
            <text:p>X</text:p>
          </table:table-cell>
          <table:table-cell table:style-name="ce18"/>
          <table:table-cell table:style-name="ce68" office:value-type="float" office:value="71" calcext:value-type="float">
            <text:p>71</text:p>
          </table:table-cell>
          <table:table-cell table:style-name="ce70"/>
          <table:table-cell table:style-name="ce17" table:formula="of:=[$'jawaban peserta'.C72]" office:value-type="string" office:string-value="X" calcext:value-type="string">
            <text:p>X</text:p>
          </table:table-cell>
          <table:table-cell table:style-name="ce18"/>
          <table:table-cell table:style-name="ce68" office:value-type="float" office:value="91" calcext:value-type="float">
            <text:p>91</text:p>
          </table:table-cell>
          <table:table-cell table:style-name="ce70"/>
          <table:table-cell table:style-name="ce17" table:formula="of:=[$'jawaban peserta'.C9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2" calcext:value-type="float">
            <text:p>12</text:p>
          </table:table-cell>
          <table:table-cell table:style-name="ce61"/>
          <table:table-cell table:style-name="ce17" table:formula="of:=[$'jawaban peserta'.C13]" office:value-type="string" office:string-value="X" calcext:value-type="string">
            <text:p>X</text:p>
          </table:table-cell>
          <table:table-cell table:style-name="ce18"/>
          <table:table-cell table:style-name="ce65" office:value-type="float" office:value="32" calcext:value-type="float">
            <text:p>32</text:p>
          </table:table-cell>
          <table:table-cell table:style-name="ce61"/>
          <table:table-cell table:style-name="ce17" table:formula="of:=[$'jawaban peserta'.C33]">
            <text:p/>
          </table:table-cell>
          <table:table-cell table:style-name="ce18"/>
          <table:table-cell table:style-name="ce65" office:value-type="float" office:value="52" calcext:value-type="float">
            <text:p>52</text:p>
          </table:table-cell>
          <table:table-cell table:style-name="ce61"/>
          <table:table-cell table:style-name="ce17" table:formula="of:=[$'jawaban peserta'.C53]">
            <text:p/>
          </table:table-cell>
          <table:table-cell table:style-name="ce18"/>
          <table:table-cell table:style-name="ce68" office:value-type="float" office:value="72" calcext:value-type="float">
            <text:p>72</text:p>
          </table:table-cell>
          <table:table-cell table:style-name="ce70"/>
          <table:table-cell table:style-name="ce17" table:formula="of:=[$'jawaban peserta'.C73]" office:value-type="string" office:string-value="X" calcext:value-type="string">
            <text:p>X</text:p>
          </table:table-cell>
          <table:table-cell table:style-name="ce18"/>
          <table:table-cell table:style-name="ce68" office:value-type="float" office:value="92" calcext:value-type="float">
            <text:p>92</text:p>
          </table:table-cell>
          <table:table-cell table:style-name="ce70"/>
          <table:table-cell table:style-name="ce17" table:formula="of:=[$'jawaban peserta'.C9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3" calcext:value-type="float">
            <text:p>13</text:p>
          </table:table-cell>
          <table:table-cell table:style-name="ce61"/>
          <table:table-cell table:style-name="ce17" table:formula="of:=[$'jawaban peserta'.C14]" office:value-type="string" office:string-value="X" calcext:value-type="string">
            <text:p>X</text:p>
          </table:table-cell>
          <table:table-cell table:style-name="ce18"/>
          <table:table-cell table:style-name="ce65" office:value-type="float" office:value="33" calcext:value-type="float">
            <text:p>33</text:p>
          </table:table-cell>
          <table:table-cell table:style-name="ce61"/>
          <table:table-cell table:style-name="ce17" table:formula="of:=[$'jawaban peserta'.C34]">
            <text:p/>
          </table:table-cell>
          <table:table-cell table:style-name="ce18"/>
          <table:table-cell table:style-name="ce65" office:value-type="float" office:value="53" calcext:value-type="float">
            <text:p>53</text:p>
          </table:table-cell>
          <table:table-cell table:style-name="ce61"/>
          <table:table-cell table:style-name="ce17" table:formula="of:=[$'jawaban peserta'.C54]">
            <text:p/>
          </table:table-cell>
          <table:table-cell table:style-name="ce18"/>
          <table:table-cell table:style-name="ce68" office:value-type="float" office:value="73" calcext:value-type="float">
            <text:p>73</text:p>
          </table:table-cell>
          <table:table-cell table:style-name="ce70"/>
          <table:table-cell table:style-name="ce17" table:formula="of:=[$'jawaban peserta'.C74]" office:value-type="string" office:string-value="X" calcext:value-type="string">
            <text:p>X</text:p>
          </table:table-cell>
          <table:table-cell table:style-name="ce18"/>
          <table:table-cell table:style-name="ce68" office:value-type="float" office:value="93" calcext:value-type="float">
            <text:p>93</text:p>
          </table:table-cell>
          <table:table-cell table:style-name="ce70"/>
          <table:table-cell table:style-name="ce17" table:formula="of:=[$'jawaban peserta'.C94]">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4" calcext:value-type="float">
            <text:p>14</text:p>
          </table:table-cell>
          <table:table-cell table:style-name="ce61"/>
          <table:table-cell table:style-name="ce17" table:formula="of:=[$'jawaban peserta'.C15]" office:value-type="string" office:string-value="X" calcext:value-type="string">
            <text:p>X</text:p>
          </table:table-cell>
          <table:table-cell table:style-name="ce18"/>
          <table:table-cell table:style-name="ce65" office:value-type="float" office:value="34" calcext:value-type="float">
            <text:p>34</text:p>
          </table:table-cell>
          <table:table-cell table:style-name="ce61"/>
          <table:table-cell table:style-name="ce17" table:formula="of:=[$'jawaban peserta'.C35]" office:value-type="string" office:string-value="X" calcext:value-type="string">
            <text:p>X</text:p>
          </table:table-cell>
          <table:table-cell table:style-name="ce18"/>
          <table:table-cell table:style-name="ce65" office:value-type="float" office:value="54" calcext:value-type="float">
            <text:p>54</text:p>
          </table:table-cell>
          <table:table-cell table:style-name="ce61"/>
          <table:table-cell table:style-name="ce17" table:formula="of:=[$'jawaban peserta'.C55]" office:value-type="string" office:string-value="X" calcext:value-type="string">
            <text:p>X</text:p>
          </table:table-cell>
          <table:table-cell table:style-name="ce18"/>
          <table:table-cell table:style-name="ce68" office:value-type="float" office:value="74" calcext:value-type="float">
            <text:p>74</text:p>
          </table:table-cell>
          <table:table-cell table:style-name="ce70"/>
          <table:table-cell table:style-name="ce17" table:formula="of:=[$'jawaban peserta'.C75]">
            <text:p/>
          </table:table-cell>
          <table:table-cell table:style-name="ce18"/>
          <table:table-cell table:style-name="ce68" office:value-type="float" office:value="94" calcext:value-type="float">
            <text:p>94</text:p>
          </table:table-cell>
          <table:table-cell table:style-name="ce70"/>
          <table:table-cell table:style-name="ce17" table:formula="of:=[$'jawaban peserta'.C9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5" calcext:value-type="float">
            <text:p>15</text:p>
          </table:table-cell>
          <table:table-cell table:style-name="ce61"/>
          <table:table-cell table:style-name="ce17" table:formula="of:=[$'jawaban peserta'.C16]" office:value-type="string" office:string-value="X" calcext:value-type="string">
            <text:p>X</text:p>
          </table:table-cell>
          <table:table-cell table:style-name="ce18"/>
          <table:table-cell table:style-name="ce65" office:value-type="float" office:value="35" calcext:value-type="float">
            <text:p>35</text:p>
          </table:table-cell>
          <table:table-cell table:style-name="ce61"/>
          <table:table-cell table:style-name="ce17" table:formula="of:=[$'jawaban peserta'.C36]" office:value-type="string" office:string-value="X" calcext:value-type="string">
            <text:p>X</text:p>
          </table:table-cell>
          <table:table-cell table:style-name="ce18"/>
          <table:table-cell table:style-name="ce65" office:value-type="float" office:value="55" calcext:value-type="float">
            <text:p>55</text:p>
          </table:table-cell>
          <table:table-cell table:style-name="ce61"/>
          <table:table-cell table:style-name="ce17" table:formula="of:=[$'jawaban peserta'.C56]" office:value-type="string" office:string-value="X" calcext:value-type="string">
            <text:p>X</text:p>
          </table:table-cell>
          <table:table-cell table:style-name="ce18"/>
          <table:table-cell table:style-name="ce68" office:value-type="float" office:value="75" calcext:value-type="float">
            <text:p>75</text:p>
          </table:table-cell>
          <table:table-cell table:style-name="ce70"/>
          <table:table-cell table:style-name="ce17" table:formula="of:=[$'jawaban peserta'.C76]" office:value-type="string" office:string-value="X" calcext:value-type="string">
            <text:p>X</text:p>
          </table:table-cell>
          <table:table-cell table:style-name="ce18"/>
          <table:table-cell table:style-name="ce68" office:value-type="float" office:value="95" calcext:value-type="float">
            <text:p>95</text:p>
          </table:table-cell>
          <table:table-cell table:style-name="ce70"/>
          <table:table-cell table:style-name="ce17" table:formula="of:=[$'jawaban peserta'.C96]">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6" calcext:value-type="float">
            <text:p>16</text:p>
          </table:table-cell>
          <table:table-cell table:style-name="ce61"/>
          <table:table-cell table:style-name="ce17" table:formula="of:=[$'jawaban peserta'.C17]" office:value-type="string" office:string-value="X" calcext:value-type="string">
            <text:p>X</text:p>
          </table:table-cell>
          <table:table-cell table:style-name="ce18"/>
          <table:table-cell table:style-name="ce65" office:value-type="float" office:value="36" calcext:value-type="float">
            <text:p>36</text:p>
          </table:table-cell>
          <table:table-cell table:style-name="ce61"/>
          <table:table-cell table:style-name="ce17" table:formula="of:=[$'jawaban peserta'.C37]" office:value-type="string" office:string-value="X" calcext:value-type="string">
            <text:p>X</text:p>
          </table:table-cell>
          <table:table-cell table:style-name="ce18"/>
          <table:table-cell table:style-name="ce65" office:value-type="float" office:value="56" calcext:value-type="float">
            <text:p>56</text:p>
          </table:table-cell>
          <table:table-cell table:style-name="ce61"/>
          <table:table-cell table:style-name="ce17" table:formula="of:=[$'jawaban peserta'.C57]" office:value-type="string" office:string-value="X" calcext:value-type="string">
            <text:p>X</text:p>
          </table:table-cell>
          <table:table-cell table:style-name="ce18"/>
          <table:table-cell table:style-name="ce68" office:value-type="float" office:value="76" calcext:value-type="float">
            <text:p>76</text:p>
          </table:table-cell>
          <table:table-cell table:style-name="ce70"/>
          <table:table-cell table:style-name="ce17" table:formula="of:=[$'jawaban peserta'.C77]">
            <text:p/>
          </table:table-cell>
          <table:table-cell table:style-name="ce18"/>
          <table:table-cell table:style-name="ce68" office:value-type="float" office:value="96" calcext:value-type="float">
            <text:p>96</text:p>
          </table:table-cell>
          <table:table-cell table:style-name="ce70"/>
          <table:table-cell table:style-name="ce17" table:formula="of:=[$'jawaban peserta'.C9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7" calcext:value-type="float">
            <text:p>17</text:p>
          </table:table-cell>
          <table:table-cell table:style-name="ce61"/>
          <table:table-cell table:style-name="ce17" table:formula="of:=[$'jawaban peserta'.C18]" office:value-type="string" office:string-value="X" calcext:value-type="string">
            <text:p>X</text:p>
          </table:table-cell>
          <table:table-cell table:style-name="ce18"/>
          <table:table-cell table:style-name="ce65" office:value-type="float" office:value="37" calcext:value-type="float">
            <text:p>37</text:p>
          </table:table-cell>
          <table:table-cell table:style-name="ce61"/>
          <table:table-cell table:style-name="ce17" table:formula="of:=[$'jawaban peserta'.C38]" office:value-type="string" office:string-value="X" calcext:value-type="string">
            <text:p>X</text:p>
          </table:table-cell>
          <table:table-cell table:style-name="ce18"/>
          <table:table-cell table:style-name="ce65" office:value-type="float" office:value="57" calcext:value-type="float">
            <text:p>57</text:p>
          </table:table-cell>
          <table:table-cell table:style-name="ce61"/>
          <table:table-cell table:style-name="ce17" table:formula="of:=[$'jawaban peserta'.C58]" office:value-type="string" office:string-value="X" calcext:value-type="string">
            <text:p>X</text:p>
          </table:table-cell>
          <table:table-cell table:style-name="ce18"/>
          <table:table-cell table:style-name="ce68" office:value-type="float" office:value="77" calcext:value-type="float">
            <text:p>77</text:p>
          </table:table-cell>
          <table:table-cell table:style-name="ce70"/>
          <table:table-cell table:style-name="ce17" table:formula="of:=[$'jawaban peserta'.C78]" office:value-type="string" office:string-value="X" calcext:value-type="string">
            <text:p>X</text:p>
          </table:table-cell>
          <table:table-cell table:style-name="ce18"/>
          <table:table-cell table:style-name="ce68" office:value-type="float" office:value="97" calcext:value-type="float">
            <text:p>97</text:p>
          </table:table-cell>
          <table:table-cell table:style-name="ce70"/>
          <table:table-cell table:style-name="ce17" table:formula="of:=[$'jawaban peserta'.C9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8" calcext:value-type="float">
            <text:p>18</text:p>
          </table:table-cell>
          <table:table-cell table:style-name="ce61"/>
          <table:table-cell table:style-name="ce17" table:formula="of:=[$'jawaban peserta'.C19]" office:value-type="string" office:string-value="X" calcext:value-type="string">
            <text:p>X</text:p>
          </table:table-cell>
          <table:table-cell table:style-name="ce18"/>
          <table:table-cell table:style-name="ce65" office:value-type="float" office:value="38" calcext:value-type="float">
            <text:p>38</text:p>
          </table:table-cell>
          <table:table-cell table:style-name="ce61"/>
          <table:table-cell table:style-name="ce17" table:formula="of:=[$'jawaban peserta'.C39]" office:value-type="string" office:string-value="X" calcext:value-type="string">
            <text:p>X</text:p>
          </table:table-cell>
          <table:table-cell table:style-name="ce18"/>
          <table:table-cell table:style-name="ce65" office:value-type="float" office:value="58" calcext:value-type="float">
            <text:p>58</text:p>
          </table:table-cell>
          <table:table-cell table:style-name="ce61"/>
          <table:table-cell table:style-name="ce17" table:formula="of:=[$'jawaban peserta'.C59]" office:value-type="string" office:string-value="X" calcext:value-type="string">
            <text:p>X</text:p>
          </table:table-cell>
          <table:table-cell table:style-name="ce18"/>
          <table:table-cell table:style-name="ce68" office:value-type="float" office:value="78" calcext:value-type="float">
            <text:p>78</text:p>
          </table:table-cell>
          <table:table-cell table:style-name="ce70"/>
          <table:table-cell table:style-name="ce17" table:formula="of:=[$'jawaban peserta'.C79]" office:value-type="string" office:string-value="X" calcext:value-type="string">
            <text:p>X</text:p>
          </table:table-cell>
          <table:table-cell table:style-name="ce18"/>
          <table:table-cell table:style-name="ce68" office:value-type="float" office:value="98" calcext:value-type="float">
            <text:p>98</text:p>
          </table:table-cell>
          <table:table-cell table:style-name="ce70"/>
          <table:table-cell table:style-name="ce17" table:formula="of:=[$'jawaban peserta'.C99]">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9" calcext:value-type="float">
            <text:p>19</text:p>
          </table:table-cell>
          <table:table-cell table:style-name="ce61"/>
          <table:table-cell table:style-name="ce17" table:formula="of:=[$'jawaban peserta'.C20]">
            <text:p/>
          </table:table-cell>
          <table:table-cell table:style-name="ce18"/>
          <table:table-cell table:style-name="ce65" office:value-type="float" office:value="39" calcext:value-type="float">
            <text:p>39</text:p>
          </table:table-cell>
          <table:table-cell table:style-name="ce61"/>
          <table:table-cell table:style-name="ce17" table:formula="of:=[$'jawaban peserta'.C40]" office:value-type="string" office:string-value="X" calcext:value-type="string">
            <text:p>X</text:p>
          </table:table-cell>
          <table:table-cell table:style-name="ce18"/>
          <table:table-cell table:style-name="ce65" office:value-type="float" office:value="59" calcext:value-type="float">
            <text:p>59</text:p>
          </table:table-cell>
          <table:table-cell table:style-name="ce61"/>
          <table:table-cell table:style-name="ce17" table:formula="of:=[$'jawaban peserta'.C60]">
            <text:p/>
          </table:table-cell>
          <table:table-cell table:style-name="ce18"/>
          <table:table-cell table:style-name="ce68" office:value-type="float" office:value="79" calcext:value-type="float">
            <text:p>79</text:p>
          </table:table-cell>
          <table:table-cell table:style-name="ce70"/>
          <table:table-cell table:style-name="ce17" table:formula="of:=[$'jawaban peserta'.C80]" office:value-type="string" office:string-value="X" calcext:value-type="string">
            <text:p>X</text:p>
          </table:table-cell>
          <table:table-cell table:style-name="ce18"/>
          <table:table-cell table:style-name="ce68" office:value-type="float" office:value="99" calcext:value-type="float">
            <text:p>99</text:p>
          </table:table-cell>
          <table:table-cell table:style-name="ce70"/>
          <table:table-cell table:style-name="ce17" table:formula="of:=[$'jawaban peserta'.C10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0" calcext:value-type="float">
            <text:p>20</text:p>
          </table:table-cell>
          <table:table-cell table:style-name="ce61"/>
          <table:table-cell table:style-name="ce17" table:formula="of:=[$'jawaban peserta'.C21]" office:value-type="string" office:string-value="X" calcext:value-type="string">
            <text:p>X</text:p>
          </table:table-cell>
          <table:table-cell table:style-name="ce18"/>
          <table:table-cell table:style-name="ce65" office:value-type="float" office:value="40" calcext:value-type="float">
            <text:p>40</text:p>
          </table:table-cell>
          <table:table-cell table:style-name="ce61"/>
          <table:table-cell table:style-name="ce17" table:formula="of:=[$'jawaban peserta'.C41]" office:value-type="string" office:string-value="X" calcext:value-type="string">
            <text:p>X</text:p>
          </table:table-cell>
          <table:table-cell table:style-name="ce18"/>
          <table:table-cell table:style-name="ce65" office:value-type="float" office:value="60" calcext:value-type="float">
            <text:p>60</text:p>
          </table:table-cell>
          <table:table-cell table:style-name="ce61"/>
          <table:table-cell table:style-name="ce17" table:formula="of:=[$'jawaban peserta'.C61]" office:value-type="string" office:string-value="X" calcext:value-type="string">
            <text:p>X</text:p>
          </table:table-cell>
          <table:table-cell table:style-name="ce18"/>
          <table:table-cell table:style-name="ce68" office:value-type="float" office:value="80" calcext:value-type="float">
            <text:p>80</text:p>
          </table:table-cell>
          <table:table-cell table:style-name="ce70"/>
          <table:table-cell table:style-name="ce17" table:formula="of:=[$'jawaban peserta'.C81]" office:value-type="string" office:string-value="X" calcext:value-type="string">
            <text:p>X</text:p>
          </table:table-cell>
          <table:table-cell table:style-name="ce18"/>
          <table:table-cell table:style-name="ce68" office:value-type="float" office:value="100" calcext:value-type="float">
            <text:p>100</text:p>
          </table:table-cell>
          <table:table-cell table:style-name="ce70"/>
          <table:table-cell table:style-name="ce17" table:formula="of:=[$'jawaban peserta'.C10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number-rows-repeated="17">
          <table:table-cell table:style-name="ce57"/>
          <table:table-cell table:style-name="ce18" table:number-columns-repeated="26"/>
          <table:table-cell/>
          <table:table-cell table:style-name="ce18" table:number-columns-repeated="4"/>
          <table:table-cell table:number-columns-repeated="992"/>
        </table:table-row>
        <table:table-row table:style-name="ro5" table:visibility="collapse" table:number-rows-repeated="1048528">
          <table:table-cell table:number-columns-repeated="1024"/>
        </table:table-row>
        <table:table-row table:style-name="ro5" table:visibility="collapse">
          <table:table-cell table:number-columns-repeated="1024"/>
        </table:table-row>
      </table:table>
      <table:table table:name="Database" table:style-name="ta2"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Inp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form>
        </office:forms>
        <table:shapes>
          <draw:control draw:z-index="0" draw:style-name="gr1" draw:text-style-name="P5" svg:width="70.87pt" svg:height="42.52pt" svg:x="102.53pt" svg:y="3.26pt" draw:control="control28"/>
          <draw:control draw:z-index="1" draw:style-name="gr1" draw:text-style-name="P5" svg:width="85.04pt" svg:height="42.52pt" svg:x="8.42pt" svg:y="2.1pt" draw:control="control29"/>
          <draw:control draw:z-index="2" draw:style-name="gr4" draw:text-style-name="P4" svg:width="85.04pt" svg:height="28.35pt" svg:x="182.75pt" svg:y="9.07pt" draw:control="control30"/>
        </table:shapes>
        <table:table-column table:style-name="co40" table:default-cell-style-name="ce37"/>
        <table:table-column table:style-name="co41" table:default-cell-style-name="ce39"/>
        <table:table-column table:style-name="co41" table:number-columns-repeated="2" table:default-cell-style-name="ce37"/>
        <table:table-column table:style-name="co41" table:default-cell-style-name="ce93"/>
        <table:table-column table:style-name="co42" table:default-cell-style-name="ce37"/>
        <table:table-column table:style-name="co41" table:default-cell-style-name="ce39"/>
        <table:table-column table:style-name="co41" table:number-columns-repeated="4" table:default-cell-style-name="ce37"/>
        <table:table-column table:style-name="co41" table:visibility="collapse" table:number-columns-repeated="1012" table:default-cell-style-name="ce37"/>
        <table:table-column table:style-name="co3" table:visibility="collapse" table:default-cell-style-name="ce37"/>
        <table:table-row table:style-name="ro5">
          <table:table-cell table:style-name="ce31" table:number-columns-spanned="11" table:number-rows-spanned="2"/>
          <table:covered-table-cell table:style-name="ce91"/>
          <table:covered-table-cell table:number-columns-repeated="2" table:style-name="ce85"/>
          <table:covered-table-cell table:style-name="ce96"/>
          <table:covered-table-cell table:style-name="ce85"/>
          <table:covered-table-cell table:style-name="ce91"/>
          <table:covered-table-cell table:number-columns-repeated="4" table:style-name="ce85"/>
          <table:table-cell table:number-columns-repeated="1013"/>
        </table:table-row>
        <table:table-row table:style-name="ro12">
          <table:covered-table-cell table:style-name="ce85"/>
          <table:covered-table-cell table:style-name="ce91"/>
          <table:covered-table-cell table:number-columns-repeated="2" table:style-name="ce85"/>
          <table:covered-table-cell table:style-name="ce96"/>
          <table:covered-table-cell table:style-name="ce85"/>
          <table:covered-table-cell table:style-name="ce91"/>
          <table:covered-table-cell table:number-columns-repeated="4" table:style-name="ce85"/>
          <table:table-cell table:number-columns-repeated="1013"/>
        </table:table-row>
        <table:table-row table:style-name="ro10">
          <table:table-cell table:style-name="ce87" office:value-type="string" calcext:value-type="string">
            <text:p>ID DATA</text:p>
          </table:table-cell>
          <table:table-cell table:style-name="ce92" office:value-type="string" calcext:value-type="string">
            <text:p>TANGGAL TES</text:p>
          </table:table-cell>
          <table:table-cell table:style-name="ce87" office:value-type="string" calcext:value-type="string">
            <text:p>KOTA</text:p>
          </table:table-cell>
          <table:table-cell table:style-name="ce87" office:value-type="string" calcext:value-type="string">
            <text:p>NO TES</text:p>
          </table:table-cell>
          <table:table-cell table:style-name="ce87" office:value-type="string" calcext:value-type="string">
            <text:p>NAMA KANDIDAT</text:p>
          </table:table-cell>
          <table:table-cell table:style-name="ce87" office:value-type="string" calcext:value-type="string">
            <text:p>JENIS KELAMIN</text:p>
          </table:table-cell>
          <table:table-cell table:style-name="ce92" office:value-type="string" calcext:value-type="string">
            <text:p>TANGGAL LAHIR</text:p>
          </table:table-cell>
          <table:table-cell table:style-name="ce87" office:value-type="string" calcext:value-type="string">
            <text:p>PENDIDIKAN TERAKHIR</text:p>
          </table:table-cell>
          <table:table-cell table:style-name="ce87" office:value-type="string" calcext:value-type="string">
            <text:p>PERUSAHAAN/INSTITUSI</text:p>
          </table:table-cell>
          <table:table-cell table:style-name="ce87" office:value-type="string" calcext:value-type="string">
            <text:p>POSISI YANG DITUJU</text:p>
          </table:table-cell>
          <table:table-cell table:style-name="ce87" office:value-type="string" calcext:value-type="string">
            <text:p>CATATAN/KETERANGAN LAIN</text:p>
          </table:table-cell>
          <table:table-cell table:style-name="ce66" table:number-columns-repeated="1013"/>
        </table:table-row>
        <table:table-row table:style-name="ro5">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89"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08-04" calcext:value-type="date">
            <text:p>4. Aug. 2018</text:p>
          </table:table-cell>
          <table:table-cell table:number-columns-repeated="2"/>
          <table:table-cell office:value-type="string" calcext:value-type="string">
            <text:p>RONY</text:p>
          </table:table-cell>
          <table:table-cell office:value-type="string" calcext:value-type="string">
            <text:p>L</text:p>
          </table:table-cell>
          <table:table-cell table:number-columns-repeated="3"/>
          <table:table-cell office:value-type="string" calcext:value-type="string">
            <text:p>SALES/MARKETING</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5" calcext:value-type="float">
            <text:p>5</text:p>
          </table:table-cell>
          <table:table-cell office:value-type="date" office:date-value="2018-08-04" calcext:value-type="date">
            <text:p>4. Aug. 2018</text:p>
          </table:table-cell>
          <table:table-cell table:number-columns-repeated="9"/>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6" calcext:value-type="float">
            <text:p>6</text:p>
          </table:table-cell>
          <table:table-cell table:style-name="ce37" office:value-type="string" calcext:value-type="string">
            <text:p>14. Aug. 2018</text:p>
          </table:table-cell>
          <table:table-cell table:style-name="Default"/>
          <table:table-cell table:style-name="Default" office:value-type="float" office:value="1" calcext:value-type="float">
            <text:p>1</text:p>
          </table:table-cell>
          <table:table-cell table:style-name="Default" office:value-type="string" calcext:value-type="string">
            <text:p>Rima Rismawati</text:p>
          </table:table-cell>
          <table:table-cell office:value-type="string" calcext:value-type="string">
            <text:p>P</text:p>
          </table:table-cell>
          <table:table-cell table:style-name="ce37" office:value-type="string" calcext:value-type="string">
            <text:p>30. Dec. 1899</text:p>
          </table:table-cell>
          <table:table-cell office:value-type="string" calcext:value-type="string">
            <text:p>SMA/SMK</text:p>
          </table:table-cell>
          <table:table-cell/>
          <table:table-cell office:value-type="string" calcext:value-type="string">
            <text:p>MANAGER</text:p>
          </table:table-cell>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number-columns-repeated="2"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3" table:style-name="Default" office:value-type="float" office:value="2" calcext:value-type="float">
            <text:p>2</text:p>
          </table:table-cell>
          <table:table-cell table:number-columns-repeated="3"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3"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2" table:style-name="Default" office:value-type="float" office:value="2" calcext:value-type="float">
            <text:p>2</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2"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9" calcext:value-type="float">
            <text:p>9</text:p>
          </table:table-cell>
          <table:table-cell table:style-name="ce37" office:value-type="string" calcext:value-type="string">
            <text:p>14. Aug. 2018</text:p>
          </table:table-cell>
          <table:table-cell table:style-name="Default" table:number-columns-repeated="3"/>
          <table:table-cell/>
          <table:table-cell table:style-name="ce37"/>
          <table:table-cell table:number-columns-repeated="4"/>
          <table:table-cell table:number-columns-repeated="100"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5" calcext:value-type="float">
            <text:p>5</text:p>
          </table:table-cell>
          <table:table-cell table:style-name="ce37" office:value-type="string" calcext:value-type="string">
            <text:p>14. Aug. 2018</text:p>
          </table:table-cell>
          <table:table-cell table:style-name="Default"/>
          <table:table-cell table:style-name="Default" office:value-type="float" office:value="2" calcext:value-type="float">
            <text:p>2</text:p>
          </table:table-cell>
          <table:table-cell table:style-name="Default" office:value-type="string" calcext:value-type="string">
            <text:p>Ela Astriani</text:p>
          </table:table-cell>
          <table:table-cell office:value-type="string" calcext:value-type="string">
            <text:p>P</text:p>
          </table:table-cell>
          <table:table-cell table:style-name="ce37" office:value-type="string" calcext:value-type="string">
            <text:p>30. Dec. 1899</text:p>
          </table:table-cell>
          <table:table-cell office:value-type="string" calcext:value-type="string">
            <text:p>SMA/SMK</text:p>
          </table:table-cell>
          <table:table-cell table:number-columns-repeated="3"/>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number-columns-repeated="2"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3"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2" calcext:value-type="float">
            <text:p>2</text:p>
          </table:table-cell>
          <table:table-cell table:number-columns-repeated="2" table:style-name="Default" office:value-type="float" office:value="5" calcext:value-type="float">
            <text:p>5</text:p>
          </table:table-cell>
          <table:table-cell table:number-columns-repeated="2"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3"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6" calcext:value-type="float">
            <text:p>6</text:p>
          </table:table-cell>
          <table:table-cell table:style-name="ce37" office:value-type="string" calcext:value-type="string">
            <text:p>14. Aug. 2018</text:p>
          </table:table-cell>
          <table:table-cell table:style-name="Default"/>
          <table:table-cell table:style-name="Default" office:value-type="float" office:value="3" calcext:value-type="float">
            <text:p>3</text:p>
          </table:table-cell>
          <table:table-cell table:style-name="Default" office:value-type="string" calcext:value-type="string">
            <text:p>Vina Silvia</text:p>
          </table:table-cell>
          <table:table-cell office:value-type="string" calcext:value-type="string">
            <text:p>P</text:p>
          </table:table-cell>
          <table:table-cell table:style-name="ce37" office:value-type="string" calcext:value-type="string">
            <text:p>30. Dec. 2018</text:p>
          </table:table-cell>
          <table:table-cell office:value-type="string" calcext:value-type="string">
            <text:p>SMA/SMK</text:p>
          </table:table-cell>
          <table:table-cell table:number-columns-repeated="3"/>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3"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number-columns-repeated="3" table:style-name="Default" office:value-type="float" office:value="3" calcext:value-type="float">
            <text:p>3</text:p>
          </table:table-cell>
          <table:table-cell table:number-columns-repeated="2"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3"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number-rows-repeated="1048563">
          <table:table-cell table:number-columns-repeated="1024"/>
        </table:table-row>
        <table:table-row table:style-name="ro5">
          <table:table-cell table:number-columns-repeated="1024"/>
        </table:table-row>
      </table:table>
      <table:table table:name="jawaban peserta" table:style-name="ta5">
        <table:table-column table:style-name="co8" table:number-columns-repeated="3" table:default-cell-style-name="Default"/>
        <table:table-column table:style-name="co8" table:default-cell-style-name="ce137"/>
        <table:table-column table:style-name="co8" table:number-columns-repeated="1020" table:default-cell-style-name="Default"/>
        <table:table-row table:style-name="ro5">
          <table:table-cell office:value-type="string" calcext:value-type="string">
            <text:p>No.</text:p>
          </table:table-cell>
          <table:table-cell office:value-type="string" calcext:value-type="string">
            <text:p>Jawaban</text:p>
          </table:table-cell>
          <table:table-cell table:number-columns-repeated="1022"/>
        </table:table-row>
        <table:table-row table:style-name="ro5">
          <table:table-cell office:value-type="float" office:value="1" calcext:value-type="float">
            <text:p>1</text:p>
          </table:table-cell>
          <table:table-cell table:style-name="ce50" office:value-type="float" office:value="4" calcext:value-type="float">
            <text:p>4</text:p>
          </table:table-cell>
          <table:table-cell table:style-name="ce50" table:formula="of:=IF([$'olah data'.V3]=[$'olah data'.W3];&quot;&quot;;&quot;X&quot;)">
            <text:p/>
          </table:table-cell>
          <table:table-cell table:style-name="ce139" table:formula="of:=IFERROR([$'View Input'.B11];&quot;&quot;)" office:value-type="float" office:value="0" calcext:value-type="float">
            <text:p>0</text:p>
          </table:table-cell>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3"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00" calcext:value-type="float">
            <text:p>100</text:p>
          </table:table-cell>
          <table:table-cell table:number-columns-repeated="918"/>
        </table:table-row>
        <table:table-row table:style-name="ro5">
          <table:table-cell office:value-type="float" office:value="2" calcext:value-type="float">
            <text:p>2</text:p>
          </table:table-cell>
          <table:table-cell table:style-name="ce50" office:value-type="float" office:value="5" calcext:value-type="float">
            <text:p>5</text:p>
          </table:table-cell>
          <table:table-cell table:style-name="ce50" table:formula="of:=IF([$'olah data'.V4]=[$'olah data'.W4];&quot;&quot;;&quot;X&quot;)" office:value-type="string" office:string-value="X" calcext:value-type="string">
            <text:p>X</text:p>
          </table:table-cell>
          <table:table-cell table:style-name="ce139" table:formula="of:=IFERROR([$'View Input'.B12];&quot;&quot;)"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50" office:value-type="float" office:value="3" calcext:value-type="float">
            <text:p>3</text:p>
          </table:table-cell>
          <table:table-cell table:style-name="ce50" table:formula="of:=IF([$'olah data'.V5]=[$'olah data'.W5];&quot;&quot;;&quot;X&quot;)" office:value-type="string" office:string-value="X" calcext:value-type="string">
            <text:p>X</text:p>
          </table:table-cell>
          <table:table-cell table:style-name="ce139" table:formula="of:=IFERROR([$'View Input'.B13];&quot;&quot;)" office:value-type="float" office:value="0" calcext:value-type="float">
            <text:p>0</text:p>
          </table:table-cell>
          <table:table-cell table:number-columns-repeated="1020"/>
        </table:table-row>
        <table:table-row table:style-name="ro5">
          <table:table-cell office:value-type="float" office:value="4" calcext:value-type="float">
            <text:p>4</text:p>
          </table:table-cell>
          <table:table-cell table:style-name="ce50" office:value-type="float" office:value="4" calcext:value-type="float">
            <text:p>4</text:p>
          </table:table-cell>
          <table:table-cell table:style-name="ce50" table:formula="of:=IF([$'olah data'.V6]=[$'olah data'.W6];&quot;&quot;;&quot;X&quot;)">
            <text:p/>
          </table:table-cell>
          <table:table-cell table:style-name="ce139" table:formula="of:=IFERROR([$'View Input'.B14];&quot;&quot;)" office:value-type="float" office:value="0" calcext:value-type="float">
            <text:p>0</text:p>
          </table:table-cell>
          <table:table-cell table:number-columns-repeated="1020"/>
        </table:table-row>
        <table:table-row table:style-name="ro5">
          <table:table-cell office:value-type="float" office:value="5" calcext:value-type="float">
            <text:p>5</text:p>
          </table:table-cell>
          <table:table-cell table:style-name="ce50" office:value-type="float" office:value="3" calcext:value-type="float">
            <text:p>3</text:p>
          </table:table-cell>
          <table:table-cell table:style-name="ce50" table:formula="of:=IF([$'olah data'.V7]=[$'olah data'.W7];&quot;&quot;;&quot;X&quot;)" office:value-type="string" office:string-value="X" calcext:value-type="string">
            <text:p>X</text:p>
          </table:table-cell>
          <table:table-cell table:style-name="ce139" table:formula="of:=IFERROR([$'View Input'.B15];&quot;&quot;)"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50" office:value-type="float" office:value="4" calcext:value-type="float">
            <text:p>4</text:p>
          </table:table-cell>
          <table:table-cell table:style-name="ce50" table:formula="of:=IF([$'olah data'.V8]=[$'olah data'.W8];&quot;&quot;;&quot;X&quot;)" office:value-type="string" office:string-value="X" calcext:value-type="string">
            <text:p>X</text:p>
          </table:table-cell>
          <table:table-cell table:style-name="ce139" table:formula="of:=IFERROR([$'View Input'.B16];&quot;&quot;)"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50" office:value-type="float" office:value="3" calcext:value-type="float">
            <text:p>3</text:p>
          </table:table-cell>
          <table:table-cell table:style-name="ce50" table:formula="of:=IF([$'olah data'.V9]=[$'olah data'.W9];&quot;&quot;;&quot;X&quot;)">
            <text:p/>
          </table:table-cell>
          <table:table-cell table:style-name="ce139" table:formula="of:=IFERROR([$'View Input'.B17];&quot;&quot;)"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50" office:value-type="float" office:value="2" calcext:value-type="float">
            <text:p>2</text:p>
          </table:table-cell>
          <table:table-cell table:style-name="ce50" table:formula="of:=IF([$'olah data'.V10]=[$'olah data'.W10];&quot;&quot;;&quot;X&quot;)" office:value-type="string" office:string-value="X" calcext:value-type="string">
            <text:p>X</text:p>
          </table:table-cell>
          <table:table-cell table:style-name="ce139" table:formula="of:=IFERROR([$'View Input'.B18];&quot;&quot;)"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50" office:value-type="float" office:value="4" calcext:value-type="float">
            <text:p>4</text:p>
          </table:table-cell>
          <table:table-cell table:style-name="ce50" table:formula="of:=IF([$'olah data'.V11]=[$'olah data'.W11];&quot;&quot;;&quot;X&quot;)">
            <text:p/>
          </table:table-cell>
          <table:table-cell table:style-name="ce139" table:formula="of:=IFERROR([$'View Input'.B19];&quot;&quot;)"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50" office:value-type="float" office:value="3" calcext:value-type="float">
            <text:p>3</text:p>
          </table:table-cell>
          <table:table-cell table:style-name="ce50" table:formula="of:=IF([$'olah data'.V12]=[$'olah data'.W12];&quot;&quot;;&quot;X&quot;)" office:value-type="string" office:string-value="X" calcext:value-type="string">
            <text:p>X</text:p>
          </table:table-cell>
          <table:table-cell table:style-name="ce139" table:formula="of:=IFERROR([$'View Input'.B20];&quot;&quot;)"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50" office:value-type="float" office:value="3" calcext:value-type="float">
            <text:p>3</text:p>
          </table:table-cell>
          <table:table-cell table:style-name="ce50" table:formula="of:=IF([$'olah data'.V13]=[$'olah data'.W13];&quot;&quot;;&quot;X&quot;)" office:value-type="string" office:string-value="X" calcext:value-type="string">
            <text:p>X</text:p>
          </table:table-cell>
          <table:table-cell table:style-name="ce139" table:formula="of:=IFERROR([$'View Input'.B21];&quot;&quot;)" office:value-type="float" office:value="0" calcext:value-type="float">
            <text:p>0</text:p>
          </table:table-cell>
          <table:table-cell table:number-columns-repeated="1020"/>
        </table:table-row>
        <table:table-row table:style-name="ro5">
          <table:table-cell office:value-type="float" office:value="12" calcext:value-type="float">
            <text:p>12</text:p>
          </table:table-cell>
          <table:table-cell table:style-name="ce50" office:value-type="float" office:value="1" calcext:value-type="float">
            <text:p>1</text:p>
          </table:table-cell>
          <table:table-cell table:style-name="ce50" table:formula="of:=IF([$'olah data'.V14]=[$'olah data'.W14];&quot;&quot;;&quot;X&quot;)" office:value-type="string" office:string-value="X" calcext:value-type="string">
            <text:p>X</text:p>
          </table:table-cell>
          <table:table-cell table:style-name="ce139" table:formula="of:=IFERROR([$'View Input'.B22];&quot;&quot;)"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50" office:value-type="float" office:value="3" calcext:value-type="float">
            <text:p>3</text:p>
          </table:table-cell>
          <table:table-cell table:style-name="ce50" table:formula="of:=IF([$'olah data'.V15]=[$'olah data'.W15];&quot;&quot;;&quot;X&quot;)" office:value-type="string" office:string-value="X" calcext:value-type="string">
            <text:p>X</text:p>
          </table:table-cell>
          <table:table-cell table:style-name="ce139" table:formula="of:=IFERROR([$'View Input'.B23];&quot;&quot;)"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50" office:value-type="float" office:value="3" calcext:value-type="float">
            <text:p>3</text:p>
          </table:table-cell>
          <table:table-cell table:style-name="ce50" table:formula="of:=IF([$'olah data'.V16]=[$'olah data'.W16];&quot;&quot;;&quot;X&quot;)" office:value-type="string" office:string-value="X" calcext:value-type="string">
            <text:p>X</text:p>
          </table:table-cell>
          <table:table-cell table:style-name="ce139" table:formula="of:=IFERROR([$'View Input'.B24];&quot;&quot;)" office:value-type="float" office:value="0" calcext:value-type="float">
            <text:p>0</text:p>
          </table:table-cell>
          <table:table-cell table:number-columns-repeated="1020"/>
        </table:table-row>
        <table:table-row table:style-name="ro5">
          <table:table-cell office:value-type="float" office:value="15" calcext:value-type="float">
            <text:p>15</text:p>
          </table:table-cell>
          <table:table-cell table:style-name="ce50" office:value-type="float" office:value="4" calcext:value-type="float">
            <text:p>4</text:p>
          </table:table-cell>
          <table:table-cell table:style-name="ce50" table:formula="of:=IF([$'olah data'.V17]=[$'olah data'.W17];&quot;&quot;;&quot;X&quot;)" office:value-type="string" office:string-value="X" calcext:value-type="string">
            <text:p>X</text:p>
          </table:table-cell>
          <table:table-cell table:style-name="ce139" table:formula="of:=IFERROR([$'View Input'.B25];&quot;&quot;)"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50" office:value-type="float" office:value="3" calcext:value-type="float">
            <text:p>3</text:p>
          </table:table-cell>
          <table:table-cell table:style-name="ce50" table:formula="of:=IF([$'olah data'.V18]=[$'olah data'.W18];&quot;&quot;;&quot;X&quot;)" office:value-type="string" office:string-value="X" calcext:value-type="string">
            <text:p>X</text:p>
          </table:table-cell>
          <table:table-cell table:style-name="ce139" table:formula="of:=IFERROR([$'View Input'.B26];&quot;&quot;)" office:value-type="float" office:value="0" calcext:value-type="float">
            <text:p>0</text:p>
          </table:table-cell>
          <table:table-cell table:number-columns-repeated="1020"/>
        </table:table-row>
        <table:table-row table:style-name="ro5">
          <table:table-cell office:value-type="float" office:value="17" calcext:value-type="float">
            <text:p>17</text:p>
          </table:table-cell>
          <table:table-cell table:style-name="ce50" office:value-type="float" office:value="5" calcext:value-type="float">
            <text:p>5</text:p>
          </table:table-cell>
          <table:table-cell table:style-name="ce50" table:formula="of:=IF([$'olah data'.V19]=[$'olah data'.W19];&quot;&quot;;&quot;X&quot;)" office:value-type="string" office:string-value="X" calcext:value-type="string">
            <text:p>X</text:p>
          </table:table-cell>
          <table:table-cell table:style-name="ce139" table:formula="of:=IFERROR([$'View Input'.B27];&quot;&quot;)" office:value-type="float" office:value="0" calcext:value-type="float">
            <text:p>0</text:p>
          </table:table-cell>
          <table:table-cell table:number-columns-repeated="1020"/>
        </table:table-row>
        <table:table-row table:style-name="ro5">
          <table:table-cell office:value-type="float" office:value="18" calcext:value-type="float">
            <text:p>18</text:p>
          </table:table-cell>
          <table:table-cell table:style-name="ce50" office:value-type="float" office:value="4" calcext:value-type="float">
            <text:p>4</text:p>
          </table:table-cell>
          <table:table-cell table:style-name="ce50" table:formula="of:=IF([$'olah data'.V20]=[$'olah data'.W20];&quot;&quot;;&quot;X&quot;)" office:value-type="string" office:string-value="X" calcext:value-type="string">
            <text:p>X</text:p>
          </table:table-cell>
          <table:table-cell table:style-name="ce139" table:formula="of:=IFERROR([$'View Input'.B28];&quot;&quot;)" office:value-type="float" office:value="0" calcext:value-type="float">
            <text:p>0</text:p>
          </table:table-cell>
          <table:table-cell table:number-columns-repeated="1020"/>
        </table:table-row>
        <table:table-row table:style-name="ro5">
          <table:table-cell office:value-type="float" office:value="19" calcext:value-type="float">
            <text:p>19</text:p>
          </table:table-cell>
          <table:table-cell table:style-name="ce50" office:value-type="float" office:value="3" calcext:value-type="float">
            <text:p>3</text:p>
          </table:table-cell>
          <table:table-cell table:style-name="ce50" table:formula="of:=IF([$'olah data'.V21]=[$'olah data'.W21];&quot;&quot;;&quot;X&quot;)">
            <text:p/>
          </table:table-cell>
          <table:table-cell table:style-name="ce139" table:formula="of:=IFERROR([$'View Input'.B29];&quot;&quot;)"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50" office:value-type="float" office:value="4" calcext:value-type="float">
            <text:p>4</text:p>
          </table:table-cell>
          <table:table-cell table:style-name="ce50" table:formula="of:=IF([$'olah data'.V22]=[$'olah data'.W22];&quot;&quot;;&quot;X&quot;)" office:value-type="string" office:string-value="X" calcext:value-type="string">
            <text:p>X</text:p>
          </table:table-cell>
          <table:table-cell table:style-name="ce139" table:formula="of:=IFERROR([$'View Input'.B30];&quot;&quot;)" office:value-type="float" office:value="0" calcext:value-type="float">
            <text:p>0</text:p>
          </table:table-cell>
          <table:table-cell table:number-columns-repeated="1020"/>
        </table:table-row>
        <table:table-row table:style-name="ro5">
          <table:table-cell office:value-type="float" office:value="21" calcext:value-type="float">
            <text:p>21</text:p>
          </table:table-cell>
          <table:table-cell table:style-name="ce50" office:value-type="float" office:value="4" calcext:value-type="float">
            <text:p>4</text:p>
          </table:table-cell>
          <table:table-cell table:style-name="ce50" table:formula="of:=IF([$'olah data'.V23]=[$'olah data'.W23];&quot;&quot;;&quot;X&quot;)">
            <text:p/>
          </table:table-cell>
          <table:table-cell table:style-name="ce139" table:formula="of:=IFERROR([$'View Input'.F11];&quot;&quot;)"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50" office:value-type="float" office:value="2" calcext:value-type="float">
            <text:p>2</text:p>
          </table:table-cell>
          <table:table-cell table:style-name="ce50" table:formula="of:=IF([$'olah data'.V24]=[$'olah data'.W24];&quot;&quot;;&quot;X&quot;)" office:value-type="string" office:string-value="X" calcext:value-type="string">
            <text:p>X</text:p>
          </table:table-cell>
          <table:table-cell table:style-name="ce139" table:formula="of:=IFERROR([$'View Input'.F12];&quot;&quot;)"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50" office:value-type="float" office:value="3" calcext:value-type="float">
            <text:p>3</text:p>
          </table:table-cell>
          <table:table-cell table:style-name="ce50" table:formula="of:=IF([$'olah data'.V25]=[$'olah data'.W25];&quot;&quot;;&quot;X&quot;)" office:value-type="string" office:string-value="X" calcext:value-type="string">
            <text:p>X</text:p>
          </table:table-cell>
          <table:table-cell table:style-name="ce139" table:formula="of:=IFERROR([$'View Input'.F13];&quot;&quot;)"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50" office:value-type="float" office:value="4" calcext:value-type="float">
            <text:p>4</text:p>
          </table:table-cell>
          <table:table-cell table:style-name="ce50" table:formula="of:=IF([$'olah data'.V26]=[$'olah data'.W26];&quot;&quot;;&quot;X&quot;)" office:value-type="string" office:string-value="X" calcext:value-type="string">
            <text:p>X</text:p>
          </table:table-cell>
          <table:table-cell table:style-name="ce139" table:formula="of:=IFERROR([$'View Input'.F14];&quot;&quot;)"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50" office:value-type="float" office:value="3" calcext:value-type="float">
            <text:p>3</text:p>
          </table:table-cell>
          <table:table-cell table:style-name="ce50" table:formula="of:=IF([$'olah data'.V27]=[$'olah data'.W27];&quot;&quot;;&quot;X&quot;)" office:value-type="string" office:string-value="X" calcext:value-type="string">
            <text:p>X</text:p>
          </table:table-cell>
          <table:table-cell table:style-name="ce139" table:formula="of:=IFERROR([$'View Input'.F15];&quot;&quot;)"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50" office:value-type="float" office:value="3" calcext:value-type="float">
            <text:p>3</text:p>
          </table:table-cell>
          <table:table-cell table:style-name="ce50" table:formula="of:=IF([$'olah data'.V28]=[$'olah data'.W28];&quot;&quot;;&quot;X&quot;)" office:value-type="string" office:string-value="X" calcext:value-type="string">
            <text:p>X</text:p>
          </table:table-cell>
          <table:table-cell table:style-name="ce139" table:formula="of:=IFERROR([$'View Input'.F16];&quot;&quot;)"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50" office:value-type="float" office:value="5" calcext:value-type="float">
            <text:p>5</text:p>
          </table:table-cell>
          <table:table-cell table:style-name="ce50" table:formula="of:=IF([$'olah data'.V29]=[$'olah data'.W29];&quot;&quot;;&quot;X&quot;)">
            <text:p/>
          </table:table-cell>
          <table:table-cell table:style-name="ce139" table:formula="of:=IFERROR([$'View Input'.F17];&quot;&quot;)"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50" office:value-type="float" office:value="3" calcext:value-type="float">
            <text:p>3</text:p>
          </table:table-cell>
          <table:table-cell table:style-name="ce50" table:formula="of:=IF([$'olah data'.V30]=[$'olah data'.W30];&quot;&quot;;&quot;X&quot;)" office:value-type="string" office:string-value="X" calcext:value-type="string">
            <text:p>X</text:p>
          </table:table-cell>
          <table:table-cell table:style-name="ce139" table:formula="of:=IFERROR([$'View Input'.F18];&quot;&quot;)"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50" office:value-type="float" office:value="3" calcext:value-type="float">
            <text:p>3</text:p>
          </table:table-cell>
          <table:table-cell table:style-name="ce50" table:formula="of:=IF([$'olah data'.V31]=[$'olah data'.W31];&quot;&quot;;&quot;X&quot;)" office:value-type="string" office:string-value="X" calcext:value-type="string">
            <text:p>X</text:p>
          </table:table-cell>
          <table:table-cell table:style-name="ce139" table:formula="of:=IFERROR([$'View Input'.F19];&quot;&quot;)"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50" office:value-type="float" office:value="4" calcext:value-type="float">
            <text:p>4</text:p>
          </table:table-cell>
          <table:table-cell table:style-name="ce50" table:formula="of:=IF([$'olah data'.V32]=[$'olah data'.W32];&quot;&quot;;&quot;X&quot;)">
            <text:p/>
          </table:table-cell>
          <table:table-cell table:style-name="ce139" table:formula="of:=IFERROR([$'View Input'.F20];&quot;&quot;)"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50" office:value-type="float" office:value="3" calcext:value-type="float">
            <text:p>3</text:p>
          </table:table-cell>
          <table:table-cell table:style-name="ce50" table:formula="of:=IF([$'olah data'.V33]=[$'olah data'.W33];&quot;&quot;;&quot;X&quot;)">
            <text:p/>
          </table:table-cell>
          <table:table-cell table:style-name="ce139" table:formula="of:=IFERROR([$'View Input'.F21];&quot;&quot;)"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50" office:value-type="float" office:value="4" calcext:value-type="float">
            <text:p>4</text:p>
          </table:table-cell>
          <table:table-cell table:style-name="ce50" table:formula="of:=IF([$'olah data'.V34]=[$'olah data'.W34];&quot;&quot;;&quot;X&quot;)">
            <text:p/>
          </table:table-cell>
          <table:table-cell table:style-name="ce139" table:formula="of:=IFERROR([$'View Input'.F22];&quot;&quot;)" office:value-type="float" office:value="0" calcext:value-type="float">
            <text:p>0</text:p>
          </table:table-cell>
          <table:table-cell table:number-columns-repeated="1020"/>
        </table:table-row>
        <table:table-row table:style-name="ro5">
          <table:table-cell office:value-type="float" office:value="33" calcext:value-type="float">
            <text:p>33</text:p>
          </table:table-cell>
          <table:table-cell table:style-name="ce50" office:value-type="float" office:value="3" calcext:value-type="float">
            <text:p>3</text:p>
          </table:table-cell>
          <table:table-cell table:style-name="ce50" table:formula="of:=IF([$'olah data'.V35]=[$'olah data'.W35];&quot;&quot;;&quot;X&quot;)">
            <text:p/>
          </table:table-cell>
          <table:table-cell table:style-name="ce139" table:formula="of:=IFERROR([$'View Input'.F23];&quot;&quot;)"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50" office:value-type="float" office:value="2" calcext:value-type="float">
            <text:p>2</text:p>
          </table:table-cell>
          <table:table-cell table:style-name="ce50" table:formula="of:=IF([$'olah data'.V36]=[$'olah data'.W36];&quot;&quot;;&quot;X&quot;)" office:value-type="string" office:string-value="X" calcext:value-type="string">
            <text:p>X</text:p>
          </table:table-cell>
          <table:table-cell table:style-name="ce139" table:formula="of:=IFERROR([$'View Input'.F24];&quot;&quot;)" office:value-type="float" office:value="0" calcext:value-type="float">
            <text:p>0</text:p>
          </table:table-cell>
          <table:table-cell table:number-columns-repeated="1020"/>
        </table:table-row>
        <table:table-row table:style-name="ro5">
          <table:table-cell office:value-type="float" office:value="35" calcext:value-type="float">
            <text:p>35</text:p>
          </table:table-cell>
          <table:table-cell table:style-name="ce50" office:value-type="float" office:value="3" calcext:value-type="float">
            <text:p>3</text:p>
          </table:table-cell>
          <table:table-cell table:style-name="ce50" table:formula="of:=IF([$'olah data'.V37]=[$'olah data'.W37];&quot;&quot;;&quot;X&quot;)" office:value-type="string" office:string-value="X" calcext:value-type="string">
            <text:p>X</text:p>
          </table:table-cell>
          <table:table-cell table:style-name="ce139" table:formula="of:=IFERROR([$'View Input'.F25];&quot;&quot;)"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50" office:value-type="float" office:value="1" calcext:value-type="float">
            <text:p>1</text:p>
          </table:table-cell>
          <table:table-cell table:style-name="ce50" table:formula="of:=IF([$'olah data'.V38]=[$'olah data'.W38];&quot;&quot;;&quot;X&quot;)" office:value-type="string" office:string-value="X" calcext:value-type="string">
            <text:p>X</text:p>
          </table:table-cell>
          <table:table-cell table:style-name="ce139" table:formula="of:=IFERROR([$'View Input'.F26];&quot;&quot;)"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50" office:value-type="float" office:value="4" calcext:value-type="float">
            <text:p>4</text:p>
          </table:table-cell>
          <table:table-cell table:style-name="ce50" table:formula="of:=IF([$'olah data'.V39]=[$'olah data'.W39];&quot;&quot;;&quot;X&quot;)" office:value-type="string" office:string-value="X" calcext:value-type="string">
            <text:p>X</text:p>
          </table:table-cell>
          <table:table-cell table:style-name="ce139" table:formula="of:=IFERROR([$'View Input'.F27];&quot;&quot;)"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50" office:value-type="float" office:value="3" calcext:value-type="float">
            <text:p>3</text:p>
          </table:table-cell>
          <table:table-cell table:style-name="ce50" table:formula="of:=IF([$'olah data'.V40]=[$'olah data'.W40];&quot;&quot;;&quot;X&quot;)" office:value-type="string" office:string-value="X" calcext:value-type="string">
            <text:p>X</text:p>
          </table:table-cell>
          <table:table-cell table:style-name="ce139" table:formula="of:=IFERROR([$'View Input'.F28];&quot;&quot;)" office:value-type="float" office:value="0" calcext:value-type="float">
            <text:p>0</text:p>
          </table:table-cell>
          <table:table-cell table:number-columns-repeated="1020"/>
        </table:table-row>
        <table:table-row table:style-name="ro5">
          <table:table-cell office:value-type="float" office:value="39" calcext:value-type="float">
            <text:p>39</text:p>
          </table:table-cell>
          <table:table-cell table:style-name="ce50" office:value-type="float" office:value="3" calcext:value-type="float">
            <text:p>3</text:p>
          </table:table-cell>
          <table:table-cell table:style-name="ce50" table:formula="of:=IF([$'olah data'.V41]=[$'olah data'.W41];&quot;&quot;;&quot;X&quot;)" office:value-type="string" office:string-value="X" calcext:value-type="string">
            <text:p>X</text:p>
          </table:table-cell>
          <table:table-cell table:style-name="ce139" table:formula="of:=IFERROR([$'View Input'.F29];&quot;&quot;)"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50" office:value-type="float" office:value="4" calcext:value-type="float">
            <text:p>4</text:p>
          </table:table-cell>
          <table:table-cell table:style-name="ce50" table:formula="of:=IF([$'olah data'.V42]=[$'olah data'.W42];&quot;&quot;;&quot;X&quot;)" office:value-type="string" office:string-value="X" calcext:value-type="string">
            <text:p>X</text:p>
          </table:table-cell>
          <table:table-cell table:style-name="ce139" table:formula="of:=IFERROR([$'View Input'.F30];&quot;&quot;)"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50" office:value-type="float" office:value="3" calcext:value-type="float">
            <text:p>3</text:p>
          </table:table-cell>
          <table:table-cell table:style-name="ce50" table:formula="of:=IF([$'olah data'.V43]=[$'olah data'.W43];&quot;&quot;;&quot;X&quot;)" office:value-type="string" office:string-value="X" calcext:value-type="string">
            <text:p>X</text:p>
          </table:table-cell>
          <table:table-cell table:style-name="ce139" table:formula="of:=IFERROR([$'View Input'.J11];&quot;&quot;)"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50" office:value-type="float" office:value="2" calcext:value-type="float">
            <text:p>2</text:p>
          </table:table-cell>
          <table:table-cell table:style-name="ce50" table:formula="of:=IF([$'olah data'.V44]=[$'olah data'.W44];&quot;&quot;;&quot;X&quot;)" office:value-type="string" office:string-value="X" calcext:value-type="string">
            <text:p>X</text:p>
          </table:table-cell>
          <table:table-cell table:style-name="ce139" table:formula="of:=IFERROR([$'View Input'.J12];&quot;&quot;)"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50" office:value-type="float" office:value="3" calcext:value-type="float">
            <text:p>3</text:p>
          </table:table-cell>
          <table:table-cell table:style-name="ce50" table:formula="of:=IF([$'olah data'.V45]=[$'olah data'.W45];&quot;&quot;;&quot;X&quot;)" office:value-type="string" office:string-value="X" calcext:value-type="string">
            <text:p>X</text:p>
          </table:table-cell>
          <table:table-cell table:style-name="ce139" table:formula="of:=IFERROR([$'View Input'.J13];&quot;&quot;)"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50" office:value-type="float" office:value="3" calcext:value-type="float">
            <text:p>3</text:p>
          </table:table-cell>
          <table:table-cell table:style-name="ce50" table:formula="of:=IF([$'olah data'.V46]=[$'olah data'.W46];&quot;&quot;;&quot;X&quot;)">
            <text:p/>
          </table:table-cell>
          <table:table-cell table:style-name="ce139" table:formula="of:=IFERROR([$'View Input'.J14];&quot;&quot;)" office:value-type="float" office:value="0" calcext:value-type="float">
            <text:p>0</text:p>
          </table:table-cell>
          <table:table-cell table:number-columns-repeated="1020"/>
        </table:table-row>
        <table:table-row table:style-name="ro5">
          <table:table-cell office:value-type="float" office:value="45" calcext:value-type="float">
            <text:p>45</text:p>
          </table:table-cell>
          <table:table-cell table:style-name="ce50" office:value-type="float" office:value="3" calcext:value-type="float">
            <text:p>3</text:p>
          </table:table-cell>
          <table:table-cell table:style-name="ce50" table:formula="of:=IF([$'olah data'.V47]=[$'olah data'.W47];&quot;&quot;;&quot;X&quot;)" office:value-type="string" office:string-value="X" calcext:value-type="string">
            <text:p>X</text:p>
          </table:table-cell>
          <table:table-cell table:style-name="ce139" table:formula="of:=IFERROR([$'View Input'.J15];&quot;&quot;)" office:value-type="float" office:value="0" calcext:value-type="float">
            <text:p>0</text:p>
          </table:table-cell>
          <table:table-cell table:number-columns-repeated="1020"/>
        </table:table-row>
        <table:table-row table:style-name="ro5">
          <table:table-cell office:value-type="float" office:value="46" calcext:value-type="float">
            <text:p>46</text:p>
          </table:table-cell>
          <table:table-cell table:style-name="ce50" office:value-type="float" office:value="4" calcext:value-type="float">
            <text:p>4</text:p>
          </table:table-cell>
          <table:table-cell table:style-name="ce50" table:formula="of:=IF([$'olah data'.V48]=[$'olah data'.W48];&quot;&quot;;&quot;X&quot;)">
            <text:p/>
          </table:table-cell>
          <table:table-cell table:style-name="ce139" table:formula="of:=IFERROR([$'View Input'.J16];&quot;&quot;)"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50" office:value-type="float" office:value="3" calcext:value-type="float">
            <text:p>3</text:p>
          </table:table-cell>
          <table:table-cell table:style-name="ce50" table:formula="of:=IF([$'olah data'.V49]=[$'olah data'.W49];&quot;&quot;;&quot;X&quot;)" office:value-type="string" office:string-value="X" calcext:value-type="string">
            <text:p>X</text:p>
          </table:table-cell>
          <table:table-cell table:style-name="ce139" table:formula="of:=IFERROR([$'View Input'.J17];&quot;&quot;)"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50" office:value-type="float" office:value="5" calcext:value-type="float">
            <text:p>5</text:p>
          </table:table-cell>
          <table:table-cell table:style-name="ce50" table:formula="of:=IF([$'olah data'.V50]=[$'olah data'.W50];&quot;&quot;;&quot;X&quot;)" office:value-type="string" office:string-value="X" calcext:value-type="string">
            <text:p>X</text:p>
          </table:table-cell>
          <table:table-cell table:style-name="ce139" table:formula="of:=IFERROR([$'View Input'.J18];&quot;&quot;)" office:value-type="float" office:value="0" calcext:value-type="float">
            <text:p>0</text:p>
          </table:table-cell>
          <table:table-cell table:number-columns-repeated="1020"/>
        </table:table-row>
        <table:table-row table:style-name="ro5">
          <table:table-cell office:value-type="float" office:value="49" calcext:value-type="float">
            <text:p>49</text:p>
          </table:table-cell>
          <table:table-cell table:style-name="ce50" office:value-type="float" office:value="3" calcext:value-type="float">
            <text:p>3</text:p>
          </table:table-cell>
          <table:table-cell table:style-name="ce50" table:formula="of:=IF([$'olah data'.V51]=[$'olah data'.W51];&quot;&quot;;&quot;X&quot;)" office:value-type="string" office:string-value="X" calcext:value-type="string">
            <text:p>X</text:p>
          </table:table-cell>
          <table:table-cell table:style-name="ce139" table:formula="of:=IFERROR([$'View Input'.J19];&quot;&quot;)"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50" office:value-type="float" office:value="3" calcext:value-type="float">
            <text:p>3</text:p>
          </table:table-cell>
          <table:table-cell table:style-name="ce50" table:formula="of:=IF([$'olah data'.V52]=[$'olah data'.W52];&quot;&quot;;&quot;X&quot;)" office:value-type="string" office:string-value="X" calcext:value-type="string">
            <text:p>X</text:p>
          </table:table-cell>
          <table:table-cell table:style-name="ce139" table:formula="of:=IFERROR([$'View Input'.J20];&quot;&quot;)" office:value-type="float" office:value="0" calcext:value-type="float">
            <text:p>0</text:p>
          </table:table-cell>
          <table:table-cell table:number-columns-repeated="1020"/>
        </table:table-row>
        <table:table-row table:style-name="ro5">
          <table:table-cell office:value-type="float" office:value="51" calcext:value-type="float">
            <text:p>51</text:p>
          </table:table-cell>
          <table:table-cell table:style-name="ce50" office:value-type="float" office:value="5" calcext:value-type="float">
            <text:p>5</text:p>
          </table:table-cell>
          <table:table-cell table:style-name="ce50" table:formula="of:=IF([$'olah data'.V53]=[$'olah data'.W53];&quot;&quot;;&quot;X&quot;)" office:value-type="string" office:string-value="X" calcext:value-type="string">
            <text:p>X</text:p>
          </table:table-cell>
          <table:table-cell table:style-name="ce139" table:formula="of:=IFERROR([$'View Input'.J21];&quot;&quot;)" office:value-type="float" office:value="0" calcext:value-type="float">
            <text:p>0</text:p>
          </table:table-cell>
          <table:table-cell table:number-columns-repeated="1020"/>
        </table:table-row>
        <table:table-row table:style-name="ro5">
          <table:table-cell office:value-type="float" office:value="52" calcext:value-type="float">
            <text:p>52</text:p>
          </table:table-cell>
          <table:table-cell table:style-name="ce50" office:value-type="float" office:value="3" calcext:value-type="float">
            <text:p>3</text:p>
          </table:table-cell>
          <table:table-cell table:style-name="ce50" table:formula="of:=IF([$'olah data'.V54]=[$'olah data'.W54];&quot;&quot;;&quot;X&quot;)">
            <text:p/>
          </table:table-cell>
          <table:table-cell table:style-name="ce139" table:formula="of:=IFERROR([$'View Input'.J22];&quot;&quot;)" office:value-type="float" office:value="0" calcext:value-type="float">
            <text:p>0</text:p>
          </table:table-cell>
          <table:table-cell table:number-columns-repeated="1020"/>
        </table:table-row>
        <table:table-row table:style-name="ro5">
          <table:table-cell office:value-type="float" office:value="53" calcext:value-type="float">
            <text:p>53</text:p>
          </table:table-cell>
          <table:table-cell table:style-name="ce50" office:value-type="float" office:value="4" calcext:value-type="float">
            <text:p>4</text:p>
          </table:table-cell>
          <table:table-cell table:style-name="ce50" table:formula="of:=IF([$'olah data'.V55]=[$'olah data'.W55];&quot;&quot;;&quot;X&quot;)">
            <text:p/>
          </table:table-cell>
          <table:table-cell table:style-name="ce139" table:formula="of:=IFERROR([$'View Input'.J23];&quot;&quot;)" office:value-type="float" office:value="0" calcext:value-type="float">
            <text:p>0</text:p>
          </table:table-cell>
          <table:table-cell table:number-columns-repeated="1020"/>
        </table:table-row>
        <table:table-row table:style-name="ro5">
          <table:table-cell office:value-type="float" office:value="54" calcext:value-type="float">
            <text:p>54</text:p>
          </table:table-cell>
          <table:table-cell table:style-name="ce50" office:value-type="float" office:value="3" calcext:value-type="float">
            <text:p>3</text:p>
          </table:table-cell>
          <table:table-cell table:style-name="ce50" table:formula="of:=IF([$'olah data'.V56]=[$'olah data'.W56];&quot;&quot;;&quot;X&quot;)" office:value-type="string" office:string-value="X" calcext:value-type="string">
            <text:p>X</text:p>
          </table:table-cell>
          <table:table-cell table:style-name="ce139" table:formula="of:=IFERROR([$'View Input'.J24];&quot;&quot;)" office:value-type="float" office:value="0" calcext:value-type="float">
            <text:p>0</text:p>
          </table:table-cell>
          <table:table-cell table:number-columns-repeated="1020"/>
        </table:table-row>
        <table:table-row table:style-name="ro5">
          <table:table-cell office:value-type="float" office:value="55" calcext:value-type="float">
            <text:p>55</text:p>
          </table:table-cell>
          <table:table-cell table:style-name="ce50" office:value-type="float" office:value="5" calcext:value-type="float">
            <text:p>5</text:p>
          </table:table-cell>
          <table:table-cell table:style-name="ce50" table:formula="of:=IF([$'olah data'.V57]=[$'olah data'.W57];&quot;&quot;;&quot;X&quot;)" office:value-type="string" office:string-value="X" calcext:value-type="string">
            <text:p>X</text:p>
          </table:table-cell>
          <table:table-cell table:style-name="ce139" table:formula="of:=IFERROR([$'View Input'.J25];&quot;&quot;)" office:value-type="float" office:value="0" calcext:value-type="float">
            <text:p>0</text:p>
          </table:table-cell>
          <table:table-cell table:number-columns-repeated="1020"/>
        </table:table-row>
        <table:table-row table:style-name="ro5">
          <table:table-cell office:value-type="float" office:value="56" calcext:value-type="float">
            <text:p>56</text:p>
          </table:table-cell>
          <table:table-cell table:style-name="ce50" office:value-type="float" office:value="3" calcext:value-type="float">
            <text:p>3</text:p>
          </table:table-cell>
          <table:table-cell table:style-name="ce50" table:formula="of:=IF([$'olah data'.V58]=[$'olah data'.W58];&quot;&quot;;&quot;X&quot;)" office:value-type="string" office:string-value="X" calcext:value-type="string">
            <text:p>X</text:p>
          </table:table-cell>
          <table:table-cell table:style-name="ce139" table:formula="of:=IFERROR([$'View Input'.J26];&quot;&quot;)" office:value-type="float" office:value="0" calcext:value-type="float">
            <text:p>0</text:p>
          </table:table-cell>
          <table:table-cell table:number-columns-repeated="1020"/>
        </table:table-row>
        <table:table-row table:style-name="ro5">
          <table:table-cell office:value-type="float" office:value="57" calcext:value-type="float">
            <text:p>57</text:p>
          </table:table-cell>
          <table:table-cell table:style-name="ce50" office:value-type="float" office:value="4" calcext:value-type="float">
            <text:p>4</text:p>
          </table:table-cell>
          <table:table-cell table:style-name="ce50" table:formula="of:=IF([$'olah data'.V59]=[$'olah data'.W59];&quot;&quot;;&quot;X&quot;)" office:value-type="string" office:string-value="X" calcext:value-type="string">
            <text:p>X</text:p>
          </table:table-cell>
          <table:table-cell table:style-name="ce139" table:formula="of:=IFERROR([$'View Input'.J27];&quot;&quot;)" office:value-type="float" office:value="0" calcext:value-type="float">
            <text:p>0</text:p>
          </table:table-cell>
          <table:table-cell table:number-columns-repeated="1020"/>
        </table:table-row>
        <table:table-row table:style-name="ro5">
          <table:table-cell office:value-type="float" office:value="58" calcext:value-type="float">
            <text:p>58</text:p>
          </table:table-cell>
          <table:table-cell table:style-name="ce50" office:value-type="float" office:value="3" calcext:value-type="float">
            <text:p>3</text:p>
          </table:table-cell>
          <table:table-cell table:style-name="ce50" table:formula="of:=IF([$'olah data'.V60]=[$'olah data'.W60];&quot;&quot;;&quot;X&quot;)" office:value-type="string" office:string-value="X" calcext:value-type="string">
            <text:p>X</text:p>
          </table:table-cell>
          <table:table-cell table:style-name="ce139" table:formula="of:=IFERROR([$'View Input'.J28];&quot;&quot;)" office:value-type="float" office:value="0" calcext:value-type="float">
            <text:p>0</text:p>
          </table:table-cell>
          <table:table-cell table:number-columns-repeated="1020"/>
        </table:table-row>
        <table:table-row table:style-name="ro5">
          <table:table-cell office:value-type="float" office:value="59" calcext:value-type="float">
            <text:p>59</text:p>
          </table:table-cell>
          <table:table-cell table:style-name="ce50" office:value-type="float" office:value="4" calcext:value-type="float">
            <text:p>4</text:p>
          </table:table-cell>
          <table:table-cell table:style-name="ce50" table:formula="of:=IF([$'olah data'.V61]=[$'olah data'.W61];&quot;&quot;;&quot;X&quot;)">
            <text:p/>
          </table:table-cell>
          <table:table-cell table:style-name="ce139" table:formula="of:=IFERROR([$'View Input'.J29];&quot;&quot;)" office:value-type="float" office:value="0" calcext:value-type="float">
            <text:p>0</text:p>
          </table:table-cell>
          <table:table-cell table:number-columns-repeated="1020"/>
        </table:table-row>
        <table:table-row table:style-name="ro5">
          <table:table-cell office:value-type="float" office:value="60" calcext:value-type="float">
            <text:p>60</text:p>
          </table:table-cell>
          <table:table-cell table:style-name="ce50" office:value-type="float" office:value="3" calcext:value-type="float">
            <text:p>3</text:p>
          </table:table-cell>
          <table:table-cell table:style-name="ce50" table:formula="of:=IF([$'olah data'.V62]=[$'olah data'.W62];&quot;&quot;;&quot;X&quot;)" office:value-type="string" office:string-value="X" calcext:value-type="string">
            <text:p>X</text:p>
          </table:table-cell>
          <table:table-cell table:style-name="ce139" table:formula="of:=IFERROR([$'View Input'.J30];&quot;&quot;)" office:value-type="float" office:value="0" calcext:value-type="float">
            <text:p>0</text:p>
          </table:table-cell>
          <table:table-cell table:number-columns-repeated="1020"/>
        </table:table-row>
        <table:table-row table:style-name="ro5">
          <table:table-cell office:value-type="float" office:value="61" calcext:value-type="float">
            <text:p>61</text:p>
          </table:table-cell>
          <table:table-cell table:style-name="ce50" office:value-type="float" office:value="3" calcext:value-type="float">
            <text:p>3</text:p>
          </table:table-cell>
          <table:table-cell table:style-name="ce50" table:formula="of:=IF([$'olah data'.V63]=[$'olah data'.W63];&quot;&quot;;&quot;X&quot;)">
            <text:p/>
          </table:table-cell>
          <table:table-cell table:style-name="ce139" table:formula="of:=IFERROR([$'View Input'.N11];&quot;&quot;)" office:value-type="float" office:value="0" calcext:value-type="float">
            <text:p>0</text:p>
          </table:table-cell>
          <table:table-cell table:number-columns-repeated="1020"/>
        </table:table-row>
        <table:table-row table:style-name="ro5">
          <table:table-cell office:value-type="float" office:value="62" calcext:value-type="float">
            <text:p>62</text:p>
          </table:table-cell>
          <table:table-cell table:style-name="ce50" office:value-type="float" office:value="4" calcext:value-type="float">
            <text:p>4</text:p>
          </table:table-cell>
          <table:table-cell table:style-name="ce50" table:formula="of:=IF([$'olah data'.V64]=[$'olah data'.W64];&quot;&quot;;&quot;X&quot;)" office:value-type="string" office:string-value="X" calcext:value-type="string">
            <text:p>X</text:p>
          </table:table-cell>
          <table:table-cell table:style-name="ce139" table:formula="of:=IFERROR([$'View Input'.N12];&quot;&quot;)" office:value-type="float" office:value="0" calcext:value-type="float">
            <text:p>0</text:p>
          </table:table-cell>
          <table:table-cell table:number-columns-repeated="1020"/>
        </table:table-row>
        <table:table-row table:style-name="ro5">
          <table:table-cell office:value-type="float" office:value="63" calcext:value-type="float">
            <text:p>63</text:p>
          </table:table-cell>
          <table:table-cell table:style-name="ce50" office:value-type="float" office:value="5" calcext:value-type="float">
            <text:p>5</text:p>
          </table:table-cell>
          <table:table-cell table:style-name="ce50" table:formula="of:=IF([$'olah data'.V65]=[$'olah data'.W65];&quot;&quot;;&quot;X&quot;)" office:value-type="string" office:string-value="X" calcext:value-type="string">
            <text:p>X</text:p>
          </table:table-cell>
          <table:table-cell table:style-name="ce139" table:formula="of:=IFERROR([$'View Input'.N13];&quot;&quot;)" office:value-type="float" office:value="0" calcext:value-type="float">
            <text:p>0</text:p>
          </table:table-cell>
          <table:table-cell table:number-columns-repeated="1020"/>
        </table:table-row>
        <table:table-row table:style-name="ro5">
          <table:table-cell office:value-type="float" office:value="64" calcext:value-type="float">
            <text:p>64</text:p>
          </table:table-cell>
          <table:table-cell table:style-name="ce50" office:value-type="float" office:value="3" calcext:value-type="float">
            <text:p>3</text:p>
          </table:table-cell>
          <table:table-cell table:style-name="ce50" table:formula="of:=IF([$'olah data'.V66]=[$'olah data'.W66];&quot;&quot;;&quot;X&quot;)" office:value-type="string" office:string-value="X" calcext:value-type="string">
            <text:p>X</text:p>
          </table:table-cell>
          <table:table-cell table:style-name="ce139" table:formula="of:=IFERROR([$'View Input'.N14];&quot;&quot;)" office:value-type="float" office:value="0" calcext:value-type="float">
            <text:p>0</text:p>
          </table:table-cell>
          <table:table-cell table:number-columns-repeated="1020"/>
        </table:table-row>
        <table:table-row table:style-name="ro5">
          <table:table-cell office:value-type="float" office:value="65" calcext:value-type="float">
            <text:p>65</text:p>
          </table:table-cell>
          <table:table-cell table:style-name="ce50" office:value-type="float" office:value="4" calcext:value-type="float">
            <text:p>4</text:p>
          </table:table-cell>
          <table:table-cell table:style-name="ce50" table:formula="of:=IF([$'olah data'.V67]=[$'olah data'.W67];&quot;&quot;;&quot;X&quot;)" office:value-type="string" office:string-value="X" calcext:value-type="string">
            <text:p>X</text:p>
          </table:table-cell>
          <table:table-cell table:style-name="ce139" table:formula="of:=IFERROR([$'View Input'.N15];&quot;&quot;)" office:value-type="float" office:value="0" calcext:value-type="float">
            <text:p>0</text:p>
          </table:table-cell>
          <table:table-cell table:number-columns-repeated="1020"/>
        </table:table-row>
        <table:table-row table:style-name="ro5">
          <table:table-cell office:value-type="float" office:value="66" calcext:value-type="float">
            <text:p>66</text:p>
          </table:table-cell>
          <table:table-cell table:style-name="ce50" office:value-type="float" office:value="1" calcext:value-type="float">
            <text:p>1</text:p>
          </table:table-cell>
          <table:table-cell table:style-name="ce50" table:formula="of:=IF([$'olah data'.V68]=[$'olah data'.W68];&quot;&quot;;&quot;X&quot;)" office:value-type="string" office:string-value="X" calcext:value-type="string">
            <text:p>X</text:p>
          </table:table-cell>
          <table:table-cell table:style-name="ce139" table:formula="of:=IFERROR([$'View Input'.N16];&quot;&quot;)" office:value-type="float" office:value="0" calcext:value-type="float">
            <text:p>0</text:p>
          </table:table-cell>
          <table:table-cell table:number-columns-repeated="1020"/>
        </table:table-row>
        <table:table-row table:style-name="ro5">
          <table:table-cell office:value-type="float" office:value="67" calcext:value-type="float">
            <text:p>67</text:p>
          </table:table-cell>
          <table:table-cell table:style-name="ce50" office:value-type="float" office:value="3" calcext:value-type="float">
            <text:p>3</text:p>
          </table:table-cell>
          <table:table-cell table:style-name="ce50" table:formula="of:=IF([$'olah data'.V69]=[$'olah data'.W69];&quot;&quot;;&quot;X&quot;)">
            <text:p/>
          </table:table-cell>
          <table:table-cell table:style-name="ce139" table:formula="of:=IFERROR([$'View Input'.N17];&quot;&quot;)" office:value-type="float" office:value="0" calcext:value-type="float">
            <text:p>0</text:p>
          </table:table-cell>
          <table:table-cell table:number-columns-repeated="1020"/>
        </table:table-row>
        <table:table-row table:style-name="ro5">
          <table:table-cell office:value-type="float" office:value="68" calcext:value-type="float">
            <text:p>68</text:p>
          </table:table-cell>
          <table:table-cell table:style-name="ce50" office:value-type="float" office:value="3" calcext:value-type="float">
            <text:p>3</text:p>
          </table:table-cell>
          <table:table-cell table:style-name="ce50" table:formula="of:=IF([$'olah data'.V70]=[$'olah data'.W70];&quot;&quot;;&quot;X&quot;)" office:value-type="string" office:string-value="X" calcext:value-type="string">
            <text:p>X</text:p>
          </table:table-cell>
          <table:table-cell table:style-name="ce139" table:formula="of:=IFERROR([$'View Input'.N18];&quot;&quot;)" office:value-type="float" office:value="0" calcext:value-type="float">
            <text:p>0</text:p>
          </table:table-cell>
          <table:table-cell table:number-columns-repeated="1020"/>
        </table:table-row>
        <table:table-row table:style-name="ro5">
          <table:table-cell office:value-type="float" office:value="69" calcext:value-type="float">
            <text:p>69</text:p>
          </table:table-cell>
          <table:table-cell table:style-name="ce50" office:value-type="float" office:value="3" calcext:value-type="float">
            <text:p>3</text:p>
          </table:table-cell>
          <table:table-cell table:style-name="ce50" table:formula="of:=IF([$'olah data'.V71]=[$'olah data'.W71];&quot;&quot;;&quot;X&quot;)" office:value-type="string" office:string-value="X" calcext:value-type="string">
            <text:p>X</text:p>
          </table:table-cell>
          <table:table-cell table:style-name="ce139" table:formula="of:=IFERROR([$'View Input'.N19];&quot;&quot;)" office:value-type="float" office:value="0" calcext:value-type="float">
            <text:p>0</text:p>
          </table:table-cell>
          <table:table-cell table:number-columns-repeated="1020"/>
        </table:table-row>
        <table:table-row table:style-name="ro5">
          <table:table-cell office:value-type="float" office:value="70" calcext:value-type="float">
            <text:p>70</text:p>
          </table:table-cell>
          <table:table-cell table:style-name="ce50" office:value-type="float" office:value="5" calcext:value-type="float">
            <text:p>5</text:p>
          </table:table-cell>
          <table:table-cell table:style-name="ce50" table:formula="of:=IF([$'olah data'.V72]=[$'olah data'.W72];&quot;&quot;;&quot;X&quot;)" office:value-type="string" office:string-value="X" calcext:value-type="string">
            <text:p>X</text:p>
          </table:table-cell>
          <table:table-cell table:style-name="ce139" table:formula="of:=IFERROR([$'View Input'.N20];&quot;&quot;)" office:value-type="float" office:value="0" calcext:value-type="float">
            <text:p>0</text:p>
          </table:table-cell>
          <table:table-cell table:number-columns-repeated="1020"/>
        </table:table-row>
        <table:table-row table:style-name="ro5">
          <table:table-cell office:value-type="float" office:value="71" calcext:value-type="float">
            <text:p>71</text:p>
          </table:table-cell>
          <table:table-cell table:style-name="ce50" office:value-type="float" office:value="5" calcext:value-type="float">
            <text:p>5</text:p>
          </table:table-cell>
          <table:table-cell table:style-name="ce50" table:formula="of:=IF([$'olah data'.V73]=[$'olah data'.W73];&quot;&quot;;&quot;X&quot;)" office:value-type="string" office:string-value="X" calcext:value-type="string">
            <text:p>X</text:p>
          </table:table-cell>
          <table:table-cell table:style-name="ce139" table:formula="of:=IFERROR([$'View Input'.N21];&quot;&quot;)" office:value-type="float" office:value="0" calcext:value-type="float">
            <text:p>0</text:p>
          </table:table-cell>
          <table:table-cell table:number-columns-repeated="1020"/>
        </table:table-row>
        <table:table-row table:style-name="ro5">
          <table:table-cell office:value-type="float" office:value="72" calcext:value-type="float">
            <text:p>72</text:p>
          </table:table-cell>
          <table:table-cell table:style-name="ce50" office:value-type="float" office:value="2" calcext:value-type="float">
            <text:p>2</text:p>
          </table:table-cell>
          <table:table-cell table:style-name="ce50" table:formula="of:=IF([$'olah data'.V74]=[$'olah data'.W74];&quot;&quot;;&quot;X&quot;)" office:value-type="string" office:string-value="X" calcext:value-type="string">
            <text:p>X</text:p>
          </table:table-cell>
          <table:table-cell table:style-name="ce139" table:formula="of:=IFERROR([$'View Input'.N22];&quot;&quot;)" office:value-type="float" office:value="0" calcext:value-type="float">
            <text:p>0</text:p>
          </table:table-cell>
          <table:table-cell table:number-columns-repeated="1020"/>
        </table:table-row>
        <table:table-row table:style-name="ro5">
          <table:table-cell office:value-type="float" office:value="73" calcext:value-type="float">
            <text:p>73</text:p>
          </table:table-cell>
          <table:table-cell table:style-name="ce50" office:value-type="float" office:value="4" calcext:value-type="float">
            <text:p>4</text:p>
          </table:table-cell>
          <table:table-cell table:style-name="ce50" table:formula="of:=IF([$'olah data'.V75]=[$'olah data'.W75];&quot;&quot;;&quot;X&quot;)" office:value-type="string" office:string-value="X" calcext:value-type="string">
            <text:p>X</text:p>
          </table:table-cell>
          <table:table-cell table:style-name="ce139" table:formula="of:=IFERROR([$'View Input'.N23];&quot;&quot;)" office:value-type="float" office:value="0" calcext:value-type="float">
            <text:p>0</text:p>
          </table:table-cell>
          <table:table-cell table:number-columns-repeated="1020"/>
        </table:table-row>
        <table:table-row table:style-name="ro5">
          <table:table-cell office:value-type="float" office:value="74" calcext:value-type="float">
            <text:p>74</text:p>
          </table:table-cell>
          <table:table-cell table:style-name="ce50" office:value-type="float" office:value="4" calcext:value-type="float">
            <text:p>4</text:p>
          </table:table-cell>
          <table:table-cell table:style-name="ce50" table:formula="of:=IF([$'olah data'.V76]=[$'olah data'.W76];&quot;&quot;;&quot;X&quot;)">
            <text:p/>
          </table:table-cell>
          <table:table-cell table:style-name="ce139" table:formula="of:=IFERROR([$'View Input'.N24];&quot;&quot;)" office:value-type="float" office:value="0" calcext:value-type="float">
            <text:p>0</text:p>
          </table:table-cell>
          <table:table-cell table:number-columns-repeated="1020"/>
        </table:table-row>
        <table:table-row table:style-name="ro5">
          <table:table-cell office:value-type="float" office:value="75" calcext:value-type="float">
            <text:p>75</text:p>
          </table:table-cell>
          <table:table-cell table:style-name="ce50" office:value-type="float" office:value="1" calcext:value-type="float">
            <text:p>1</text:p>
          </table:table-cell>
          <table:table-cell table:style-name="ce50" table:formula="of:=IF([$'olah data'.V77]=[$'olah data'.W77];&quot;&quot;;&quot;X&quot;)" office:value-type="string" office:string-value="X" calcext:value-type="string">
            <text:p>X</text:p>
          </table:table-cell>
          <table:table-cell table:style-name="ce139" table:formula="of:=IFERROR([$'View Input'.N25];&quot;&quot;)" office:value-type="float" office:value="0" calcext:value-type="float">
            <text:p>0</text:p>
          </table:table-cell>
          <table:table-cell table:number-columns-repeated="1020"/>
        </table:table-row>
        <table:table-row table:style-name="ro5">
          <table:table-cell office:value-type="float" office:value="76" calcext:value-type="float">
            <text:p>76</text:p>
          </table:table-cell>
          <table:table-cell table:style-name="ce50" office:value-type="float" office:value="4" calcext:value-type="float">
            <text:p>4</text:p>
          </table:table-cell>
          <table:table-cell table:style-name="ce50" table:formula="of:=IF([$'olah data'.V78]=[$'olah data'.W78];&quot;&quot;;&quot;X&quot;)">
            <text:p/>
          </table:table-cell>
          <table:table-cell table:style-name="ce139" table:formula="of:=IFERROR([$'View Input'.N26];&quot;&quot;)" office:value-type="float" office:value="0" calcext:value-type="float">
            <text:p>0</text:p>
          </table:table-cell>
          <table:table-cell table:number-columns-repeated="1020"/>
        </table:table-row>
        <table:table-row table:style-name="ro5">
          <table:table-cell office:value-type="float" office:value="77" calcext:value-type="float">
            <text:p>77</text:p>
          </table:table-cell>
          <table:table-cell table:style-name="ce50" office:value-type="float" office:value="2" calcext:value-type="float">
            <text:p>2</text:p>
          </table:table-cell>
          <table:table-cell table:style-name="ce50" table:formula="of:=IF([$'olah data'.V79]=[$'olah data'.W79];&quot;&quot;;&quot;X&quot;)" office:value-type="string" office:string-value="X" calcext:value-type="string">
            <text:p>X</text:p>
          </table:table-cell>
          <table:table-cell table:style-name="ce139" table:formula="of:=IFERROR([$'View Input'.N27];&quot;&quot;)" office:value-type="float" office:value="0" calcext:value-type="float">
            <text:p>0</text:p>
          </table:table-cell>
          <table:table-cell table:number-columns-repeated="1020"/>
        </table:table-row>
        <table:table-row table:style-name="ro5">
          <table:table-cell office:value-type="float" office:value="78" calcext:value-type="float">
            <text:p>78</text:p>
          </table:table-cell>
          <table:table-cell table:style-name="ce50" office:value-type="float" office:value="5" calcext:value-type="float">
            <text:p>5</text:p>
          </table:table-cell>
          <table:table-cell table:style-name="ce50" table:formula="of:=IF([$'olah data'.V80]=[$'olah data'.W80];&quot;&quot;;&quot;X&quot;)" office:value-type="string" office:string-value="X" calcext:value-type="string">
            <text:p>X</text:p>
          </table:table-cell>
          <table:table-cell table:style-name="ce139" table:formula="of:=IFERROR([$'View Input'.N28];&quot;&quot;)" office:value-type="float" office:value="0" calcext:value-type="float">
            <text:p>0</text:p>
          </table:table-cell>
          <table:table-cell table:number-columns-repeated="1020"/>
        </table:table-row>
        <table:table-row table:style-name="ro5">
          <table:table-cell office:value-type="float" office:value="79" calcext:value-type="float">
            <text:p>79</text:p>
          </table:table-cell>
          <table:table-cell table:style-name="ce50" office:value-type="float" office:value="3" calcext:value-type="float">
            <text:p>3</text:p>
          </table:table-cell>
          <table:table-cell table:style-name="ce50" table:formula="of:=IF([$'olah data'.V81]=[$'olah data'.W81];&quot;&quot;;&quot;X&quot;)" office:value-type="string" office:string-value="X" calcext:value-type="string">
            <text:p>X</text:p>
          </table:table-cell>
          <table:table-cell table:style-name="ce139" table:formula="of:=IFERROR([$'View Input'.N29];&quot;&quot;)" office:value-type="float" office:value="0" calcext:value-type="float">
            <text:p>0</text:p>
          </table:table-cell>
          <table:table-cell table:number-columns-repeated="1020"/>
        </table:table-row>
        <table:table-row table:style-name="ro5">
          <table:table-cell office:value-type="float" office:value="80" calcext:value-type="float">
            <text:p>80</text:p>
          </table:table-cell>
          <table:table-cell table:style-name="ce50" office:value-type="float" office:value="3" calcext:value-type="float">
            <text:p>3</text:p>
          </table:table-cell>
          <table:table-cell table:style-name="ce50" table:formula="of:=IF([$'olah data'.V82]=[$'olah data'.W82];&quot;&quot;;&quot;X&quot;)" office:value-type="string" office:string-value="X" calcext:value-type="string">
            <text:p>X</text:p>
          </table:table-cell>
          <table:table-cell table:style-name="ce139" table:formula="of:=IFERROR([$'View Input'.N30];&quot;&quot;)" office:value-type="float" office:value="0" calcext:value-type="float">
            <text:p>0</text:p>
          </table:table-cell>
          <table:table-cell table:number-columns-repeated="1020"/>
        </table:table-row>
        <table:table-row table:style-name="ro5">
          <table:table-cell office:value-type="float" office:value="81" calcext:value-type="float">
            <text:p>81</text:p>
          </table:table-cell>
          <table:table-cell table:style-name="ce50" office:value-type="float" office:value="4" calcext:value-type="float">
            <text:p>4</text:p>
          </table:table-cell>
          <table:table-cell table:style-name="ce50" table:formula="of:=IF([$'olah data'.V83]=[$'olah data'.W83];&quot;&quot;;&quot;X&quot;)" office:value-type="string" office:string-value="X" calcext:value-type="string">
            <text:p>X</text:p>
          </table:table-cell>
          <table:table-cell table:style-name="ce139" table:formula="of:=IFERROR([$'View Input'.R11];&quot;&quot;)" office:value-type="float" office:value="0" calcext:value-type="float">
            <text:p>0</text:p>
          </table:table-cell>
          <table:table-cell table:number-columns-repeated="1020"/>
        </table:table-row>
        <table:table-row table:style-name="ro5">
          <table:table-cell office:value-type="float" office:value="82" calcext:value-type="float">
            <text:p>82</text:p>
          </table:table-cell>
          <table:table-cell table:style-name="ce50" office:value-type="float" office:value="3" calcext:value-type="float">
            <text:p>3</text:p>
          </table:table-cell>
          <table:table-cell table:style-name="ce50" table:formula="of:=IF([$'olah data'.V84]=[$'olah data'.W84];&quot;&quot;;&quot;X&quot;)" office:value-type="string" office:string-value="X" calcext:value-type="string">
            <text:p>X</text:p>
          </table:table-cell>
          <table:table-cell table:style-name="ce139" table:formula="of:=IFERROR([$'View Input'.R12];&quot;&quot;)" office:value-type="float" office:value="0" calcext:value-type="float">
            <text:p>0</text:p>
          </table:table-cell>
          <table:table-cell table:number-columns-repeated="1020"/>
        </table:table-row>
        <table:table-row table:style-name="ro5">
          <table:table-cell office:value-type="float" office:value="83" calcext:value-type="float">
            <text:p>83</text:p>
          </table:table-cell>
          <table:table-cell table:style-name="ce50" office:value-type="float" office:value="3" calcext:value-type="float">
            <text:p>3</text:p>
          </table:table-cell>
          <table:table-cell table:style-name="ce50" table:formula="of:=IF([$'olah data'.V85]=[$'olah data'.W85];&quot;&quot;;&quot;X&quot;)" office:value-type="string" office:string-value="X" calcext:value-type="string">
            <text:p>X</text:p>
          </table:table-cell>
          <table:table-cell table:style-name="ce139" table:formula="of:=IFERROR([$'View Input'.R13];&quot;&quot;)" office:value-type="float" office:value="0" calcext:value-type="float">
            <text:p>0</text:p>
          </table:table-cell>
          <table:table-cell table:number-columns-repeated="1020"/>
        </table:table-row>
        <table:table-row table:style-name="ro5">
          <table:table-cell office:value-type="float" office:value="84" calcext:value-type="float">
            <text:p>84</text:p>
          </table:table-cell>
          <table:table-cell table:style-name="ce50" office:value-type="float" office:value="1" calcext:value-type="float">
            <text:p>1</text:p>
          </table:table-cell>
          <table:table-cell table:style-name="ce50" table:formula="of:=IF([$'olah data'.V86]=[$'olah data'.W86];&quot;&quot;;&quot;X&quot;)" office:value-type="string" office:string-value="X" calcext:value-type="string">
            <text:p>X</text:p>
          </table:table-cell>
          <table:table-cell table:style-name="ce139" table:formula="of:=IFERROR([$'View Input'.R14];&quot;&quot;)" office:value-type="float" office:value="0" calcext:value-type="float">
            <text:p>0</text:p>
          </table:table-cell>
          <table:table-cell table:number-columns-repeated="1020"/>
        </table:table-row>
        <table:table-row table:style-name="ro5">
          <table:table-cell office:value-type="float" office:value="85" calcext:value-type="float">
            <text:p>85</text:p>
          </table:table-cell>
          <table:table-cell table:style-name="ce50" office:value-type="float" office:value="4" calcext:value-type="float">
            <text:p>4</text:p>
          </table:table-cell>
          <table:table-cell table:style-name="ce50" table:formula="of:=IF([$'olah data'.V87]=[$'olah data'.W87];&quot;&quot;;&quot;X&quot;)">
            <text:p/>
          </table:table-cell>
          <table:table-cell table:style-name="ce139" table:formula="of:=IFERROR([$'View Input'.R15];&quot;&quot;)" office:value-type="float" office:value="0" calcext:value-type="float">
            <text:p>0</text:p>
          </table:table-cell>
          <table:table-cell table:number-columns-repeated="1020"/>
        </table:table-row>
        <table:table-row table:style-name="ro5">
          <table:table-cell office:value-type="float" office:value="86" calcext:value-type="float">
            <text:p>86</text:p>
          </table:table-cell>
          <table:table-cell table:style-name="ce50" office:value-type="float" office:value="3" calcext:value-type="float">
            <text:p>3</text:p>
          </table:table-cell>
          <table:table-cell table:style-name="ce50" table:formula="of:=IF([$'olah data'.V88]=[$'olah data'.W88];&quot;&quot;;&quot;X&quot;)" office:value-type="string" office:string-value="X" calcext:value-type="string">
            <text:p>X</text:p>
          </table:table-cell>
          <table:table-cell table:style-name="ce139" table:formula="of:=IFERROR([$'View Input'.R16];&quot;&quot;)" office:value-type="float" office:value="0" calcext:value-type="float">
            <text:p>0</text:p>
          </table:table-cell>
          <table:table-cell table:number-columns-repeated="1020"/>
        </table:table-row>
        <table:table-row table:style-name="ro5">
          <table:table-cell office:value-type="float" office:value="87" calcext:value-type="float">
            <text:p>87</text:p>
          </table:table-cell>
          <table:table-cell table:style-name="ce50" office:value-type="float" office:value="4" calcext:value-type="float">
            <text:p>4</text:p>
          </table:table-cell>
          <table:table-cell table:style-name="ce50" table:formula="of:=IF([$'olah data'.V89]=[$'olah data'.W89];&quot;&quot;;&quot;X&quot;)" office:value-type="string" office:string-value="X" calcext:value-type="string">
            <text:p>X</text:p>
          </table:table-cell>
          <table:table-cell table:style-name="ce139" table:formula="of:=IFERROR([$'View Input'.R17];&quot;&quot;)" office:value-type="float" office:value="0" calcext:value-type="float">
            <text:p>0</text:p>
          </table:table-cell>
          <table:table-cell table:number-columns-repeated="1020"/>
        </table:table-row>
        <table:table-row table:style-name="ro5">
          <table:table-cell office:value-type="float" office:value="88" calcext:value-type="float">
            <text:p>88</text:p>
          </table:table-cell>
          <table:table-cell table:style-name="ce50" office:value-type="float" office:value="5" calcext:value-type="float">
            <text:p>5</text:p>
          </table:table-cell>
          <table:table-cell table:style-name="ce50" table:formula="of:=IF([$'olah data'.V90]=[$'olah data'.W90];&quot;&quot;;&quot;X&quot;)">
            <text:p/>
          </table:table-cell>
          <table:table-cell table:style-name="ce139" table:formula="of:=IFERROR([$'View Input'.R18];&quot;&quot;)" office:value-type="float" office:value="0" calcext:value-type="float">
            <text:p>0</text:p>
          </table:table-cell>
          <table:table-cell table:number-columns-repeated="1020"/>
        </table:table-row>
        <table:table-row table:style-name="ro5">
          <table:table-cell office:value-type="float" office:value="89" calcext:value-type="float">
            <text:p>89</text:p>
          </table:table-cell>
          <table:table-cell table:style-name="ce50" office:value-type="float" office:value="4" calcext:value-type="float">
            <text:p>4</text:p>
          </table:table-cell>
          <table:table-cell table:style-name="ce50" table:formula="of:=IF([$'olah data'.V91]=[$'olah data'.W91];&quot;&quot;;&quot;X&quot;)" office:value-type="string" office:string-value="X" calcext:value-type="string">
            <text:p>X</text:p>
          </table:table-cell>
          <table:table-cell table:style-name="ce139" table:formula="of:=IFERROR([$'View Input'.R19];&quot;&quot;)" office:value-type="float" office:value="0" calcext:value-type="float">
            <text:p>0</text:p>
          </table:table-cell>
          <table:table-cell table:number-columns-repeated="1020"/>
        </table:table-row>
        <table:table-row table:style-name="ro5">
          <table:table-cell office:value-type="float" office:value="90" calcext:value-type="float">
            <text:p>90</text:p>
          </table:table-cell>
          <table:table-cell table:style-name="ce50" office:value-type="float" office:value="3" calcext:value-type="float">
            <text:p>3</text:p>
          </table:table-cell>
          <table:table-cell table:style-name="ce50" table:formula="of:=IF([$'olah data'.V92]=[$'olah data'.W92];&quot;&quot;;&quot;X&quot;)" office:value-type="string" office:string-value="X" calcext:value-type="string">
            <text:p>X</text:p>
          </table:table-cell>
          <table:table-cell table:style-name="ce139" table:formula="of:=IFERROR([$'View Input'.R20];&quot;&quot;)" office:value-type="float" office:value="0" calcext:value-type="float">
            <text:p>0</text:p>
          </table:table-cell>
          <table:table-cell table:number-columns-repeated="1020"/>
        </table:table-row>
        <table:table-row table:style-name="ro5">
          <table:table-cell office:value-type="float" office:value="91" calcext:value-type="float">
            <text:p>91</text:p>
          </table:table-cell>
          <table:table-cell table:style-name="ce50" office:value-type="float" office:value="4" calcext:value-type="float">
            <text:p>4</text:p>
          </table:table-cell>
          <table:table-cell table:style-name="ce50" table:formula="of:=IF([$'olah data'.V93]=[$'olah data'.W93];&quot;&quot;;&quot;X&quot;)" office:value-type="string" office:string-value="X" calcext:value-type="string">
            <text:p>X</text:p>
          </table:table-cell>
          <table:table-cell table:style-name="ce139" table:formula="of:=IFERROR([$'View Input'.R21];&quot;&quot;)" office:value-type="float" office:value="0" calcext:value-type="float">
            <text:p>0</text:p>
          </table:table-cell>
          <table:table-cell table:number-columns-repeated="1020"/>
        </table:table-row>
        <table:table-row table:style-name="ro5">
          <table:table-cell office:value-type="float" office:value="92" calcext:value-type="float">
            <text:p>92</text:p>
          </table:table-cell>
          <table:table-cell table:style-name="ce50" office:value-type="float" office:value="4" calcext:value-type="float">
            <text:p>4</text:p>
          </table:table-cell>
          <table:table-cell table:style-name="ce50" table:formula="of:=IF([$'olah data'.V94]=[$'olah data'.W94];&quot;&quot;;&quot;X&quot;)" office:value-type="string" office:string-value="X" calcext:value-type="string">
            <text:p>X</text:p>
          </table:table-cell>
          <table:table-cell table:style-name="ce139" table:formula="of:=IFERROR([$'View Input'.R22];&quot;&quot;)" office:value-type="float" office:value="0" calcext:value-type="float">
            <text:p>0</text:p>
          </table:table-cell>
          <table:table-cell table:number-columns-repeated="1020"/>
        </table:table-row>
        <table:table-row table:style-name="ro5">
          <table:table-cell office:value-type="float" office:value="93" calcext:value-type="float">
            <text:p>93</text:p>
          </table:table-cell>
          <table:table-cell table:style-name="ce50" office:value-type="float" office:value="4" calcext:value-type="float">
            <text:p>4</text:p>
          </table:table-cell>
          <table:table-cell table:style-name="ce50" table:formula="of:=IF([$'olah data'.V95]=[$'olah data'.W95];&quot;&quot;;&quot;X&quot;)">
            <text:p/>
          </table:table-cell>
          <table:table-cell table:style-name="ce139" table:formula="of:=IFERROR([$'View Input'.R23];&quot;&quot;)" office:value-type="float" office:value="0" calcext:value-type="float">
            <text:p>0</text:p>
          </table:table-cell>
          <table:table-cell table:number-columns-repeated="1020"/>
        </table:table-row>
        <table:table-row table:style-name="ro5">
          <table:table-cell office:value-type="float" office:value="94" calcext:value-type="float">
            <text:p>94</text:p>
          </table:table-cell>
          <table:table-cell table:style-name="ce50" office:value-type="float" office:value="3" calcext:value-type="float">
            <text:p>3</text:p>
          </table:table-cell>
          <table:table-cell table:style-name="ce50" table:formula="of:=IF([$'olah data'.V96]=[$'olah data'.W96];&quot;&quot;;&quot;X&quot;)" office:value-type="string" office:string-value="X" calcext:value-type="string">
            <text:p>X</text:p>
          </table:table-cell>
          <table:table-cell table:style-name="ce139" table:formula="of:=IFERROR([$'View Input'.R24];&quot;&quot;)" office:value-type="float" office:value="0" calcext:value-type="float">
            <text:p>0</text:p>
          </table:table-cell>
          <table:table-cell table:number-columns-repeated="1020"/>
        </table:table-row>
        <table:table-row table:style-name="ro5">
          <table:table-cell office:value-type="float" office:value="95" calcext:value-type="float">
            <text:p>95</text:p>
          </table:table-cell>
          <table:table-cell table:style-name="ce50" office:value-type="float" office:value="3" calcext:value-type="float">
            <text:p>3</text:p>
          </table:table-cell>
          <table:table-cell table:style-name="ce50" table:formula="of:=IF([$'olah data'.V97]=[$'olah data'.W97];&quot;&quot;;&quot;X&quot;)">
            <text:p/>
          </table:table-cell>
          <table:table-cell table:style-name="ce139" table:formula="of:=IFERROR([$'View Input'.R25];&quot;&quot;)" office:value-type="float" office:value="0" calcext:value-type="float">
            <text:p>0</text:p>
          </table:table-cell>
          <table:table-cell table:number-columns-repeated="1020"/>
        </table:table-row>
        <table:table-row table:style-name="ro5">
          <table:table-cell office:value-type="float" office:value="96" calcext:value-type="float">
            <text:p>96</text:p>
          </table:table-cell>
          <table:table-cell table:style-name="ce50" office:value-type="float" office:value="1" calcext:value-type="float">
            <text:p>1</text:p>
          </table:table-cell>
          <table:table-cell table:style-name="ce50" table:formula="of:=IF([$'olah data'.V98]=[$'olah data'.W98];&quot;&quot;;&quot;X&quot;)" office:value-type="string" office:string-value="X" calcext:value-type="string">
            <text:p>X</text:p>
          </table:table-cell>
          <table:table-cell table:style-name="ce139" table:formula="of:=IFERROR([$'View Input'.R26];&quot;&quot;)" office:value-type="float" office:value="0" calcext:value-type="float">
            <text:p>0</text:p>
          </table:table-cell>
          <table:table-cell table:number-columns-repeated="1020"/>
        </table:table-row>
        <table:table-row table:style-name="ro5">
          <table:table-cell office:value-type="float" office:value="97" calcext:value-type="float">
            <text:p>97</text:p>
          </table:table-cell>
          <table:table-cell table:style-name="ce50" office:value-type="float" office:value="3" calcext:value-type="float">
            <text:p>3</text:p>
          </table:table-cell>
          <table:table-cell table:style-name="ce50" table:formula="of:=IF([$'olah data'.V99]=[$'olah data'.W99];&quot;&quot;;&quot;X&quot;)" office:value-type="string" office:string-value="X" calcext:value-type="string">
            <text:p>X</text:p>
          </table:table-cell>
          <table:table-cell table:style-name="ce139" table:formula="of:=IFERROR([$'View Input'.R27];&quot;&quot;)" office:value-type="float" office:value="0" calcext:value-type="float">
            <text:p>0</text:p>
          </table:table-cell>
          <table:table-cell table:number-columns-repeated="1020"/>
        </table:table-row>
        <table:table-row table:style-name="ro5">
          <table:table-cell office:value-type="float" office:value="98" calcext:value-type="float">
            <text:p>98</text:p>
          </table:table-cell>
          <table:table-cell table:style-name="ce50" office:value-type="float" office:value="4" calcext:value-type="float">
            <text:p>4</text:p>
          </table:table-cell>
          <table:table-cell table:style-name="ce50" table:formula="of:=IF([$'olah data'.V100]=[$'olah data'.W100];&quot;&quot;;&quot;X&quot;)">
            <text:p/>
          </table:table-cell>
          <table:table-cell table:style-name="ce139" table:formula="of:=IFERROR([$'View Input'.R28];&quot;&quot;)" office:value-type="float" office:value="0" calcext:value-type="float">
            <text:p>0</text:p>
          </table:table-cell>
          <table:table-cell table:number-columns-repeated="1020"/>
        </table:table-row>
        <table:table-row table:style-name="ro5">
          <table:table-cell office:value-type="float" office:value="99" calcext:value-type="float">
            <text:p>99</text:p>
          </table:table-cell>
          <table:table-cell table:style-name="ce50" office:value-type="float" office:value="5" calcext:value-type="float">
            <text:p>5</text:p>
          </table:table-cell>
          <table:table-cell table:style-name="ce50" table:formula="of:=IF([$'olah data'.V101]=[$'olah data'.W101];&quot;&quot;;&quot;X&quot;)" office:value-type="string" office:string-value="X" calcext:value-type="string">
            <text:p>X</text:p>
          </table:table-cell>
          <table:table-cell table:style-name="ce139" table:formula="of:=IFERROR([$'View Input'.R29];&quot;&quot;)" office:value-type="float" office:value="0" calcext:value-type="float">
            <text:p>0</text:p>
          </table:table-cell>
          <table:table-cell table:number-columns-repeated="1020"/>
        </table:table-row>
        <table:table-row table:style-name="ro5">
          <table:table-cell office:value-type="float" office:value="100" calcext:value-type="float">
            <text:p>100</text:p>
          </table:table-cell>
          <table:table-cell table:style-name="ce50" office:value-type="float" office:value="0" calcext:value-type="float">
            <text:p>0</text:p>
          </table:table-cell>
          <table:table-cell table:style-name="ce50" table:formula="of:=IF([$'olah data'.V102]=[$'olah data'.W102];&quot;&quot;;&quot;X&quot;)" office:value-type="string" office:string-value="X" calcext:value-type="string">
            <text:p>X</text:p>
          </table:table-cell>
          <table:table-cell table:style-name="ce139" table:formula="of:=IFERROR([$'View Input'.R30];&quot;&quot;)" office:value-type="float" office:value="0" calcext:value-type="float">
            <text:p>0</text:p>
          </table:table-cell>
          <table:table-cell table:number-columns-repeated="1020"/>
        </table:table-row>
        <table:table-row table:style-name="ro5">
          <table:table-cell/>
          <table:table-cell table:style-name="ce50" office:value-type="float" office:value="100" calcext:value-type="float">
            <text:p>100</text:p>
          </table:table-cell>
          <table:table-cell/>
          <table:table-cell table:formula="of:=[$'olah data'.A42]" office:value-type="float" office:value="100" calcext:value-type="float">
            <text:p>100</text:p>
          </table:table-cell>
          <table:table-cell table:number-columns-repeated="1020"/>
        </table:table-row>
        <table:table-row table:style-name="ro5" table:number-rows-repeated="1048473">
          <table:table-cell table:number-columns-repeated="1024"/>
        </table:table-row>
        <table:table-row table:style-name="ro5">
          <table:table-cell table:number-columns-repeated="1024"/>
        </table:table-row>
      </table:table>
      <table:table table:name="MainSource" table:style-name="ta4">
        <table:table-column table:style-name="co3" table:number-columns-repeated="459" table:default-cell-style-name="Default"/>
        <table:table-row table:style-name="ro8" table:number-rows-repeated="96">
          <table:table-cell table:number-columns-repeated="459"/>
        </table:table-row>
        <table:table-row table:style-name="ro6" table:number-rows-repeated="3">
          <table:table-cell table:number-columns-repeated="459"/>
        </table:table-row>
        <table:table-row table:style-name="ro6">
          <table:table-cell table:number-columns-repeated="458"/>
          <table:table-cell table:style-name="ce106"/>
        </table:table-row>
        <table:table-row table:style-name="ro5">
          <table:table-cell table:number-columns-repeated="458"/>
          <table:table-cell table:style-name="ce107"/>
        </table:table-row>
        <table:table-row table:style-name="ro5" table:number-rows-repeated="4">
          <table:table-cell table:number-columns-repeated="459"/>
        </table:table-row>
        <table:table-row table:style-name="ro5">
          <table:table-cell table:number-columns-repeated="458"/>
          <table:table-cell table:style-name="ce107"/>
        </table:table-row>
        <table:table-row table:style-name="ro5" table:number-rows-repeated="3">
          <table:table-cell table:number-columns-repeated="459"/>
        </table:table-row>
        <table:table-row table:style-name="ro5">
          <table:table-cell table:number-columns-repeated="459"/>
        </table:table-row>
      </table:table>
      <table:table table:name="Lihat Jawaban Peserta" table:style-name="ta2"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1" form:id="control3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LihatJawabanPeserta.SetActiveViewOutput?language=Basic&amp;location=document" xlink:type="simple"/>
              </office:event-listeners>
            </form:button>
          </form:form>
        </office:forms>
        <table:shapes>
          <draw:control draw:z-index="0" draw:text-style-name="P8" svg:width="74.13pt" svg:height="44.87pt" svg:x="909.44pt" svg:y="18.34pt" draw:control="control31"/>
        </table:shapes>
        <table:table-column table:style-name="co3" table:number-columns-repeated="14" table:default-cell-style-name="Default"/>
        <table:table-row table:style-name="ro5">
          <table:table-cell table:style-name="ce105" office:value-type="string" calcext:value-type="string" table:number-columns-spanned="14" table:number-rows-spanned="2">
            <text:p>JAWABAN KANDIDAT</text:p>
          </table:table-cell>
          <table:covered-table-cell table:number-columns-repeated="13" table:style-name="ce110"/>
        </table:table-row>
        <table:table-row table:style-name="ro5">
          <table:covered-table-cell table:number-columns-repeated="14" table:style-name="ce110"/>
        </table:table-row>
        <table:table-row table:style-name="ro5">
          <table:table-cell table:style-name="ce109" office:value-type="string" calcext:value-type="string" table:number-columns-spanned="14" table:number-rows-spanned="1">
            <text:p>SOAL</text:p>
          </table:table-cell>
          <table:covered-table-cell table:number-columns-repeated="13" table:style-name="ce110"/>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row>
        <table:table-row table:style-name="ro5">
          <table:table-cell table:style-name="ce54" office:value-type="float" office:value="1" calcext:value-type="float">
            <text:p>1</text:p>
          </table:table-cell>
          <table:table-cell table:style-name="ce61" table:formula="of:=[$'jawaban peserta'.B2]" office:value-type="float" office:value="4" calcext:value-type="float">
            <text:p>4</text:p>
          </table:table-cell>
          <table:table-cell table:style-name="ce18"/>
          <table:table-cell table:style-name="ce65" office:value-type="float" office:value="21" calcext:value-type="float">
            <text:p>21</text:p>
          </table:table-cell>
          <table:table-cell table:style-name="ce61" table:formula="of:=[$'jawaban peserta'.B22]" office:value-type="float" office:value="4" calcext:value-type="float">
            <text:p>4</text:p>
          </table:table-cell>
          <table:table-cell table:style-name="ce18"/>
          <table:table-cell table:style-name="ce65" office:value-type="float" office:value="41" calcext:value-type="float">
            <text:p>41</text:p>
          </table:table-cell>
          <table:table-cell table:style-name="ce61" table:formula="of:=[$'jawaban peserta'.B42]" office:value-type="float" office:value="3" calcext:value-type="float">
            <text:p>3</text:p>
          </table:table-cell>
          <table:table-cell table:style-name="ce18"/>
          <table:table-cell table:style-name="ce68" office:value-type="float" office:value="61" calcext:value-type="float">
            <text:p>61</text:p>
          </table:table-cell>
          <table:table-cell table:style-name="ce70" table:formula="of:=[$'jawaban peserta'.B61]" office:value-type="float" office:value="3" calcext:value-type="float">
            <text:p>3</text:p>
          </table:table-cell>
          <table:table-cell table:style-name="ce18"/>
          <table:table-cell table:style-name="ce68" office:value-type="float" office:value="81" calcext:value-type="float">
            <text:p>81</text:p>
          </table:table-cell>
          <table:table-cell table:style-name="ce70" table:formula="of:=[$'jawaban peserta'.B81]" office:value-type="float" office:value="3" calcext:value-type="float">
            <text:p>3</text:p>
          </table:table-cell>
        </table:table-row>
        <table:table-row table:style-name="ro5">
          <table:table-cell table:style-name="ce54" office:value-type="float" office:value="2" calcext:value-type="float">
            <text:p>2</text:p>
          </table:table-cell>
          <table:table-cell table:style-name="ce61" table:formula="of:=[$'jawaban peserta'.B3]" office:value-type="float" office:value="5" calcext:value-type="float">
            <text:p>5</text:p>
          </table:table-cell>
          <table:table-cell table:style-name="ce18"/>
          <table:table-cell table:style-name="ce65" office:value-type="float" office:value="22" calcext:value-type="float">
            <text:p>22</text:p>
          </table:table-cell>
          <table:table-cell table:style-name="ce61" table:formula="of:=[$'jawaban peserta'.B23]" office:value-type="float" office:value="2" calcext:value-type="float">
            <text:p>2</text:p>
          </table:table-cell>
          <table:table-cell table:style-name="ce18"/>
          <table:table-cell table:style-name="ce65" office:value-type="float" office:value="42" calcext:value-type="float">
            <text:p>42</text:p>
          </table:table-cell>
          <table:table-cell table:style-name="ce61" table:formula="of:=[$'jawaban peserta'.B43]" office:value-type="float" office:value="2" calcext:value-type="float">
            <text:p>2</text:p>
          </table:table-cell>
          <table:table-cell table:style-name="ce18"/>
          <table:table-cell table:style-name="ce68" office:value-type="float" office:value="62" calcext:value-type="float">
            <text:p>62</text:p>
          </table:table-cell>
          <table:table-cell table:style-name="ce70" table:formula="of:=[$'jawaban peserta'.B62]" office:value-type="float" office:value="3" calcext:value-type="float">
            <text:p>3</text:p>
          </table:table-cell>
          <table:table-cell table:style-name="ce18"/>
          <table:table-cell table:style-name="ce68" office:value-type="float" office:value="82" calcext:value-type="float">
            <text:p>82</text:p>
          </table:table-cell>
          <table:table-cell table:style-name="ce70" table:formula="of:=[$'jawaban peserta'.B82]" office:value-type="float" office:value="4" calcext:value-type="float">
            <text:p>4</text:p>
          </table:table-cell>
        </table:table-row>
        <table:table-row table:style-name="ro5">
          <table:table-cell table:style-name="ce54" office:value-type="float" office:value="3" calcext:value-type="float">
            <text:p>3</text:p>
          </table:table-cell>
          <table:table-cell table:style-name="ce61" table:formula="of:=[$'jawaban peserta'.B4]" office:value-type="float" office:value="3" calcext:value-type="float">
            <text:p>3</text:p>
          </table:table-cell>
          <table:table-cell table:style-name="ce18"/>
          <table:table-cell table:style-name="ce65" office:value-type="float" office:value="23" calcext:value-type="float">
            <text:p>23</text:p>
          </table:table-cell>
          <table:table-cell table:style-name="ce61" table:formula="of:=[$'jawaban peserta'.B24]" office:value-type="float" office:value="3" calcext:value-type="float">
            <text:p>3</text:p>
          </table:table-cell>
          <table:table-cell table:style-name="ce18"/>
          <table:table-cell table:style-name="ce65" office:value-type="float" office:value="43" calcext:value-type="float">
            <text:p>43</text:p>
          </table:table-cell>
          <table:table-cell table:style-name="ce61" table:formula="of:=[$'jawaban peserta'.B44]" office:value-type="float" office:value="3" calcext:value-type="float">
            <text:p>3</text:p>
          </table:table-cell>
          <table:table-cell table:style-name="ce18"/>
          <table:table-cell table:style-name="ce68" office:value-type="float" office:value="63" calcext:value-type="float">
            <text:p>63</text:p>
          </table:table-cell>
          <table:table-cell table:style-name="ce70" table:formula="of:=[$'jawaban peserta'.B63]" office:value-type="float" office:value="4" calcext:value-type="float">
            <text:p>4</text:p>
          </table:table-cell>
          <table:table-cell table:style-name="ce18"/>
          <table:table-cell table:style-name="ce68" office:value-type="float" office:value="83" calcext:value-type="float">
            <text:p>83</text:p>
          </table:table-cell>
          <table:table-cell table:style-name="ce70" table:formula="of:=[$'jawaban peserta'.B83]" office:value-type="float" office:value="3" calcext:value-type="float">
            <text:p>3</text:p>
          </table:table-cell>
        </table:table-row>
        <table:table-row table:style-name="ro5">
          <table:table-cell table:style-name="ce54" office:value-type="float" office:value="4" calcext:value-type="float">
            <text:p>4</text:p>
          </table:table-cell>
          <table:table-cell table:style-name="ce61" table:formula="of:=[$'jawaban peserta'.B5]" office:value-type="float" office:value="4" calcext:value-type="float">
            <text:p>4</text:p>
          </table:table-cell>
          <table:table-cell table:style-name="ce18"/>
          <table:table-cell table:style-name="ce65" office:value-type="float" office:value="24" calcext:value-type="float">
            <text:p>24</text:p>
          </table:table-cell>
          <table:table-cell table:style-name="ce61" table:formula="of:=[$'jawaban peserta'.B25]" office:value-type="float" office:value="4" calcext:value-type="float">
            <text:p>4</text:p>
          </table:table-cell>
          <table:table-cell table:style-name="ce18"/>
          <table:table-cell table:style-name="ce65" office:value-type="float" office:value="44" calcext:value-type="float">
            <text:p>44</text:p>
          </table:table-cell>
          <table:table-cell table:style-name="ce61" table:formula="of:=[$'jawaban peserta'.B45]" office:value-type="float" office:value="3" calcext:value-type="float">
            <text:p>3</text:p>
          </table:table-cell>
          <table:table-cell table:style-name="ce18"/>
          <table:table-cell table:style-name="ce68" office:value-type="float" office:value="64" calcext:value-type="float">
            <text:p>64</text:p>
          </table:table-cell>
          <table:table-cell table:style-name="ce70" table:formula="of:=[$'jawaban peserta'.B64]" office:value-type="float" office:value="5" calcext:value-type="float">
            <text:p>5</text:p>
          </table:table-cell>
          <table:table-cell table:style-name="ce18"/>
          <table:table-cell table:style-name="ce68" office:value-type="float" office:value="84" calcext:value-type="float">
            <text:p>84</text:p>
          </table:table-cell>
          <table:table-cell table:style-name="ce70" table:formula="of:=[$'jawaban peserta'.B84]" office:value-type="float" office:value="3" calcext:value-type="float">
            <text:p>3</text:p>
          </table:table-cell>
        </table:table-row>
        <table:table-row table:style-name="ro5">
          <table:table-cell table:style-name="ce54" office:value-type="float" office:value="5" calcext:value-type="float">
            <text:p>5</text:p>
          </table:table-cell>
          <table:table-cell table:style-name="ce61" table:formula="of:=[$'jawaban peserta'.B6]" office:value-type="float" office:value="3" calcext:value-type="float">
            <text:p>3</text:p>
          </table:table-cell>
          <table:table-cell table:style-name="ce18"/>
          <table:table-cell table:style-name="ce65" office:value-type="float" office:value="25" calcext:value-type="float">
            <text:p>25</text:p>
          </table:table-cell>
          <table:table-cell table:style-name="ce61" table:formula="of:=[$'jawaban peserta'.B26]" office:value-type="float" office:value="3" calcext:value-type="float">
            <text:p>3</text:p>
          </table:table-cell>
          <table:table-cell table:style-name="ce18"/>
          <table:table-cell table:style-name="ce65" office:value-type="float" office:value="45" calcext:value-type="float">
            <text:p>45</text:p>
          </table:table-cell>
          <table:table-cell table:style-name="ce61" table:formula="of:=[$'jawaban peserta'.B46]" office:value-type="float" office:value="3" calcext:value-type="float">
            <text:p>3</text:p>
          </table:table-cell>
          <table:table-cell table:style-name="ce18"/>
          <table:table-cell table:style-name="ce68" office:value-type="float" office:value="65" calcext:value-type="float">
            <text:p>65</text:p>
          </table:table-cell>
          <table:table-cell table:style-name="ce70" table:formula="of:=[$'jawaban peserta'.B65]" office:value-type="float" office:value="3" calcext:value-type="float">
            <text:p>3</text:p>
          </table:table-cell>
          <table:table-cell table:style-name="ce18"/>
          <table:table-cell table:style-name="ce68" office:value-type="float" office:value="85" calcext:value-type="float">
            <text:p>85</text:p>
          </table:table-cell>
          <table:table-cell table:style-name="ce70" table:formula="of:=[$'jawaban peserta'.B85]" office:value-type="float" office:value="1" calcext:value-type="float">
            <text:p>1</text:p>
          </table:table-cell>
        </table:table-row>
        <table:table-row table:style-name="ro5">
          <table:table-cell table:style-name="ce54" office:value-type="float" office:value="6" calcext:value-type="float">
            <text:p>6</text:p>
          </table:table-cell>
          <table:table-cell table:style-name="ce61" table:formula="of:=[$'jawaban peserta'.B7]" office:value-type="float" office:value="4" calcext:value-type="float">
            <text:p>4</text:p>
          </table:table-cell>
          <table:table-cell table:style-name="ce18"/>
          <table:table-cell table:style-name="ce65" office:value-type="float" office:value="26" calcext:value-type="float">
            <text:p>26</text:p>
          </table:table-cell>
          <table:table-cell table:style-name="ce61" table:formula="of:=[$'jawaban peserta'.B27]" office:value-type="float" office:value="3" calcext:value-type="float">
            <text:p>3</text:p>
          </table:table-cell>
          <table:table-cell table:style-name="ce18"/>
          <table:table-cell table:style-name="ce65" office:value-type="float" office:value="46" calcext:value-type="float">
            <text:p>46</text:p>
          </table:table-cell>
          <table:table-cell table:style-name="ce61" table:formula="of:=[$'jawaban peserta'.B47]" office:value-type="float" office:value="4" calcext:value-type="float">
            <text:p>4</text:p>
          </table:table-cell>
          <table:table-cell table:style-name="ce18"/>
          <table:table-cell table:style-name="ce68" office:value-type="float" office:value="66" calcext:value-type="float">
            <text:p>66</text:p>
          </table:table-cell>
          <table:table-cell table:style-name="ce70" table:formula="of:=[$'jawaban peserta'.B66]" office:value-type="float" office:value="4" calcext:value-type="float">
            <text:p>4</text:p>
          </table:table-cell>
          <table:table-cell table:style-name="ce18"/>
          <table:table-cell table:style-name="ce68" office:value-type="float" office:value="86" calcext:value-type="float">
            <text:p>86</text:p>
          </table:table-cell>
          <table:table-cell table:style-name="ce70" table:formula="of:=[$'jawaban peserta'.B86]" office:value-type="float" office:value="4" calcext:value-type="float">
            <text:p>4</text:p>
          </table:table-cell>
        </table:table-row>
        <table:table-row table:style-name="ro5">
          <table:table-cell table:style-name="ce54" office:value-type="float" office:value="7" calcext:value-type="float">
            <text:p>7</text:p>
          </table:table-cell>
          <table:table-cell table:style-name="ce61" table:formula="of:=[$'jawaban peserta'.B8]" office:value-type="float" office:value="3" calcext:value-type="float">
            <text:p>3</text:p>
          </table:table-cell>
          <table:table-cell table:style-name="ce18"/>
          <table:table-cell table:style-name="ce65" office:value-type="float" office:value="27" calcext:value-type="float">
            <text:p>27</text:p>
          </table:table-cell>
          <table:table-cell table:style-name="ce61" table:formula="of:=[$'jawaban peserta'.B28]" office:value-type="float" office:value="5" calcext:value-type="float">
            <text:p>5</text:p>
          </table:table-cell>
          <table:table-cell table:style-name="ce18"/>
          <table:table-cell table:style-name="ce65" office:value-type="float" office:value="47" calcext:value-type="float">
            <text:p>47</text:p>
          </table:table-cell>
          <table:table-cell table:style-name="ce61" table:formula="of:=[$'jawaban peserta'.B48]" office:value-type="float" office:value="3" calcext:value-type="float">
            <text:p>3</text:p>
          </table:table-cell>
          <table:table-cell table:style-name="ce18"/>
          <table:table-cell table:style-name="ce68" office:value-type="float" office:value="67" calcext:value-type="float">
            <text:p>67</text:p>
          </table:table-cell>
          <table:table-cell table:style-name="ce70" table:formula="of:=[$'jawaban peserta'.B67]" office:value-type="float" office:value="1" calcext:value-type="float">
            <text:p>1</text:p>
          </table:table-cell>
          <table:table-cell table:style-name="ce18"/>
          <table:table-cell table:style-name="ce68" office:value-type="float" office:value="87" calcext:value-type="float">
            <text:p>87</text:p>
          </table:table-cell>
          <table:table-cell table:style-name="ce70" table:formula="of:=[$'jawaban peserta'.B87]" office:value-type="float" office:value="3" calcext:value-type="float">
            <text:p>3</text:p>
          </table:table-cell>
        </table:table-row>
        <table:table-row table:style-name="ro5">
          <table:table-cell table:style-name="ce54" office:value-type="float" office:value="8" calcext:value-type="float">
            <text:p>8</text:p>
          </table:table-cell>
          <table:table-cell table:style-name="ce61" table:formula="of:=[$'jawaban peserta'.B9]" office:value-type="float" office:value="2" calcext:value-type="float">
            <text:p>2</text:p>
          </table:table-cell>
          <table:table-cell table:style-name="ce18"/>
          <table:table-cell table:style-name="ce65" office:value-type="float" office:value="28" calcext:value-type="float">
            <text:p>28</text:p>
          </table:table-cell>
          <table:table-cell table:style-name="ce61" table:formula="of:=[$'jawaban peserta'.B29]" office:value-type="float" office:value="3" calcext:value-type="float">
            <text:p>3</text:p>
          </table:table-cell>
          <table:table-cell table:style-name="ce18"/>
          <table:table-cell table:style-name="ce65" office:value-type="float" office:value="48" calcext:value-type="float">
            <text:p>48</text:p>
          </table:table-cell>
          <table:table-cell table:style-name="ce61" table:formula="of:=[$'jawaban peserta'.B49]" office:value-type="float" office:value="5" calcext:value-type="float">
            <text:p>5</text:p>
          </table:table-cell>
          <table:table-cell table:style-name="ce18"/>
          <table:table-cell table:style-name="ce68" office:value-type="float" office:value="68" calcext:value-type="float">
            <text:p>68</text:p>
          </table:table-cell>
          <table:table-cell table:style-name="ce70" table:formula="of:=[$'jawaban peserta'.B68]" office:value-type="float" office:value="3" calcext:value-type="float">
            <text:p>3</text:p>
          </table:table-cell>
          <table:table-cell table:style-name="ce18"/>
          <table:table-cell table:style-name="ce68" office:value-type="float" office:value="88" calcext:value-type="float">
            <text:p>88</text:p>
          </table:table-cell>
          <table:table-cell table:style-name="ce70" table:formula="of:=[$'jawaban peserta'.B88]" office:value-type="float" office:value="4" calcext:value-type="float">
            <text:p>4</text:p>
          </table:table-cell>
        </table:table-row>
        <table:table-row table:style-name="ro5">
          <table:table-cell table:style-name="ce54" office:value-type="float" office:value="9" calcext:value-type="float">
            <text:p>9</text:p>
          </table:table-cell>
          <table:table-cell table:style-name="ce61" table:formula="of:=[$'jawaban peserta'.B10]" office:value-type="float" office:value="4" calcext:value-type="float">
            <text:p>4</text:p>
          </table:table-cell>
          <table:table-cell table:style-name="ce18"/>
          <table:table-cell table:style-name="ce65" office:value-type="float" office:value="29" calcext:value-type="float">
            <text:p>29</text:p>
          </table:table-cell>
          <table:table-cell table:style-name="ce61" table:formula="of:=[$'jawaban peserta'.B30]" office:value-type="float" office:value="3" calcext:value-type="float">
            <text:p>3</text:p>
          </table:table-cell>
          <table:table-cell table:style-name="ce18"/>
          <table:table-cell table:style-name="ce65" office:value-type="float" office:value="49" calcext:value-type="float">
            <text:p>49</text:p>
          </table:table-cell>
          <table:table-cell table:style-name="ce61" table:formula="of:=[$'jawaban peserta'.B50]" office:value-type="float" office:value="3" calcext:value-type="float">
            <text:p>3</text:p>
          </table:table-cell>
          <table:table-cell table:style-name="ce18"/>
          <table:table-cell table:style-name="ce68" office:value-type="float" office:value="69" calcext:value-type="float">
            <text:p>69</text:p>
          </table:table-cell>
          <table:table-cell table:style-name="ce70" table:formula="of:=[$'jawaban peserta'.B69]" office:value-type="float" office:value="3" calcext:value-type="float">
            <text:p>3</text:p>
          </table:table-cell>
          <table:table-cell table:style-name="ce18"/>
          <table:table-cell table:style-name="ce68" office:value-type="float" office:value="89" calcext:value-type="float">
            <text:p>89</text:p>
          </table:table-cell>
          <table:table-cell table:style-name="ce70" table:formula="of:=[$'jawaban peserta'.B89]" office:value-type="float" office:value="5" calcext:value-type="float">
            <text:p>5</text:p>
          </table:table-cell>
        </table:table-row>
        <table:table-row table:style-name="ro5">
          <table:table-cell table:style-name="ce54" office:value-type="float" office:value="10" calcext:value-type="float">
            <text:p>10</text:p>
          </table:table-cell>
          <table:table-cell table:style-name="ce61" table:formula="of:=[$'jawaban peserta'.B11]" office:value-type="float" office:value="3" calcext:value-type="float">
            <text:p>3</text:p>
          </table:table-cell>
          <table:table-cell table:style-name="ce18"/>
          <table:table-cell table:style-name="ce65" office:value-type="float" office:value="30" calcext:value-type="float">
            <text:p>30</text:p>
          </table:table-cell>
          <table:table-cell table:style-name="ce61" table:formula="of:=[$'jawaban peserta'.B31]" office:value-type="float" office:value="4" calcext:value-type="float">
            <text:p>4</text:p>
          </table:table-cell>
          <table:table-cell table:style-name="ce18"/>
          <table:table-cell table:style-name="ce65" office:value-type="float" office:value="50" calcext:value-type="float">
            <text:p>50</text:p>
          </table:table-cell>
          <table:table-cell table:style-name="ce61" table:formula="of:=[$'jawaban peserta'.B51]" office:value-type="float" office:value="3" calcext:value-type="float">
            <text:p>3</text:p>
          </table:table-cell>
          <table:table-cell table:style-name="ce18"/>
          <table:table-cell table:style-name="ce68" office:value-type="float" office:value="70" calcext:value-type="float">
            <text:p>70</text:p>
          </table:table-cell>
          <table:table-cell table:style-name="ce70" table:formula="of:=[$'jawaban peserta'.B70]" office:value-type="float" office:value="3" calcext:value-type="float">
            <text:p>3</text:p>
          </table:table-cell>
          <table:table-cell table:style-name="ce18"/>
          <table:table-cell table:style-name="ce68" office:value-type="float" office:value="90" calcext:value-type="float">
            <text:p>90</text:p>
          </table:table-cell>
          <table:table-cell table:style-name="ce70" table:formula="of:=[$'jawaban peserta'.B90]" office:value-type="float" office:value="4" calcext:value-type="float">
            <text:p>4</text:p>
          </table:table-cell>
        </table:table-row>
        <table:table-row table:style-name="ro5">
          <table:table-cell table:style-name="ce54" office:value-type="float" office:value="11" calcext:value-type="float">
            <text:p>11</text:p>
          </table:table-cell>
          <table:table-cell table:style-name="ce61" table:formula="of:=[$'jawaban peserta'.B12]" office:value-type="float" office:value="3" calcext:value-type="float">
            <text:p>3</text:p>
          </table:table-cell>
          <table:table-cell table:style-name="ce18"/>
          <table:table-cell table:style-name="ce65" office:value-type="float" office:value="31" calcext:value-type="float">
            <text:p>31</text:p>
          </table:table-cell>
          <table:table-cell table:style-name="ce61" table:formula="of:=[$'jawaban peserta'.B32]" office:value-type="float" office:value="3" calcext:value-type="float">
            <text:p>3</text:p>
          </table:table-cell>
          <table:table-cell table:style-name="ce18"/>
          <table:table-cell table:style-name="ce65" office:value-type="float" office:value="51" calcext:value-type="float">
            <text:p>51</text:p>
          </table:table-cell>
          <table:table-cell table:style-name="ce61" table:formula="of:=[$'jawaban peserta'.B52]" office:value-type="float" office:value="5" calcext:value-type="float">
            <text:p>5</text:p>
          </table:table-cell>
          <table:table-cell table:style-name="ce18"/>
          <table:table-cell table:style-name="ce68" office:value-type="float" office:value="71" calcext:value-type="float">
            <text:p>71</text:p>
          </table:table-cell>
          <table:table-cell table:style-name="ce70" table:formula="of:=[$'jawaban peserta'.B71]" office:value-type="float" office:value="5" calcext:value-type="float">
            <text:p>5</text:p>
          </table:table-cell>
          <table:table-cell table:style-name="ce18"/>
          <table:table-cell table:style-name="ce68" office:value-type="float" office:value="91" calcext:value-type="float">
            <text:p>91</text:p>
          </table:table-cell>
          <table:table-cell table:style-name="ce70" table:formula="of:=[$'jawaban peserta'.B91]" office:value-type="float" office:value="3" calcext:value-type="float">
            <text:p>3</text:p>
          </table:table-cell>
        </table:table-row>
        <table:table-row table:style-name="ro5">
          <table:table-cell table:style-name="ce54" office:value-type="float" office:value="12" calcext:value-type="float">
            <text:p>12</text:p>
          </table:table-cell>
          <table:table-cell table:style-name="ce61" table:formula="of:=[$'jawaban peserta'.B13]" office:value-type="float" office:value="1" calcext:value-type="float">
            <text:p>1</text:p>
          </table:table-cell>
          <table:table-cell table:style-name="ce18"/>
          <table:table-cell table:style-name="ce65" office:value-type="float" office:value="32" calcext:value-type="float">
            <text:p>32</text:p>
          </table:table-cell>
          <table:table-cell table:style-name="ce61" table:formula="of:=[$'jawaban peserta'.B33]" office:value-type="float" office:value="4" calcext:value-type="float">
            <text:p>4</text:p>
          </table:table-cell>
          <table:table-cell table:style-name="ce18"/>
          <table:table-cell table:style-name="ce65" office:value-type="float" office:value="52" calcext:value-type="float">
            <text:p>52</text:p>
          </table:table-cell>
          <table:table-cell table:style-name="ce61" table:formula="of:=[$'jawaban peserta'.B53]" office:value-type="float" office:value="3" calcext:value-type="float">
            <text:p>3</text:p>
          </table:table-cell>
          <table:table-cell table:style-name="ce18"/>
          <table:table-cell table:style-name="ce68" office:value-type="float" office:value="72" calcext:value-type="float">
            <text:p>72</text:p>
          </table:table-cell>
          <table:table-cell table:style-name="ce70" table:formula="of:=[$'jawaban peserta'.B72]" office:value-type="float" office:value="5" calcext:value-type="float">
            <text:p>5</text:p>
          </table:table-cell>
          <table:table-cell table:style-name="ce18"/>
          <table:table-cell table:style-name="ce68" office:value-type="float" office:value="92" calcext:value-type="float">
            <text:p>92</text:p>
          </table:table-cell>
          <table:table-cell table:style-name="ce70" table:formula="of:=[$'jawaban peserta'.B92]" office:value-type="float" office:value="4" calcext:value-type="float">
            <text:p>4</text:p>
          </table:table-cell>
        </table:table-row>
        <table:table-row table:style-name="ro5">
          <table:table-cell table:style-name="ce54" office:value-type="float" office:value="13" calcext:value-type="float">
            <text:p>13</text:p>
          </table:table-cell>
          <table:table-cell table:style-name="ce61" table:formula="of:=[$'jawaban peserta'.B14]" office:value-type="float" office:value="3" calcext:value-type="float">
            <text:p>3</text:p>
          </table:table-cell>
          <table:table-cell table:style-name="ce18"/>
          <table:table-cell table:style-name="ce65" office:value-type="float" office:value="33" calcext:value-type="float">
            <text:p>33</text:p>
          </table:table-cell>
          <table:table-cell table:style-name="ce61" table:formula="of:=[$'jawaban peserta'.B34]" office:value-type="float" office:value="3" calcext:value-type="float">
            <text:p>3</text:p>
          </table:table-cell>
          <table:table-cell table:style-name="ce18"/>
          <table:table-cell table:style-name="ce65" office:value-type="float" office:value="53" calcext:value-type="float">
            <text:p>53</text:p>
          </table:table-cell>
          <table:table-cell table:style-name="ce61" table:formula="of:=[$'jawaban peserta'.B54]" office:value-type="float" office:value="4" calcext:value-type="float">
            <text:p>4</text:p>
          </table:table-cell>
          <table:table-cell table:style-name="ce18"/>
          <table:table-cell table:style-name="ce68" office:value-type="float" office:value="73" calcext:value-type="float">
            <text:p>73</text:p>
          </table:table-cell>
          <table:table-cell table:style-name="ce70" table:formula="of:=[$'jawaban peserta'.B73]" office:value-type="float" office:value="2" calcext:value-type="float">
            <text:p>2</text:p>
          </table:table-cell>
          <table:table-cell table:style-name="ce18"/>
          <table:table-cell table:style-name="ce68" office:value-type="float" office:value="93" calcext:value-type="float">
            <text:p>93</text:p>
          </table:table-cell>
          <table:table-cell table:style-name="ce70" table:formula="of:=[$'jawaban peserta'.B93]" office:value-type="float" office:value="4" calcext:value-type="float">
            <text:p>4</text:p>
          </table:table-cell>
        </table:table-row>
        <table:table-row table:style-name="ro5">
          <table:table-cell table:style-name="ce54" office:value-type="float" office:value="14" calcext:value-type="float">
            <text:p>14</text:p>
          </table:table-cell>
          <table:table-cell table:style-name="ce61" table:formula="of:=[$'jawaban peserta'.B15]" office:value-type="float" office:value="3" calcext:value-type="float">
            <text:p>3</text:p>
          </table:table-cell>
          <table:table-cell table:style-name="ce18"/>
          <table:table-cell table:style-name="ce65" office:value-type="float" office:value="34" calcext:value-type="float">
            <text:p>34</text:p>
          </table:table-cell>
          <table:table-cell table:style-name="ce61" table:formula="of:=[$'jawaban peserta'.B35]" office:value-type="float" office:value="2" calcext:value-type="float">
            <text:p>2</text:p>
          </table:table-cell>
          <table:table-cell table:style-name="ce18"/>
          <table:table-cell table:style-name="ce65" office:value-type="float" office:value="54" calcext:value-type="float">
            <text:p>54</text:p>
          </table:table-cell>
          <table:table-cell table:style-name="ce61" table:formula="of:=[$'jawaban peserta'.B55]" office:value-type="float" office:value="3" calcext:value-type="float">
            <text:p>3</text:p>
          </table:table-cell>
          <table:table-cell table:style-name="ce18"/>
          <table:table-cell table:style-name="ce68" office:value-type="float" office:value="74" calcext:value-type="float">
            <text:p>74</text:p>
          </table:table-cell>
          <table:table-cell table:style-name="ce70" table:formula="of:=[$'jawaban peserta'.B74]" office:value-type="float" office:value="4" calcext:value-type="float">
            <text:p>4</text:p>
          </table:table-cell>
          <table:table-cell table:style-name="ce18"/>
          <table:table-cell table:style-name="ce68" office:value-type="float" office:value="94" calcext:value-type="float">
            <text:p>94</text:p>
          </table:table-cell>
          <table:table-cell table:style-name="ce70" table:formula="of:=[$'jawaban peserta'.B94]" office:value-type="float" office:value="4" calcext:value-type="float">
            <text:p>4</text:p>
          </table:table-cell>
        </table:table-row>
        <table:table-row table:style-name="ro5">
          <table:table-cell table:style-name="ce54" office:value-type="float" office:value="15" calcext:value-type="float">
            <text:p>15</text:p>
          </table:table-cell>
          <table:table-cell table:style-name="ce61" table:formula="of:=[$'jawaban peserta'.B16]" office:value-type="float" office:value="4" calcext:value-type="float">
            <text:p>4</text:p>
          </table:table-cell>
          <table:table-cell table:style-name="ce18"/>
          <table:table-cell table:style-name="ce65" office:value-type="float" office:value="35" calcext:value-type="float">
            <text:p>35</text:p>
          </table:table-cell>
          <table:table-cell table:style-name="ce61" table:formula="of:=[$'jawaban peserta'.B36]" office:value-type="float" office:value="3" calcext:value-type="float">
            <text:p>3</text:p>
          </table:table-cell>
          <table:table-cell table:style-name="ce18"/>
          <table:table-cell table:style-name="ce65" office:value-type="float" office:value="55" calcext:value-type="float">
            <text:p>55</text:p>
          </table:table-cell>
          <table:table-cell table:style-name="ce61" table:formula="of:=[$'jawaban peserta'.B56]" office:value-type="float" office:value="5" calcext:value-type="float">
            <text:p>5</text:p>
          </table:table-cell>
          <table:table-cell table:style-name="ce18"/>
          <table:table-cell table:style-name="ce68" office:value-type="float" office:value="75" calcext:value-type="float">
            <text:p>75</text:p>
          </table:table-cell>
          <table:table-cell table:style-name="ce70" table:formula="of:=[$'jawaban peserta'.B75]" office:value-type="float" office:value="4" calcext:value-type="float">
            <text:p>4</text:p>
          </table:table-cell>
          <table:table-cell table:style-name="ce18"/>
          <table:table-cell table:style-name="ce68" office:value-type="float" office:value="95" calcext:value-type="float">
            <text:p>95</text:p>
          </table:table-cell>
          <table:table-cell table:style-name="ce70" table:formula="of:=[$'jawaban peserta'.B95]" office:value-type="float" office:value="3" calcext:value-type="float">
            <text:p>3</text:p>
          </table:table-cell>
        </table:table-row>
        <table:table-row table:style-name="ro5">
          <table:table-cell table:style-name="ce54" office:value-type="float" office:value="16" calcext:value-type="float">
            <text:p>16</text:p>
          </table:table-cell>
          <table:table-cell table:style-name="ce61" table:formula="of:=[$'jawaban peserta'.B17]" office:value-type="float" office:value="3" calcext:value-type="float">
            <text:p>3</text:p>
          </table:table-cell>
          <table:table-cell table:style-name="ce18"/>
          <table:table-cell table:style-name="ce65" office:value-type="float" office:value="36" calcext:value-type="float">
            <text:p>36</text:p>
          </table:table-cell>
          <table:table-cell table:style-name="ce61" table:formula="of:=[$'jawaban peserta'.B37]" office:value-type="float" office:value="1" calcext:value-type="float">
            <text:p>1</text:p>
          </table:table-cell>
          <table:table-cell table:style-name="ce18"/>
          <table:table-cell table:style-name="ce65" office:value-type="float" office:value="56" calcext:value-type="float">
            <text:p>56</text:p>
          </table:table-cell>
          <table:table-cell table:style-name="ce61" table:formula="of:=[$'jawaban peserta'.B57]" office:value-type="float" office:value="3" calcext:value-type="float">
            <text:p>3</text:p>
          </table:table-cell>
          <table:table-cell table:style-name="ce18"/>
          <table:table-cell table:style-name="ce68" office:value-type="float" office:value="76" calcext:value-type="float">
            <text:p>76</text:p>
          </table:table-cell>
          <table:table-cell table:style-name="ce70" table:formula="of:=[$'jawaban peserta'.B76]" office:value-type="float" office:value="1" calcext:value-type="float">
            <text:p>1</text:p>
          </table:table-cell>
          <table:table-cell table:style-name="ce18"/>
          <table:table-cell table:style-name="ce68" office:value-type="float" office:value="96" calcext:value-type="float">
            <text:p>96</text:p>
          </table:table-cell>
          <table:table-cell table:style-name="ce70" table:formula="of:=[$'jawaban peserta'.B96]" office:value-type="float" office:value="3" calcext:value-type="float">
            <text:p>3</text:p>
          </table:table-cell>
        </table:table-row>
        <table:table-row table:style-name="ro5">
          <table:table-cell table:style-name="ce54" office:value-type="float" office:value="17" calcext:value-type="float">
            <text:p>17</text:p>
          </table:table-cell>
          <table:table-cell table:style-name="ce61" table:formula="of:=[$'jawaban peserta'.B18]" office:value-type="float" office:value="5" calcext:value-type="float">
            <text:p>5</text:p>
          </table:table-cell>
          <table:table-cell table:style-name="ce18"/>
          <table:table-cell table:style-name="ce65" office:value-type="float" office:value="37" calcext:value-type="float">
            <text:p>37</text:p>
          </table:table-cell>
          <table:table-cell table:style-name="ce61" table:formula="of:=[$'jawaban peserta'.B38]" office:value-type="float" office:value="4" calcext:value-type="float">
            <text:p>4</text:p>
          </table:table-cell>
          <table:table-cell table:style-name="ce18"/>
          <table:table-cell table:style-name="ce65" office:value-type="float" office:value="57" calcext:value-type="float">
            <text:p>57</text:p>
          </table:table-cell>
          <table:table-cell table:style-name="ce61" table:formula="of:=[$'jawaban peserta'.B58]" office:value-type="float" office:value="4" calcext:value-type="float">
            <text:p>4</text:p>
          </table:table-cell>
          <table:table-cell table:style-name="ce18"/>
          <table:table-cell table:style-name="ce68" office:value-type="float" office:value="77" calcext:value-type="float">
            <text:p>77</text:p>
          </table:table-cell>
          <table:table-cell table:style-name="ce70" table:formula="of:=[$'jawaban peserta'.B77]" office:value-type="float" office:value="4" calcext:value-type="float">
            <text:p>4</text:p>
          </table:table-cell>
          <table:table-cell table:style-name="ce18"/>
          <table:table-cell table:style-name="ce68" office:value-type="float" office:value="97" calcext:value-type="float">
            <text:p>97</text:p>
          </table:table-cell>
          <table:table-cell table:style-name="ce70" table:formula="of:=[$'jawaban peserta'.B97]" office:value-type="float" office:value="1" calcext:value-type="float">
            <text:p>1</text:p>
          </table:table-cell>
        </table:table-row>
        <table:table-row table:style-name="ro5">
          <table:table-cell table:style-name="ce54" office:value-type="float" office:value="18" calcext:value-type="float">
            <text:p>18</text:p>
          </table:table-cell>
          <table:table-cell table:style-name="ce61" table:formula="of:=[$'jawaban peserta'.B19]" office:value-type="float" office:value="4" calcext:value-type="float">
            <text:p>4</text:p>
          </table:table-cell>
          <table:table-cell table:style-name="ce18"/>
          <table:table-cell table:style-name="ce65" office:value-type="float" office:value="38" calcext:value-type="float">
            <text:p>38</text:p>
          </table:table-cell>
          <table:table-cell table:style-name="ce61" table:formula="of:=[$'jawaban peserta'.B39]" office:value-type="float" office:value="3" calcext:value-type="float">
            <text:p>3</text:p>
          </table:table-cell>
          <table:table-cell table:style-name="ce18"/>
          <table:table-cell table:style-name="ce65" office:value-type="float" office:value="58" calcext:value-type="float">
            <text:p>58</text:p>
          </table:table-cell>
          <table:table-cell table:style-name="ce61" table:formula="of:=[$'jawaban peserta'.B59]" office:value-type="float" office:value="3" calcext:value-type="float">
            <text:p>3</text:p>
          </table:table-cell>
          <table:table-cell table:style-name="ce18"/>
          <table:table-cell table:style-name="ce68" office:value-type="float" office:value="78" calcext:value-type="float">
            <text:p>78</text:p>
          </table:table-cell>
          <table:table-cell table:style-name="ce70" table:formula="of:=[$'jawaban peserta'.B78]" office:value-type="float" office:value="2" calcext:value-type="float">
            <text:p>2</text:p>
          </table:table-cell>
          <table:table-cell table:style-name="ce18"/>
          <table:table-cell table:style-name="ce68" office:value-type="float" office:value="98" calcext:value-type="float">
            <text:p>98</text:p>
          </table:table-cell>
          <table:table-cell table:style-name="ce70" table:formula="of:=[$'jawaban peserta'.B98]" office:value-type="float" office:value="3" calcext:value-type="float">
            <text:p>3</text:p>
          </table:table-cell>
        </table:table-row>
        <table:table-row table:style-name="ro5">
          <table:table-cell table:style-name="ce54" office:value-type="float" office:value="19" calcext:value-type="float">
            <text:p>19</text:p>
          </table:table-cell>
          <table:table-cell table:style-name="ce61" table:formula="of:=[$'jawaban peserta'.B20]" office:value-type="float" office:value="3" calcext:value-type="float">
            <text:p>3</text:p>
          </table:table-cell>
          <table:table-cell table:style-name="ce18"/>
          <table:table-cell table:style-name="ce65" office:value-type="float" office:value="39" calcext:value-type="float">
            <text:p>39</text:p>
          </table:table-cell>
          <table:table-cell table:style-name="ce61" table:formula="of:=[$'jawaban peserta'.B40]" office:value-type="float" office:value="3" calcext:value-type="float">
            <text:p>3</text:p>
          </table:table-cell>
          <table:table-cell table:style-name="ce18"/>
          <table:table-cell table:style-name="ce65" office:value-type="float" office:value="59" calcext:value-type="float">
            <text:p>59</text:p>
          </table:table-cell>
          <table:table-cell table:style-name="ce61" table:formula="of:=[$'jawaban peserta'.B60]" office:value-type="float" office:value="4" calcext:value-type="float">
            <text:p>4</text:p>
          </table:table-cell>
          <table:table-cell table:style-name="ce18"/>
          <table:table-cell table:style-name="ce68" office:value-type="float" office:value="79" calcext:value-type="float">
            <text:p>79</text:p>
          </table:table-cell>
          <table:table-cell table:style-name="ce70" table:formula="of:=[$'jawaban peserta'.B79]" office:value-type="float" office:value="5" calcext:value-type="float">
            <text:p>5</text:p>
          </table:table-cell>
          <table:table-cell table:style-name="ce18"/>
          <table:table-cell table:style-name="ce68" office:value-type="float" office:value="99" calcext:value-type="float">
            <text:p>99</text:p>
          </table:table-cell>
          <table:table-cell table:style-name="ce70" table:formula="of:=[$'jawaban peserta'.B99]" office:value-type="float" office:value="4" calcext:value-type="float">
            <text:p>4</text:p>
          </table:table-cell>
        </table:table-row>
        <table:table-row table:style-name="ro5">
          <table:table-cell table:style-name="ce54" office:value-type="float" office:value="20" calcext:value-type="float">
            <text:p>20</text:p>
          </table:table-cell>
          <table:table-cell table:style-name="ce61" table:formula="of:=[$'jawaban peserta'.B21]" office:value-type="float" office:value="4" calcext:value-type="float">
            <text:p>4</text:p>
          </table:table-cell>
          <table:table-cell table:style-name="ce18"/>
          <table:table-cell table:style-name="ce65" office:value-type="float" office:value="40" calcext:value-type="float">
            <text:p>40</text:p>
          </table:table-cell>
          <table:table-cell table:style-name="ce61" table:formula="of:=[$'jawaban peserta'.B41]" office:value-type="float" office:value="4" calcext:value-type="float">
            <text:p>4</text:p>
          </table:table-cell>
          <table:table-cell table:style-name="ce18"/>
          <table:table-cell table:style-name="ce65" office:value-type="float" office:value="60" calcext:value-type="float">
            <text:p>60</text:p>
          </table:table-cell>
          <table:table-cell table:style-name="ce61" table:formula="of:=[$'jawaban peserta'.B61]" office:value-type="float" office:value="3" calcext:value-type="float">
            <text:p>3</text:p>
          </table:table-cell>
          <table:table-cell table:style-name="ce18"/>
          <table:table-cell table:style-name="ce68" office:value-type="float" office:value="80" calcext:value-type="float">
            <text:p>80</text:p>
          </table:table-cell>
          <table:table-cell table:style-name="ce70" table:formula="of:=[$'jawaban peserta'.B80]" office:value-type="float" office:value="3" calcext:value-type="float">
            <text:p>3</text:p>
          </table:table-cell>
          <table:table-cell table:style-name="ce18"/>
          <table:table-cell table:style-name="ce68" office:value-type="float" office:value="100" calcext:value-type="float">
            <text:p>100</text:p>
          </table:table-cell>
          <table:table-cell table:style-name="ce70" table:formula="of:=[$'jawaban peserta'.B100]" office:value-type="float" office:value="5" calcext:value-type="float">
            <text:p>5</text:p>
          </table:table-cell>
        </table:table-row>
        <table:table-row table:style-name="ro5" table:number-rows-repeated="1048549">
          <table:table-cell table:number-columns-repeated="14"/>
        </table:table-row>
        <table:table-row table:style-name="ro5">
          <table:table-cell table:number-columns-repeated="14"/>
        </table:table-row>
      </table:table>
      <table:table table:name="grafik" table:style-name="ta6">
        <office:forms form:automatic-focus="false" form:apply-design-mode="false"/>
        <table:table-column table:style-name="co43" table:default-cell-style-name="Default"/>
        <table:table-column table:style-name="co8" table:number-columns-repeated="3" table:default-cell-style-name="Default"/>
        <table:table-column table:style-name="co44" table:default-cell-style-name="ce48"/>
        <table:table-column table:style-name="co8" table:default-cell-style-name="ce48"/>
        <table:table-column table:style-name="co45" table:default-cell-style-name="ce96"/>
        <table:table-column table:style-name="co8" table:default-cell-style-name="Default"/>
        <table:table-column table:style-name="co46" table:default-cell-style-name="Default"/>
        <table:table-column table:style-name="co47" table:default-cell-style-name="ce156"/>
        <table:table-column table:style-name="co48" table:default-cell-style-name="ce156"/>
        <table:table-column table:style-name="co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8" table:number-columns-repeated="1008" table:default-cell-style-name="Default"/>
        <table:table-row table:style-name="ro13">
          <table:table-cell table:number-columns-repeated="6"/>
          <table:table-cell table:number-columns-repeated="2" office:value-type="string" calcext:value-type="string">
            <text:p>nilai median</text:p>
          </table:table-cell>
          <table:table-cell/>
          <table:table-cell office:value-type="string" calcext:value-type="string">
            <text:p>high score</text:p>
          </table:table-cell>
          <table:table-cell office:value-type="string" calcext:value-type="string">
            <text:p>low score</text:p>
          </table:table-cell>
          <table:table-cell/>
          <table:table-cell office:value-type="string" calcext:value-type="string">
            <text:p>Jenis Kelamin</text:p>
          </table:table-cell>
          <table:table-cell table:style-name="ce137" table:formula="of:=[$'olah data'.AI2]" office:value-type="string" office:string-value="P" calcext:value-type="string">
            <text:p>P</text:p>
          </table:table-cell>
          <table:table-cell office:value-type="string" calcext:value-type="string">
            <text:p>nilai median perempuan</text:p>
          </table:table-cell>
          <table:table-cell office:value-type="string" calcext:value-type="string">
            <text:p>nilai median laki laki</text:p>
          </table:table-cell>
          <table:table-cell table:number-columns-repeated="2"/>
          <table:table-cell office:value-type="string" calcext:value-type="string">
            <text:p>High Score</text:p>
          </table:table-cell>
          <table:table-cell office:value-type="string" calcext:value-type="string">
            <text:p>Low Score</text:p>
          </table:table-cell>
          <table:table-cell table:number-columns-repeated="1004"/>
        </table:table-row>
        <table:table-row table:style-name="ro14">
          <table:table-cell table:style-name="ce112" office:value-type="string" calcext:value-type="string" table:number-columns-spanned="1" table:number-rows-spanned="4">
            <text:p>HONESTY AND HUMILITY</text:p>
          </table:table-cell>
          <table:table-cell office:value-type="string" calcext:value-type="string">
            <text:p>SINCERITY</text:p>
          </table:table-cell>
          <table:table-cell table:number-columns-repeated="2"/>
          <table:table-cell table:style-name="ce155" table:formula="of:=IF([$'jawaban peserta'.$B$102]=100;[$'olah data'.$R3];IF([$'jawaban peserta'.$B$102]=60;[$'olah data'.R110];&quot;&quot;))" office:value-type="float" office:value="3.5" calcext:value-type="float">
            <text:p>3.5</text:p>
          </table:table-cell>
          <table:table-cell table:style-name="ce155" table:formula="of:=IF([.$N$1]=0;&quot;Data Kosong&quot;;IF([.E2]&gt;[.H2];[.S2];[.T2]))" office:value-type="string" office:string-value="Tinggi " calcext:value-type="string">
            <text:p>Tinggi </text:p>
          </table:table-cell>
          <table:table-cell table:style-name="ce45" table:formula="of:=IF([.$N$1]=0;&quot;Data kandidat belum lengkap&quot;;IF([.E2]&gt;[.H2];[.J2];[.K2]))" office:value-type="string" office:string-value="Skala sincerity menilai kecenderungan untuk tulus dalam hubungan interpersonal,  orang dengan skor tinggi tidak mau memanipulasi orang lain." calcext:value-type="string">
            <text:p>Skala sincerity menilai kecenderungan untuk tulus dalam hubungan interpersonal, <text:s/>orang dengan skor tinggi tidak mau memanipulasi orang lain.</text:p>
          </table:table-cell>
          <table:table-cell table:style-name="ce48" table:formula="of:=IF([.$N$1]=&quot;P&quot;;[.O2];[.P2])" office:value-type="float" office:value="3.31" calcext:value-type="float">
            <text:p>3.31</text:p>
          </table:table-cell>
          <table:table-cell table:style-name="ce48"/>
          <table:table-cell table:style-name="ce157" office:value-type="string" calcext:value-type="string">
            <text:p>Skala <text:span text:style-name="T1">sincerity</text:span><text:span text:style-name="T2"> menilai kecenderungan untuk tulus dalam hubungan interpersonal,  orang dengan skor tinggi tidak mau memanipulasi orang lain.</text:span></text:p>
          </table:table-cell>
          <table:table-cell table:style-name="ce157" office:value-type="string" calcext:value-type="string">
            <text:p>Skala <text:span text:style-name="T1">sincerity</text:span><text:span text:style-name="T2"> menilai kecenderungan untuk tulus dalam hubungan interpersonal, Orang dengan skor rendah akan menyanjung orang lain atau pura-pura menyukai mereka demi mendapatkan bantuan</text:span></text:p>
          </table:table-cell>
          <table:table-cell table:number-columns-repeated="3"/>
          <table:table-cell office:value-type="float" office:value="3.31" calcext:value-type="float">
            <text:p>3.31</text:p>
          </table:table-cell>
          <table:table-cell office:value-type="float" office:value="3.17" calcext:value-type="float">
            <text:p>3.17</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4">
          <table:covered-table-cell table:style-name="ce112"/>
          <table:table-cell office:value-type="string" calcext:value-type="string">
            <text:p>FAIRNESS</text:p>
          </table:table-cell>
          <table:table-cell table:number-columns-repeated="2"/>
          <table:table-cell table:style-name="ce155" table:formula="of:=IF([$'jawaban peserta'.$B$102]=100;[$'olah data'.$R4];IF([$'jawaban peserta'.$B$102]=60;[$'olah data'.R111];&quot;&quot;))" office:value-type="float" office:value="4.5" calcext:value-type="float">
            <text:p>4.5</text:p>
          </table:table-cell>
          <table:table-cell table:style-name="ce155" table:formula="of:=IF([.$N$1]=0;&quot;Data Kosong&quot;;IF([.E3]&gt;[.H3];[.S3];[.T3]))" office:value-type="string" office:string-value="Tinggi " calcext:value-type="string">
            <text:p>Tinggi </text:p>
          </table:table-cell>
          <table:table-cell table:style-name="ce45" table:formula="of:=IF([.$N$1]=0;&quot;Data kandidat belum lengkap&quot;;IF([.E3]&gt;[.H3];[.J3];[.K3]))" office:value-type="string" office:string-value="Skala Fairness menilai kecenderungan untuk menghindari penipuan dan korupsi.  Orang dengan skor tinggi tidak mau mengambil keuntungan dari orang lain atau masyarakat luas." calcext:value-type="string">
            <text:p>Skala Fairness menilai kecenderungan untuk menghindari penipuan dan korupsi. <text:s/>Orang dengan skor tinggi tidak mau mengambil keuntungan dari orang lain atau masyarakat luas.</text:p>
          </table:table-cell>
          <table:table-cell table:style-name="ce48" table:formula="of:=IF([.$N$1]=&quot;P&quot;;[.O3];[.P3])" office:value-type="float" office:value="3.73" calcext:value-type="float">
            <text:p>3.73</text:p>
          </table:table-cell>
          <table:table-cell/>
          <table:table-cell table:style-name="ce157" office:value-type="string" calcext:value-type="string">
            <text:p>Skala <text:span text:style-name="T1">Fairness</text:span><text:span text:style-name="T2"> menilai kecenderungan untuk menghindari penipuan dan korupsi.  Orang dengan skor tinggi tidak mau mengambil keuntungan dari orang lain atau masyarakat luas.</text:span></text:p>
          </table:table-cell>
          <table:table-cell table:style-name="ce161" office:value-type="string" calcext:value-type="string">
            <text:p><text:span text:style-name="T3">Skala </text:span><text:span text:style-name="T4">Fairness</text:span><text:span text:style-name="T5"> menilai kecenderungan untuk menghindari penipuan dan korupsi. Orang dengan skor rendah mau mendapatkan sesuatu dengan curang atau mencuri,</text:span></text:p>
          </table:table-cell>
          <table:table-cell table:number-columns-repeated="3"/>
          <table:table-cell office:value-type="float" office:value="3.73" calcext:value-type="float">
            <text:p>3.73</text:p>
          </table:table-cell>
          <table:table-cell office:value-type="float" office:value="3.33" calcext:value-type="float">
            <text:p>3.33</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4">
          <table:covered-table-cell table:style-name="ce112"/>
          <table:table-cell office:value-type="string" calcext:value-type="string">
            <text:p>GREED AVOIDANCE</text:p>
          </table:table-cell>
          <table:table-cell table:number-columns-repeated="2"/>
          <table:table-cell table:style-name="ce155" table:formula="of:=IF([$'jawaban peserta'.$B$102]=100;[$'olah data'.$R5];IF([$'jawaban peserta'.$B$102]=60;[$'olah data'.R112];&quot;&quot;))" office:value-type="float" office:value="4" calcext:value-type="float">
            <text:p>4</text:p>
          </table:table-cell>
          <table:table-cell table:style-name="ce155" table:formula="of:=IF([.$N$1]=0;&quot;Data Kosong&quot;;IF([.E4]&gt;[.H4];[.S4];[.T4]))" office:value-type="string" office:string-value="Tinggi " calcext:value-type="string">
            <text:p>Tinggi </text:p>
          </table:table-cell>
          <table:table-cell table:style-name="ce45" table:formula="of:=IF([.$N$1]=0;&quot;Data kandidat belum lengkap&quot;;IF([.E4]&gt;[.H4];[.J4];[.K4]))" office:value-type="string" office:string-value="Skala Greed Avoidance menilai kecenderungan untuk tidak tertarik memiliki kekayaan, barang mewah, dan status sosial yang tinggi. Orang dengan skor tinggi tidak termotivasi oleh kepentingan moneter atau status sosial." calcext:value-type="string">
            <text:p>Skala Greed Avoidance menilai kecenderungan untuk tidak tertarik memiliki kekayaan, barang mewah, dan status sosial yang tinggi. Orang dengan skor tinggi tidak termotivasi oleh kepentingan moneter atau status sosial.</text:p>
          </table:table-cell>
          <table:table-cell table:style-name="ce48" table:formula="of:=IF([.$N$1]=&quot;P&quot;;[.O4];[.P4])" office:value-type="float" office:value="3.11" calcext:value-type="float">
            <text:p>3.11</text:p>
          </table:table-cell>
          <table:table-cell/>
          <table:table-cell table:style-name="ce157" office:value-type="string" calcext:value-type="string">
            <text:p>Skala <text:span text:style-name="T1">Greed Avoidance</text:span><text:span text:style-name="T2"> menilai kecenderungan untuk tidak tertarik memiliki kekayaan, barang mewah, dan status sosial yang tinggi. Orang dengan skor tinggi tidak termotivasi oleh kepentingan moneter atau status sosial.</text:span></text:p>
          </table:table-cell>
          <table:table-cell table:style-name="ce157" office:value-type="string" calcext:value-type="string">
            <text:p>Skala <text:span text:style-name="T1">Greed Avoidance</text:span><text:span text:style-name="T2"> menilai kecenderungan untuk tidak tertarik memiliki kekayaan, barang mewah, dan status sosial yang tinggi. Orang dengan skor rendah ingin menikmati dan menunjukan kekayaan dan hak istimewa</text:span></text:p>
          </table:table-cell>
          <table:table-cell table:number-columns-repeated="3"/>
          <table:table-cell office:value-type="float" office:value="3.11" calcext:value-type="float">
            <text:p>3.11</text:p>
          </table:table-cell>
          <table:table-cell office:value-type="float" office:value="2.88" calcext:value-type="float">
            <text:p>2.88</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4">
          <table:covered-table-cell table:style-name="ce112"/>
          <table:table-cell office:value-type="string" calcext:value-type="string">
            <text:p>MODESTY</text:p>
          </table:table-cell>
          <table:table-cell table:number-columns-repeated="2"/>
          <table:table-cell table:style-name="ce155" table:formula="of:=IF([$'jawaban peserta'.$B$102]=100;[$'olah data'.$R6];IF([$'jawaban peserta'.$B$102]=60;[$'olah data'.R113];&quot;&quot;))" office:value-type="float" office:value="4.5" calcext:value-type="float">
            <text:p>4.5</text:p>
          </table:table-cell>
          <table:table-cell table:style-name="ce155" table:formula="of:=IF([.$N$1]=0;&quot;Data Kosong&quot;;IF([.E5]&gt;[.H5];[.S5];[.T5]))" office:value-type="string" office:string-value="Tinggi " calcext:value-type="string">
            <text:p>Tinggi </text:p>
          </table:table-cell>
          <table:table-cell table:style-name="ce45" table:formula="of:=IF([.$N$1]=0;&quot;Data kandidat belum lengkap&quot;;IF([.E5]&gt;[.H5];[.J5];[.K5]))" office:value-type="string" office:string-value="Skala Modesty menilai kecenderungan untuk sederhana dan tidak menonjolkan diri. Orang dengan skor tinggi memandang diri mereka sebagai orang biasa yang tidak menuntut perlakuan khusus." calcext:value-type="string">
            <text:p>Skala Modesty menilai kecenderungan untuk sederhana dan tidak menonjolkan diri. Orang dengan skor tinggi memandang diri mereka sebagai orang biasa yang tidak menuntut perlakuan khusus.</text:p>
          </table:table-cell>
          <table:table-cell table:style-name="ce48" table:formula="of:=IF([.$N$1]=&quot;P&quot;;[.O5];[.P5])" office:value-type="float" office:value="3.63" calcext:value-type="float">
            <text:p>3.63</text:p>
          </table:table-cell>
          <table:table-cell table:style-name="ce48"/>
          <table:table-cell table:style-name="ce157" office:value-type="string" calcext:value-type="string">
            <text:p>Skala <text:span text:style-name="T1">Modesty</text:span><text:span text:style-name="T2"> menilai kecenderungan untuk sederhana dan tidak menonjolkan diri. Orang dengan skor tinggi memandang diri mereka sebagai orang biasa yang tidak menuntut perlakuan khusus.</text:span></text:p>
          </table:table-cell>
          <table:table-cell table:style-name="ce157" office:value-type="string" calcext:value-type="string">
            <text:p>Skala <text:span text:style-name="T1">Modesty</text:span><text:span text:style-name="T2"> menilai kecenderungan untuk sederhana dan tidak menonjolkan diri. Orang dengan skor rendah menganggap diri mereka superior dan berhak atas hak istimewa yang tidak dimiliki orang lain</text:span></text:p>
          </table:table-cell>
          <table:table-cell table:number-columns-repeated="3"/>
          <table:table-cell office:value-type="float" office:value="3.63" calcext:value-type="float">
            <text:p>3.63</text:p>
          </table:table-cell>
          <table:table-cell office:value-type="float" office:value="3.22" calcext:value-type="float">
            <text:p>3.2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4">
          <table:table-cell/>
          <table:table-cell office:value-type="string" calcext:value-type="string">
            <text:p>HONESTY – HUMILITY</text:p>
          </table:table-cell>
          <table:table-cell table:number-columns-repeated="2"/>
          <table:table-cell table:style-name="ce155" table:formula="of:=IF([$'jawaban peserta'.$B$102]=100;[$'olah data'.$R7];IF([$'jawaban peserta'.$B$102]=60;[$'olah data'.R114];&quot;&quot;))" office:value-type="float" office:value="4.125" calcext:value-type="float">
            <text:p>4.125</text:p>
          </table:table-cell>
          <table:table-cell table:style-name="ce155" table:formula="of:=IF([.$N$1]=0;&quot;Data Kosong&quot;;IF([.E6]&gt;[.H6];[.S6];[.T6]))" office:value-type="string" office:string-value="Tinggi " calcext:value-type="string">
            <text:p>Tinggi </text:p>
          </table:table-cell>
          <table:table-cell table:style-name="ce45" table:formula="of:=IF([.$N$1]=0;&quot;Data kandidat belum lengkap&quot;;IF([.E6]&gt;[.H6];[.J6];[.K6]))" office:value-type="string" office:string-value="(Honesty-Humility) Kejujuran-Kerendahan hati: 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 calcext:value-type="string">
            <text:p>(Honesty-Humility) Kejujuran-Kerendahan hati: 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p>
          </table:table-cell>
          <table:table-cell table:style-name="ce48" table:formula="of:=IF([.$N$1]=&quot;P&quot;;[.O6];[.P6])" office:value-type="float" office:value="3.45" calcext:value-type="float">
            <text:p>3.45</text:p>
          </table:table-cell>
          <table:table-cell/>
          <table:table-cell table:style-name="ce161" office:value-type="string" calcext:value-type="string">
            <text:p><text:span text:style-name="T3">(</text:span><text:span text:style-name="T4">Honesty-Humility</text:span><text:span text:style-name="T3">) Kejujuran-Kerendahan hati: Orang dengan skor sangat tinggi pada skala </text:span><text:span text:style-name="T4">Honesty-Humility</text:span><text:span text:style-name="T5">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style-name="ce161" office:value-type="string" calcext:value-type="string">
            <text:p><text:span text:style-name="T3">(</text:span><text:span text:style-name="T4">Honesty-Humility</text:span><text:span text:style-name="T3">) Kejujuran-Kerendahan hati: Orang dengan skor sangat tinggi pada skala </text:span><text:span text:style-name="T4">Honesty-Humility</text:span><text:span text:style-name="T5">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number-columns-repeated="3"/>
          <table:table-cell office:value-type="float" office:value="3.45" calcext:value-type="float">
            <text:p>3.45</text:p>
          </table:table-cell>
          <table:table-cell office:value-type="float" office:value="3.15" calcext:value-type="float">
            <text:p>3.15</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4">
          <table:table-cell table:style-name="ce112"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55" table:formula="of:=IF([$'jawaban peserta'.$B$102]=100;[$'olah data'.$R8];IF([$'jawaban peserta'.$B$102]=60;[$'olah data'.R115];&quot;&quot;))" office:value-type="float" office:value="3.5" calcext:value-type="float">
            <text:p>3.5</text:p>
          </table:table-cell>
          <table:table-cell table:style-name="ce155" table:formula="of:=IF([.$N$1]=0;&quot;Data Kosong&quot;;IF([.E7]&gt;[.H7];[.S7];[.T7]))" office:value-type="string" office:string-value="Tinggi " calcext:value-type="string">
            <text:p>Tinggi </text:p>
          </table:table-cell>
          <table:table-cell table:style-name="ce45" table:formula="of:=IF([.$N$1]=0;&quot;Data kandidat belum lengkap&quot;;IF([.E7]&gt;[.H7];[.J7];[.K7]))" office:value-type="string" office:string-value="Skala Fearfulness menilai kecenderungan untuk mengalami ketakutan. Orang dengan skor tinggi sangat cenderung menghindari bahaya fisik." calcext:value-type="string">
            <text:p>Skala Fearfulness menilai kecenderungan untuk mengalami ketakutan. Orang dengan skor tinggi sangat cenderung menghindari bahaya fisik.</text:p>
          </table:table-cell>
          <table:table-cell table:style-name="ce48" table:formula="of:=IF([.$N$1]=&quot;P&quot;;[.O7];[.P7])" office:value-type="float" office:value="3.12" calcext:value-type="float">
            <text:p>3.12</text:p>
          </table:table-cell>
          <table:table-cell table:style-name="ce48"/>
          <table:table-cell table:style-name="ce157" office:value-type="string" calcext:value-type="string">
            <text:p>Skala <text:span text:style-name="T1">Fearfulness</text:span><text:span text:style-name="T2"> menilai kecenderungan untuk mengalami ketakutan. Orang dengan skor tinggi sangat cenderung menghindari bahaya fisik.</text:span></text:p>
          </table:table-cell>
          <table:table-cell table:style-name="ce157" office:value-type="string" calcext:value-type="string">
            <text:p>Skala <text:span text:style-name="T1">Fearfulness</text:span><text:span text:style-name="T2"> menilai kecenderungan untuk mengalami ketakutan. Orang dengan skor rendah merasa sedikit takut cedera dan relatif tangguh, berani, dan tidak peka terhadap rasa sakit fisik</text:span></text:p>
          </table:table-cell>
          <table:table-cell table:number-columns-repeated="3"/>
          <table:table-cell office:value-type="float" office:value="3.12" calcext:value-type="float">
            <text:p>3.12</text:p>
          </table:table-cell>
          <table:table-cell office:value-type="float" office:value="2.52" calcext:value-type="float">
            <text:p>2.5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4">
          <table:covered-table-cell table:style-name="ce112"/>
          <table:table-cell office:value-type="string" calcext:value-type="string">
            <text:p>ANXIETY</text:p>
          </table:table-cell>
          <table:table-cell table:number-columns-repeated="2"/>
          <table:table-cell table:style-name="ce155" table:formula="of:=IF([$'jawaban peserta'.$B$102]=100;[$'olah data'.$R9];IF([$'jawaban peserta'.$B$102]=60;[$'olah data'.R116];&quot;&quot;))" office:value-type="float" office:value="2.75" calcext:value-type="float">
            <text:p>2.75</text:p>
          </table:table-cell>
          <table:table-cell table:style-name="ce155" table:formula="of:=IF([.$N$1]=0;&quot;Data Kosong&quot;;IF([.E8]&gt;[.H8];[.S8];[.T8]))" office:value-type="string" office:string-value="Rendah" calcext:value-type="string">
            <text:p>Rendah</text:p>
          </table:table-cell>
          <table:table-cell table:style-name="ce45" table:formula="of:=IF([.$N$1]=0;&quot;Data kandidat belum lengkap&quot;;IF([.E8]&gt;[.H8];[.J8];[.K8]))" office:value-type="string" office:string-value="Skala Anxiety menilai kecenderungan untuk khawatir dalam berbagai konteks.  Orang dengan skor rendah merasa sedikit stres dalam menanggapi kesulitan" calcext:value-type="string">
            <text:p>Skala Anxiety menilai kecenderungan untuk khawatir dalam berbagai konteks. <text:s/>Orang dengan skor rendah merasa sedikit stres dalam menanggapi kesulitan</text:p>
          </table:table-cell>
          <table:table-cell table:style-name="ce48" table:formula="of:=IF([.$N$1]=&quot;P&quot;;[.O8];[.P8])" office:value-type="float" office:value="3.76" calcext:value-type="float">
            <text:p>3.76</text:p>
          </table:table-cell>
          <table:table-cell/>
          <table:table-cell table:style-name="ce157" office:value-type="string" calcext:value-type="string">
            <text:p>Skala <text:span text:style-name="T1">Anxiety</text:span><text:span text:style-name="T2"> menilai kecenderungan untuk khawatir dalam berbagai konteks. Orang dengan skor tinggi cenderung stress bahkan oleh masalah yang relatif kecil.</text:span></text:p>
          </table:table-cell>
          <table:table-cell table:style-name="ce157" office:value-type="string" calcext:value-type="string">
            <text:p>Skala <text:span text:style-name="T1">Anxiety</text:span><text:span text:style-name="T2"> menilai kecenderungan untuk khawatir dalam berbagai konteks.  Orang dengan skor rendah merasa sedikit stres dalam menanggapi kesulitan</text:span></text:p>
          </table:table-cell>
          <table:table-cell table:number-columns-repeated="3"/>
          <table:table-cell office:value-type="float" office:value="3.76" calcext:value-type="float">
            <text:p>3.76</text:p>
          </table:table-cell>
          <table:table-cell office:value-type="float" office:value="3.32" calcext:value-type="float">
            <text:p>3.3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4">
          <table:covered-table-cell table:style-name="ce112"/>
          <table:table-cell office:value-type="string" calcext:value-type="string">
            <text:p>DEPENDENCE</text:p>
          </table:table-cell>
          <table:table-cell table:number-columns-repeated="2"/>
          <table:table-cell table:style-name="ce155" table:formula="of:=IF([$'jawaban peserta'.$B$102]=100;[$'olah data'.$R10];IF([$'jawaban peserta'.$B$102]=60;[$'olah data'.R117];&quot;&quot;))" office:value-type="float" office:value="3.5" calcext:value-type="float">
            <text:p>3.5</text:p>
          </table:table-cell>
          <table:table-cell table:style-name="ce155" table:formula="of:=IF([.$N$1]=0;&quot;Data Kosong&quot;;IF([.E9]&gt;[.H9];[.S9];[.T9]))" office:value-type="string" office:string-value="Tinggi " calcext:value-type="string">
            <text:p>Tinggi </text:p>
          </table:table-cell>
          <table:table-cell table:style-name="ce45" table:formula="of:=IF([.$N$1]=0;&quot;Data kandidat belum lengkap&quot;;IF([.E9]&gt;[.H9];[.J9];[.K9]))" office:value-type="string" office:string-value="Skala Dependence menilai kebutuhan seseorang akan dukungan emosional dari orang lain. Orang dengan skor tinggi ingin berbagi kesulitannya dengan mereka yang akan memberikan dorongan dan kenyamanan." calcext:value-type="string">
            <text:p>Skala Dependence menilai kebutuhan seseorang akan dukungan emosional dari orang lain. Orang dengan skor tinggi ingin berbagi kesulitannya dengan mereka yang akan memberikan dorongan dan kenyamanan.</text:p>
          </table:table-cell>
          <table:table-cell table:style-name="ce48" table:formula="of:=IF([.$N$1]=&quot;P&quot;;[.O9];[.P9])" office:value-type="float" office:value="3.08" calcext:value-type="float">
            <text:p>3.08</text:p>
          </table:table-cell>
          <table:table-cell/>
          <table:table-cell table:style-name="ce157" office:value-type="string" calcext:value-type="string">
            <text:p>Skala <text:span text:style-name="T1">Dependence</text:span><text:span text:style-name="T2"> menilai kebutuhan seseorang akan dukungan emosional dari orang lain. Orang dengan skor tinggi ingin berbagi kesulitannya dengan mereka yang akan memberikan dorongan dan kenyamanan.</text:span></text:p>
          </table:table-cell>
          <table:table-cell table:style-name="ce157" office:value-type="string" calcext:value-type="string">
            <text:p>Skala <text:span text:style-name="T1">Dependence</text:span><text:span text:style-name="T2"> menilai kebutuhan seseorang akan dukungan emosional dari orang lain. Orang dengan skor rendah merasa percaya diri dan mampu menangani masalah tanpa bantuan atau nasihat</text:span></text:p>
          </table:table-cell>
          <table:table-cell table:number-columns-repeated="3"/>
          <table:table-cell office:value-type="float" office:value="3.08" calcext:value-type="float">
            <text:p>3.08</text:p>
          </table:table-cell>
          <table:table-cell office:value-type="float" office:value="2.61" calcext:value-type="float">
            <text:p>2.6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4">
          <table:covered-table-cell table:style-name="ce112"/>
          <table:table-cell office:value-type="string" calcext:value-type="string">
            <text:p>SENTIMENTALITY</text:p>
          </table:table-cell>
          <table:table-cell table:number-columns-repeated="2"/>
          <table:table-cell table:style-name="ce155" table:formula="of:=IF([$'jawaban peserta'.$B$102]=100;[$'olah data'.$R11];IF([$'jawaban peserta'.$B$102]=60;[$'olah data'.R118];&quot;&quot;))" office:value-type="float" office:value="3.5" calcext:value-type="float">
            <text:p>3.5</text:p>
          </table:table-cell>
          <table:table-cell table:style-name="ce155" table:formula="of:=IF([.$N$1]=0;&quot;Data Kosong&quot;;IF([.E10]&gt;[.H10];[.S10];[.T10]))" office:value-type="string" office:string-value="Rendah" calcext:value-type="string">
            <text:p>Rendah</text:p>
          </table:table-cell>
          <table:table-cell table:style-name="ce45" table:formula="of:=IF([.$N$1]=0;&quot;Data kandidat belum lengkap&quot;;IF([.E10]&gt;[.H10];[.J10];[.K10]))" office:value-type="string" office:string-value="Skala Sentimentality menilai kecenderungan untuk merasakan ikatan emosional yang kuat dengan orang lain. Orang dengan skor rendah merasakan sedikit emosi ketika mengucapkan selamat tinggal atau saat bereaksi atas kekhawatiran orang lain" calcext:value-type="string">
            <text:p>Skala Sentimentality menilai kecenderungan untuk merasakan ikatan emosional yang kuat dengan orang lain. Orang dengan skor rendah merasakan sedikit emosi ketika mengucapkan selamat tinggal atau saat bereaksi atas kekhawatiran orang lain</text:p>
          </table:table-cell>
          <table:table-cell table:style-name="ce48" table:formula="of:=IF([.$N$1]=&quot;P&quot;;[.O10];[.P10])" office:value-type="float" office:value="3.58" calcext:value-type="float">
            <text:p>3.58</text:p>
          </table:table-cell>
          <table:table-cell/>
          <table:table-cell table:style-name="ce157" office:value-type="string" calcext:value-type="string">
            <text:p>Skala <text:span text:style-name="T1">Sentimentality</text:span><text:span text:style-name="T2"> menilai kecenderungan untuk merasakan ikatan emosional yang kuat dengan orang lain. Orang dengan skor tinggi merasakan ikatan emosional yang kuat dan kepekaan empatik terhadap perasaan orang lain.</text:span></text:p>
          </table:table-cell>
          <table:table-cell table:style-name="ce157" office:value-type="string" calcext:value-type="string">
            <text:p>Skala <text:span text:style-name="T1">Sentimentality</text:span><text:span text:style-name="T2"> menilai kecenderungan untuk merasakan ikatan emosional yang kuat dengan orang lain. Orang dengan skor rendah merasakan sedikit emosi ketika mengucapkan selamat tinggal atau saat bereaksi atas kekhawatiran orang lain</text:span></text:p>
          </table:table-cell>
          <table:table-cell table:number-columns-repeated="3"/>
          <table:table-cell office:value-type="float" office:value="3.58" calcext:value-type="float">
            <text:p>3.58</text:p>
          </table:table-cell>
          <table:table-cell office:value-type="float" office:value="2.99" calcext:value-type="float">
            <text:p>2.99</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4">
          <table:table-cell/>
          <table:table-cell office:value-type="string" calcext:value-type="string">
            <text:p>EMOTIONALITY</text:p>
          </table:table-cell>
          <table:table-cell table:number-columns-repeated="2"/>
          <table:table-cell table:style-name="ce155" table:formula="of:=IF([$'jawaban peserta'.$B$102]=100;[$'olah data'.$R12];IF([$'jawaban peserta'.$B$102]=60;[$'olah data'.R119];&quot;&quot;))" office:value-type="float" office:value="3.3125" calcext:value-type="float">
            <text:p>3.3125</text:p>
          </table:table-cell>
          <table:table-cell table:style-name="ce155" table:formula="of:=IF([.$N$1]=0;&quot;Data Kosong&quot;;IF([.E11]&gt;[.H11];[.S11];[.T11]))" office:value-type="string" office:string-value="Rendah" calcext:value-type="string">
            <text:p>Rendah</text:p>
          </table:table-cell>
          <table:table-cell table:style-name="ce45" table:formula="of:=IF([.$N$1]=0;&quot;Data kandidat belum lengkap&quot;;IF([.E11]&gt;[.H11];[.J11];[.K11]))" office:value-type="string" office:string-value="Emosionality:  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 calcext:value-type="string">
            <text:p>Emosionality: <text:s/>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p>
          </table:table-cell>
          <table:table-cell table:style-name="ce48" table:formula="of:=IF([.$N$1]=&quot;P&quot;;[.O11];[.P11])" office:value-type="float" office:value="3.38" calcext:value-type="float">
            <text:p>3.38</text:p>
          </table:table-cell>
          <table:table-cell/>
          <table:table-cell table:style-name="ce157" office:value-type="string" calcext:value-type="string">
            <text:p><text:span text:style-name="T6">Emosionality</text:span>: Orang dengan skor sangat tinggi pada skala <text:span text:style-name="T7">Emosionality</text:span><text:span text:style-name="T8"> takut akan bahaya fisik, mengalami kecemasan dalam menghadapi tekanan hidup, membutuhkan dukungan emosional dari orang lain, dan merasakan empati dan keterikatan sentimental dengan orang lain</text:span></text:p>
          </table:table-cell>
          <table:table-cell table:style-name="ce157" office:value-type="string" calcext:value-type="string">
            <text:p><text:span text:style-name="T1">Emosionality</text:span>:  O<text:span text:style-name="T2">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span></text:p>
          </table:table-cell>
          <table:table-cell table:number-columns-repeated="3"/>
          <table:table-cell office:value-type="float" office:value="3.38" calcext:value-type="float">
            <text:p>3.38</text:p>
          </table:table-cell>
          <table:table-cell office:value-type="float" office:value="2.86" calcext:value-type="float">
            <text:p>2.86</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4">
          <table:table-cell table:style-name="ce112"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55" table:formula="of:=IF([$'jawaban peserta'.$B$102]=100;[$'olah data'.$R13];IF([$'jawaban peserta'.$B$102]=60;[$'olah data'.R120];&quot;&quot;))" office:value-type="float" office:value="3" calcext:value-type="float">
            <text:p>3</text:p>
          </table:table-cell>
          <table:table-cell table:style-name="ce155" table:formula="of:=IF([.$N$1]=0;&quot;Data Kosong&quot;;IF([.E12]&gt;[.H12];[.S12];[.T12]))" office:value-type="string" office:string-value="Rendah" calcext:value-type="string">
            <text:p>Rendah</text:p>
          </table:table-cell>
          <table:table-cell table:style-name="ce45" table:formula="of:=IF([.$N$1]=0;&quot;Data kandidat belum lengkap&quot;;IF([.E12]&gt;[.H12];[.J12];[.K12]))" office:value-type="string" office:string-value="Skala Social Self-Esteem menilai kecenderungan untuk memiliki harga diri yang positif, terutama dalam konteks sosial. Orang dengan skor rendah cenderung merasa dirinya tidak berharga dan melihat diri mereka sebagai orang yang tidak populer." calcext:value-type="string">
            <text:p>Skala Social Self-Esteem menilai kecenderungan untuk memiliki harga diri yang positif, terutama dalam konteks sosial. Orang dengan skor rendah cenderung merasa dirinya tidak berharga dan melihat diri mereka sebagai orang yang tidak populer.</text:p>
          </table:table-cell>
          <table:table-cell table:style-name="ce48" table:formula="of:=IF([.$N$1]=&quot;P&quot;;[.O12];[.P12])" office:value-type="float" office:value="3.51" calcext:value-type="float">
            <text:p>3.51</text:p>
          </table:table-cell>
          <table:table-cell table:style-name="ce48"/>
          <table:table-cell table:style-name="ce157" office:value-type="string" calcext:value-type="string">
            <text:p>Skala <text:span text:style-name="T1">Social Self-Esteem</text:span><text:span text:style-name="T2"> menilai kecenderungan untuk memiliki harga diri yang positif, terutama dalam konteks sosial. Orang dengan skor tinggi biasanya puas dengan diri mereka sendiri dan menganggap diri mereka memiliki kualitas yang menyenangkan</text:span></text:p>
          </table:table-cell>
          <table:table-cell table:style-name="ce157" office:value-type="string" calcext:value-type="string">
            <text:p>Skala <text:span text:style-name="T1">Social Self-Esteem</text:span><text:span text:style-name="T2"> menilai kecenderungan untuk memiliki harga diri yang positif, terutama dalam konteks sosial. Orang dengan skor rendah cenderung merasa dirinya tidak berharga dan melihat diri mereka sebagai orang yang tidak populer.</text:span></text:p>
          </table:table-cell>
          <table:table-cell table:number-columns-repeated="3"/>
          <table:table-cell office:value-type="float" office:value="3.51" calcext:value-type="float">
            <text:p>3.51</text:p>
          </table:table-cell>
          <table:table-cell office:value-type="float" office:value="3.61" calcext:value-type="float">
            <text:p>3.6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4">
          <table:covered-table-cell table:style-name="ce112"/>
          <table:table-cell office:value-type="string" calcext:value-type="string">
            <text:p>SOCIAL BOLDNESS</text:p>
          </table:table-cell>
          <table:table-cell table:number-columns-repeated="2"/>
          <table:table-cell table:style-name="ce155" table:formula="of:=IF([$'jawaban peserta'.$B$102]=100;[$'olah data'.$R14];IF([$'jawaban peserta'.$B$102]=60;[$'olah data'.R121];&quot;&quot;))" office:value-type="float" office:value="2.75" calcext:value-type="float">
            <text:p>2.75</text:p>
          </table:table-cell>
          <table:table-cell table:style-name="ce155" table:formula="of:=IF([.$N$1]=0;&quot;Data Kosong&quot;;IF([.E13]&gt;[.H13];[.S13];[.T13]))" office:value-type="string" office:string-value="Rendah" calcext:value-type="string">
            <text:p>Rendah</text:p>
          </table:table-cell>
          <table:table-cell table:style-name="ce45" table:formula="of:=IF([.$N$1]=0;&quot;Data kandidat belum lengkap&quot;;IF([.E13]&gt;[.H13];[.J13];[.K13]))" office:value-type="string" office:string-value="Skala Social Boldness menilai kenyamanan atau keyakinan seseorang dalam berbagai situasi sosial. Orang dengan skor rendah merasa malu atau canggung dalam posisi kepemimpinan atau ketika berbicara di depan umum" calcext:value-type="string">
            <text:p>Skala Social Boldness menilai kenyamanan atau keyakinan seseorang dalam berbagai situasi sosial. Orang dengan skor rendah merasa malu atau canggung dalam posisi kepemimpinan atau ketika berbicara di depan umum</text:p>
          </table:table-cell>
          <table:table-cell table:style-name="ce48" table:formula="of:=IF([.$N$1]=&quot;P&quot;;[.O13];[.P13])" office:value-type="float" office:value="2.99" calcext:value-type="float">
            <text:p>2.99</text:p>
          </table:table-cell>
          <table:table-cell/>
          <table:table-cell table:style-name="ce157" office:value-type="string" calcext:value-type="string">
            <text:p>Skala <text:span text:style-name="T1">Social Boldness</text:span><text:span text:style-name="T2"> menilai kenyamanan atau keyakinan seseorang dalam berbagai situasi sosial. Orang dengan skor tinggi bersedia mendekati orang asing dan berbicara dalam suatu kelompok.</text:span></text:p>
          </table:table-cell>
          <table:table-cell table:style-name="ce157" office:value-type="string" calcext:value-type="string">
            <text:p>Skala <text:span text:style-name="T1">Social Boldness</text:span><text:span text:style-name="T2"> menilai kenyamanan atau keyakinan seseorang dalam berbagai situasi sosial. Orang dengan skor rendah merasa malu atau canggung dalam posisi kepemimpinan atau ketika berbicara di depan umum</text:span></text:p>
          </table:table-cell>
          <table:table-cell table:number-columns-repeated="3"/>
          <table:table-cell office:value-type="float" office:value="2.99" calcext:value-type="float">
            <text:p>2.99</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4">
          <table:covered-table-cell table:style-name="ce112"/>
          <table:table-cell office:value-type="string" calcext:value-type="string">
            <text:p>SOCIABILITY</text:p>
          </table:table-cell>
          <table:table-cell table:number-columns-repeated="2"/>
          <table:table-cell table:style-name="ce155" table:formula="of:=IF([$'jawaban peserta'.$B$102]=100;[$'olah data'.$R15];IF([$'jawaban peserta'.$B$102]=60;[$'olah data'.R122];&quot;&quot;))" office:value-type="float" office:value="3.75" calcext:value-type="float">
            <text:p>3.75</text:p>
          </table:table-cell>
          <table:table-cell table:style-name="ce155" table:formula="of:=IF([.$N$1]=0;&quot;Data Kosong&quot;;IF([.E14]&gt;[.H14];[.S14];[.T14]))" office:value-type="string" office:string-value="Tinggi " calcext:value-type="string">
            <text:p>Tinggi </text:p>
          </table:table-cell>
          <table:table-cell table:style-name="ce45" table:formula="of:=IF([.$N$1]=0;&quot;Data kandidat belum lengkap&quot;;IF([.E14]&gt;[.H14];[.J14];[.K14]))" office:value-type="string" office:string-value="Skala Socialibility menilai kecenderungan menyukai percakapan, interaksi sosial, dan pesta. Orang dengan skor tinggi menyukai berbicara, berkunjung, dan merayakan bersama orang lain." calcext:value-type="string">
            <text:p>Skala Socialibility menilai kecenderungan menyukai percakapan, interaksi sosial, dan pesta. Orang dengan skor tinggi menyukai berbicara, berkunjung, dan merayakan bersama orang lain.</text:p>
          </table:table-cell>
          <table:table-cell table:style-name="ce48" table:formula="of:=IF([.$N$1]=&quot;P&quot;;[.O14];[.P14])" office:value-type="float" office:value="3.07" calcext:value-type="float">
            <text:p>3.07</text:p>
          </table:table-cell>
          <table:table-cell/>
          <table:table-cell table:style-name="ce157" office:value-type="string" calcext:value-type="string">
            <text:p>Skala <text:span text:style-name="T1">Socialibility</text:span><text:span text:style-name="T2"> menilai kecenderungan menyukai percakapan, interaksi sosial, dan pesta. Orang dengan skor tinggi menyukai berbicara, berkunjung, dan merayakan bersama orang lain.</text:span></text:p>
          </table:table-cell>
          <table:table-cell table:style-name="ce157" office:value-type="string" calcext:value-type="string">
            <text:p>Skala <text:span text:style-name="T1">Socialibility</text:span><text:span text:style-name="T2"> menilai kecenderungan menyukai percakapan, interaksi sosial, dan pesta. Orang dengan skor rendah biasanya lebih menyukai aktivitas-aktivitas tersendiri dan tidak mencari percakapan</text:span></text:p>
          </table:table-cell>
          <table:table-cell table:number-columns-repeated="3"/>
          <table:table-cell office:value-type="float" office:value="3.07" calcext:value-type="float">
            <text:p>3.07</text:p>
          </table:table-cell>
          <table:table-cell office:value-type="float" office:value="2.97" calcext:value-type="float">
            <text:p>2.97</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4">
          <table:covered-table-cell table:style-name="ce112"/>
          <table:table-cell office:value-type="string" calcext:value-type="string">
            <text:p>LIVELINESS</text:p>
          </table:table-cell>
          <table:table-cell table:number-columns-repeated="2"/>
          <table:table-cell table:style-name="ce155" table:formula="of:=IF([$'jawaban peserta'.$B$102]=100;[$'olah data'.$R16];IF([$'jawaban peserta'.$B$102]=60;[$'olah data'.R123];&quot;&quot;))" office:value-type="float" office:value="2.5" calcext:value-type="float">
            <text:p>2.5</text:p>
          </table:table-cell>
          <table:table-cell table:style-name="ce155" table:formula="of:=IF([.$N$1]=0;&quot;Data Kosong&quot;;IF([.E15]&gt;[.H15];[.S15];[.T15]))" office:value-type="string" office:string-value="Rendah" calcext:value-type="string">
            <text:p>Rendah</text:p>
          </table:table-cell>
          <table:table-cell table:style-name="ce45" table:formula="of:=IF([.$N$1]=0;&quot;Data kandidat belum lengkap&quot;;IF([.E15]&gt;[.H15];[.J15];[.K15]))" office:value-type="string" office:string-value="Skala Liveliness menilai antusiasme dan energi khas seseorang. Orang dengan skor rendah cenderung tidak merasa sangat ceria atau dinamis" calcext:value-type="string">
            <text:p>Skala Liveliness menilai antusiasme dan energi khas seseorang. Orang dengan skor rendah cenderung tidak merasa sangat ceria atau dinamis</text:p>
          </table:table-cell>
          <table:table-cell table:style-name="ce48" table:formula="of:=IF([.$N$1]=&quot;P&quot;;[.O15];[.P15])" office:value-type="float" office:value="3.28" calcext:value-type="float">
            <text:p>3.28</text:p>
          </table:table-cell>
          <table:table-cell/>
          <table:table-cell table:style-name="ce157" office:value-type="string" calcext:value-type="string">
            <text:p>Skala <text:span text:style-name="T1">Liveliness</text:span><text:span text:style-name="T2"> menilai antusiasme dan energi khas seseorang. Orang dengan skor tinggi biasanya optimis dan bersemangat tinggi.</text:span></text:p>
          </table:table-cell>
          <table:table-cell table:style-name="ce161" office:value-type="string" calcext:value-type="string">
            <text:p><text:span text:style-name="T3">Skala </text:span><text:span text:style-name="T4">Liveliness</text:span><text:span text:style-name="T5"> menilai antusiasme dan energi khas seseorang. Orang dengan skor rendah cenderung tidak merasa sangat ceria atau dinamis</text:span></text:p>
          </table:table-cell>
          <table:table-cell table:number-columns-repeated="3"/>
          <table:table-cell office:value-type="float" office:value="3.28" calcext:value-type="float">
            <text:p>3.28</text:p>
          </table:table-cell>
          <table:table-cell office:value-type="float" office:value="3.24" calcext:value-type="float">
            <text:p>3.24</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4">
          <table:table-cell/>
          <table:table-cell office:value-type="string" calcext:value-type="string">
            <text:p>EXTRAVERSION</text:p>
          </table:table-cell>
          <table:table-cell table:number-columns-repeated="2"/>
          <table:table-cell table:style-name="ce155" table:formula="of:=IF([$'jawaban peserta'.$B$102]=100;[$'olah data'.$R17];IF([$'jawaban peserta'.$B$102]=60;[$'olah data'.R124];&quot;&quot;))" office:value-type="float" office:value="3" calcext:value-type="float">
            <text:p>3</text:p>
          </table:table-cell>
          <table:table-cell table:style-name="ce155" table:formula="of:=IF([.$N$1]=0;&quot;Data Kosong&quot;;IF([.E16]&gt;[.H16];[.S16];[.T16]))" office:value-type="string" office:string-value="Rendah" calcext:value-type="string">
            <text:p>Rendah</text:p>
          </table:table-cell>
          <table:table-cell table:style-name="ce45" table:formula="of:=IF([.$N$1]=0;&quot;Data kandidat belum lengkap&quot;;IF([.E16]&gt;[.H16];[.J16];[.K16]))" office:value-type="string" office:string-value="eXtraversion: Orang-orang dengan nilai yang sangat rendah dalam skala ini menganggap diri mereka tidak populer, merasa canggung ketika mereka adalah pusat perhatian sosial, acuh tak acuh terhadap kegiatan sosial, dan merasa kurang optimis daripada yang lain." calcext:value-type="string">
            <text:p>eXtraversion: Orang-orang dengan nilai yang sangat rendah dalam skala ini menganggap diri mereka tidak populer, merasa canggung ketika mereka adalah pusat perhatian sosial, acuh tak acuh terhadap kegiatan sosial, dan merasa kurang optimis daripada yang lain.</text:p>
          </table:table-cell>
          <table:table-cell table:style-name="ce48" table:formula="of:=IF([.$N$1]=&quot;P&quot;;[.O16];[.P16])" office:value-type="float" office:value="3.21" calcext:value-type="float">
            <text:p>3.21</text:p>
          </table:table-cell>
          <table:table-cell/>
          <table:table-cell table:style-name="ce157" office:value-type="string" calcext:value-type="string">
            <text:p><text:span text:style-name="T6">eXtraversion</text:span>: Orang-orang dengan skor sangat tinggi pada skala <text:span text:style-name="T7">Extraversion</text:span><text:span text:style-name="T8"> merasa positif tentang diri mereka, percaya diri ketika memimpin atau menyapa sekelompok orang, menyukai pertemuan dan interaksi sosial, antusias dan memiliki energi yang positif</text:span></text:p>
          </table:table-cell>
          <table:table-cell table:style-name="ce157" office:value-type="string" calcext:value-type="string">
            <text:p><text:span text:style-name="T1">eXtraversion</text:span>: O<text:span text:style-name="T2">rang-orang dengan nilai yang sangat rendah dalam skala ini menganggap diri mereka tidak populer, merasa canggung ketika mereka adalah pusat perhatian sosial, acuh tak acuh terhadap kegiatan sosial, dan merasa kurang optimis daripada yang lain.</text:span></text:p>
          </table:table-cell>
          <table:table-cell table:number-columns-repeated="3"/>
          <table:table-cell office:value-type="float" office:value="3.21" calcext:value-type="float">
            <text:p>3.21</text:p>
          </table:table-cell>
          <table:table-cell office:value-type="float" office:value="3.23" calcext:value-type="float">
            <text:p>3.23</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4">
          <table:table-cell table:style-name="ce112"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55" table:formula="of:=IF([$'jawaban peserta'.$B$102]=100;[$'olah data'.$R18];IF([$'jawaban peserta'.$B$102]=60;[$'olah data'.R125];&quot;&quot;))" office:value-type="float" office:value="4" calcext:value-type="float">
            <text:p>4</text:p>
          </table:table-cell>
          <table:table-cell table:style-name="ce155" table:formula="of:=IF([.$N$1]=0;&quot;Data Kosong&quot;;IF([.E17]&gt;[.H17];[.S17];[.T17]))" office:value-type="string" office:string-value="Tinggi " calcext:value-type="string">
            <text:p>Tinggi </text:p>
          </table:table-cell>
          <table:table-cell table:style-name="ce45" table:formula="of:=IF([.$N$1]=0;&quot;Data kandidat belum lengkap&quot;;IF([.E17]&gt;[.H17];[.J17];[.K17]))" office:value-type="string" office:string-value="Skala Forgivingness menilai kemauan seseorang untuk memercayai dan menyukai mereka yang mungkin telah menyebabkan suatu bahaya. Orang dengan skor tinggi biasanya siap untuk mempercayai orang lain lagi dan membangun kembali hubungan persahabatan setelah diperlakukan dengan buruk." calcext:value-type="string">
            <text:p>Skala Forgivingness menilai 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48" table:formula="of:=IF([.$N$1]=&quot;P&quot;;[.O17];[.P17])" office:value-type="float" office:value="2.42" calcext:value-type="float">
            <text:p>2.42</text:p>
          </table:table-cell>
          <table:table-cell table:style-name="ce48"/>
          <table:table-cell table:style-name="ce157" office:value-type="string" calcext:value-type="string">
            <text:p>Skala <text:span text:style-name="T1">Forgivingness</text:span><text:span text:style-name="T2"> menilai kemauan seseorang untuk memercayai dan menyukai mereka yang mungkin telah menyebabkan suatu bahaya. Orang dengan skor tinggi biasanya siap untuk mempercayai orang lain lagi dan membangun kembali hubungan persahabatan setelah diperlakukan dengan buruk.</text:span></text:p>
          </table:table-cell>
          <table:table-cell table:style-name="ce157" office:value-type="string" calcext:value-type="string">
            <text:p>Skala <text:span text:style-name="T1">Forgivingness</text:span><text:span text:style-name="T2"> menilai kemauan seseorang untuk memercayai dan menyukai mereka yang mungkin telah menyebabkan suatu bahaya. Orang dengan skor rendah cenderung “menyimpan dendam” terhadap mereka yang telah menyakiti mereka</text:span></text:p>
          </table:table-cell>
          <table:table-cell table:number-columns-repeated="3"/>
          <table:table-cell office:value-type="float" office:value="2.42" calcext:value-type="float">
            <text:p>2.42</text:p>
          </table:table-cell>
          <table:table-cell office:value-type="float" office:value="2.41" calcext:value-type="float">
            <text:p>2.4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4">
          <table:covered-table-cell table:style-name="ce112"/>
          <table:table-cell office:value-type="string" calcext:value-type="string">
            <text:p>GENTLENESS</text:p>
          </table:table-cell>
          <table:table-cell table:number-columns-repeated="2"/>
          <table:table-cell table:style-name="ce155" table:formula="of:=IF([$'jawaban peserta'.$B$102]=100;[$'olah data'.$R19];IF([$'jawaban peserta'.$B$102]=60;[$'olah data'.R126];&quot;&quot;))" office:value-type="float" office:value="3.25" calcext:value-type="float">
            <text:p>3.25</text:p>
          </table:table-cell>
          <table:table-cell table:style-name="ce155" table:formula="of:=IF([.$N$1]=0;&quot;Data Kosong&quot;;IF([.E18]&gt;[.H18];[.S18];[.T18]))" office:value-type="string" office:string-value="Tinggi " calcext:value-type="string">
            <text:p>Tinggi </text:p>
          </table:table-cell>
          <table:table-cell table:style-name="ce45" table:formula="of:=IF([.$N$1]=0;&quot;Data kandidat belum lengkap&quot;;IF([.E18]&gt;[.H18];[.J18];[.K18]))" office:value-type="string" office:string-value="Skala Gentleness menilai kecenderungan untuk menjadi lembut dan toleran dalam berurusan dengan orang lain. Orang dengan skor tinggi enggan untuk menilai orang lain dengan kasar." calcext:value-type="string">
            <text:p>Skala Gentleness menilai kecenderungan untuk menjadi lembut dan toleran dalam berurusan dengan orang lain. Orang dengan skor tinggi enggan untuk menilai orang lain dengan kasar.</text:p>
          </table:table-cell>
          <table:table-cell table:style-name="ce48" table:formula="of:=IF([.$N$1]=&quot;P&quot;;[.O18];[.P18])" office:value-type="float" office:value="2.99" calcext:value-type="float">
            <text:p>2.99</text:p>
          </table:table-cell>
          <table:table-cell/>
          <table:table-cell table:style-name="ce157" office:value-type="string" calcext:value-type="string">
            <text:p>Skala <text:span text:style-name="T1">Gentleness</text:span><text:span text:style-name="T2"> menilai kecenderungan untuk menjadi lembut dan toleran dalam berurusan dengan orang lain. Orang dengan skor tinggi enggan untuk menilai orang lain dengan kasar.</text:span></text:p>
          </table:table-cell>
          <table:table-cell table:style-name="ce157" office:value-type="string" calcext:value-type="string">
            <text:p>Skala <text:span text:style-name="T1">Gentleness</text:span><text:span text:style-name="T2"> menilai kecenderungan untuk menjadi lembut dan toleran dalam berurusan dengan orang lain. Orang dengan skor rendah cenderung kritis dalam menilai orang lain</text:span></text:p>
          </table:table-cell>
          <table:table-cell table:number-columns-repeated="3"/>
          <table:table-cell office:value-type="float" office:value="2.99" calcext:value-type="float">
            <text:p>2.99</text:p>
          </table:table-cell>
          <table:table-cell office:value-type="float" office:value="2.92" calcext:value-type="float">
            <text:p>2.9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4">
          <table:covered-table-cell table:style-name="ce112"/>
          <table:table-cell office:value-type="string" calcext:value-type="string">
            <text:p>FLEXIBILITY</text:p>
          </table:table-cell>
          <table:table-cell table:number-columns-repeated="2"/>
          <table:table-cell table:style-name="ce155" table:formula="of:=IF([$'jawaban peserta'.$B$102]=100;[$'olah data'.$R20];IF([$'jawaban peserta'.$B$102]=60;[$'olah data'.R127];&quot;&quot;))" office:value-type="float" office:value="2" calcext:value-type="float">
            <text:p>2</text:p>
          </table:table-cell>
          <table:table-cell table:style-name="ce155" table:formula="of:=IF([.$N$1]=0;&quot;Data Kosong&quot;;IF([.E19]&gt;[.H19];[.S19];[.T19]))" office:value-type="string" office:string-value="Rendah" calcext:value-type="string">
            <text:p>Rendah</text:p>
          </table:table-cell>
          <table:table-cell table:style-name="ce45" table:formula="of:=IF([.$N$1]=0;&quot;Data kandidat belum lengkap&quot;;IF([.E19]&gt;[.H19];[.J19];[.K19]))" office:value-type="string" office:string-value="Skala Flexibility menilai kemauan seseorang untuk berkompromi dan bekerja sama dengan orang lain. Orang dengan skor rendah dipandang keras kepala dan suka berdebat" calcext:value-type="string">
            <text:p>Skala Flexibility menilai kemauan seseorang untuk berkompromi dan bekerja sama dengan orang lain. Orang dengan skor rendah dipandang keras kepala dan suka berdebat</text:p>
          </table:table-cell>
          <table:table-cell table:style-name="ce48" table:formula="of:=IF([.$N$1]=&quot;P&quot;;[.O19];[.P19])" office:value-type="float" office:value="2.75" calcext:value-type="float">
            <text:p>2.75</text:p>
          </table:table-cell>
          <table:table-cell/>
          <table:table-cell table:style-name="ce157" office:value-type="string" calcext:value-type="string">
            <text:p>Skala <text:span text:style-name="T1">Flexibility</text:span><text:span text:style-name="T2"> menilai kemauan seseorang untuk berkompromi dan bekerja sama dengan orang lain. Orang dengan skor tinggi menghindari argumen dan menerima saran orang lain, bahkan ketika hal tersebut mungkin tidak masuk akal.</text:span></text:p>
          </table:table-cell>
          <table:table-cell table:style-name="ce157" office:value-type="string" calcext:value-type="string">
            <text:p>Skala <text:span text:style-name="T1">Flexibility</text:span><text:span text:style-name="T2"> menilai kemauan seseorang untuk berkompromi dan bekerja sama dengan orang lain. Orang dengan skor rendah dipandang keras kepala dan suka berdebat</text:span></text:p>
          </table:table-cell>
          <table:table-cell table:number-columns-repeated="3"/>
          <table:table-cell office:value-type="float" office:value="2.75" calcext:value-type="float">
            <text:p>2.75</text:p>
          </table:table-cell>
          <table:table-cell office:value-type="float" office:value="2.68" calcext:value-type="float">
            <text:p>2.68</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4">
          <table:covered-table-cell table:style-name="ce112"/>
          <table:table-cell office:value-type="string" calcext:value-type="string">
            <text:p>PATIENCE</text:p>
          </table:table-cell>
          <table:table-cell table:number-columns-repeated="2"/>
          <table:table-cell table:style-name="ce155" table:formula="of:=IF([$'jawaban peserta'.$B$102]=100;[$'olah data'.$R21];IF([$'jawaban peserta'.$B$102]=60;[$'olah data'.R128];&quot;&quot;))" office:value-type="float" office:value="2.5" calcext:value-type="float">
            <text:p>2.5</text:p>
          </table:table-cell>
          <table:table-cell table:style-name="ce155" table:formula="of:=IF([.$N$1]=0;&quot;Data Kosong&quot;;IF([.E20]&gt;[.H20];[.S20];[.T20]))" office:value-type="string" office:string-value="Rendah" calcext:value-type="string">
            <text:p>Rendah</text:p>
          </table:table-cell>
          <table:table-cell table:style-name="ce45" table:formula="of:=IF([.$N$1]=0;&quot;Data kandidat belum lengkap&quot;;IF([.E20]&gt;[.H20];[.J20];[.K20]))" office:value-type="string" office:string-value="Skala Patience menilai kecenderungan untuk tetap tenang dan tidak marah. Orang dengan skor rendah cenderung kehilangan emosi dengan cepat" calcext:value-type="string">
            <text:p>Skala Patience menilai kecenderungan untuk tetap tenang dan tidak marah. Orang dengan skor rendah cenderung kehilangan emosi dengan cepat</text:p>
          </table:table-cell>
          <table:table-cell table:style-name="ce48" table:formula="of:=IF([.$N$1]=&quot;P&quot;;[.O20];[.P20])" office:value-type="float" office:value="2.97" calcext:value-type="float">
            <text:p>2.97</text:p>
          </table:table-cell>
          <table:table-cell/>
          <table:table-cell table:style-name="ce157" office:value-type="string" calcext:value-type="string">
            <text:p>Skala <text:span text:style-name="T1">Patience</text:span><text:span text:style-name="T2"> menilai kecenderungan untuk tetap tenang dan tidak marah. Orang dengan skor tinggi memiliki ambang batas yang tinggi untuk merasakan atau mengekspresikan kemarahan.</text:span></text:p>
          </table:table-cell>
          <table:table-cell table:style-name="ce157" office:value-type="string" calcext:value-type="string">
            <text:p>Skala <text:span text:style-name="T1">Patience</text:span><text:span text:style-name="T2"> menilai kecenderungan untuk tetap tenang dan tidak marah. Orang dengan skor rendah cenderung kehilangan emosi dengan cepat</text:span></text:p>
          </table:table-cell>
          <table:table-cell table:number-columns-repeated="3"/>
          <table:table-cell office:value-type="float" office:value="2.97" calcext:value-type="float">
            <text:p>2.97</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4">
          <table:table-cell/>
          <table:table-cell office:value-type="string" calcext:value-type="string">
            <text:p>AGREEABLENESS</text:p>
          </table:table-cell>
          <table:table-cell table:number-columns-repeated="2"/>
          <table:table-cell table:style-name="ce155" table:formula="of:=IF([$'jawaban peserta'.$B$102]=100;[$'olah data'.$R22];IF([$'jawaban peserta'.$B$102]=60;[$'olah data'.R129];&quot;&quot;))" office:value-type="float" office:value="2.9375" calcext:value-type="float">
            <text:p>2.9375</text:p>
          </table:table-cell>
          <table:table-cell table:style-name="ce155" table:formula="of:=IF([.$N$1]=0;&quot;Data Kosong&quot;;IF([.E21]&gt;[.H21];[.S21];[.T21]))" office:value-type="string" office:string-value="Tinggi " calcext:value-type="string">
            <text:p>Tinggi </text:p>
          </table:table-cell>
          <table:table-cell table:style-name="ce45" table:formula="of:=IF([.$N$1]=0;&quot;Data kandidat belum lengkap&quot;;IF([.E21]&gt;[.H21];[.J21];[.K21]))" office:value-type="string" office:string-value="Agreeableness (versus Anger): Orang dengan skor yang sangat tinggi pada skala Agreeableness memaafkan kesalahan yang mereka derita, toleran dalam menilai orang lain, mau berkompromi dan bekerja sama dengan orang lain, dan dapat mengendalikan emosi mereka dengan mudah" calcext:value-type="string">
            <text:p>Agreeableness (versus Anger): Orang dengan skor yang sangat tinggi pada skala Agreeableness memaafkan kesalahan yang mereka derita, toleran dalam menilai orang lain, mau berkompromi dan bekerja sama dengan orang lain, dan dapat mengendalikan emosi mereka dengan mudah</text:p>
          </table:table-cell>
          <table:table-cell table:style-name="ce48" table:formula="of:=IF([.$N$1]=&quot;P&quot;;[.O21];[.P21])" office:value-type="float" office:value="2.78" calcext:value-type="float">
            <text:p>2.78</text:p>
          </table:table-cell>
          <table:table-cell/>
          <table:table-cell table:style-name="ce157" office:value-type="string" calcext:value-type="string">
            <text:p><text:span text:style-name="T6">Agreeableness (versus Anger)</text:span>: Orang dengan skor yang sangat tinggi pada skala <text:span text:style-name="T7">Agreeableness </text:span><text:span text:style-name="T8">memaafkan kesalahan yang mereka derita, toleran dalam menilai orang lain, mau berkompromi dan bekerja sama dengan orang lain, dan dapat mengendalikan emosi mereka dengan mudah</text:span></text:p>
          </table:table-cell>
          <table:table-cell table:style-name="ce157" office:value-type="string" calcext:value-type="string">
            <text:p><text:span text:style-name="T1">Agreeableness (versus Anger)</text:span>: O<text:span text:style-name="T2">rang-orang dengan skor yang sangat rendah dalam skala ini menyimpan dendam terhadap mereka yang telah menyakiti mereka, agak kritis terhadap kekurangan orang lain, keras kepala dalam mempertahankan sudut pandang mereka, dan merasa mudah marah jika mengalami penganiayaan.</text:span></text:p>
          </table:table-cell>
          <table:table-cell table:number-columns-repeated="3"/>
          <table:table-cell table:number-columns-repeated="2" office:value-type="float" office:value="2.78" calcext:value-type="float">
            <text:p>2.78</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4">
          <table:table-cell table:style-name="ce112"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55" table:formula="of:=IF([$'jawaban peserta'.$B$102]=100;[$'olah data'.$R23];IF([$'jawaban peserta'.$B$102]=60;[$'olah data'.R130];&quot;&quot;))" office:value-type="float" office:value="3.25" calcext:value-type="float">
            <text:p>3.25</text:p>
          </table:table-cell>
          <table:table-cell table:style-name="ce155" table:formula="of:=IF([.$N$1]=0;&quot;Data Kosong&quot;;IF([.E22]&gt;[.H22];[.S22];[.T22]))" office:value-type="string" office:string-value="Rendah" calcext:value-type="string">
            <text:p>Rendah</text:p>
          </table:table-cell>
          <table:table-cell table:style-name="ce45" table:formula="of:=IF([.$N$1]=0;&quot;Data kandidat belum lengkap&quot;;IF([.E22]&gt;[.H22];[.J22];[.K22]))" office:value-type="string" office:string-value="Skala Organization menilai kecenderungan untuk mencari ketertiban, terutama dalam lingkungan fisik seseorang. Orang dengan skor rendah cenderung ceroboh dan serampangan" calcext:value-type="string">
            <text:p>Skala Organization menilai kecenderungan untuk mencari ketertiban, terutama dalam lingkungan fisik seseorang. Orang dengan skor rendah cenderung ceroboh dan serampangan</text:p>
          </table:table-cell>
          <table:table-cell table:style-name="ce48" table:formula="of:=IF([.$N$1]=&quot;P&quot;;[.O22];[.P22])" office:value-type="float" office:value="3.45" calcext:value-type="float">
            <text:p>3.45</text:p>
          </table:table-cell>
          <table:table-cell table:style-name="ce48"/>
          <table:table-cell table:style-name="ce157" office:value-type="string" calcext:value-type="string">
            <text:p>Skala <text:span text:style-name="T1">Organization</text:span><text:span text:style-name="T2"> menilai kecenderungan untuk mencari ketertiban, terutama dalam lingkungan fisik seseorang. Orang dengan skor tinggi menjaga semuanya tetap rapi dan lebih memilih pendekatan terstruktur untuk tugas-tugasnya.</text:span></text:p>
          </table:table-cell>
          <table:table-cell table:style-name="ce157" office:value-type="string" calcext:value-type="string">
            <text:p>Skala <text:span text:style-name="T1">Organization</text:span><text:span text:style-name="T2"> menilai kecenderungan untuk mencari ketertiban, terutama dalam lingkungan fisik seseorang. Orang dengan skor rendah cenderung ceroboh dan serampangan</text:span></text:p>
          </table:table-cell>
          <table:table-cell table:number-columns-repeated="3"/>
          <table:table-cell office:value-type="float" office:value="3.45" calcext:value-type="float">
            <text:p>3.45</text:p>
          </table:table-cell>
          <table:table-cell office:value-type="float" office:value="3.27" calcext:value-type="float">
            <text:p>3.27</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4">
          <table:covered-table-cell table:style-name="ce112"/>
          <table:table-cell office:value-type="string" calcext:value-type="string">
            <text:p>DILIGENCE</text:p>
          </table:table-cell>
          <table:table-cell table:number-columns-repeated="2"/>
          <table:table-cell table:style-name="ce155" table:formula="of:=IF([$'jawaban peserta'.$B$102]=100;[$'olah data'.$R24];IF([$'jawaban peserta'.$B$102]=60;[$'olah data'.R131];&quot;&quot;))" office:value-type="float" office:value="3" calcext:value-type="float">
            <text:p>3</text:p>
          </table:table-cell>
          <table:table-cell table:style-name="ce155" table:formula="of:=IF([.$N$1]=0;&quot;Data Kosong&quot;;IF([.E23]&gt;[.H23];[.S23];[.T23]))" office:value-type="string" office:string-value="Rendah" calcext:value-type="string">
            <text:p>Rendah</text:p>
          </table:table-cell>
          <table:table-cell table:style-name="ce45" table:formula="of:=IF([.$N$1]=0;&quot;Data kandidat belum lengkap&quot;;IF([.E23]&gt;[.H23];[.J23];[.K23]))" office:value-type="string" office:string-value="Skala Diligence menilai kecenderungan untuk bekerja keras. Orang dengan skor rendah memiliki sedikit disiplin diri dan tidak memiliki motivasi yang kuat untuk pencapaian" calcext:value-type="string">
            <text:p>Skala Diligence menilai kecenderungan untuk bekerja keras. Orang dengan skor rendah memiliki sedikit disiplin diri dan tidak memiliki motivasi yang kuat untuk pencapaian</text:p>
          </table:table-cell>
          <table:table-cell table:style-name="ce48" table:formula="of:=IF([.$N$1]=&quot;P&quot;;[.O23];[.P23])" office:value-type="float" office:value="3.81" calcext:value-type="float">
            <text:p>3.81</text:p>
          </table:table-cell>
          <table:table-cell/>
          <table:table-cell table:style-name="ce157" office:value-type="string" calcext:value-type="string">
            <text:p>Skala <text:span text:style-name="T1">Diligence</text:span><text:span text:style-name="T2"> menilai kecenderungan untuk bekerja keras. Orang dengan skor tinggi memiliki “etos kerja” yang kuat dan bersedia memaksakan diri.</text:span></text:p>
          </table:table-cell>
          <table:table-cell table:style-name="ce157" office:value-type="string" calcext:value-type="string">
            <text:p>Skala <text:span text:style-name="T1">Diligence</text:span><text:span text:style-name="T2"> menilai kecenderungan untuk bekerja keras. Orang dengan skor rendah memiliki sedikit disiplin diri dan tidak memiliki motivasi yang kuat untuk pencapaian</text:span></text:p>
          </table:table-cell>
          <table:table-cell table:number-columns-repeated="3"/>
          <table:table-cell office:value-type="float" office:value="3.81" calcext:value-type="float">
            <text:p>3.81</text:p>
          </table:table-cell>
          <table:table-cell office:value-type="float" office:value="3.77" calcext:value-type="float">
            <text:p>3.77</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4">
          <table:covered-table-cell table:style-name="ce112"/>
          <table:table-cell office:value-type="string" calcext:value-type="string">
            <text:p>PERFECTIONISM</text:p>
          </table:table-cell>
          <table:table-cell table:number-columns-repeated="2"/>
          <table:table-cell table:style-name="ce155" table:formula="of:=IF([$'jawaban peserta'.$B$102]=100;[$'olah data'.$R25];IF([$'jawaban peserta'.$B$102]=60;[$'olah data'.R132];&quot;&quot;))" office:value-type="float" office:value="3.25" calcext:value-type="float">
            <text:p>3.25</text:p>
          </table:table-cell>
          <table:table-cell table:style-name="ce155" table:formula="of:=IF([.$N$1]=0;&quot;Data Kosong&quot;;IF([.E24]&gt;[.H24];[.S24];[.T24]))" office:value-type="string" office:string-value="Rendah" calcext:value-type="string">
            <text:p>Rendah</text:p>
          </table:table-cell>
          <table:table-cell table:style-name="ce45" table:formula="of:=IF([.$N$1]=0;&quot;Data kandidat belum lengkap&quot;;IF([.E24]&gt;[.H24];[.J24];[.K24]))" office:value-type="string" office:string-value="Skala Perfectionism menilai kecenderungan teliti dan peduli pada detail. Orang dengan skor rendah mentoleransi beberapa kesalahan dalam pekerjaan mereka dan cenderung mengabaikan detail" calcext:value-type="string">
            <text:p>Skala Perfectionism menilai kecenderungan teliti dan peduli pada detail. Orang dengan skor rendah mentoleransi beberapa kesalahan dalam pekerjaan mereka dan cenderung mengabaikan detail</text:p>
          </table:table-cell>
          <table:table-cell table:style-name="ce48" table:formula="of:=IF([.$N$1]=&quot;P&quot;;[.O24];[.P24])" office:value-type="float" office:value="3.59" calcext:value-type="float">
            <text:p>3.59</text:p>
          </table:table-cell>
          <table:table-cell/>
          <table:table-cell table:style-name="ce157" office:value-type="string" calcext:value-type="string">
            <text:p>Skala <text:span text:style-name="T1">Perfectionism</text:span><text:span text:style-name="T2"> menilai kecenderungan teliti dan peduli pada detail. Orang dengan skor tinggi memeriksa kesalahan dan peningkatan potensial dengan cermat.</text:span></text:p>
          </table:table-cell>
          <table:table-cell table:style-name="ce157" office:value-type="string" calcext:value-type="string">
            <text:p>Skala <text:span text:style-name="T1">Perfectionism</text:span><text:span text:style-name="T2"> menilai kecenderungan teliti dan peduli pada detail. Orang dengan skor rendah mentoleransi beberapa kesalahan dalam pekerjaan mereka dan cenderung mengabaikan detail</text:span></text:p>
          </table:table-cell>
          <table:table-cell table:number-columns-repeated="3"/>
          <table:table-cell office:value-type="float" office:value="3.59" calcext:value-type="float">
            <text:p>3.59</text:p>
          </table:table-cell>
          <table:table-cell office:value-type="float" office:value="3.51" calcext:value-type="float">
            <text:p>3.5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4">
          <table:covered-table-cell table:style-name="ce112"/>
          <table:table-cell office:value-type="string" calcext:value-type="string">
            <text:p>PRUDENCE</text:p>
          </table:table-cell>
          <table:table-cell table:number-columns-repeated="2"/>
          <table:table-cell table:style-name="ce155" table:formula="of:=IF([$'jawaban peserta'.$B$102]=100;[$'olah data'.$R26];IF([$'jawaban peserta'.$B$102]=60;[$'olah data'.R133];&quot;&quot;))" office:value-type="float" office:value="2.5" calcext:value-type="float">
            <text:p>2.5</text:p>
          </table:table-cell>
          <table:table-cell table:style-name="ce155" table:formula="of:=IF([.$N$1]=0;&quot;Data Kosong&quot;;IF([.E25]&gt;[.H25];[.S25];[.T25]))" office:value-type="string" office:string-value="Rendah" calcext:value-type="string">
            <text:p>Rendah</text:p>
          </table:table-cell>
          <table:table-cell table:style-name="ce45" table:formula="of:=IF([.$N$1]=0;&quot;Data kandidat belum lengkap&quot;;IF([.E25]&gt;[.H25];[.J25];[.K25]))" office:value-type="string" office:string-value="Skala Prudence menilai kecenderungan berhati-hati dan menghambat dorongan. Orang dengan skor rendah bertindak berdasarkan dorongan hati dan cenderung tidak mempertimbangkan konsekuensi" calcext:value-type="string">
            <text:p>Skala Prudence menilai kecenderungan berhati-hati dan menghambat dorongan. Orang dengan skor rendah bertindak berdasarkan dorongan hati dan cenderung tidak mempertimbangkan konsekuensi</text:p>
          </table:table-cell>
          <table:table-cell table:style-name="ce48" table:formula="of:=IF([.$N$1]=&quot;P&quot;;[.O25];[.P25])" office:value-type="float" office:value="3.36" calcext:value-type="float">
            <text:p>3.36</text:p>
          </table:table-cell>
          <table:table-cell/>
          <table:table-cell table:style-name="ce157" office:value-type="string" calcext:value-type="string">
            <text:p>Skala <text:span text:style-name="T1">Prudence</text:span><text:span text:style-name="T2"> menilai kecenderungan berhati-hati dan menghambat dorongan. Orang dengan nilai tinggi mempertimbangkan pilihan mereka secara cermat dan cenderung berhati-hati dan bisa mengendalikan diri.</text:span></text:p>
          </table:table-cell>
          <table:table-cell table:style-name="ce157" office:value-type="string" calcext:value-type="string">
            <text:p>Skala <text:span text:style-name="T1">Prudence</text:span><text:span text:style-name="T2"> menilai kecenderungan berhati-hati dan menghambat dorongan. Orang dengan skor rendah bertindak berdasarkan dorongan hati dan cenderung tidak mempertimbangkan konsekuensi</text:span></text:p>
          </table:table-cell>
          <table:table-cell table:number-columns-repeated="3"/>
          <table:table-cell office:value-type="float" office:value="3.36" calcext:value-type="float">
            <text:p>3.36</text:p>
          </table:table-cell>
          <table:table-cell office:value-type="float" office:value="3.44" calcext:value-type="float">
            <text:p>3.44</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4">
          <table:table-cell/>
          <table:table-cell office:value-type="string" calcext:value-type="string">
            <text:p>CONSCIENTIOUSENESS</text:p>
          </table:table-cell>
          <table:table-cell table:number-columns-repeated="2"/>
          <table:table-cell table:style-name="ce155" table:formula="of:=IF([$'jawaban peserta'.$B$102]=100;[$'olah data'.$R27];IF([$'jawaban peserta'.$B$102]=60;[$'olah data'.R134];&quot;&quot;))" office:value-type="float" office:value="3" calcext:value-type="float">
            <text:p>3</text:p>
          </table:table-cell>
          <table:table-cell table:style-name="ce155" table:formula="of:=IF([.$N$1]=0;&quot;Data Kosong&quot;;IF([.E26]&gt;[.H26];[.S26];[.T26]))" office:value-type="string" office:string-value="Rendah" calcext:value-type="string">
            <text:p>Rendah</text:p>
          </table:table-cell>
          <table:table-cell table:style-name="ce45" table:formula="of:=IF([.$N$1]=0;&quot;Data kandidat belum lengkap&quot;;IF([.E26]&gt;[.H26];[.J26];[.K26]))" office:value-type="string" office:string-value="Conscientiousness: 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 calcext:value-type="string">
            <text:p>Conscientiousness: 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p>
          </table:table-cell>
          <table:table-cell table:style-name="ce48" table:formula="of:=IF([.$N$1]=&quot;P&quot;;[.O26];[.P26])" office:value-type="float" office:value="3.55" calcext:value-type="float">
            <text:p>3.55</text:p>
          </table:table-cell>
          <table:table-cell/>
          <table:table-cell table:style-name="ce157" office:value-type="string" calcext:value-type="string">
            <text:p><text:span text:style-name="T6">Conscientiousness</text:span>: Orang dengan skor sangat tinggi pada skala <text:span text:style-name="T7">Conscientiousness</text:span><text:span text:style-name="T8"> mengatur waktu dan lingkungan fisik mereka, bekerja dengan cara disiplin menuju tujuan mereka, berusaha untuk akurasi dan kesempurnaan dalam tugas-tugas mereka, dan sangat tenang dan hati-hati ketika membuat keputusan</text:span></text:p>
          </table:table-cell>
          <table:table-cell table:style-name="ce157" office:value-type="string" calcext:value-type="string">
            <text:p><text:span text:style-name="T1">Conscientiousness</text:span>: Or<text:span text:style-name="T2">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span></text:p>
          </table:table-cell>
          <table:table-cell table:number-columns-repeated="3"/>
          <table:table-cell office:value-type="float" office:value="3.55" calcext:value-type="float">
            <text:p>3.55</text:p>
          </table:table-cell>
          <table:table-cell office:value-type="float" office:value="3.49" calcext:value-type="float">
            <text:p>3.49</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4">
          <table:table-cell table:style-name="ce112"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55" table:formula="of:=IF([$'jawaban peserta'.$B$102]=100;[$'olah data'.$R28];IF([$'jawaban peserta'.$B$102]=60;[$'olah data'.R135];&quot;&quot;))" office:value-type="float" office:value="3" calcext:value-type="float">
            <text:p>3</text:p>
          </table:table-cell>
          <table:table-cell table:style-name="ce155" table:formula="of:=IF([.$N$1]=0;&quot;Data Kosong&quot;;IF([.E27]&gt;[.H27];[.S27];[.T27]))" office:value-type="string" office:string-value="Rendah" calcext:value-type="string">
            <text:p>Rendah</text:p>
          </table:table-cell>
          <table:table-cell table:style-name="ce45" table:formula="of:=IF([.$N$1]=0;&quot;Data kandidat belum lengkap&quot;;IF([.E27]&gt;[.H27];[.J27];[.K27]))" office:value-type="string" office:string-value="Skala Aesthetic Appreciation menilai kesukaan seseorang akan keindahan dalam seni dan alam. Orang dengan skor rendah cenderung tidak terpikat oleh karya seni atau keajaiban alam" calcext:value-type="string">
            <text:p>Skala Aesthetic Appreciation menilai kesukaan seseorang akan keindahan dalam seni dan alam. Orang dengan skor rendah cenderung tidak terpikat oleh karya seni atau keajaiban alam</text:p>
          </table:table-cell>
          <table:table-cell table:style-name="ce48" table:formula="of:=IF([.$N$1]=&quot;P&quot;;[.O27];[.P27])" office:value-type="float" office:value="3.64" calcext:value-type="float">
            <text:p>3.64</text:p>
          </table:table-cell>
          <table:table-cell table:style-name="ce48"/>
          <table:table-cell table:style-name="ce157" office:value-type="string" calcext:value-type="string">
            <text:p>Skala <text:span text:style-name="T1">Aesthetic Appreciation </text:span><text:span text:style-name="T2">menilai kesukaan seseorang akan keindahan dalam seni dan alam. Orang dengan skor tinggi memiliki apresiasi yang kuat terhadap berbagai bentuk seni dan keajaiban alam.</text:span></text:p>
          </table:table-cell>
          <table:table-cell table:style-name="ce157" office:value-type="string" calcext:value-type="string">
            <text:p>Skala <text:span text:style-name="T1">Aesthetic Appreciation </text:span><text:span text:style-name="T2">menilai kesukaan seseorang akan keindahan dalam seni dan alam. Orang dengan skor rendah cenderung tidak terpikat oleh karya seni atau keajaiban alam</text:span></text:p>
          </table:table-cell>
          <table:table-cell table:number-columns-repeated="3"/>
          <table:table-cell office:value-type="float" office:value="3.64" calcext:value-type="float">
            <text:p>3.64</text:p>
          </table:table-cell>
          <table:table-cell office:value-type="float" office:value="3.41" calcext:value-type="float">
            <text:p>3.4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4">
          <table:covered-table-cell table:style-name="ce112"/>
          <table:table-cell office:value-type="string" calcext:value-type="string">
            <text:p>INQUITIVENESS</text:p>
          </table:table-cell>
          <table:table-cell table:number-columns-repeated="2"/>
          <table:table-cell table:style-name="ce155" table:formula="of:=IF([$'jawaban peserta'.$B$102]=100;[$'olah data'.$R29];IF([$'jawaban peserta'.$B$102]=60;[$'olah data'.R136];&quot;&quot;))" office:value-type="float" office:value="2.5" calcext:value-type="float">
            <text:p>2.5</text:p>
          </table:table-cell>
          <table:table-cell table:style-name="ce155" table:formula="of:=IF([.$N$1]=0;&quot;Data Kosong&quot;;IF([.E28]&gt;[.H28];[.S28];[.T28]))" office:value-type="string" office:string-value="Rendah" calcext:value-type="string">
            <text:p>Rendah</text:p>
          </table:table-cell>
          <table:table-cell table:style-name="ce45" table:formula="of:=IF([.$N$1]=0;&quot;Data kandidat belum lengkap&quot;;IF([.E28]&gt;[.H28];[.J28];[.K28]))" office:value-type="string" office:string-value="Skala Inquisitiveness menilai kecenderungan mencari informasi dan pengalaman dengan alam dan dunia manusia. Orang dengan skor rendah memiliki sedikit keingintahuan tentang ilmu alam atau sosial" calcext:value-type="string">
            <text:p>Skala Inquisitiveness menilai kecenderungan mencari informasi dan pengalaman dengan alam dan dunia manusia. Orang dengan skor rendah memiliki sedikit keingintahuan tentang ilmu alam atau sosial</text:p>
          </table:table-cell>
          <table:table-cell table:style-name="ce48" table:formula="of:=IF([.$N$1]=&quot;P&quot;;[.O28];[.P28])" office:value-type="float" office:value="3.64" calcext:value-type="float">
            <text:p>3.64</text:p>
          </table:table-cell>
          <table:table-cell/>
          <table:table-cell table:style-name="ce157" office:value-type="string" calcext:value-type="string">
            <text:p>Skala <text:span text:style-name="T1">Inquisitiveness</text:span><text:span text:style-name="T2"> menilai kecenderungan mencari informasi dan pengalaman dengan alam dan dunia manusia. Orang dengan skor tinggi membaca secara luas dan tertarik pada sebuah petualangan.</text:span></text:p>
          </table:table-cell>
          <table:table-cell table:style-name="ce157" office:value-type="string" calcext:value-type="string">
            <text:p>Skala <text:span text:style-name="T1">Inquisitiveness</text:span><text:span text:style-name="T2"> menilai kecenderungan mencari informasi dan pengalaman dengan alam dan dunia manusia. Orang dengan skor rendah memiliki sedikit keingintahuan tentang ilmu alam atau sosial</text:span></text:p>
          </table:table-cell>
          <table:table-cell table:number-columns-repeated="3"/>
          <table:table-cell office:value-type="float" office:value="3.64" calcext:value-type="float">
            <text:p>3.64</text:p>
          </table:table-cell>
          <table:table-cell office:value-type="float" office:value="4.04" calcext:value-type="float">
            <text:p>4.04</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4">
          <table:covered-table-cell table:style-name="ce112"/>
          <table:table-cell office:value-type="string" calcext:value-type="string">
            <text:p>CREATIVITY</text:p>
          </table:table-cell>
          <table:table-cell table:number-columns-repeated="2"/>
          <table:table-cell table:style-name="ce155" table:formula="of:=IF([$'jawaban peserta'.$B$102]=100;[$'olah data'.$R30];IF([$'jawaban peserta'.$B$102]=60;[$'olah data'.R137];&quot;&quot;))" office:value-type="float" office:value="3" calcext:value-type="float">
            <text:p>3</text:p>
          </table:table-cell>
          <table:table-cell table:style-name="ce155" table:formula="of:=IF([.$N$1]=0;&quot;Data Kosong&quot;;IF([.E29]&gt;[.H29];[.S29];[.T29]))" office:value-type="string" office:string-value="Rendah" calcext:value-type="string">
            <text:p>Rendah</text:p>
          </table:table-cell>
          <table:table-cell table:style-name="ce45" table:formula="of:=IF([.$N$1]=0;&quot;Data kandidat belum lengkap&quot;;IF([.E29]&gt;[.H29];[.J29];[.K29]))" office:value-type="string" office:string-value="Skala Creativity menilai preferensi seseorang untuk inovasi dan eksperimen. Orang dengan skor rendah memiliki sedikit kecenderungan untuk berpikir orisinal" calcext:value-type="string">
            <text:p>Skala Creativity menilai preferensi seseorang untuk inovasi dan eksperimen. Orang dengan skor rendah memiliki sedikit kecenderungan untuk berpikir orisinal</text:p>
          </table:table-cell>
          <table:table-cell table:style-name="ce48" table:formula="of:=IF([.$N$1]=&quot;P&quot;;[.O29];[.P29])" office:value-type="float" office:value="3.72" calcext:value-type="float">
            <text:p>3.72</text:p>
          </table:table-cell>
          <table:table-cell/>
          <table:table-cell table:style-name="ce157" office:value-type="string" calcext:value-type="string">
            <text:p>Skala <text:span text:style-name="T1">Creativity</text:span><text:span text:style-name="T2"> menilai preferensi seseorang untuk inovasi dan eksperimen. Orang dengan skor tinggi mencari solusi baru untuk masalah dan mengekspresikan diri mereka dalam seni secara aktif.</text:span></text:p>
          </table:table-cell>
          <table:table-cell table:style-name="ce157" office:value-type="string" calcext:value-type="string">
            <text:p>Skala <text:span text:style-name="T1">Creativity</text:span><text:span text:style-name="T2"> menilai preferensi seseorang untuk inovasi dan eksperimen. Orang dengan skor rendah memiliki sedikit kecenderungan untuk berpikir orisinal</text:span></text:p>
          </table:table-cell>
          <table:table-cell table:number-columns-repeated="3"/>
          <table:table-cell table:number-columns-repeated="2" office:value-type="float" office:value="3.72" calcext:value-type="float">
            <text:p>3.7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4">
          <table:covered-table-cell table:style-name="ce112"/>
          <table:table-cell office:value-type="string" calcext:value-type="string">
            <text:p>UNCONVENTIONALITY</text:p>
          </table:table-cell>
          <table:table-cell table:number-columns-repeated="2"/>
          <table:table-cell table:style-name="ce155" table:formula="of:=IF([$'jawaban peserta'.$B$102]=100;[$'olah data'.$R31];IF([$'jawaban peserta'.$B$102]=60;[$'olah data'.R138];&quot;&quot;))" office:value-type="float" office:value="2.75" calcext:value-type="float">
            <text:p>2.75</text:p>
          </table:table-cell>
          <table:table-cell table:style-name="ce155" table:formula="of:=IF([.$N$1]=0;&quot;Data Kosong&quot;;IF([.E30]&gt;[.H30];[.S30];[.T30]))" office:value-type="string" office:string-value="Rendah" calcext:value-type="string">
            <text:p>Rendah</text:p>
          </table:table-cell>
          <table:table-cell table:style-name="ce45" table:formula="of:=IF([.$N$1]=0;&quot;Data kandidat belum lengkap&quot;;IF([.E30]&gt;[.H30];[.J30];[.K30]))" office:value-type="string" office:string-value="Skala Unconventionality menilai kecenderungan untuk menerima yang tidak biasa. Orang dengan skor rendah menghindari orang-orang yang eksentrik atau tidak sesuai" calcext:value-type="string">
            <text:p>Skala Unconventionality menilai kecenderungan untuk menerima yang tidak biasa. Orang dengan skor rendah menghindari orang-orang yang eksentrik atau tidak sesuai</text:p>
          </table:table-cell>
          <table:table-cell table:style-name="ce48" table:formula="of:=IF([.$N$1]=&quot;P&quot;;[.O30];[.P30])" office:value-type="float" office:value="3.61" calcext:value-type="float">
            <text:p>3.61</text:p>
          </table:table-cell>
          <table:table-cell/>
          <table:table-cell table:style-name="ce157" office:value-type="string" calcext:value-type="string">
            <text:p>Skala <text:span text:style-name="T1">Unconventionality</text:span><text:span text:style-name="T2"> menilai kecenderungan untuk menerima yang tidak biasa. Orang dengan skor tinggi menerima ide-ide yang mungkin tampak aneh atau radikal.</text:span></text:p>
          </table:table-cell>
          <table:table-cell table:style-name="ce157" office:value-type="string" calcext:value-type="string">
            <text:p>Skala <text:span text:style-name="T1">Unconventionality</text:span><text:span text:style-name="T2"> menilai kecenderungan untuk menerima yang tidak biasa. Orang dengan skor rendah menghindari orang-orang yang eksentrik atau tidak sesuai</text:span></text:p>
          </table:table-cell>
          <table:table-cell table:number-columns-repeated="3"/>
          <table:table-cell office:value-type="float" office:value="3.61" calcext:value-type="float">
            <text:p>3.61</text:p>
          </table:table-cell>
          <table:table-cell office:value-type="float" office:value="3.76" calcext:value-type="float">
            <text:p>3.76</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4">
          <table:table-cell/>
          <table:table-cell office:value-type="string" calcext:value-type="string">
            <text:p>OPENESS TO EXPERIENCE</text:p>
          </table:table-cell>
          <table:table-cell table:number-columns-repeated="2"/>
          <table:table-cell table:style-name="ce155" table:formula="of:=IF([$'jawaban peserta'.$B$102]=100;[$'olah data'.$R32];IF([$'jawaban peserta'.$B$102]=60;[$'olah data'.R139];&quot;&quot;))" office:value-type="float" office:value="2.8125" calcext:value-type="float">
            <text:p>2.8125</text:p>
          </table:table-cell>
          <table:table-cell table:style-name="ce155" table:formula="of:=IF([.$N$1]=0;&quot;Data Kosong&quot;;IF([.E31]&gt;[.H31];[.S31];[.T31]))" office:value-type="string" office:string-value="Rendah" calcext:value-type="string">
            <text:p>Rendah</text:p>
          </table:table-cell>
          <table:table-cell table:style-name="ce45" table:formula="of:=IF([.$N$1]=0;&quot;Data kandidat belum lengkap&quot;;IF([.E31]&gt;[.H31];[.J31];[.K31]))" office:value-type="string" office:string-value="Openness to Experience: 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penness to Experience: 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48" table:formula="of:=IF([.$N$1]=&quot;P&quot;;[.O31];[.P31])" office:value-type="float" office:value="3.65" calcext:value-type="float">
            <text:p>3.65</text:p>
          </table:table-cell>
          <table:table-cell/>
          <table:table-cell table:style-name="ce162" office:value-type="string" calcext:value-type="string">
            <text:p><text:span text:style-name="T9">Openness to Experience</text:span><text:span text:style-name="T10">: 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text:span></text:p>
          </table:table-cell>
          <table:table-cell table:style-name="ce162" office:value-type="string" calcext:value-type="string">
            <text:p><text:span text:style-name="T9">Openness to Experience</text:span><text:span text:style-name="T10">: 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span></text:p>
          </table:table-cell>
          <table:table-cell table:number-columns-repeated="3"/>
          <table:table-cell office:value-type="float" office:value="3.65" calcext:value-type="float">
            <text:p>3.65</text:p>
          </table:table-cell>
          <table:table-cell office:value-type="float" office:value="3.73" calcext:value-type="float">
            <text:p>3.73</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4">
          <table:table-cell/>
          <table:table-cell office:value-type="string" calcext:value-type="string">
            <text:p>(INTERSTITIAL FACET SCALE) ALTRUISM </text:p>
          </table:table-cell>
          <table:table-cell table:number-columns-repeated="2"/>
          <table:table-cell table:style-name="ce155" table:formula="of:=IF([$'jawaban peserta'.$B$102]=100;[$'olah data'.$R33];IF([$'jawaban peserta'.$B$102]=60;[$'olah data'.R140];&quot;&quot;))" office:value-type="float" office:value="2" calcext:value-type="float">
            <text:p>2</text:p>
          </table:table-cell>
          <table:table-cell table:style-name="ce155" table:formula="of:=IF([.$N$1]=0;&quot;Data Kosong&quot;;IF([.E32]&gt;[.H32];[.S32];[.T32]))" office:value-type="string" office:string-value="Rendah" calcext:value-type="string">
            <text:p>Rendah</text:p>
          </table:table-cell>
          <table:table-cell table:style-name="ce45" table:formula="of:=IF([.$N$1]=0;&quot;Data kandidat belum lengkap&quot;;IF([.E32]&gt;[.H32];[.J32];[.K32]))" office:value-type="string" office:string-value="Skala Altruism (versus Antagonism) menilai kecenderungan untuk bersikap simpatik dan berhati lembut terhadap orang lain. Orang dengan skor rendah tidak menyesal dengan kemungkinan dirinya menyakiti orang lain dan dianggap keras hati." calcext:value-type="string">
            <text:p>Skala Altruism (versus Antagonism) menilai kecenderungan untuk bersikap simpatik dan berhati lembut terhadap orang lain. Orang dengan skor rendah tidak menyesal dengan kemungkinan dirinya menyakiti orang lain dan dianggap keras hati.</text:p>
          </table:table-cell>
          <table:table-cell table:style-name="ce48" table:formula="of:=IF([.$N$1]=&quot;P&quot;;[.O32];[.P32])" office:value-type="float" office:value="3.97" calcext:value-type="float">
            <text:p>3.97</text:p>
          </table:table-cell>
          <table:table-cell/>
          <table:table-cell table:style-name="ce157" office:value-type="string" calcext:value-type="string">
            <text:p>Skala <text:span text:style-name="T6">Altruism</text:span> (versus <text:span text:style-name="T7">Antagonism</text:span><text:span text:style-name="T8">) menilai kecenderungan untuk bersikap simpatik dan berhati lembut terhadap orang lain. Orang dengan skor tinggi menghindari sesuatu yang menyebabkan kerugian dan bereaksi dengan kemurahan hati terhadap mereka yang lemah atau membutuhkan bantuan</text:span></text:p>
          </table:table-cell>
          <table:table-cell table:style-name="ce157" office:value-type="string" calcext:value-type="string">
            <text:p>Skala <text:span text:style-name="T6">Altruism</text:span> (versus <text:span text:style-name="T7">Antagonism</text:span><text:span text:style-name="T8">) menilai kecenderungan untuk bersikap simpatik dan berhati lembut terhadap orang lain. Orang dengan skor rendah tidak menyesal dengan kemungkinan dirinya menyakiti orang lain dan dianggap keras hati.</text:span></text:p>
          </table:table-cell>
          <table:table-cell table:number-columns-repeated="3"/>
          <table:table-cell office:value-type="float" office:value="3.97" calcext:value-type="float">
            <text:p>3.97</text:p>
          </table:table-cell>
          <table:table-cell office:value-type="float" office:value="3.56" calcext:value-type="float">
            <text:p>3.56</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table-cell/>
          <table:table-cell office:value-type="string" calcext:value-type="string">
            <text:p>INTERESTIAL SCALE</text:p>
          </table:table-cell>
          <table:table-cell table:number-columns-repeated="4"/>
          <table:table-cell table:style-name="ce45" table:formula="of:=IF([.$N$1]=0;&quot;Data kandidat belum lengkap&quot;;IF([.E33]&gt;[.H33];[.J33];[.K33]))" office:value-type="float" office:value="0" calcext:value-type="float">
            <text:p>0</text:p>
          </table:table-cell>
          <table:table-cell table:style-name="ce48"/>
          <table:table-cell table:number-columns-repeated="1016"/>
        </table:table-row>
        <table:table-row table:style-name="ro5">
          <table:table-cell table:number-columns-repeated="6"/>
          <table:table-cell table:style-name="ce45"/>
          <table:table-cell table:style-name="ce48"/>
          <table:table-cell table:number-columns-repeated="1016"/>
        </table:table-row>
        <table:table-row table:style-name="ro5">
          <table:table-cell table:number-columns-repeated="4"/>
          <table:table-cell table:formula="of:=[$'jawaban peserta'.B102]" office:value-type="float" office:value="100" calcext:value-type="float">
            <text:p>100</text:p>
          </table:table-cell>
          <table:table-cell/>
          <table:table-cell table:style-name="ce45"/>
          <table:table-cell table:style-name="ce48"/>
          <table:table-cell table:number-columns-repeated="1016"/>
        </table:table-row>
        <table:table-row table:style-name="ro5" table:number-rows-repeated="28">
          <table:table-cell table:number-columns-repeated="6"/>
          <table:table-cell table:style-name="ce45"/>
          <table:table-cell table:number-columns-repeated="1017"/>
        </table:table-row>
        <table:table-row table:style-name="ro5" table:number-rows-repeated="1048512">
          <table:table-cell table:number-columns-repeated="1024"/>
        </table:table-row>
        <table:table-row table:style-name="ro5">
          <table:table-cell table:number-columns-repeated="1024"/>
        </table:table-row>
      </table:table>
      <table:table table:name="View Output" table:style-name="ta2">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2" form:id="control32"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3" form:id="control33" form:label="Label Field"/>
            <form:button form:name="Push Button 1" form:control-implementation="ooo:com.sun.star.form.component.CommandButton" xml:id="control34" form:id="control34" form:label="Lihat Jawaban Pesert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control draw:z-index="0" draw:style-name="gr5" draw:text-style-name="P9" svg:width="74.72pt" svg:height="40.59pt" svg:x="449.63pt" svg:y="2.61pt" draw:control="control32"/>
          <draw:frame draw:z-index="1" draw:style-name="gr6" draw:text-style-name="P10" svg:width="733.95pt" svg:height="505.3pt" svg:x="3.03pt" svg:y="257.7pt">
            <draw:object draw:notify-on-update-of-ranges="'View Output'.A54:'View Output'.B84 'View Output'.C53:'View Output'.C53 'View Output'.C54:'View Output'.C84" xlink:href="./Object 3" xlink:type="simple" xlink:show="embed" xlink:actuate="onLoad">
              <loext:p/>
            </draw:object>
            <draw:image xlink:href="./ObjectReplacements/Object 3" xlink:type="simple" xlink:show="embed" xlink:actuate="onLoad"/>
          </draw:frame>
          <draw:control draw:z-index="2" draw:style-name="gr4" draw:text-style-name="P11" svg:width="1.19pt" svg:height="6.26pt" svg:x="758.83pt" svg:y="443.28pt" draw:control="control33"/>
          <draw:control draw:z-index="3" draw:style-name="gr5" draw:text-style-name="P9" svg:width="84.67pt" svg:height="66.61pt" svg:x="450.31pt" svg:y="63.04pt" draw:control="control34"/>
        </table:shapes>
        <table:table-column table:style-name="co53" table:default-cell-style-name="ce81"/>
        <table:table-column table:style-name="co54" table:default-cell-style-name="ce81"/>
        <table:table-column table:style-name="co3" table:number-columns-repeated="2" table:default-cell-style-name="ce103"/>
        <table:table-column table:style-name="co55" table:default-cell-style-name="ce179"/>
        <table:table-column table:style-name="co3" table:number-columns-repeated="10" table:default-cell-style-name="ce81"/>
        <table:table-column table:style-name="co3" table:visibility="collapse" table:number-columns-repeated="1008" table:default-cell-style-name="ce81"/>
        <table:table-column table:style-name="co3" table:visibility="collapse" table:default-cell-style-name="ce195"/>
        <table:table-row table:style-name="ro5">
          <table:table-cell table:style-name="ce71" office:value-type="string" calcext:value-type="string" table:number-columns-spanned="2" table:number-rows-spanned="1">
            <text:p>BIODATA</text:p>
          </table:table-cell>
          <table:covered-table-cell table:style-name="ce99"/>
          <table:table-cell table:style-name="ce158" table:number-columns-repeated="2"/>
          <table:table-cell table:style-name="ce196"/>
          <table:table-cell table:style-name="ce153" table:number-columns-repeated="10"/>
          <table:table-cell table:number-columns-repeated="1009"/>
        </table:table-row>
        <table:table-row table:style-name="ro5">
          <table:table-cell table:style-name="ce119" office:value-type="string" calcext:value-type="string">
            <text:p>ID DATA</text:p>
          </table:table-cell>
          <table:table-cell table:style-name="ce119" table:formula="of:=IF([$'olah data'.AD2]=0;&quot;&quot;;[$'olah data'.AD2])" office:value-type="float" office:value="6" calcext:value-type="float">
            <text:p>6</text:p>
          </table:table-cell>
          <table:table-cell table:style-name="ce159" table:number-columns-repeated="2"/>
          <table:table-cell table:style-name="ce196"/>
          <table:table-cell table:style-name="ce153" table:number-columns-repeated="10"/>
          <table:table-cell table:number-columns-repeated="1009"/>
        </table:table-row>
        <table:table-row table:style-name="ro5">
          <table:table-cell table:style-name="ce119" office:value-type="string" calcext:value-type="string">
            <text:p>TANGGAL TES</text:p>
          </table:table-cell>
          <table:table-cell table:style-name="ce138" table:formula="of:=IF([$'olah data'.AE$2]=0;&quot;&quot;;[$'olah data'.AE$2])" office:value-type="string" office:string-value="14. Aug. 2018" calcext:value-type="string">
            <text:p>14. Aug. 2018</text:p>
          </table:table-cell>
          <table:table-cell table:style-name="ce159" table:number-columns-repeated="2"/>
          <table:table-cell table:style-name="ce196"/>
          <table:table-cell table:style-name="ce153" table:number-columns-repeated="10"/>
          <table:table-cell table:number-columns-repeated="1009"/>
        </table:table-row>
        <table:table-row table:style-name="ro5">
          <table:table-cell table:style-name="ce119" office:value-type="string" calcext:value-type="string">
            <text:p>KOTA</text:p>
          </table:table-cell>
          <table:table-cell table:style-name="ce119" table:formula="of:=IF([$'olah data'.AF$2]=0;&quot;&quot;;[$'olah data'.AF$2])">
            <text:p/>
          </table:table-cell>
          <table:table-cell table:style-name="ce159" table:number-columns-repeated="2"/>
          <table:table-cell table:style-name="ce196"/>
          <table:table-cell table:style-name="ce153" table:number-columns-repeated="10"/>
          <table:table-cell table:number-columns-repeated="1009"/>
        </table:table-row>
        <table:table-row table:style-name="ro5">
          <table:table-cell table:style-name="ce119" office:value-type="string" calcext:value-type="string">
            <text:p>NO TES</text:p>
          </table:table-cell>
          <table:table-cell table:style-name="ce119" table:formula="of:=IF([$'olah data'.AG$2]=0;&quot;&quot;;[$'olah data'.AG$2])" office:value-type="float" office:value="3" calcext:value-type="float">
            <text:p>3</text:p>
          </table:table-cell>
          <table:table-cell table:style-name="ce159" table:number-columns-repeated="2"/>
          <table:table-cell table:style-name="ce196"/>
          <table:table-cell table:style-name="ce153" table:number-columns-repeated="10"/>
          <table:table-cell table:number-columns-repeated="1009"/>
        </table:table-row>
        <table:table-row table:style-name="ro5">
          <table:table-cell table:style-name="ce119" office:value-type="string" calcext:value-type="string">
            <text:p>NAMA KANDIDAT</text:p>
          </table:table-cell>
          <table:table-cell table:style-name="ce119" table:formula="of:=IF([$'olah data'.AH$2]=0;&quot;&quot;;[$'olah data'.AH$2])" office:value-type="string" office:string-value="Vina Silvia" calcext:value-type="string">
            <text:p>Vina Silvia</text:p>
          </table:table-cell>
          <table:table-cell table:style-name="ce159" table:number-columns-repeated="2"/>
          <table:table-cell table:style-name="ce196"/>
          <table:table-cell table:style-name="ce153" table:number-columns-repeated="10"/>
          <table:table-cell table:number-columns-repeated="1009"/>
        </table:table-row>
        <table:table-row table:style-name="ro5">
          <table:table-cell table:style-name="ce119" office:value-type="string" calcext:value-type="string">
            <text:p>JENIS KELAMIN</text:p>
          </table:table-cell>
          <table:table-cell table:style-name="ce119" table:formula="of:=IF([$'olah data'.AI$2]=0;&quot;&quot;;[$'olah data'.AI$2])" office:value-type="string" office:string-value="P" calcext:value-type="string">
            <text:p>P</text:p>
          </table:table-cell>
          <table:table-cell table:style-name="ce159" table:number-columns-repeated="2"/>
          <table:table-cell table:style-name="ce196"/>
          <table:table-cell table:style-name="ce153" table:number-columns-repeated="10"/>
          <table:table-cell table:number-columns-repeated="1009"/>
        </table:table-row>
        <table:table-row table:style-name="ro5">
          <table:table-cell table:style-name="ce119" office:value-type="string" calcext:value-type="string">
            <text:p>TANGGAL LAHIR</text:p>
          </table:table-cell>
          <table:table-cell table:style-name="ce138" table:formula="of:=IF([$'olah data'.AJ$2]=0;&quot;&quot;;[$'olah data'.AJ$2])" office:value-type="string" office:string-value="30. Dec. 2018" calcext:value-type="string">
            <text:p>30. Dec. 2018</text:p>
          </table:table-cell>
          <table:table-cell table:style-name="ce159" table:number-columns-repeated="2"/>
          <table:table-cell table:style-name="ce196"/>
          <table:table-cell table:style-name="ce153" table:number-columns-repeated="10"/>
          <table:table-cell table:number-columns-repeated="1009"/>
        </table:table-row>
        <table:table-row table:style-name="ro5">
          <table:table-cell table:style-name="ce119" office:value-type="string" calcext:value-type="string">
            <text:p>PENDIDIKAN TERAKHIR</text:p>
          </table:table-cell>
          <table:table-cell table:style-name="ce119" table:formula="of:=IF([$'olah data'.AK$2]=0;&quot;&quot;;[$'olah data'.AK$2])" office:value-type="string" office:string-value="SMA/SMK" calcext:value-type="string">
            <text:p>SMA/SMK</text:p>
          </table:table-cell>
          <table:table-cell table:style-name="ce159" table:number-columns-repeated="2"/>
          <table:table-cell table:style-name="ce196"/>
          <table:table-cell table:style-name="ce153" table:number-columns-repeated="10"/>
          <table:table-cell table:number-columns-repeated="1009"/>
        </table:table-row>
        <table:table-row table:style-name="ro5">
          <table:table-cell table:style-name="ce119" office:value-type="string" calcext:value-type="string">
            <text:p>PERUSAHAAN/INSTITUSI</text:p>
          </table:table-cell>
          <table:table-cell table:style-name="ce119" table:formula="of:=IF([$'olah data'.AL$2]=0;&quot;&quot;;[$'olah data'.AL$2])">
            <text:p/>
          </table:table-cell>
          <table:table-cell table:style-name="ce159" table:number-columns-repeated="2"/>
          <table:table-cell table:style-name="ce196"/>
          <table:table-cell table:style-name="ce153" table:number-columns-repeated="10"/>
          <table:table-cell table:number-columns-repeated="1009"/>
        </table:table-row>
        <table:table-row table:style-name="ro5">
          <table:table-cell table:style-name="ce119" office:value-type="string" calcext:value-type="string">
            <text:p>POSISI YANG DITUJU</text:p>
          </table:table-cell>
          <table:table-cell table:style-name="ce119" table:formula="of:=IF([$'olah data'.AM$2]=0;&quot;&quot;;[$'olah data'.AM$2])">
            <text:p/>
          </table:table-cell>
          <table:table-cell table:style-name="ce159" table:number-columns-repeated="2"/>
          <table:table-cell table:style-name="ce196"/>
          <table:table-cell table:style-name="ce153" table:number-columns-repeated="10"/>
          <table:table-cell table:number-columns-repeated="1009"/>
        </table:table-row>
        <table:table-row table:style-name="ro5">
          <table:table-cell table:style-name="ce119" office:value-type="string" calcext:value-type="string">
            <text:p>CATATAN/KETERANGAN LAIN</text:p>
          </table:table-cell>
          <table:table-cell table:style-name="ce119" table:formula="of:=IF([$'olah data'.AN$2]=0;&quot;&quot;;[$'olah data'.AN$2])">
            <text:p/>
          </table:table-cell>
          <table:table-cell table:style-name="ce159" table:number-columns-repeated="2"/>
          <table:table-cell table:style-name="ce196"/>
          <table:table-cell table:style-name="ce153" table:number-columns-repeated="10"/>
          <table:table-cell table:number-columns-repeated="1009"/>
        </table:table-row>
        <table:table-row table:style-name="ro5">
          <table:table-cell table:style-name="ce119" office:value-type="string" calcext:value-type="string">
            <text:p>TIPE SOAL</text:p>
          </table:table-cell>
          <table:table-cell table:style-name="ce119" table:formula="of:=IF([$grafik.E35]=0;&quot;&quot;;[$grafik.E35])" office:value-type="float" office:value="100" calcext:value-type="float">
            <text:p>100</text:p>
          </table:table-cell>
          <table:table-cell table:style-name="ce159" table:number-columns-repeated="2"/>
          <table:table-cell table:style-name="ce196"/>
          <table:table-cell table:style-name="ce153" table:number-columns-repeated="10"/>
          <table:table-cell table:number-columns-repeated="1009"/>
        </table:table-row>
        <table:table-row table:style-name="ro5" table:number-rows-repeated="38">
          <table:table-cell table:style-name="ce113" table:number-columns-repeated="2"/>
          <table:table-cell table:style-name="ce159" table:number-columns-repeated="2"/>
          <table:table-cell table:style-name="ce196"/>
          <table:table-cell table:style-name="ce153" table:number-columns-repeated="10"/>
          <table:table-cell table:number-columns-repeated="1009"/>
        </table:table-row>
        <table:table-row table:style-name="ro5">
          <table:table-cell table:style-name="ce115" table:number-columns-repeated="2"/>
          <table:table-cell table:style-name="ce159" table:number-columns-repeated="2"/>
          <table:table-cell table:style-name="ce196"/>
          <table:table-cell table:style-name="ce153" table:number-columns-repeated="10"/>
          <table:table-cell table:number-columns-repeated="1009"/>
        </table:table-row>
        <table:table-row table:style-name="ro5">
          <table:table-cell table:style-name="ce136" office:value-type="string" calcext:value-type="string" table:number-columns-spanned="5" table:number-rows-spanned="1">
            <text:p>SKALA DIMENSI UTAMA PERSONALITAS</text:p>
          </table:table-cell>
          <table:covered-table-cell table:style-name="ce168"/>
          <table:covered-table-cell table:number-columns-repeated="2" table:style-name="ce160"/>
          <table:covered-table-cell table:style-name="ce196"/>
          <table:table-cell table:style-name="ce153" table:number-columns-repeated="10"/>
          <table:table-cell table:number-columns-repeated="1009"/>
        </table:table-row>
        <table:table-row table:style-name="ro15">
          <table:table-cell table:style-name="ce122" table:formula="of:=IF([$grafik.A2]=&quot;&quot;;&quot;&quot;;[$grafik.A2])" office:value-type="string" office:string-value="HONESTY AND HUMILITY" calcext:value-type="string" table:number-columns-spanned="1" table:number-rows-spanned="5">
            <text:p>HONESTY AND HUMILITY</text:p>
          </table:table-cell>
          <table:table-cell table:style-name="ce133" table:formula="of:=IF([$grafik.B2]=&quot;&quot;;&quot;&quot;;[$grafik.B2])" office:value-type="string" office:string-value="SINCERITY" calcext:value-type="string">
            <text:p>SINCERITY</text:p>
          </table:table-cell>
          <table:table-cell table:style-name="ce143" table:formula="of:=IFERROR(IF([$grafik.E2]=0;&quot;&quot;;[$grafik.E2]);&quot;&quot;)" office:value-type="float" office:value="3.5" calcext:value-type="float">
            <text:p>3.5</text:p>
          </table:table-cell>
          <table:table-cell table:style-name="ce143" table:formula="of:=IFERROR(IF([$grafik.F2]=0;&quot;&quot;;[$grafik.F2]);&quot;&quot;)" office:value-type="string" office:string-value="Tinggi " calcext:value-type="string">
            <text:p>Tinggi </text:p>
          </table:table-cell>
          <table:table-cell table:style-name="ce172" table:formula="of:=IFERROR(IF([$grafik.G2]=0;&quot;&quot;;[$grafik.G2]);&quot;&quot;)" office:value-type="string" office:string-value="Skala sincerity menilai kecenderungan untuk tulus dalam hubungan interpersonal,  orang dengan skor tinggi tidak mau memanipulasi orang lain." calcext:value-type="string">
            <text:p>Skala sincerity menilai kecenderungan untuk tulus dalam hubungan interpersonal, <text:s/>orang dengan skor tinggi tidak mau memanipulasi orang lain.</text:p>
          </table:table-cell>
          <table:table-cell table:style-name="ce153" table:number-columns-repeated="10"/>
          <table:table-cell table:number-columns-repeated="1009"/>
        </table:table-row>
        <table:table-row table:style-name="ro16">
          <table:covered-table-cell table:style-name="ce133"/>
          <table:table-cell table:style-name="ce133" table:formula="of:=IF([$grafik.B3]=&quot;&quot;;&quot;&quot;;[$grafik.B3])" office:value-type="string" office:string-value="FAIRNESS" calcext:value-type="string">
            <text:p>FAIRNESS</text:p>
          </table:table-cell>
          <table:table-cell table:style-name="ce145" table:formula="of:=IFERROR(IF([$grafik.E3]=0;&quot;&quot;;[$grafik.E3]);&quot;&quot;)" office:value-type="float" office:value="4.5" calcext:value-type="float">
            <text:p>4.5</text:p>
          </table:table-cell>
          <table:table-cell table:style-name="ce143" table:formula="of:=IFERROR(IF([$grafik.F3]=0;&quot;&quot;;[$grafik.F3]);&quot;&quot;)" office:value-type="string" office:string-value="Tinggi " calcext:value-type="string">
            <text:p>Tinggi </text:p>
          </table:table-cell>
          <table:table-cell table:style-name="ce172" table:formula="of:=IFERROR(IF([$grafik.G3]=0;&quot;&quot;;[$grafik.G3]);&quot;&quot;)" office:value-type="string" office:string-value="Skala Fairness menilai kecenderungan untuk menghindari penipuan dan korupsi.  Orang dengan skor tinggi tidak mau mengambil keuntungan dari orang lain atau masyarakat luas." calcext:value-type="string">
            <text:p>Skala Fairness menilai kecenderungan untuk menghindari penipuan dan korupsi. <text:s/>Orang dengan skor tinggi tidak mau mengambil keuntungan dari orang lain atau masyarakat luas.</text:p>
          </table:table-cell>
          <table:table-cell table:style-name="ce153" table:number-columns-repeated="10"/>
          <table:table-cell table:number-columns-repeated="1009"/>
        </table:table-row>
        <table:table-row table:style-name="ro16">
          <table:covered-table-cell table:style-name="ce133"/>
          <table:table-cell table:style-name="ce133" table:formula="of:=IF([$grafik.B4]=&quot;&quot;;&quot;&quot;;[$grafik.B4])" office:value-type="string" office:string-value="GREED AVOIDANCE" calcext:value-type="string">
            <text:p>GREED AVOIDANCE</text:p>
          </table:table-cell>
          <table:table-cell table:style-name="ce145" table:formula="of:=IFERROR(IF([$grafik.E4]=0;&quot;&quot;;[$grafik.E4]);&quot;&quot;)" office:value-type="float" office:value="4" calcext:value-type="float">
            <text:p>4</text:p>
          </table:table-cell>
          <table:table-cell table:style-name="ce143" table:formula="of:=IFERROR(IF([$grafik.F4]=0;&quot;&quot;;[$grafik.F4]);&quot;&quot;)" office:value-type="string" office:string-value="Tinggi " calcext:value-type="string">
            <text:p>Tinggi </text:p>
          </table:table-cell>
          <table:table-cell table:style-name="ce172" table:formula="of:=IFERROR(IF([$grafik.G4]=0;&quot;&quot;;[$grafik.G4]);&quot;&quot;)" office:value-type="string" office:string-value="Skala Greed Avoidance menilai kecenderungan untuk tidak tertarik memiliki kekayaan, barang mewah, dan status sosial yang tinggi. Orang dengan skor tinggi tidak termotivasi oleh kepentingan moneter atau status sosial." calcext:value-type="string">
            <text:p>Skala Greed Avoidance menilai kecenderungan untuk tidak tertarik memiliki kekayaan, barang mewah, dan status sosial yang tinggi. Orang dengan skor tinggi tidak termotivasi oleh kepentingan moneter atau status sosial.</text:p>
          </table:table-cell>
          <table:table-cell table:style-name="ce153" table:number-columns-repeated="10"/>
          <table:table-cell table:number-columns-repeated="1009"/>
        </table:table-row>
        <table:table-row table:style-name="ro16">
          <table:covered-table-cell table:style-name="ce133"/>
          <table:table-cell table:style-name="ce133" table:formula="of:=IF([$grafik.B5]=&quot;&quot;;&quot;&quot;;[$grafik.B5])" office:value-type="string" office:string-value="MODESTY" calcext:value-type="string">
            <text:p>MODESTY</text:p>
          </table:table-cell>
          <table:table-cell table:style-name="ce145" table:formula="of:=IFERROR(IF([$grafik.E5]=0;&quot;&quot;;[$grafik.E5]);&quot;&quot;)" office:value-type="float" office:value="4.5" calcext:value-type="float">
            <text:p>4.5</text:p>
          </table:table-cell>
          <table:table-cell table:style-name="ce143" table:formula="of:=IFERROR(IF([$grafik.F5]=0;&quot;&quot;;[$grafik.F5]);&quot;&quot;)" office:value-type="string" office:string-value="Tinggi " calcext:value-type="string">
            <text:p>Tinggi </text:p>
          </table:table-cell>
          <table:table-cell table:style-name="ce172" table:formula="of:=IFERROR(IF([$grafik.G5]=0;&quot;&quot;;[$grafik.G5]);&quot;&quot;)" office:value-type="string" office:string-value="Skala Modesty menilai kecenderungan untuk sederhana dan tidak menonjolkan diri. Orang dengan skor tinggi memandang diri mereka sebagai orang biasa yang tidak menuntut perlakuan khusus." calcext:value-type="string">
            <text:p>Skala Modesty menilai kecenderungan untuk sederhana dan tidak menonjolkan diri. Orang dengan skor tinggi memandang diri mereka sebagai orang biasa yang tidak menuntut perlakuan khusus.</text:p>
          </table:table-cell>
          <table:table-cell table:style-name="ce153" table:number-columns-repeated="10"/>
          <table:table-cell table:number-columns-repeated="1009"/>
        </table:table-row>
        <table:table-row table:style-name="ro17">
          <table:covered-table-cell table:style-name="ce133"/>
          <table:table-cell table:style-name="ce133" table:formula="of:=IF([$grafik.B6]=&quot;&quot;;&quot;&quot;;[$grafik.B6])" office:value-type="string" office:string-value="HONESTY – HUMILITY" calcext:value-type="string">
            <text:p>HONESTY – HUMILITY</text:p>
          </table:table-cell>
          <table:table-cell table:style-name="ce145" table:formula="of:=IFERROR(IF([$grafik.E6]=0;&quot;&quot;;[$grafik.E6]);&quot;&quot;)" office:value-type="float" office:value="4.125" calcext:value-type="float">
            <text:p>4.125</text:p>
          </table:table-cell>
          <table:table-cell table:style-name="ce143" table:formula="of:=IFERROR(IF([$grafik.F6]=0;&quot;&quot;;[$grafik.F6]);&quot;&quot;)" office:value-type="string" office:string-value="Tinggi " calcext:value-type="string">
            <text:p>Tinggi </text:p>
          </table:table-cell>
          <table:table-cell table:style-name="ce172" table:formula="of:=IFERROR(IF([$grafik.G6]=0;&quot;&quot;;[$grafik.G6]);&quot;&quot;)" office:value-type="string" office:string-value="(Honesty-Humility) Kejujuran-Kerendahan hati: 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 calcext:value-type="string">
            <text:p>(Honesty-Humility) Kejujuran-Kerendahan hati: 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p>
          </table:table-cell>
          <table:table-cell table:style-name="ce153" table:number-columns-repeated="10"/>
          <table:table-cell table:number-columns-repeated="1009"/>
        </table:table-row>
        <table:table-row table:style-name="ro16">
          <table:table-cell table:style-name="ce124" table:formula="of:=IF([$grafik.A7]=&quot;&quot;;&quot;&quot;;[$grafik.A7])" office:value-type="string" office:string-value="EMOTIONALITY" calcext:value-type="string" table:number-columns-spanned="1" table:number-rows-spanned="5">
            <text:p>EMOTIONALITY</text:p>
          </table:table-cell>
          <table:table-cell table:style-name="ce140" table:formula="of:=IF([$grafik.B7]=&quot;&quot;;&quot;&quot;;[$grafik.B7])" office:value-type="string" office:string-value="FEARFULLNESS" calcext:value-type="string">
            <text:p>FEARFULLNESS</text:p>
          </table:table-cell>
          <table:table-cell table:style-name="ce146" table:formula="of:=IFERROR(IF([$grafik.E7]=0;&quot;&quot;;[$grafik.E7]);&quot;&quot;)" office:value-type="float" office:value="3.5" calcext:value-type="float">
            <text:p>3.5</text:p>
          </table:table-cell>
          <table:table-cell table:style-name="ce146" table:formula="of:=IFERROR(IF([$grafik.F7]=0;&quot;&quot;;[$grafik.F7]);&quot;&quot;)" office:value-type="string" office:string-value="Tinggi " calcext:value-type="string">
            <text:p>Tinggi </text:p>
          </table:table-cell>
          <table:table-cell table:style-name="ce173" table:formula="of:=IFERROR(IF([$grafik.G7]=0;&quot;&quot;;[$grafik.G7]);&quot;&quot;)" office:value-type="string" office:string-value="Skala Fearfulness menilai kecenderungan untuk mengalami ketakutan. Orang dengan skor tinggi sangat cenderung menghindari bahaya fisik." calcext:value-type="string">
            <text:p>Skala Fearfulness menilai kecenderungan untuk mengalami ketakutan. Orang dengan skor tinggi sangat cenderung menghindari bahaya fisik.</text:p>
          </table:table-cell>
          <table:table-cell table:style-name="ce153" table:number-columns-repeated="10"/>
          <table:table-cell table:number-columns-repeated="1009"/>
        </table:table-row>
        <table:table-row table:style-name="ro15">
          <table:covered-table-cell table:style-name="ce140" table:formula="of:=IF([$grafik.A8]=&quot;&quot;;&quot;&quot;;[$grafik.A8])">
            <text:p/>
          </table:covered-table-cell>
          <table:table-cell table:style-name="ce140" table:formula="of:=IF([$grafik.B8]=&quot;&quot;;&quot;&quot;;[$grafik.B8])" office:value-type="string" office:string-value="ANXIETY" calcext:value-type="string">
            <text:p>ANXIETY</text:p>
          </table:table-cell>
          <table:table-cell table:style-name="ce146" table:formula="of:=IFERROR(IF([$grafik.E8]=0;&quot;&quot;;[$grafik.E8]);&quot;&quot;)" office:value-type="float" office:value="2.75" calcext:value-type="float">
            <text:p>2.75</text:p>
          </table:table-cell>
          <table:table-cell table:style-name="ce146" table:formula="of:=IFERROR(IF([$grafik.F8]=0;&quot;&quot;;[$grafik.F8]);&quot;&quot;)" office:value-type="string" office:string-value="Rendah" calcext:value-type="string">
            <text:p>Rendah</text:p>
          </table:table-cell>
          <table:table-cell table:style-name="ce173" table:formula="of:=IFERROR(IF([$grafik.G8]=0;&quot;&quot;;[$grafik.G8]);&quot;&quot;)" office:value-type="string" office:string-value="Skala Anxiety menilai kecenderungan untuk khawatir dalam berbagai konteks.  Orang dengan skor rendah merasa sedikit stres dalam menanggapi kesulitan" calcext:value-type="string">
            <text:p>Skala Anxiety menilai kecenderungan untuk khawatir dalam berbagai konteks. <text:s/>Orang dengan skor rendah merasa sedikit stres dalam menanggapi kesulitan</text:p>
          </table:table-cell>
          <table:table-cell table:style-name="ce153" table:number-columns-repeated="10"/>
          <table:table-cell table:number-columns-repeated="1009"/>
        </table:table-row>
        <table:table-row table:style-name="ro16">
          <table:covered-table-cell table:style-name="ce140" table:formula="of:=IF([$grafik.A9]=&quot;&quot;;&quot;&quot;;[$grafik.A9])">
            <text:p/>
          </table:covered-table-cell>
          <table:table-cell table:style-name="ce140" table:formula="of:=IF([$grafik.B9]=&quot;&quot;;&quot;&quot;;[$grafik.B9])" office:value-type="string" office:string-value="DEPENDENCE" calcext:value-type="string">
            <text:p>DEPENDENCE</text:p>
          </table:table-cell>
          <table:table-cell table:style-name="ce146" table:formula="of:=IFERROR(IF([$grafik.E9]=0;&quot;&quot;;[$grafik.E9]);&quot;&quot;)" office:value-type="float" office:value="3.5" calcext:value-type="float">
            <text:p>3.5</text:p>
          </table:table-cell>
          <table:table-cell table:style-name="ce146" table:formula="of:=IFERROR(IF([$grafik.F9]=0;&quot;&quot;;[$grafik.F9]);&quot;&quot;)" office:value-type="string" office:string-value="Tinggi " calcext:value-type="string">
            <text:p>Tinggi </text:p>
          </table:table-cell>
          <table:table-cell table:style-name="ce173" table:formula="of:=IFERROR(IF([$grafik.G9]=0;&quot;&quot;;[$grafik.G9]);&quot;&quot;)" office:value-type="string" office:string-value="Skala Dependence menilai kebutuhan seseorang akan dukungan emosional dari orang lain. Orang dengan skor tinggi ingin berbagi kesulitannya dengan mereka yang akan memberikan dorongan dan kenyamanan." calcext:value-type="string">
            <text:p>Skala Dependence menilai kebutuhan seseorang akan dukungan emosional dari orang lain. Orang dengan skor tinggi ingin berbagi kesulitannya dengan mereka yang akan memberikan dorongan dan kenyamanan.</text:p>
          </table:table-cell>
          <table:table-cell table:style-name="ce153" table:number-columns-repeated="10"/>
          <table:table-cell table:number-columns-repeated="1009"/>
        </table:table-row>
        <table:table-row table:style-name="ro18">
          <table:covered-table-cell table:style-name="ce140" table:formula="of:=IF([$grafik.A10]=&quot;&quot;;&quot;&quot;;[$grafik.A10])">
            <text:p/>
          </table:covered-table-cell>
          <table:table-cell table:style-name="ce140" table:formula="of:=IF([$grafik.B10]=&quot;&quot;;&quot;&quot;;[$grafik.B10])" office:value-type="string" office:string-value="SENTIMENTALITY" calcext:value-type="string">
            <text:p>SENTIMENTALITY</text:p>
          </table:table-cell>
          <table:table-cell table:style-name="ce146" table:formula="of:=IFERROR(IF([$grafik.E10]=0;&quot;&quot;;[$grafik.E10]);&quot;&quot;)" office:value-type="float" office:value="3.5" calcext:value-type="float">
            <text:p>3.5</text:p>
          </table:table-cell>
          <table:table-cell table:style-name="ce146" table:formula="of:=IFERROR(IF([$grafik.F10]=0;&quot;&quot;;[$grafik.F10]);&quot;&quot;)" office:value-type="string" office:string-value="Rendah" calcext:value-type="string">
            <text:p>Rendah</text:p>
          </table:table-cell>
          <table:table-cell table:style-name="ce173" table:formula="of:=IFERROR(IF([$grafik.G10]=0;&quot;&quot;;[$grafik.G10]);&quot;&quot;)" office:value-type="string" office:string-value="Skala Sentimentality menilai kecenderungan untuk merasakan ikatan emosional yang kuat dengan orang lain. Orang dengan skor rendah merasakan sedikit emosi ketika mengucapkan selamat tinggal atau saat bereaksi atas kekhawatiran orang lain" calcext:value-type="string">
            <text:p>Skala Sentimentality menilai kecenderungan untuk merasakan ikatan emosional yang kuat dengan orang lain. Orang dengan skor rendah merasakan sedikit emosi ketika mengucapkan selamat tinggal atau saat bereaksi atas kekhawatiran orang lain</text:p>
          </table:table-cell>
          <table:table-cell table:style-name="ce153" table:number-columns-repeated="10"/>
          <table:table-cell table:number-columns-repeated="1009"/>
        </table:table-row>
        <table:table-row table:style-name="ro18">
          <table:covered-table-cell table:style-name="ce140" table:formula="of:=IF([$grafik.A11]=&quot;&quot;;&quot;&quot;;[$grafik.A11])">
            <text:p/>
          </table:covered-table-cell>
          <table:table-cell table:style-name="ce140" table:formula="of:=IF([$grafik.B11]=&quot;&quot;;&quot;&quot;;[$grafik.B11])" office:value-type="string" office:string-value="EMOTIONALITY" calcext:value-type="string">
            <text:p>EMOTIONALITY</text:p>
          </table:table-cell>
          <table:table-cell table:style-name="ce146" table:formula="of:=IFERROR(IF([$grafik.E11]=0;&quot;&quot;;[$grafik.E11]);&quot;&quot;)" office:value-type="float" office:value="3.3125" calcext:value-type="float">
            <text:p>3.3125</text:p>
          </table:table-cell>
          <table:table-cell table:style-name="ce146" table:formula="of:=IFERROR(IF([$grafik.F11]=0;&quot;&quot;;[$grafik.F11]);&quot;&quot;)" office:value-type="string" office:string-value="Rendah" calcext:value-type="string">
            <text:p>Rendah</text:p>
          </table:table-cell>
          <table:table-cell table:style-name="ce173" table:formula="of:=IFERROR(IF([$grafik.G11]=0;&quot;&quot;;[$grafik.G11]);&quot;&quot;)" office:value-type="string" office:string-value="Emosionality:  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 calcext:value-type="string">
            <text:p>Emosionality: <text:s/>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p>
          </table:table-cell>
          <table:table-cell table:style-name="ce153" table:number-columns-repeated="10"/>
          <table:table-cell table:number-columns-repeated="1009"/>
        </table:table-row>
        <table:table-row table:style-name="ro18">
          <table:table-cell table:style-name="ce126" table:formula="of:=IF([$grafik.A12]=&quot;&quot;;&quot;&quot;;[$grafik.A12])" office:value-type="string" office:string-value="EXTRAVERSION" calcext:value-type="string" table:number-columns-spanned="1" table:number-rows-spanned="5">
            <text:p>EXTRAVERSION</text:p>
          </table:table-cell>
          <table:table-cell table:style-name="ce142" table:formula="of:=IF([$grafik.B12]=&quot;&quot;;&quot;&quot;;[$grafik.B12])" office:value-type="string" office:string-value="SOCIAL SELF-ESTEEM" calcext:value-type="string">
            <text:p>SOCIAL SELF-ESTEEM</text:p>
          </table:table-cell>
          <table:table-cell table:style-name="ce147" table:formula="of:=IFERROR(IF([$grafik.E12]=0;&quot;&quot;;[$grafik.E12]);&quot;&quot;)" office:value-type="float" office:value="3" calcext:value-type="float">
            <text:p>3</text:p>
          </table:table-cell>
          <table:table-cell table:style-name="ce147" table:formula="of:=IFERROR(IF([$grafik.F12]=0;&quot;&quot;;[$grafik.F12]);&quot;&quot;)" office:value-type="string" office:string-value="Rendah" calcext:value-type="string">
            <text:p>Rendah</text:p>
          </table:table-cell>
          <table:table-cell table:style-name="ce174" table:formula="of:=IFERROR(IF([$grafik.G12]=0;&quot;&quot;;[$grafik.G12]);&quot;&quot;)" office:value-type="string" office:string-value="Skala Social Self-Esteem menilai kecenderungan untuk memiliki harga diri yang positif, terutama dalam konteks sosial. Orang dengan skor rendah cenderung merasa dirinya tidak berharga dan melihat diri mereka sebagai orang yang tidak populer." calcext:value-type="string">
            <text:p>Skala Social Self-Esteem menilai kecenderungan untuk memiliki harga diri yang positif, terutama dalam konteks sosial. Orang dengan skor rendah cenderung merasa dirinya tidak berharga dan melihat diri mereka sebagai orang yang tidak populer.</text:p>
          </table:table-cell>
          <table:table-cell table:style-name="ce153" table:number-columns-repeated="10"/>
          <table:table-cell table:number-columns-repeated="1009"/>
        </table:table-row>
        <table:table-row table:style-name="ro16">
          <table:covered-table-cell table:style-name="ce142" table:formula="of:=IF([$grafik.A13]=&quot;&quot;;&quot;&quot;;[$grafik.A13])">
            <text:p/>
          </table:covered-table-cell>
          <table:table-cell table:style-name="ce142" table:formula="of:=IF([$grafik.B13]=&quot;&quot;;&quot;&quot;;[$grafik.B13])" office:value-type="string" office:string-value="SOCIAL BOLDNESS" calcext:value-type="string">
            <text:p>SOCIAL BOLDNESS</text:p>
          </table:table-cell>
          <table:table-cell table:style-name="ce147" table:formula="of:=IFERROR(IF([$grafik.E13]=0;&quot;&quot;;[$grafik.E13]);&quot;&quot;)" office:value-type="float" office:value="2.75" calcext:value-type="float">
            <text:p>2.75</text:p>
          </table:table-cell>
          <table:table-cell table:style-name="ce147" table:formula="of:=IFERROR(IF([$grafik.F13]=0;&quot;&quot;;[$grafik.F13]);&quot;&quot;)" office:value-type="string" office:string-value="Rendah" calcext:value-type="string">
            <text:p>Rendah</text:p>
          </table:table-cell>
          <table:table-cell table:style-name="ce174" table:formula="of:=IFERROR(IF([$grafik.G13]=0;&quot;&quot;;[$grafik.G13]);&quot;&quot;)" office:value-type="string" office:string-value="Skala Social Boldness menilai kenyamanan atau keyakinan seseorang dalam berbagai situasi sosial. Orang dengan skor rendah merasa malu atau canggung dalam posisi kepemimpinan atau ketika berbicara di depan umum" calcext:value-type="string">
            <text:p>Skala Social Boldness menilai kenyamanan atau keyakinan seseorang dalam berbagai situasi sosial. Orang dengan skor rendah merasa malu atau canggung dalam posisi kepemimpinan atau ketika berbicara di depan umum</text:p>
          </table:table-cell>
          <table:table-cell table:style-name="ce153" table:number-columns-repeated="10"/>
          <table:table-cell table:number-columns-repeated="1009"/>
        </table:table-row>
        <table:table-row table:style-name="ro16">
          <table:covered-table-cell table:style-name="ce142" table:formula="of:=IF([$grafik.A14]=&quot;&quot;;&quot;&quot;;[$grafik.A14])">
            <text:p/>
          </table:covered-table-cell>
          <table:table-cell table:style-name="ce142" table:formula="of:=IF([$grafik.B14]=&quot;&quot;;&quot;&quot;;[$grafik.B14])" office:value-type="string" office:string-value="SOCIABILITY" calcext:value-type="string">
            <text:p>SOCIABILITY</text:p>
          </table:table-cell>
          <table:table-cell table:style-name="ce147" table:formula="of:=IFERROR(IF([$grafik.E14]=0;&quot;&quot;;[$grafik.E14]);&quot;&quot;)" office:value-type="float" office:value="3.75" calcext:value-type="float">
            <text:p>3.75</text:p>
          </table:table-cell>
          <table:table-cell table:style-name="ce147" table:formula="of:=IFERROR(IF([$grafik.F14]=0;&quot;&quot;;[$grafik.F14]);&quot;&quot;)" office:value-type="string" office:string-value="Tinggi " calcext:value-type="string">
            <text:p>Tinggi </text:p>
          </table:table-cell>
          <table:table-cell table:style-name="ce174" table:formula="of:=IFERROR(IF([$grafik.G14]=0;&quot;&quot;;[$grafik.G14]);&quot;&quot;)" office:value-type="string" office:string-value="Skala Socialibility menilai kecenderungan menyukai percakapan, interaksi sosial, dan pesta. Orang dengan skor tinggi menyukai berbicara, berkunjung, dan merayakan bersama orang lain." calcext:value-type="string">
            <text:p>Skala Socialibility menilai kecenderungan menyukai percakapan, interaksi sosial, dan pesta. Orang dengan skor tinggi menyukai berbicara, berkunjung, dan merayakan bersama orang lain.</text:p>
          </table:table-cell>
          <table:table-cell table:style-name="ce153" table:number-columns-repeated="10"/>
          <table:table-cell table:number-columns-repeated="1009"/>
        </table:table-row>
        <table:table-row table:style-name="ro15">
          <table:covered-table-cell table:style-name="ce142" table:formula="of:=IF([$grafik.A15]=&quot;&quot;;&quot;&quot;;[$grafik.A15])">
            <text:p/>
          </table:covered-table-cell>
          <table:table-cell table:style-name="ce142" table:formula="of:=IF([$grafik.B15]=&quot;&quot;;&quot;&quot;;[$grafik.B15])" office:value-type="string" office:string-value="LIVELINESS" calcext:value-type="string">
            <text:p>LIVELINESS</text:p>
          </table:table-cell>
          <table:table-cell table:style-name="ce147" table:formula="of:=IFERROR(IF([$grafik.E15]=0;&quot;&quot;;[$grafik.E15]);&quot;&quot;)" office:value-type="float" office:value="2.5" calcext:value-type="float">
            <text:p>2.5</text:p>
          </table:table-cell>
          <table:table-cell table:style-name="ce147" table:formula="of:=IFERROR(IF([$grafik.F15]=0;&quot;&quot;;[$grafik.F15]);&quot;&quot;)" office:value-type="string" office:string-value="Rendah" calcext:value-type="string">
            <text:p>Rendah</text:p>
          </table:table-cell>
          <table:table-cell table:style-name="ce174" table:formula="of:=IFERROR(IF([$grafik.G15]=0;&quot;&quot;;[$grafik.G15]);&quot;&quot;)" office:value-type="string" office:string-value="Skala Liveliness menilai antusiasme dan energi khas seseorang. Orang dengan skor rendah cenderung tidak merasa sangat ceria atau dinamis" calcext:value-type="string">
            <text:p>Skala Liveliness menilai antusiasme dan energi khas seseorang. Orang dengan skor rendah cenderung tidak merasa sangat ceria atau dinamis</text:p>
          </table:table-cell>
          <table:table-cell table:style-name="ce153" table:number-columns-repeated="10"/>
          <table:table-cell table:number-columns-repeated="1009"/>
        </table:table-row>
        <table:table-row table:style-name="ro18">
          <table:covered-table-cell table:style-name="ce142" table:formula="of:=IF([$grafik.A16]=&quot;&quot;;&quot;&quot;;[$grafik.A16])">
            <text:p/>
          </table:covered-table-cell>
          <table:table-cell table:style-name="ce142" table:formula="of:=IF([$grafik.B16]=&quot;&quot;;&quot;&quot;;[$grafik.B16])" office:value-type="string" office:string-value="EXTRAVERSION" calcext:value-type="string">
            <text:p>EXTRAVERSION</text:p>
          </table:table-cell>
          <table:table-cell table:style-name="ce147" table:formula="of:=IFERROR(IF([$grafik.E16]=0;&quot;&quot;;[$grafik.E16]);&quot;&quot;)" office:value-type="float" office:value="3" calcext:value-type="float">
            <text:p>3</text:p>
          </table:table-cell>
          <table:table-cell table:style-name="ce147" table:formula="of:=IFERROR(IF([$grafik.F16]=0;&quot;&quot;;[$grafik.F16]);&quot;&quot;)" office:value-type="string" office:string-value="Rendah" calcext:value-type="string">
            <text:p>Rendah</text:p>
          </table:table-cell>
          <table:table-cell table:style-name="ce174" table:formula="of:=IFERROR(IF([$grafik.G16]=0;&quot;&quot;;[$grafik.G16]);&quot;&quot;)" office:value-type="string" office:string-value="eXtraversion: Orang-orang dengan nilai yang sangat rendah dalam skala ini menganggap diri mereka tidak populer, merasa canggung ketika mereka adalah pusat perhatian sosial, acuh tak acuh terhadap kegiatan sosial, dan merasa kurang optimis daripada yang lain." calcext:value-type="string">
            <text:p>eXtraversion: Orang-orang dengan nilai yang sangat rendah dalam skala ini menganggap diri mereka tidak populer, merasa canggung ketika mereka adalah pusat perhatian sosial, acuh tak acuh terhadap kegiatan sosial, dan merasa kurang optimis daripada yang lain.</text:p>
          </table:table-cell>
          <table:table-cell table:style-name="ce153" table:number-columns-repeated="10"/>
          <table:table-cell table:number-columns-repeated="1009"/>
        </table:table-row>
        <table:table-row table:style-name="ro18">
          <table:table-cell table:style-name="ce128" table:formula="of:=IF([$grafik.A17]=&quot;&quot;;&quot;&quot;;[$grafik.A17])" office:value-type="string" office:string-value="AGREEABLLENESS" calcext:value-type="string" table:number-columns-spanned="1" table:number-rows-spanned="5">
            <text:p>AGREEABLLENESS</text:p>
          </table:table-cell>
          <table:table-cell table:style-name="ce152" table:formula="of:=IF([$grafik.B17]=&quot;&quot;;&quot;&quot;;[$grafik.B17])" office:value-type="string" office:string-value="FORGIVENESS" calcext:value-type="string">
            <text:p>FORGIVENESS</text:p>
          </table:table-cell>
          <table:table-cell table:style-name="ce148" table:formula="of:=IFERROR(IF([$grafik.E17]=0;&quot;&quot;;[$grafik.E17]);&quot;&quot;)" office:value-type="float" office:value="4" calcext:value-type="float">
            <text:p>4</text:p>
          </table:table-cell>
          <table:table-cell table:style-name="ce148" table:formula="of:=IFERROR(IF([$grafik.F17]=0;&quot;&quot;;[$grafik.F17]);&quot;&quot;)" office:value-type="string" office:string-value="Tinggi " calcext:value-type="string">
            <text:p>Tinggi </text:p>
          </table:table-cell>
          <table:table-cell table:style-name="ce175" table:formula="of:=IFERROR(IF([$grafik.G17]=0;&quot;&quot;;[$grafik.G17]);&quot;&quot;)" office:value-type="string" office:string-value="Skala Forgivingness menilai kemauan seseorang untuk memercayai dan menyukai mereka yang mungkin telah menyebabkan suatu bahaya. Orang dengan skor tinggi biasanya siap untuk mempercayai orang lain lagi dan membangun kembali hubungan persahabatan setelah diperlakukan dengan buruk." calcext:value-type="string">
            <text:p>Skala Forgivingness menilai 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153" table:number-columns-repeated="10"/>
          <table:table-cell table:number-columns-repeated="1009"/>
        </table:table-row>
        <table:table-row table:style-name="ro16">
          <table:covered-table-cell table:style-name="ce152" table:formula="of:=IF([$grafik.A18]=&quot;&quot;;&quot;&quot;;[$grafik.A18])">
            <text:p/>
          </table:covered-table-cell>
          <table:table-cell table:style-name="ce152" table:formula="of:=IF([$grafik.B18]=&quot;&quot;;&quot;&quot;;[$grafik.B18])" office:value-type="string" office:string-value="GENTLENESS" calcext:value-type="string">
            <text:p>GENTLENESS</text:p>
          </table:table-cell>
          <table:table-cell table:style-name="ce148" table:formula="of:=IFERROR(IF([$grafik.E18]=0;&quot;&quot;;[$grafik.E18]);&quot;&quot;)" office:value-type="float" office:value="3.25" calcext:value-type="float">
            <text:p>3.25</text:p>
          </table:table-cell>
          <table:table-cell table:style-name="ce148" table:formula="of:=IFERROR(IF([$grafik.F18]=0;&quot;&quot;;[$grafik.F18]);&quot;&quot;)" office:value-type="string" office:string-value="Tinggi " calcext:value-type="string">
            <text:p>Tinggi </text:p>
          </table:table-cell>
          <table:table-cell table:style-name="ce175" table:formula="of:=IFERROR(IF([$grafik.G18]=0;&quot;&quot;;[$grafik.G18]);&quot;&quot;)" office:value-type="string" office:string-value="Skala Gentleness menilai kecenderungan untuk menjadi lembut dan toleran dalam berurusan dengan orang lain. Orang dengan skor tinggi enggan untuk menilai orang lain dengan kasar." calcext:value-type="string">
            <text:p>Skala Gentleness menilai kecenderungan untuk menjadi lembut dan toleran dalam berurusan dengan orang lain. Orang dengan skor tinggi enggan untuk menilai orang lain dengan kasar.</text:p>
          </table:table-cell>
          <table:table-cell table:style-name="ce153" table:number-columns-repeated="10"/>
          <table:table-cell table:number-columns-repeated="1009"/>
        </table:table-row>
        <table:table-row table:style-name="ro16">
          <table:covered-table-cell table:style-name="ce152" table:formula="of:=IF([$grafik.A19]=&quot;&quot;;&quot;&quot;;[$grafik.A19])">
            <text:p/>
          </table:covered-table-cell>
          <table:table-cell table:style-name="ce152" table:formula="of:=IF([$grafik.B19]=&quot;&quot;;&quot;&quot;;[$grafik.B19])" office:value-type="string" office:string-value="FLEXIBILITY" calcext:value-type="string">
            <text:p>FLEXIBILITY</text:p>
          </table:table-cell>
          <table:table-cell table:style-name="ce148" table:formula="of:=IFERROR(IF([$grafik.E19]=0;&quot;&quot;;[$grafik.E19]);&quot;&quot;)" office:value-type="float" office:value="2" calcext:value-type="float">
            <text:p>2</text:p>
          </table:table-cell>
          <table:table-cell table:style-name="ce148" table:formula="of:=IFERROR(IF([$grafik.F19]=0;&quot;&quot;;[$grafik.F19]);&quot;&quot;)" office:value-type="string" office:string-value="Rendah" calcext:value-type="string">
            <text:p>Rendah</text:p>
          </table:table-cell>
          <table:table-cell table:style-name="ce175" table:formula="of:=IFERROR(IF([$grafik.G19]=0;&quot;&quot;;[$grafik.G19]);&quot;&quot;)" office:value-type="string" office:string-value="Skala Flexibility menilai kemauan seseorang untuk berkompromi dan bekerja sama dengan orang lain. Orang dengan skor rendah dipandang keras kepala dan suka berdebat" calcext:value-type="string">
            <text:p>Skala Flexibility menilai kemauan seseorang untuk berkompromi dan bekerja sama dengan orang lain. Orang dengan skor rendah dipandang keras kepala dan suka berdebat</text:p>
          </table:table-cell>
          <table:table-cell table:style-name="ce153" table:number-columns-repeated="10"/>
          <table:table-cell table:number-columns-repeated="1009"/>
        </table:table-row>
        <table:table-row table:style-name="ro15">
          <table:covered-table-cell table:style-name="ce152" table:formula="of:=IF([$grafik.A20]=&quot;&quot;;&quot;&quot;;[$grafik.A20])">
            <text:p/>
          </table:covered-table-cell>
          <table:table-cell table:style-name="ce152" table:formula="of:=IF([$grafik.B20]=&quot;&quot;;&quot;&quot;;[$grafik.B20])" office:value-type="string" office:string-value="PATIENCE" calcext:value-type="string">
            <text:p>PATIENCE</text:p>
          </table:table-cell>
          <table:table-cell table:style-name="ce148" table:formula="of:=IFERROR(IF([$grafik.E20]=0;&quot;&quot;;[$grafik.E20]);&quot;&quot;)" office:value-type="float" office:value="2.5" calcext:value-type="float">
            <text:p>2.5</text:p>
          </table:table-cell>
          <table:table-cell table:style-name="ce148" table:formula="of:=IFERROR(IF([$grafik.F20]=0;&quot;&quot;;[$grafik.F20]);&quot;&quot;)" office:value-type="string" office:string-value="Rendah" calcext:value-type="string">
            <text:p>Rendah</text:p>
          </table:table-cell>
          <table:table-cell table:style-name="ce175" table:formula="of:=IFERROR(IF([$grafik.G20]=0;&quot;&quot;;[$grafik.G20]);&quot;&quot;)" office:value-type="string" office:string-value="Skala Patience menilai kecenderungan untuk tetap tenang dan tidak marah. Orang dengan skor rendah cenderung kehilangan emosi dengan cepat" calcext:value-type="string">
            <text:p>Skala Patience menilai kecenderungan untuk tetap tenang dan tidak marah. Orang dengan skor rendah cenderung kehilangan emosi dengan cepat</text:p>
          </table:table-cell>
          <table:table-cell table:style-name="ce153" table:number-columns-repeated="10"/>
          <table:table-cell table:number-columns-repeated="1009"/>
        </table:table-row>
        <table:table-row table:style-name="ro18">
          <table:covered-table-cell table:style-name="ce152" table:formula="of:=IF([$grafik.A21]=&quot;&quot;;&quot;&quot;;[$grafik.A21])">
            <text:p/>
          </table:covered-table-cell>
          <table:table-cell table:style-name="ce152" table:formula="of:=IF([$grafik.B21]=&quot;&quot;;&quot;&quot;;[$grafik.B21])" office:value-type="string" office:string-value="AGREEABLENESS" calcext:value-type="string">
            <text:p>AGREEABLENESS</text:p>
          </table:table-cell>
          <table:table-cell table:style-name="ce148" table:formula="of:=IFERROR(IF([$grafik.E21]=0;&quot;&quot;;[$grafik.E21]);&quot;&quot;)" office:value-type="float" office:value="2.9375" calcext:value-type="float">
            <text:p>2.9375</text:p>
          </table:table-cell>
          <table:table-cell table:style-name="ce148" table:formula="of:=IFERROR(IF([$grafik.F21]=0;&quot;&quot;;[$grafik.F21]);&quot;&quot;)" office:value-type="string" office:string-value="Tinggi " calcext:value-type="string">
            <text:p>Tinggi </text:p>
          </table:table-cell>
          <table:table-cell table:style-name="ce175" table:formula="of:=IFERROR(IF([$grafik.G21]=0;&quot;&quot;;[$grafik.G21]);&quot;&quot;)" office:value-type="string" office:string-value="Agreeableness (versus Anger): Orang dengan skor yang sangat tinggi pada skala Agreeableness memaafkan kesalahan yang mereka derita, toleran dalam menilai orang lain, mau berkompromi dan bekerja sama dengan orang lain, dan dapat mengendalikan emosi mereka dengan mudah" calcext:value-type="string">
            <text:p>Agreeableness (versus Anger): Orang dengan skor yang sangat tinggi pada skala Agreeableness memaafkan kesalahan yang mereka derita, toleran dalam menilai orang lain, mau berkompromi dan bekerja sama dengan orang lain, dan dapat mengendalikan emosi mereka dengan mudah</text:p>
          </table:table-cell>
          <table:table-cell table:style-name="ce153" table:number-columns-repeated="10"/>
          <table:table-cell table:number-columns-repeated="1009"/>
        </table:table-row>
        <table:table-row table:style-name="ro16">
          <table:table-cell table:style-name="ce130" table:formula="of:=IF([$grafik.A22]=&quot;&quot;;&quot;&quot;;[$grafik.A22])" office:value-type="string" office:string-value="CONSCIENTIOUSNESS" calcext:value-type="string" table:number-columns-spanned="1" table:number-rows-spanned="5">
            <text:p>CONSCIENTIOUSNESS</text:p>
          </table:table-cell>
          <table:table-cell table:style-name="ce163" table:formula="of:=IF([$grafik.B22]=&quot;&quot;;&quot;&quot;;[$grafik.B22])" office:value-type="string" office:string-value="ORGANIZATION" calcext:value-type="string">
            <text:p>ORGANIZATION</text:p>
          </table:table-cell>
          <table:table-cell table:style-name="ce149" table:formula="of:=IFERROR(IF([$grafik.E22]=0;&quot;&quot;;[$grafik.E22]);&quot;&quot;)" office:value-type="float" office:value="3.25" calcext:value-type="float">
            <text:p>3.25</text:p>
          </table:table-cell>
          <table:table-cell table:style-name="ce149" table:formula="of:=IFERROR(IF([$grafik.F22]=0;&quot;&quot;;[$grafik.F22]);&quot;&quot;)" office:value-type="string" office:string-value="Rendah" calcext:value-type="string">
            <text:p>Rendah</text:p>
          </table:table-cell>
          <table:table-cell table:style-name="ce176" table:formula="of:=IFERROR(IF([$grafik.G22]=0;&quot;&quot;;[$grafik.G22]);&quot;&quot;)" office:value-type="string" office:string-value="Skala Organization menilai kecenderungan untuk mencari ketertiban, terutama dalam lingkungan fisik seseorang. Orang dengan skor rendah cenderung ceroboh dan serampangan" calcext:value-type="string">
            <text:p>Skala Organization menilai kecenderungan untuk mencari ketertiban, terutama dalam lingkungan fisik seseorang. Orang dengan skor rendah cenderung ceroboh dan serampangan</text:p>
          </table:table-cell>
          <table:table-cell table:style-name="ce153" table:number-columns-repeated="10"/>
          <table:table-cell table:number-columns-repeated="1009"/>
        </table:table-row>
        <table:table-row table:style-name="ro16">
          <table:covered-table-cell table:style-name="ce163" table:formula="of:=IF([$grafik.A23]=&quot;&quot;;&quot;&quot;;[$grafik.A23])">
            <text:p/>
          </table:covered-table-cell>
          <table:table-cell table:style-name="ce163" table:formula="of:=IF([$grafik.B23]=&quot;&quot;;&quot;&quot;;[$grafik.B23])" office:value-type="string" office:string-value="DILIGENCE" calcext:value-type="string">
            <text:p>DILIGENCE</text:p>
          </table:table-cell>
          <table:table-cell table:style-name="ce149" table:formula="of:=IFERROR(IF([$grafik.E23]=0;&quot;&quot;;[$grafik.E23]);&quot;&quot;)" office:value-type="float" office:value="3" calcext:value-type="float">
            <text:p>3</text:p>
          </table:table-cell>
          <table:table-cell table:style-name="ce149" table:formula="of:=IFERROR(IF([$grafik.F23]=0;&quot;&quot;;[$grafik.F23]);&quot;&quot;)" office:value-type="string" office:string-value="Rendah" calcext:value-type="string">
            <text:p>Rendah</text:p>
          </table:table-cell>
          <table:table-cell table:style-name="ce176" table:formula="of:=IFERROR(IF([$grafik.G23]=0;&quot;&quot;;[$grafik.G23]);&quot;&quot;)" office:value-type="string" office:string-value="Skala Diligence menilai kecenderungan untuk bekerja keras. Orang dengan skor rendah memiliki sedikit disiplin diri dan tidak memiliki motivasi yang kuat untuk pencapaian" calcext:value-type="string">
            <text:p>Skala Diligence menilai kecenderungan untuk bekerja keras. Orang dengan skor rendah memiliki sedikit disiplin diri dan tidak memiliki motivasi yang kuat untuk pencapaian</text:p>
          </table:table-cell>
          <table:table-cell table:style-name="ce153" table:number-columns-repeated="10"/>
          <table:table-cell table:number-columns-repeated="1009"/>
        </table:table-row>
        <table:table-row table:style-name="ro16">
          <table:covered-table-cell table:style-name="ce163" table:formula="of:=IF([$grafik.A24]=&quot;&quot;;&quot;&quot;;[$grafik.A24])">
            <text:p/>
          </table:covered-table-cell>
          <table:table-cell table:style-name="ce163" table:formula="of:=IF([$grafik.B24]=&quot;&quot;;&quot;&quot;;[$grafik.B24])" office:value-type="string" office:string-value="PERFECTIONISM" calcext:value-type="string">
            <text:p>PERFECTIONISM</text:p>
          </table:table-cell>
          <table:table-cell table:style-name="ce149" table:formula="of:=IFERROR(IF([$grafik.E24]=0;&quot;&quot;;[$grafik.E24]);&quot;&quot;)" office:value-type="float" office:value="3.25" calcext:value-type="float">
            <text:p>3.25</text:p>
          </table:table-cell>
          <table:table-cell table:style-name="ce149" table:formula="of:=IFERROR(IF([$grafik.F24]=0;&quot;&quot;;[$grafik.F24]);&quot;&quot;)" office:value-type="string" office:string-value="Rendah" calcext:value-type="string">
            <text:p>Rendah</text:p>
          </table:table-cell>
          <table:table-cell table:style-name="ce176" table:formula="of:=IFERROR(IF([$grafik.G24]=0;&quot;&quot;;[$grafik.G24]);&quot;&quot;)" office:value-type="string" office:string-value="Skala Perfectionism menilai kecenderungan teliti dan peduli pada detail. Orang dengan skor rendah mentoleransi beberapa kesalahan dalam pekerjaan mereka dan cenderung mengabaikan detail" calcext:value-type="string">
            <text:p>Skala Perfectionism menilai kecenderungan teliti dan peduli pada detail. Orang dengan skor rendah mentoleransi beberapa kesalahan dalam pekerjaan mereka dan cenderung mengabaikan detail</text:p>
          </table:table-cell>
          <table:table-cell table:style-name="ce153" table:number-columns-repeated="10"/>
          <table:table-cell table:number-columns-repeated="1009"/>
        </table:table-row>
        <table:table-row table:style-name="ro16">
          <table:covered-table-cell table:style-name="ce163" table:formula="of:=IF([$grafik.A25]=&quot;&quot;;&quot;&quot;;[$grafik.A25])">
            <text:p/>
          </table:covered-table-cell>
          <table:table-cell table:style-name="ce163" table:formula="of:=IF([$grafik.B25]=&quot;&quot;;&quot;&quot;;[$grafik.B25])" office:value-type="string" office:string-value="PRUDENCE" calcext:value-type="string">
            <text:p>PRUDENCE</text:p>
          </table:table-cell>
          <table:table-cell table:style-name="ce149" table:formula="of:=IFERROR(IF([$grafik.E25]=0;&quot;&quot;;[$grafik.E25]);&quot;&quot;)" office:value-type="float" office:value="2.5" calcext:value-type="float">
            <text:p>2.5</text:p>
          </table:table-cell>
          <table:table-cell table:style-name="ce149" table:formula="of:=IFERROR(IF([$grafik.F25]=0;&quot;&quot;;[$grafik.F25]);&quot;&quot;)" office:value-type="string" office:string-value="Rendah" calcext:value-type="string">
            <text:p>Rendah</text:p>
          </table:table-cell>
          <table:table-cell table:style-name="ce176" table:formula="of:=IFERROR(IF([$grafik.G25]=0;&quot;&quot;;[$grafik.G25]);&quot;&quot;)" office:value-type="string" office:string-value="Skala Prudence menilai kecenderungan berhati-hati dan menghambat dorongan. Orang dengan skor rendah bertindak berdasarkan dorongan hati dan cenderung tidak mempertimbangkan konsekuensi" calcext:value-type="string">
            <text:p>Skala Prudence menilai kecenderungan berhati-hati dan menghambat dorongan. Orang dengan skor rendah bertindak berdasarkan dorongan hati dan cenderung tidak mempertimbangkan konsekuensi</text:p>
          </table:table-cell>
          <table:table-cell table:style-name="ce153" table:number-columns-repeated="10"/>
          <table:table-cell table:number-columns-repeated="1009"/>
        </table:table-row>
        <table:table-row table:style-name="ro19">
          <table:covered-table-cell table:style-name="ce163" table:formula="of:=IF([$grafik.A26]=&quot;&quot;;&quot;&quot;;[$grafik.A26])">
            <text:p/>
          </table:covered-table-cell>
          <table:table-cell table:style-name="ce163" table:formula="of:=IF([$grafik.B26]=&quot;&quot;;&quot;&quot;;[$grafik.B26])" office:value-type="string" office:string-value="CONSCIENTIOUSENESS" calcext:value-type="string">
            <text:p>CONSCIENTIOUSENESS</text:p>
          </table:table-cell>
          <table:table-cell table:style-name="ce149" table:formula="of:=IFERROR(IF([$grafik.E26]=0;&quot;&quot;;[$grafik.E26]);&quot;&quot;)" office:value-type="float" office:value="3" calcext:value-type="float">
            <text:p>3</text:p>
          </table:table-cell>
          <table:table-cell table:style-name="ce149" table:formula="of:=IFERROR(IF([$grafik.F26]=0;&quot;&quot;;[$grafik.F26]);&quot;&quot;)" office:value-type="string" office:string-value="Rendah" calcext:value-type="string">
            <text:p>Rendah</text:p>
          </table:table-cell>
          <table:table-cell table:style-name="ce176" table:formula="of:=IFERROR(IF([$grafik.G26]=0;&quot;&quot;;[$grafik.G26]);&quot;&quot;)" office:value-type="string" office:string-value="Conscientiousness: 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 calcext:value-type="string">
            <text:p>Conscientiousness: 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p>
          </table:table-cell>
          <table:table-cell table:style-name="ce153" table:number-columns-repeated="10"/>
          <table:table-cell table:number-columns-repeated="1009"/>
        </table:table-row>
        <table:table-row table:style-name="ro16">
          <table:table-cell table:style-name="ce132" table:formula="of:=IF([$grafik.A27]=&quot;&quot;;&quot;&quot;;[$grafik.A27])" office:value-type="string" office:string-value="OPENESS TO EXPERIENCE" calcext:value-type="string" table:number-columns-spanned="1" table:number-rows-spanned="5">
            <text:p>OPENESS TO EXPERIENCE</text:p>
          </table:table-cell>
          <table:table-cell table:style-name="ce165" table:formula="of:=IF([$grafik.B27]=&quot;&quot;;&quot;&quot;;[$grafik.B27])" office:value-type="string" office:string-value="AESTHETIC APPRECIATION" calcext:value-type="string">
            <text:p>AESTHETIC APPRECIATION</text:p>
          </table:table-cell>
          <table:table-cell table:style-name="ce150" table:formula="of:=IFERROR(IF([$grafik.E27]=0;&quot;&quot;;[$grafik.E27]);&quot;&quot;)" office:value-type="float" office:value="3" calcext:value-type="float">
            <text:p>3</text:p>
          </table:table-cell>
          <table:table-cell table:style-name="ce150" table:formula="of:=IFERROR(IF([$grafik.F27]=0;&quot;&quot;;[$grafik.F27]);&quot;&quot;)" office:value-type="string" office:string-value="Rendah" calcext:value-type="string">
            <text:p>Rendah</text:p>
          </table:table-cell>
          <table:table-cell table:style-name="ce177" table:formula="of:=IFERROR(IF([$grafik.G27]=0;&quot;&quot;;[$grafik.G27]);&quot;&quot;)" office:value-type="string" office:string-value="Skala Aesthetic Appreciation menilai kesukaan seseorang akan keindahan dalam seni dan alam. Orang dengan skor rendah cenderung tidak terpikat oleh karya seni atau keajaiban alam" calcext:value-type="string">
            <text:p>Skala Aesthetic Appreciation menilai kesukaan seseorang akan keindahan dalam seni dan alam. Orang dengan skor rendah cenderung tidak terpikat oleh karya seni atau keajaiban alam</text:p>
          </table:table-cell>
          <table:table-cell table:style-name="ce153" table:number-columns-repeated="10"/>
          <table:table-cell table:number-columns-repeated="1009"/>
        </table:table-row>
        <table:table-row table:style-name="ro16">
          <table:covered-table-cell table:style-name="ce165" table:formula="of:=IF([$grafik.A28]=&quot;&quot;;&quot;&quot;;[$grafik.A28])">
            <text:p/>
          </table:covered-table-cell>
          <table:table-cell table:style-name="ce165" table:formula="of:=IF([$grafik.B28]=&quot;&quot;;&quot;&quot;;[$grafik.B28])" office:value-type="string" office:string-value="INQUITIVENESS" calcext:value-type="string">
            <text:p>INQUITIVENESS</text:p>
          </table:table-cell>
          <table:table-cell table:style-name="ce150" table:formula="of:=IFERROR(IF([$grafik.E28]=0;&quot;&quot;;[$grafik.E28]);&quot;&quot;)" office:value-type="float" office:value="2.5" calcext:value-type="float">
            <text:p>2.5</text:p>
          </table:table-cell>
          <table:table-cell table:style-name="ce150" table:formula="of:=IFERROR(IF([$grafik.F28]=0;&quot;&quot;;[$grafik.F28]);&quot;&quot;)" office:value-type="string" office:string-value="Rendah" calcext:value-type="string">
            <text:p>Rendah</text:p>
          </table:table-cell>
          <table:table-cell table:style-name="ce177" table:formula="of:=IFERROR(IF([$grafik.G28]=0;&quot;&quot;;[$grafik.G28]);&quot;&quot;)" office:value-type="string" office:string-value="Skala Inquisitiveness menilai kecenderungan mencari informasi dan pengalaman dengan alam dan dunia manusia. Orang dengan skor rendah memiliki sedikit keingintahuan tentang ilmu alam atau sosial" calcext:value-type="string">
            <text:p>Skala Inquisitiveness menilai kecenderungan mencari informasi dan pengalaman dengan alam dan dunia manusia. Orang dengan skor rendah memiliki sedikit keingintahuan tentang ilmu alam atau sosial</text:p>
          </table:table-cell>
          <table:table-cell table:style-name="ce153" table:number-columns-repeated="10"/>
          <table:table-cell table:number-columns-repeated="1009"/>
        </table:table-row>
        <table:table-row table:style-name="ro15">
          <table:covered-table-cell table:style-name="ce165" table:formula="of:=IF([$grafik.A29]=&quot;&quot;;&quot;&quot;;[$grafik.A29])">
            <text:p/>
          </table:covered-table-cell>
          <table:table-cell table:style-name="ce165" table:formula="of:=IF([$grafik.B29]=&quot;&quot;;&quot;&quot;;[$grafik.B29])" office:value-type="string" office:string-value="CREATIVITY" calcext:value-type="string">
            <text:p>CREATIVITY</text:p>
          </table:table-cell>
          <table:table-cell table:style-name="ce150" table:formula="of:=IFERROR(IF([$grafik.E29]=0;&quot;&quot;;[$grafik.E29]);&quot;&quot;)" office:value-type="float" office:value="3" calcext:value-type="float">
            <text:p>3</text:p>
          </table:table-cell>
          <table:table-cell table:style-name="ce150" table:formula="of:=IFERROR(IF([$grafik.F29]=0;&quot;&quot;;[$grafik.F29]);&quot;&quot;)" office:value-type="string" office:string-value="Rendah" calcext:value-type="string">
            <text:p>Rendah</text:p>
          </table:table-cell>
          <table:table-cell table:style-name="ce177" table:formula="of:=IFERROR(IF([$grafik.G29]=0;&quot;&quot;;[$grafik.G29]);&quot;&quot;)" office:value-type="string" office:string-value="Skala Creativity menilai preferensi seseorang untuk inovasi dan eksperimen. Orang dengan skor rendah memiliki sedikit kecenderungan untuk berpikir orisinal" calcext:value-type="string">
            <text:p>Skala Creativity menilai preferensi seseorang untuk inovasi dan eksperimen. Orang dengan skor rendah memiliki sedikit kecenderungan untuk berpikir orisinal</text:p>
          </table:table-cell>
          <table:table-cell table:style-name="ce153" table:number-columns-repeated="10"/>
          <table:table-cell table:number-columns-repeated="1009"/>
        </table:table-row>
        <table:table-row table:style-name="ro16">
          <table:covered-table-cell table:style-name="ce165" table:formula="of:=IF([$grafik.A30]=&quot;&quot;;&quot;&quot;;[$grafik.A30])">
            <text:p/>
          </table:covered-table-cell>
          <table:table-cell table:style-name="ce165" table:formula="of:=IF([$grafik.B30]=&quot;&quot;;&quot;&quot;;[$grafik.B30])" office:value-type="string" office:string-value="UNCONVENTIONALITY" calcext:value-type="string">
            <text:p>UNCONVENTIONALITY</text:p>
          </table:table-cell>
          <table:table-cell table:style-name="ce150" table:formula="of:=IFERROR(IF([$grafik.E30]=0;&quot;&quot;;[$grafik.E30]);&quot;&quot;)" office:value-type="float" office:value="2.75" calcext:value-type="float">
            <text:p>2.75</text:p>
          </table:table-cell>
          <table:table-cell table:style-name="ce150" table:formula="of:=IFERROR(IF([$grafik.F30]=0;&quot;&quot;;[$grafik.F30]);&quot;&quot;)" office:value-type="string" office:string-value="Rendah" calcext:value-type="string">
            <text:p>Rendah</text:p>
          </table:table-cell>
          <table:table-cell table:style-name="ce177" table:formula="of:=IFERROR(IF([$grafik.G30]=0;&quot;&quot;;[$grafik.G30]);&quot;&quot;)" office:value-type="string" office:string-value="Skala Unconventionality menilai kecenderungan untuk menerima yang tidak biasa. Orang dengan skor rendah menghindari orang-orang yang eksentrik atau tidak sesuai" calcext:value-type="string">
            <text:p>Skala Unconventionality menilai kecenderungan untuk menerima yang tidak biasa. Orang dengan skor rendah menghindari orang-orang yang eksentrik atau tidak sesuai</text:p>
          </table:table-cell>
          <table:table-cell table:style-name="ce153" table:number-columns-repeated="10"/>
          <table:table-cell table:number-columns-repeated="1009"/>
        </table:table-row>
        <table:table-row table:style-name="ro18">
          <table:covered-table-cell table:style-name="ce165" table:formula="of:=IF([$grafik.A31]=&quot;&quot;;&quot;&quot;;[$grafik.A31])">
            <text:p/>
          </table:covered-table-cell>
          <table:table-cell table:style-name="ce165" table:formula="of:=IF([$grafik.B31]=&quot;&quot;;&quot;&quot;;[$grafik.B31])" office:value-type="string" office:string-value="OPENESS TO EXPERIENCE" calcext:value-type="string">
            <text:p>OPENESS TO EXPERIENCE</text:p>
          </table:table-cell>
          <table:table-cell table:style-name="ce150" table:formula="of:=IFERROR(IF([$grafik.E31]=0;&quot;&quot;;[$grafik.E31]);&quot;&quot;)" office:value-type="float" office:value="2.8125" calcext:value-type="float">
            <text:p>2.8125</text:p>
          </table:table-cell>
          <table:table-cell table:style-name="ce150" table:formula="of:=IFERROR(IF([$grafik.F31]=0;&quot;&quot;;[$grafik.F31]);&quot;&quot;)" office:value-type="string" office:string-value="Rendah" calcext:value-type="string">
            <text:p>Rendah</text:p>
          </table:table-cell>
          <table:table-cell table:style-name="ce177" table:formula="of:=IFERROR(IF([$grafik.G31]=0;&quot;&quot;;[$grafik.G31]);&quot;&quot;)" office:value-type="string" office:string-value="Openness to Experience: 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penness to Experience: 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153" table:number-columns-repeated="10"/>
          <table:table-cell table:number-columns-repeated="1009"/>
        </table:table-row>
        <table:table-row table:style-name="ro16">
          <table:table-cell table:style-name="ce134" table:formula="of:=IF([$grafik.A32]=&quot;&quot;;&quot;&quot;;[$grafik.A32])">
            <text:p/>
          </table:table-cell>
          <table:table-cell table:style-name="ce134" table:formula="of:=IF([$grafik.B32]=&quot;&quot;;&quot;&quot;;[$grafik.B32])" office:value-type="string" office:string-value="(INTERSTITIAL FACET SCALE) ALTRUISM " calcext:value-type="string">
            <text:p>(INTERSTITIAL FACET SCALE) ALTRUISM </text:p>
          </table:table-cell>
          <table:table-cell table:style-name="ce151" table:formula="of:=IFERROR(IF([$grafik.E32]=0;&quot;&quot;;[$grafik.E32]);&quot;&quot;)" office:value-type="float" office:value="2" calcext:value-type="float">
            <text:p>2</text:p>
          </table:table-cell>
          <table:table-cell table:style-name="ce151" table:formula="of:=IFERROR(IF([$grafik.F32]=0;&quot;&quot;;[$grafik.F32]);&quot;&quot;)" office:value-type="string" office:string-value="Rendah" calcext:value-type="string">
            <text:p>Rendah</text:p>
          </table:table-cell>
          <table:table-cell table:style-name="ce178" table:formula="of:=IFERROR(IF([$grafik.G32]=0;&quot;&quot;;[$grafik.G32]);&quot;&quot;)" office:value-type="string" office:string-value="Skala Altruism (versus Antagonism) menilai kecenderungan untuk bersikap simpatik dan berhati lembut terhadap orang lain. Orang dengan skor rendah tidak menyesal dengan kemungkinan dirinya menyakiti orang lain dan dianggap keras hati." calcext:value-type="string">
            <text:p>Skala Altruism (versus Antagonism) menilai kecenderungan untuk bersikap simpatik dan berhati lembut terhadap orang lain. Orang dengan skor rendah tidak menyesal dengan kemungkinan dirinya menyakiti orang lain dan dianggap keras hati.</text:p>
          </table:table-cell>
          <table:table-cell table:style-name="ce153" table:number-columns-repeated="10"/>
          <table:table-cell table:number-columns-repeated="1009"/>
        </table:table-row>
        <table:table-row table:style-name="ro5">
          <table:table-cell table:style-name="ce153" table:formula="of:=IF([$grafik.A33]=&quot;&quot;;&quot;&quot;;[$grafik.A33])">
            <text:p/>
          </table:table-cell>
          <table:table-cell table:style-name="ce153"/>
          <table:table-cell table:style-name="ce158" table:number-columns-repeated="2"/>
          <table:table-cell table:style-name="ce196"/>
          <table:table-cell table:style-name="ce153" table:number-columns-repeated="10"/>
          <table:table-cell table:number-columns-repeated="1009"/>
        </table:table-row>
        <table:table-row table:style-name="ro5">
          <table:table-cell table:style-name="ce153" table:formula="of:=IF([$grafik.A34]=&quot;&quot;;&quot;&quot;;[$grafik.A34])">
            <text:p/>
          </table:table-cell>
          <table:table-cell table:style-name="ce153" table:formula="of:=IF([$grafik.B34]=&quot;&quot;;&quot;&quot;;[$grafik.B34])">
            <text:p/>
          </table:table-cell>
          <table:table-cell table:style-name="ce158" table:number-columns-repeated="2"/>
          <table:table-cell table:style-name="ce196"/>
          <table:table-cell table:style-name="ce153" table:number-columns-repeated="10"/>
          <table:table-cell table:number-columns-repeated="1009"/>
        </table:table-row>
        <table:table-row table:style-name="ro5">
          <table:table-cell table:style-name="ce153" table:formula="of:=IF([$grafik.A35]=&quot;&quot;;&quot;&quot;;[$grafik.A35])">
            <text:p/>
          </table:table-cell>
          <table:table-cell table:style-name="ce153" table:formula="of:=IF([$grafik.B35]=&quot;&quot;;&quot;&quot;;[$grafik.B35])">
            <text:p/>
          </table:table-cell>
          <table:table-cell table:style-name="ce169" table:number-columns-repeated="2"/>
          <table:table-cell table:style-name="ce196"/>
          <table:table-cell table:style-name="ce153" table:number-columns-repeated="10"/>
          <table:table-cell table:number-columns-repeated="1009"/>
        </table:table-row>
        <table:table-row table:style-name="ro5">
          <table:table-cell table:formula="of:=IF([$grafik.A36]=&quot;&quot;;&quot;&quot;;[$grafik.A36])">
            <text:p/>
          </table:table-cell>
          <table:table-cell table:formula="of:=IF([$grafik.B36]=&quot;&quot;;&quot;&quot;;[$grafik.B36])">
            <text:p/>
          </table:table-cell>
          <table:table-cell table:number-columns-repeated="1022"/>
        </table:table-row>
        <table:table-row table:style-name="ro5" table:number-rows-repeated="1048487">
          <table:table-cell table:number-columns-repeated="1024"/>
        </table:table-row>
        <table:table-row table:style-name="ro5">
          <table:table-cell table:number-columns-repeated="1024"/>
        </table:table-row>
      </table:table>
      <table:named-expressions/>
      <table:database-ranges>
        <table:database-range table:name="__Anonymous_Sheet_DB__3" table:target-range-address="Database.A3:Database.K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2.01pt"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34pt" fo:margin-right="50.3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5">
      <style:page-layout-properties style:num-format="1" style:print-orientation="portrait" fo:margin-top="54pt" fo:margin-bottom="54pt" fo:margin-left="50.34pt" fo:margin-right="50.34pt" style:first-page-number="continue" style:scale-to="100%" style:writing-mode="lr-tb"/>
      <style:header-style>
        <style:header-footer-properties fo:min-height="21.26pt" fo:margin-left="3.49pt" fo:margin-right="3.49pt" fo:margin-bottom="0pt"/>
      </style:header-style>
      <style:footer-style>
        <style:header-footer-properties fo:min-height="21.26pt" fo:margin-left="3.49pt" fo:margin-right="3.49pt" fo:margin-top="0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1">00/00/0000</text:date>, <text:time style:data-style-name="N2" text:time-value="10:09:28.560507138">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697</meta:editing-cycles>
    <meta:creation-date>2018-06-26T10:19:00</meta:creation-date>
    <dc:date>2018-08-21T10:10:25.208419578</dc:date>
    <meta:generator>LibreOffice/6.0.6.2$Linux_X86_64 LibreOffice_project/00m0$Build-2</meta:generator>
    <meta:editing-duration>P1DT3H44M17S</meta:editing-duration>
    <meta:print-date>2018-07-30T13:34:10.562000000</meta:print-date>
    <meta:document-statistic meta:table-count="9" meta:cell-count="4259" meta:object-count="35"/>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EasCode/CoreEAS.xml><?xml version="1.0" encoding="utf-8"?>
<!DOCTYPE module  PUBLIC '-//OpenOffice.org//DTD OfficeDocument 1.0//EN'  'module.dtd'>
<script:module xmlns:script="http://openoffice.org/2000/script" script:name="CoreEAS" script:language="StarBasic">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eas.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eas.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eas.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eas.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eas.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eas.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eas.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eas.txt" 
  if CheckForFile( pathdirectory, "pmceas.txt", aFile ) then
     Rem msgBox( aFile )

	 existent = "pmceas.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True
    Thiscomponent.currentcontroller.sheettabs = True

End Sub
</script:module>
</file>

<file path=Basic/EasCode/script-lb.xml><?xml version="1.0" encoding="utf-8"?>
<!DOCTYPE library  PUBLIC '-//OpenOffice.org//DTD OfficeDocument 1.0//EN'  'library.dtd'>
<library:library xmlns:library="http://openoffice.org/2000/library" library:name="EasCode" library:readonly="false" library:passwordprotected="false">
  <library:element library:name="CoreEAS"/>
</library:library>
</file>

<file path=Basic/EasModul/Lihatjawaban.xml><?xml version="1.0" encoding="utf-8"?>
<!DOCTYPE module  PUBLIC '-//OpenOffice.org//DTD OfficeDocument 1.0//EN'  'module.dtd'>
<script:module xmlns:script="http://openoffice.org/2000/script" script:name="Lihatjawaban" script:language="StarBasic">REM  *****  BASIC  *****

Sub Main

End Sub

Sub JawabanPeserta
SetActiveSheetJawabanPeserta
HideColumnRowHeaders
HideGridRowColumn
End Sub

Sub ViewOutput
SetActiveSheetViewOutput()
End Sub

Function SetActiveSheetJawabanPeserta()
	REM Declaration Variable
	Dim Doc as object
	
	REM Code to implement sheet active
	Doc = ThisComponent
	SKunciJawaban = Doc.Sheets().GetByName("kunci jawaban")
	SetActiveSheet = Doc.CurrentController.SetActiveSheet(SKunciJawaban)
End Function

Function HideColumnRowHeaders
	Dim Doc as Object
	
	Doc = ThisComponent
	Doc.Currentcontroller.ColumnRowHeaders = False
End Function

Function HideGridRowColumn
	Dim Doc as Object
	
	Doc = ThisComponent
	Doc.Currentcontroller.ShowGrid = False
End Function

Function ShowGridRowColumn
	Dim Doc as Object
	
	Doc = ThisComponent
	Doc.Currentcontroller.ShowGrid = True
End Function

Function SetActiveSheetViewOutput()
	REM Declaration Variable
	Dim Doc as object
	
	REM Code to implement sheet active
	Doc = ThisComponent
	SKunciJawaban = Doc.Sheets().GetByName("VIEW OUTPUT")
	SetActiveSheet = Doc.CurrentController.SetActiveSheet(SKunciJawaban)
End Function

Function getcurrentcolumn(c,r)
c = thiscomponent.getcurrentselection.celladdress.column
r = thiscomponent.getcurrentselection.celladdress.row

End Function 

Sub CopyPasteKunciJawaban
	Dim Doc as Object 
	
	Doc = ThisComponent
	Copy = Doc.Sheets().GetByName("Input").GetCellRangeByPosition(28,5,28,421)
	Paste = Doc.Sheets().GetByName("Input").GetCellRangeByPosition(30,5,30,421)
	
	paste.dataarray = copy.dataarray
	CopyTranspose
	
	
	Copy2 = Doc.Sheets().GetByName("Input").GetCellRangeByPosition(33,4,449,4)
	Paste2 = Doc.Sheets().GetByName("olah data").GetCellRangeByName("CM5:SM5")

	Paste2.DataArray = Copy2.DataArray
End Sub

sub tess
getcurrentcolumn(c,r)
MsgBox r
Msgbox c
end sub

Function CopyTranspose

	for i = 0 to 416 
		Copy = Thiscomponent.Sheets().GetByName("Input").GetCellByPosition(30,i+5)
		Paste = Thiscomponent.Sheets().GetByName("Input").GetCellByPosition(33+i,4)
		paste.dataarray = copy.dataarray
	
	
	Next i

End Function

Function CopyRevertTranspose

	for i = 0 to 416 
		Copy = Thiscomponent.Sheets().GetByName("Input").GetCellByPosition(30,i+5)
		Paste = Thiscomponent.Sheets().GetByName("Input").GetCellByPosition(33+i,4)
		copy.dataarray = paste.dataarray
	
	
	Next i

End Function
</script:module>
</file>

<file path=Basic/EasModul/Module1.xml><?xml version="1.0" encoding="utf-8"?>
<!DOCTYPE module  PUBLIC '-//OpenOffice.org//DTD OfficeDocument 1.0//EN'  'module.dtd'>
<script:module xmlns:script="http://openoffice.org/2000/script" script:name="Module1" script:language="StarBasic">REM  *****  BASIC  *****

Sub Main

End Sub
</script:module>
</file>

<file path=Basic/EasModul/Olahdata.xml><?xml version="1.0" encoding="utf-8"?>
<!DOCTYPE module  PUBLIC '-//OpenOffice.org//DTD OfficeDocument 1.0//EN'  'module.dtd'>
<script:module xmlns:script="http://openoffice.org/2000/script" script:name="Olahdata" script:language="StarBasic">REM  *****  BASIC  *****

Sub Main

End Sub



Sub CopyPasteMain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TMEas

for s = 0 to 20

	c = 14
	r = 15

	for j = 0 to 10
	
		nilaipeserta = ThisComponent.Sheets(s).Getcellbyposition(c,34).value
	
		for i = 15 to 32
	
			ref1 = ThisComponent.Sheets(s).Getcellbyposition(c,i).value
			ref2 = ThisComponent.Sheets(s).Getcellbyposition(r,i).value
	
			if  nilaipeserta &gt;= ref1 and nilaipeserta &lt;= ref2 then
				Value = ThisComponent.Sheets(s).Getcellbyposition(0,i).value
				ThisComponent.Sheets(s).Getcellbyposition(c,35).value = Value
	
			End if
	
		next i
		c = c + 2
		r = r + 2
	'	msgbox c
	
	next j

next s
End Sub

Sub setFinalValue
j = 0

for i = 67 to 87
		
		EAS1  = ThisComponent.Sheets(j).GetCellRangeByName("O36").value
		EAS2  = ThisComponent.Sheets(j).GetCellRangeByName("Q36").value
		EAS3  = ThisComponent.Sheets(j).GetCellRangeByName("S36").value
		EAS4  = ThisComponent.Sheets(j).GetCellRangeByName("U36").value
		EAS5  = ThisComponent.Sheets(j).GetCellRangeByName("W36").value
		EAS6  = ThisComponent.Sheets(j).GetCellRangeByName("Y36").value
		EAS7  = ThisComponent.Sheets(j).GetCellRangeByName("AA36").value
		EAS8  = ThisComponent.Sheets(j).GetCellRangeByName("AC36").value
		EAS9  = ThisComponent.Sheets(j).GetCellRangeByName("AE36").value
		EAS10 = ThisComponent.Sheets(j).GetCellRangeByName("AG36").value
		EAS11 = ThisComponent.Sheets(j).GetCellRangeByName("AI36").value
		
		ThisComponent.Sheets().GetByName("olah data").Getcellbyposition(28,i).value = eas1
		ThisComponent.Sheets().GetByName("olah data").Getcellbyposition(30,i).value = eas2
		ThisComponent.Sheets().GetByName("olah data").Getcellbyposition(31,i).value = eas3
		ThisComponent.Sheets().GetByName("olah data").Getcellbyposition(32,i).value = eas4
		ThisComponent.Sheets().GetByName("olah data").Getcellbyposition(34,i).value = eas5
		ThisComponent.Sheets().GetByName("olah data").Getcellbyposition(36,i).value = eas6
		ThisComponent.Sheets().GetByName("olah data").Getcellbyposition(37,i).value = eas7
		ThisComponent.Sheets().GetByName("olah data").Getcellbyposition(38,i).value = eas8
		ThisComponent.Sheets().GetByName("olah data").Getcellbyposition(39,i).value = eas9
		ThisComponent.Sheets().GetByName("olah data").Getcellbyposition(40,i).value = eas10
		ThisComponent.Sheets().GetByName("olah data").Getcellbyposition(42,i).value = eas11

'msgbox str(eas1)
j =j+1
next i
End Sub


Sub ClearTMEAS

for s = 0 to 20

	ThisComponent.Sheets(s).GetCellRangeByName("O36:AJ36").ClearContents(1 or 2 or 4)
	
next s
End Sub

Sub Easscore1    


k = 2
l = 3
m = 9

for j = 0 to 4
	
	for m = 9 to 25
	ref1 = ThisComponent.Sheets().GetByName("FINAL SCORE CANDIDATE").Getcellbyposition(k,m).value
	ref2 = ThisComponent.Sheets().GetByName("FINAL SCORE CANDIDATE").Getcellbyposition(l,m).value
	nilaipeserta = ThisComponent.Sheets().GetByName("FINAL SCORE CANDIDATE").Getcellbyposition(k,29).value
	
	
		if nilaipeserta&gt;=ref1  and nilaipeserta&lt;=ref2 then
		
			nvalue = ThisComponent.Sheets().GetByName("FINAL SCORE CANDIDATE").Getcellbyposition(0,m).string
			ThisComponent.Sheets().GetByName("FINAL SCORE CANDIDATE").Getcellbyposition(k,30).string = nvalue
			'msgbox nilaipeserta
		
		End if	
	next m
	k = k+2
	l = l+2
next j
End Sub


Sub tes

msgbox ThisComponent.Sheets().GetByName("olah data").Getcellbyposition(44,67).value
End Sub

Sub Easscore


'print ThisComponent.currentselection.celladdress.row
'print ThisComponent.currentselection.celladdress.column


for i = 90 to 94
nilaipeserta = ThisComponent.Sheets().GetByName("olah data").Getcellbyposition(28,i).value
'print nilaipeserta
k = 34
for j=34 to 38
		ref1 = ThisComponent.Sheets().GetByName("FINAL SCORE CANDIDATE").Getcellbyposition(14,j).value
		ref2 = ThisComponent.Sheets().GetByName("FINAL SCORE CANDIDATE").Getcellbyposition(15,j).value
	'nilai = ThisComponent.Sheets().GetByName("FINAL SCORE CANDIDATE").Getcellbyposition(13,k).string
	'		print nilai
	
												
			if nilaipeserta&gt;=ref1  and nilaipeserta&lt;=ref2 then
			nilai = ThisComponent.Sheets().GetByName("FINAL SCORE CANDIDATE").Getcellbyposition(13,j).string
			ThisComponent.Sheets().GetByName("olah data").Getcellbyposition(29,i).string=nilai
		'	print nilai
			End if

next j

next i

End Sub



Sub EasscorePercentile


k = 14
l = 15
m = 9
r = 67
p = 31

for i = 67 to 88

nilaipeserta = ThisComponent.Sheets().GetByName("olah data").Getcellbyposition(44,i).value
'msgbox nilaipeserta
		for m = 34 to 38
		ref1 = ThisComponent.Sheets().GetByName("FINAL SCORE CANDIDATE").Getcellbyposition(k,m).value
		ref2 = ThisComponent.Sheets().GetByName("FINAL SCORE CANDIDATE").Getcellbyposition(l,m).value
	
				
			if nilaipeserta&gt;=ref1  and nilaipeserta&lt;=ref2 then
			
				nvalue = ThisComponent.Sheets().GetByName("FINAL SCORE CANDIDATE").Getcellbyposition(13,m).string
				ThisComponent.Sheets().GetByName("FINAL SCORE CANDIDATE").Getcellbyposition(1,p).string = nvalue
				'msgbox nilaipeserta

			End if	

		next m
	p = p +1
next i					
End Sub



Sub Clearolahdata

ThisComponent.Sheets().GetByName("olah data").GetCellRangeByName("AC68:AQ88").ClearContents(1 or 2 or 4)
ThisComponent.Sheets().GetByName("FINAL SCORE CANDIDATE").GetCellRangeByName("C31:L31").ClearContents(1 or 2 or 4)
ThisComponent.Sheets().GetByName("FINAL SCORE CANDIDATE").GetCellRangeByName("B32:B52").ClearContents(1 or 2 or 4)
ThisComponent.Sheets().GetByName("olah data").GetCellRangeByName("BC4:CL4").ClearContents(1 or 2 or 4)
End Sub


Sub Cleardata
Clearolahdata
ClearTMEAS

End Sub

Sub prosesdata21
	ThisComponent.Sheets().GetByName("olah data").GetCellRangeByName("A63").value=0
	
	if ThisComponent.Sheets().GetByName("olah data").GetCellRangeByName("A60").value=1 then
	
		deleterow
		
	else
	
	CopyPasteolahdataBN5CL5
	TMEas
	setFinalValue
	Easscore
	EasscorePercentile
	GetCurrentPosition(i)
		
		if i&gt;2 then
			ThisComponent.currentcontroller.ColumnRowHeaders = False
			keviewoutput
	
		End if
	
	End if

End Sub



Sub ProsesData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TMEas
	elseif ProgressValue = 12 then
		setFinalValue

	elseif ProgressValue = 20 then
		Easscore

	elseif ProgressValue = 24 then
		CopyPasteKunciJawaban

	elseif ProgressValue = 28 then
		EasscorePercentile
		insertdata

	elseif ProgressValue = 32 then
		PesertaBerikutnya
	
	else
	
	End if	
		
	wait 10
	Next ProgressValue
	'pesansimpan
End Sub

Sub pesansimpan
msgbox ("Data Berhasil Disimpa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End Sub

Sub hidesheet

for i = 0 to 22
	if ThisComponent.Sheets(i).isvisible=True then
		ThisComponent.Sheets(i).isvisible = false
	elseif	ThisComponent.Sheets(i).isvisible = false then
			ThisComponent.Sheets(i).isvisible = true
	Endif

	
next i

ThisComponent.Sheets().GetByName("Database").protect(passwd)
End Sub


Sub KembaliInputKunciJawaban
	ThisComponent.Sheets().GetByName("Database").unprotect(passwd)
	ThisComponent.Sheets().GetByName("olah data").GetCellRangeByName("A60").value=0
	
	a = ThisComponent.Sheets().GetByName("olah data").GetCellRangeByName("A63").value

	if a = 0 then
	active2 = ThisComponent.Sheets().GetByName("Database")
	ThisComponent.currentcontroller.ColumnRowHeaders = True
	ShowGridRowColumn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Lanjut
	
	a = 1
	ThisComponent.Sheets().GetByName("Database").unprotect(passwd)
	ThisComponent.Sheets().GetByName("olah data").GetCellRangeByName("A60").value=0
	ThisComponent.Sheets().GetByName("olah data").GetCellRangeByName("A63").value = a
	
	if a = 0 then
	active2 = ThisComponent.Sheets().GetByName("Database")
	ThisComponent.currentcontroller.ColumnRowHeaders = True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PosisiPekerjaan
	
	ThisComponent.Sheets().GetByName("Posisi Pekerjaan").isvisible =True
	active = ThisComponent.Sheets().GetByName("Posisi Pekerjaan")
	ThisComponent.currentcontroller.setActiveSheet(active)

End Sub

Sub KeViewOutput
	
	active = ThisComponent.Sheets().GetByName("VIEW OUTPUT")
	ThisComponent.currentcontroller.setActiveSheet(active)

End Sub

Sub KeDatabase

	active = ThisComponent.Sheets().GetByName("Database")
	ThisComponent.currentcontroller.setActiveSheet(active)
	ThisComponent.currentcontroller.ColumnRowHeaders = True

	if ThisComponent.currentcontroller.showgrid = False then
		ThisComponent.currentcontroller.showgrid = True
	End if
	
End Sub


function GetCurrentPosition(i)

	i = ThisComponent.Getcurrentselection.celladdress.row
	'Testing Purpose
	'MsgBox (i)
	
End function

Sub CopyPasteOlahDataBN5CL5

	ThisComponent.Sheets().GetByName("Database").unprotect(passwd)
	GetCurrentPosition(i)

	Copy  = ThisComponent.Sheets().GetByName("Database").GetCellRangeByposition(0,i,452,i)
	Paste = ThisComponent.Sheets().GetByName("olah data").GetCellRangeByName("BC4:SM4")
	Paste.DataArray = Copy.DataArray
	
	Paste2 = ThisComponent.Sheets().GetByName("olah data").GetCellRangeByName("AC60:BA60")
	Copy2 = ThisComponent.Sheets().GetByName("olah data").GetCellRangeByName("BN4:CL4")
	Paste2.DataArray=Copy2.DataArray
	
	copy3 = ThisComponent.Sheets().GetByName("olah data").GetCellRangeByName("CM4:SM4")

	paste3 = ThisComponent.Sheets().GetByName("Input").GetCellRangeByName("AH5:QH5")

	paste3.DataArray = copy3.dataarray
	ThisComponent.Sheets().GetByName("Database").protect(passwd)
	
End Sub

Sub CheckDelete
	ThisComponent.Sheets().GetByName("Database").unprotect(passwd)
	
	if ThisComponent.Sheets().GetByName("olah data").GetCellRangeByName("A60").value=1 then
	ThisComponent.Sheets().GetByName("Database").GetCellRangeByName("B3").String = "Delete"
	else
	ThisComponent.Sheets().GetByName("Database").GetCellRangeByName("B3").String = "Tanggal Tes"
	End if

	ThisComponent.Sheets().GetByName("Database").protect(passwd)
	
End Sub

Sub insertdata
ThisComponent.Sheets().GetByName("Database").unprotect(passwd)
i = ThisComponent.Sheets().GetByName("olah data").GetCellRangeByName("BC5").value 
i = i+2 
' msgbox i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SM5")
Pasteolahan  = ThisComponent.Sheets().GetByName("olah data").GetCellRangeByName("BC4:SM4")
Pasteolahan.DataArray=Copyolahan.DataArray

Copyolahadata = ThisComponent.Sheets().GetByName("olah data").GetCellRangeByName("BC4:SM4")
Pastedatabase = ThisComponent.Sheets().GetByName("Database").GetCellRangeByposition(0,i,452,i)
Pastedatabase.DataArray=Copyolahadata.DataArray
ThisComponent.Sheets().GetByName("Database").protect(passwd)
End Sub


Sub insertdata2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ExportToPDF()
   dim document as object
   dim dispatcher as object
 
	doc = ThisComponent
	path1=DirectoryNameoutofPath(ThisComponent.GetURL(),"/")
	chrpathright = len(path1)-17
	pathdirectory = left(path1,chrpathright)
	destination =  pathdirectory+"DatabaseEAS.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cektandasilang
' KODE 
Copyeas1 = ThisComponent.Sheets().GetByName("INPUT JAWABAN KANDIDAT").GetCellRangeByName("B12:B43")
Pasteeas1 = ThisComponent.Sheets().GetByName("Input").GetCellRangeByName("B6:B37")
Pasteeas1.DataArray=Copyeas1.DataArray

Copyeas1 = ThisComponent.Sheets().GetByName("INPUT JAWABAN KANDIDAT").GetCellRangeByName("F12:F43")
Pasteeas1 = ThisComponent.Sheets().GetByName("Input").GetCellRangeByName("D6:D37")
Pasteeas1.DataArray=Copyeas1.DataArray

Copyeas1 = ThisComponent.Sheets().GetByName("INPUT JAWABAN KANDIDAT").GetCellRangeByName("I12:I43")
Pasteeas1 = ThisComponent.Sheets().GetByName("Input").GetCellRangeByName("E6:E37")
Pasteeas1.DataArray=Copyeas1.DataArray

Copyeas1 = ThisComponent.Sheets().GetByName("INPUT JAWABAN KANDIDAT").GetCellRangeByName("L12:L43")
Pasteeas1 = ThisComponent.Sheets().GetByName("Input").GetCellRangeByName("F6:F37")
Pasteeas1.DataArray=Copyeas1.DataArray


Copyeas1 = ThisComponent.Sheets().GetByName("INPUT JAWABAN KANDIDAT").GetCellRangeByName("P12:P43")
Pasteeas1 = ThisComponent.Sheets().GetByName("Input").GetCellRangeByName("H6:H37")
Pasteeas1.DataArray=Copyeas1.DataArray


Copyeas1 = ThisComponent.Sheets().GetByName("INPUT JAWABAN KANDIDAT").GetCellRangeByName("T12:T43")
Pasteeas1 = ThisComponent.Sheets().GetByName("Input").GetCellRangeByName("J6:J37")
Pasteeas1.DataArray=Copyeas1.DataArray


Copyeas1 = ThisComponent.Sheets().GetByName("INPUT JAWABAN KANDIDAT").GetCellRangeByName("W12:W43")
Pasteeas1 = ThisComponent.Sheets().GetByName("Input").GetCellRangeByName("K6:K37")
Pasteeas1.DataArray=Copyeas1.DataArray


Copyeas1 = ThisComponent.Sheets().GetByName("INPUT JAWABAN KANDIDAT").GetCellRangeByName("Z12:Z43")
Pasteeas1 = ThisComponent.Sheets().GetByName("Input").GetCellRangeByName("L6:L37")
Pasteeas1.DataArray=Copyeas1.DataArray


Copyeas1 = ThisComponent.Sheets().GetByName("INPUT JAWABAN KANDIDAT").GetCellRangeByName("AC12:AC43")
Pasteeas1 = ThisComponent.Sheets().GetByName("Input").GetCellRangeByName("M6:M37")
Pasteeas1.DataArray=Copyeas1.DataArray


Copyeas1 = ThisComponent.Sheets().GetByName("INPUT JAWABAN KANDIDAT").GetCellRangeByName("AF12:AF43")
Pasteeas1 = ThisComponent.Sheets().GetByName("Input").GetCellRangeByName("N6:N37")
Pasteeas1.DataArray=Copyeas1.DataArray


Copyeas1 = ThisComponent.Sheets().GetByName("INPUT JAWABAN KANDIDAT").GetCellRangeByName("AJ12:AJ36")
Pasteeas1 = ThisComponent.Sheets().GetByName("Input").GetCellRangeByName("P6:P30")
Pasteeas1.DataArray=Copyeas1.DataArray

Copyeas1 = ThisComponent.Sheets().GetByName("INPUT JAWABAN KANDIDAT").GetCellRangeByName("AM12:AM36")
Pasteeas1 = ThisComponent.Sheets().GetByName("Input").GetCellRangeByName("P31:P55")
Pasteeas1.DataArray=Copyeas1.DataArray

Copyeas1 = ThisComponent.Sheets().GetByName("INPUT JAWABAN KANDIDAT").GetCellRangeByName("AQ12:AQ43")
Pasteeas1 = ThisComponent.Sheets().GetByName("Input").GetCellRangeByName("R6:R37")
Pasteeas1.DataArray=Copyeas1.DataArray


Copyeas1 = ThisComponent.Sheets().GetByName("INPUT JAWABAN KANDIDAT").GetCellRangeByName("AU12:AU43")
Pasteeas1 = ThisComponent.Sheets().GetByName("Input").GetCellRangeByName("T6:T37")
Pasteeas1.DataArray=Copyeas1.DataArray


Copyeas1 = ThisComponent.Sheets().GetByName("INPUT JAWABAN KANDIDAT").GetCellRangeByName("AY12:AY43")
Pasteeas1 = ThisComponent.Sheets().GetByName("Input").GetCellRangeByName("V6:V37")
Pasteeas1.DataArray=Copyeas1.DataArray


Copyeas1 = ThisComponent.Sheets().GetByName("INPUT JAWABAN KANDIDAT").GetCellRangeByName("BC12:BC43")
Pasteeas1 = ThisComponent.Sheets().GetByName("Input").GetCellRangeByName("X6:X37")
Pasteeas1.DataArray=Copyeas1.DataArray

Copyeas1 = ThisComponent.Sheets().GetByName("INPUT JAWABAN KANDIDAT").GetCellRangeByName("BG12:BG43")
Pasteeas1 = ThisComponent.Sheets().GetByName("Input").GetCellRangeByName("Z6:Z37")
Pasteeas1.DataArray=Copyeas1.DataArray


End Sub


Sub PesertaBerikutnya

	ThisComponent.Sheets().GetByName("INPUT JAWABAN KANDIDAT").unprotect(passwd)
	
	Copyeas1 = ThisComponent.Sheets().GetByName("INPUT JAWABAN KANDIDAT").GetCellRangeByName("B12:B45").ClearContents(1 or 2 or 4)
	Pasteeas1 = ThisComponent.Sheets().GetByName("Input").GetCellRangeByName("B6:B37").ClearContents(1 or 2 or 4)
	
	Copyeas1 = ThisComponent.Sheets().GetByName("INPUT JAWABAN KANDIDAT").GetCellRangeByName("F12:F45").ClearContents(1 or 2 or 4)
	Pasteeas1 = ThisComponent.Sheets().GetByName("Input").GetCellRangeByName("D6:D37").ClearContents(1 or 2 or 4)
	
	Copyeas1 = ThisComponent.Sheets().GetByName("INPUT JAWABAN KANDIDAT").GetCellRangeByName("I12:I45").ClearContents(1 or 2 or 4)
	Pasteeas1 = ThisComponent.Sheets().GetByName("Input").GetCellRangeByName("E6:E37").ClearContents(1 or 2 or 4)
	
	
	Copyeas1 = ThisComponent.Sheets().GetByName("INPUT JAWABAN KANDIDAT").GetCellRangeByName("L12:L45").ClearContents(1 or 2 or 4)
	Pasteeas1 = ThisComponent.Sheets().GetByName("Input").GetCellRangeByName("F6:F37").ClearContents(1 or 2 or 4)
	
	Copyeas1 = ThisComponent.Sheets().GetByName("INPUT JAWABAN KANDIDAT").GetCellRangeByName("P12:P45").ClearContents(1 or 2 or 4)
	Pasteeas1 = ThisComponent.Sheets().GetByName("Input").GetCellRangeByName("H6:H37").ClearContents(1 or 2 or 4)
	
	Copyeas1 = ThisComponent.Sheets().GetByName("INPUT JAWABAN KANDIDAT").GetCellRangeByName("T12:T45").ClearContents(1 or 2 or 4)
	Pasteeas1 = ThisComponent.Sheets().GetByName("Input").GetCellRangeByName("J6:J37").ClearContents(1 or 2 or 4)
	
	Copyeas1 = ThisComponent.Sheets().GetByName("INPUT JAWABAN KANDIDAT").GetCellRangeByName("W12:W45").ClearContents(1 or 2 or 4)
	Pasteeas1 = ThisComponent.Sheets().GetByName("Input").GetCellRangeByName("K6:K37").ClearContents(1 or 2 or 4)
	
	Copyeas1 = ThisComponent.Sheets().GetByName("INPUT JAWABAN KANDIDAT").GetCellRangeByName("Z12:Z45").ClearContents(1 or 2 or 4)
	Pasteeas1 = ThisComponent.Sheets().GetByName("Input").GetCellRangeByName("L6:L37").ClearContents(1 or 2 or 4)
	
	Copyeas1 = ThisComponent.Sheets().GetByName("INPUT JAWABAN KANDIDAT").GetCellRangeByName("AC12:AC45").ClearContents(1 or 2 or 4)
	Pasteeas1 = ThisComponent.Sheets().GetByName("Input").GetCellRangeByName("M6:M37").ClearContents(1 or 2 or 4)
	
	Copyeas1 = ThisComponent.Sheets().GetByName("INPUT JAWABAN KANDIDAT").GetCellRangeByName("AF12:AF45").ClearContents(1 or 2 or 4)
	Pasteeas1 = ThisComponent.Sheets().GetByName("Input").GetCellRangeByName("N6:N37").ClearContents(1 or 2 or 4)
	
	Copyeas1 = ThisComponent.Sheets().GetByName("INPUT JAWABAN KANDIDAT").GetCellRangeByName("AJ12:AJ45").ClearContents(1 or 2 or 4)
	Pasteeas1 = ThisComponent.Sheets().GetByName("Input").GetCellRangeByName("P6:P55").ClearContents(1 or 2 or 4)
	
	Copyeas1 = ThisComponent.Sheets().GetByName("INPUT JAWABAN KANDIDAT").GetCellRangeByName("AM12:AM45").ClearContents(1 or 2 or 4)
	Pasteeas1 = ThisComponent.Sheets().GetByName("Input").GetCellRangeByName("R6:R37").ClearContents(1 or 2 or 4)
	
	Copyeas1 = ThisComponent.Sheets().GetByName("INPUT JAWABAN KANDIDAT").GetCellRangeByName("AQ12:AQ45").ClearContents(1 or 2 or 4)
	Pasteeas1 = ThisComponent.Sheets().GetByName("Input").GetCellRangeByName("T6:T37").ClearContents(1 or 2 or 4)
	
	Copyeas1 = ThisComponent.Sheets().GetByName("INPUT JAWABAN KANDIDAT").GetCellRangeByName("AU12:AU45").ClearContents(1 or 2 or 4)
	Pasteeas1 = ThisComponent.Sheets().GetByName("Input").GetCellRangeByName("V6:V37").ClearContents(1 or 2 or 4)
	
	Copyeas1 = ThisComponent.Sheets().GetByName("INPUT JAWABAN KANDIDAT").GetCellRangeByName("AY12:AY45").ClearContents(1 or 2 or 4)
	Pasteeas1 = ThisComponent.Sheets().GetByName("Input").GetCellRangeByName("X6:X37").ClearContents(1 or 2 or 4)
	
	Copyeas1 = ThisComponent.Sheets().GetByName("INPUT JAWABAN KANDIDAT").GetCellRangeByName("BC12:BC45").ClearContents(1 or 2 or 4)
	Pasteeas1 = ThisComponent.Sheets().GetByName("Input").GetCellRangeByName("Z6:Z37").ClearContents(1 or 2 or 4)
	
	Copyeas1 = ThisComponent.Sheets().GetByName("INPUT JAWABAN KANDIDAT").GetCellRangeByName("BG12:BG45").ClearContents(1 or 2 or 4)
	Pasteeas1 = ThisComponent.Sheets().GetByName("Input").GetCellRangeByName("AB6:AB37").ClearContents(1 or 2 or 4)
	
	
	ThisComponent.Sheets().GetByName("olah data").GetCellRangeByName("BE4:SM4").ClearContents(1 or 2 or 4)
	ThisComponent.Sheets().GetByName("olah data").GetCellRangeByName("BE5:SM5").ClearContents(1 or 2 or 4)

	'Clear Contents of Score Point of input in a cell
	'Eas 1
	ThisComponent.Sheets().GetByName("INPUT JAWABAN KANDIDAT").GetCellRangeByName("C10").ClearContents(1 or 2 or 4)
	'Eas 2
	ThisComponent.Sheets().GetByName("INPUT JAWABAN KANDIDAT").GetCellRangeByName("G10").ClearContents(1 or 2 or 4)
	ThisComponent.Sheets().GetByName("INPUT JAWABAN KANDIDAT").GetCellRangeByName("J10").ClearContents(1 or 2 or 4)
	ThisComponent.Sheets().GetByName("INPUT JAWABAN KANDIDAT").GetCellRangeByName("M10").ClearContents(1 or 2 or 4)
	'Eas 3
	ThisComponent.Sheets().GetByName("INPUT JAWABAN KANDIDAT").GetCellRangeByName("Q10").ClearContents(1 or 2 or 4)
	'Eas 4
	ThisComponent.Sheets().GetByName("INPUT JAWABAN KANDIDAT").GetCellRangeByName("U10").ClearContents(1 or 2 or 4)
	ThisComponent.Sheets().GetByName("INPUT JAWABAN KANDIDAT").GetCellRangeByName("X10").ClearContents(1 or 2 or 4)
	ThisComponent.Sheets().GetByName("INPUT JAWABAN KANDIDAT").GetCellRangeByName("AA10").ClearContents(1 or 2 or 4)
	ThisComponent.Sheets().GetByName("INPUT JAWABAN KANDIDAT").GetCellRangeByName("AD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Eas 5	
	ThisComponent.Sheets().GetByName("INPUT JAWABAN KANDIDAT").GetCellRangeByName("AN10").ClearContents(1 or 2 or 4)
	'Eas 6
	ThisComponent.Sheets().GetByName("INPUT JAWABAN KANDIDAT").GetCellRangeByName("AR10").ClearContents(1 or 2 or 4)
	'Eas 7
	ThisComponent.Sheets().GetByName("INPUT JAWABAN KANDIDAT").GetCellRangeByName("AV10").ClearContents(1 or 2 or 4)
	'Eas 8
	ThisComponent.Sheets().GetByName("INPUT JAWABAN KANDIDAT").GetCellRangeByName("AZ10").ClearContents(1 or 2 or 4)
	'Eas 9
	ThisComponent.Sheets().GetByName("INPUT JAWABAN KANDIDAT").GetCellRangeByName("BD10").ClearContents(1 or 2 or 4)
	'Eas 10
	ThisComponent.Sheets().GetByName("INPUT JAWABAN KANDIDAT").GetCellRangeByName("BH10").ClearContents(1 or 2 or 4)


	ThisComponent.Sheets().GetByName("INPUT JAWABAN KANDIDAT").protect(passwd)
	
End Sub


Sub ProsesData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elseif ProgressValue = 12 then
			TMEas
		elseif ProgressValue = 16 then

			setFinalValue
		elseif ProgressValue = 20 then

			Easscore

		elseif ProgressValue = 24 then
			EasscorePercentile
		elseif ProgressValue = 28 then

			CopyPasteKunciJawaban	
		elseif ProgressValue = 32 then
					
			insertdata2
					
		elseif ProgressValue = 36 then
			
			keviewoutput
		
		else
			'run without executing anything
			
		End if	
		
	wait 1
	
	Next ProgressValue
	
End Sub


</script:module>
</file>

<file path=Basic/EasModul/View.xml><?xml version="1.0" encoding="utf-8"?>
<!DOCTYPE module  PUBLIC '-//OpenOffice.org//DTD OfficeDocument 1.0//EN'  'module.dtd'>
<script:module xmlns:script="http://openoffice.org/2000/script" script:name="View" script:language="StarBasic">REM  *****  BASIC  *****

Sub Main

End Sub

Sub ShowColumn
Controller = ThisComponent.Sheets(0).select
Controller.ColumnRowHeaders = False



End Sub
</script:module>
</file>

<file path=Basic/EasModul/script-lb.xml><?xml version="1.0" encoding="utf-8"?>
<!DOCTYPE library  PUBLIC '-//OpenOffice.org//DTD OfficeDocument 1.0//EN'  'library.dtd'>
<library:library xmlns:library="http://openoffice.org/2000/library" library:name="EasModul" library:readonly="false" library:passwordprotected="false">
  <library:element library:name="Olahdata"/>
  <library:element library:name="View"/>
  <library:element library:name="Lihatjawaban"/>
  <library:element library:name="Module1"/>
</library:library>
</file>

<file path=Basic/OlahdataHexa/LihatJawabanPeserta.xml><?xml version="1.0" encoding="utf-8"?>
<!DOCTYPE module  PUBLIC '-//OpenOffice.org//DTD OfficeDocument 1.0//EN'  'module.dtd'>
<script:module xmlns:script="http://openoffice.org/2000/script" script:name="LihatJawabanPeserta"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ub CopyTranspose
Dim Doc as Object

Doc = ThisComponent
Copy = Doc.Sheets().GetByName("olah data").GetCellRangeByName("AO2:EK2")
Paste = Doc.Sheets().GetByName("jawaban peserta").GetCellRangeByName("F2:DB2")
Paste.DataArray = Copy.DataArray

For i = 0 to 100 
	Copy = Doc.Sheets().GetByName("jawaban peserta").GetCellByPosition(i+5,1)
	Paste = Doc.Sheets().GetByName("jawaban peserta").GetCellByPosition(1,i+1)
	Paste.DataArray = Copy.DataArray


Next i



End Sub
</script:module>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if thiscomponent.sheets().getbyname("olah data").getcellrangebyname("A44").value = 1 then
active = thiscomponent.sheets().getbyname("Database")
thiscomponent.currentcontroller.setActiveSheet(active)
 thiscomponent.sheets().getbyname("olah data").getcellrangebyname("A44").value = 0
 Thiscomponent.currentcontroller.ColumnRowHeaders = True
 ThisComponent.currentcontroller.showgrid = True
else
active = thiscomponent.sheets().getbyname("View Input")
thiscomponent.currentcontroller.setActiveSheet(active)
if ThisComponent.currentcontroller.showgrid = True then
	ThisComponent.currentcontroller.showgrid = False
end if
Thiscomponent.currentcontroller.ColumnRowHeaders = False

end if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Thiscomponent.BasicLibraries.loadLibrary("ProgressBar")
ProgressBar

End Sub
SUB TANDAdelete
if thiscomponent.sheets().getbyname("olah data").getcellrangebyname("A38").value = 1 then
thiscomponent.sheets().getbyname("Database").getcellrangebyname("B3").string="DELETE"
else
thiscomponent.sheets().getbyname("Database").getcellrangebyname("B3").string="TANGGAL TES"
end if
end sub


sub prosesdata2
Thiscomponent.BasicLibraries.loadLibrary("ProgressBar")
	thiscomponent.sheets().getbyname("olah data").getcellrangebyname("A44").value=1
	if thiscomponent.sheets().getbyname("olah data").getcellrangebyname("A38").value = 1 then
		deleterow
	else 
		i = thiscomponent.getcurrentselection.celladdress.row
		if i&gt;2  then
			ProgressBar2
		else
			MsgBox "Anda Salah Pilih"
		end if
	End If
end sub



sub prosesdata3
Thiscomponent.BasicLibraries.loadLibrary("ProgressBar")
ProgressBar3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kehasil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element library:name="LihatJawabanPeserta"/>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CopyTranspose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ies>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EasCode/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57" dlg:width="32" dlg:height="20" dlg:page="1" dlg:value="Admin">
      <script:event script:event-name="on-performaction" script:macro-name="vnd.sun.star.script:EasCode.CoreEAS.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EasCode.CoreEAS.Goingstep1?language=Basic&amp;location=document" script:language="Script"/>
    </dlg:button>
    <dlg:button dlg:id="CommandButton4" dlg:tab-index="8" dlg:left="132" dlg:top="158" dlg:width="34" dlg:height="14" dlg:page="2" dlg:value="Okay">
      <script:event script:event-name="on-performaction" script:macro-name="vnd.sun.star.script:EasCode.CoreEAS.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EasCode.CoreEAS.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EasCode.CoreEAS.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EasCode.CoreEAS.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65" dlg:top="136" dlg:width="32" dlg:height="18" dlg:page="1" dlg:value="LANJUT">
      <script:event script:event-name="on-performaction" script:macro-name="vnd.sun.star.script:EasCode.CoreEAS.closedialog?language=Basic&amp;location=document" script:language="Script"/>
    </dlg:button>
  </dlg:bulletinboard>
</dlg:window>
</file>

<file path=Dialogs/EasCode/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EasCode.CoreEAS.Optionalstatement?language=Basic&amp;location=document" script:language="Script"/>
    </dlg:button>
  </dlg:bulletinboard>
</dlg:window>
</file>

<file path=Dialogs/EasCode/dialog-lb.xml><?xml version="1.0" encoding="utf-8"?>
<!DOCTYPE library  PUBLIC '-//OpenOffice.org//DTD OfficeDocument 1.0//EN'  'library.dtd'>
<library:library xmlns:library="http://openoffice.org/2000/library" library:name="EasCode" library:readonly="false" library:passwordprotected="false">
  <library:element library:name="OpenDialog"/>
  <library:element library:name="Passwd"/>
</library:library>
</file>

<file path=Dialogs/EasModul/Dialog5.xml><?xml version="1.0" encoding="utf-8"?>
<!DOCTYPE window  PUBLIC '-//OpenOffice.org//DTD OfficeDocument 1.0//EN'  'dialog.dtd'>
<dlg:window xmlns:dlg="http://openoffice.org/2000/dialog" xmlns:script="http://openoffice.org/2000/script" dlg:id="Dialog5" dlg:left="250" dlg:top="150" dlg:width="181" dlg:height="78" dlg:closeable="true" dlg:moveable="true" dlg:title="Bina Karir">
  <dlg:styles>
    <dlg:style dlg:style-id="0" dlg:border="none"/>
  </dlg:styles>
  <dlg:bulletinboard>
    <dlg:progressmeter dlg:id="ProgressBar1" dlg:tab-index="0" dlg:left="6" dlg:top="42" dlg:width="165" dlg:height="13"/>
    <dlg:text dlg:id="Label1" dlg:tab-index="1" dlg:left="36" dlg:top="59" dlg:width="105" dlg:height="12" dlg:value="Sedang memuat ......" dlg:align="center" dlg:valign="center"/>
    <dlg:img dlg:style-id="0" dlg:id="ImageControl2" dlg:tab-index="2" dlg:left="11" dlg:top="6" dlg:width="155" dlg:height="34"/>
  </dlg:bulletinboard>
</dlg:window>
</file>

<file path=Dialogs/EasModul/dialog-lb.xml><?xml version="1.0" encoding="utf-8"?>
<!DOCTYPE library  PUBLIC '-//OpenOffice.org//DTD OfficeDocument 1.0//EN'  'library.dtd'>
<library:library xmlns:library="http://openoffice.org/2000/library" library:name="EasModul" library:readonly="false" library:passwordprotected="false">
  <library:element library:name="Dialog5"/>
</library:library>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 dlg:tab-index="12" dlg:left="17" dlg:top="4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 dlg:tab-index="13" dlg:left="23" dlg:top="5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5" dlg:tab-index="14" dlg:left="23"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6" dlg:tab-index="15" dlg:left="30" dlg:top="5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7" dlg:tab-index="16" dlg:left="30" dlg:top="3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8" dlg:tab-index="17" dlg:left="34"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9" dlg:tab-index="18" dlg:left="40"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0" dlg:tab-index="19" dlg:left="46"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1" dlg:tab-index="20" dlg:left="46"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2" dlg:tab-index="21" dlg:left="53" dlg:top="6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3" dlg:tab-index="22" dlg:left="42" dlg:top="3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4" dlg:tab-index="23" dlg:left="46"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5" dlg:tab-index="24" dlg:left="52"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6" dlg:tab-index="25" dlg:left="58"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7" dlg:tab-index="26" dlg:left="58"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8" dlg:tab-index="27" dlg:left="65" dlg:top="6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9" dlg:tab-index="28" dlg:left="54" dlg:top="4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0" dlg:tab-index="29" dlg:left="58" dlg:top="4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1" dlg:tab-index="30" dlg:left="64" dlg:top="5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2" dlg:tab-index="31" dlg:left="70"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3" dlg:tab-index="32" dlg:left="70" dlg:top="63"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4" dlg:tab-index="33" dlg:left="77" dlg:top="6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5" dlg:tab-index="34" dlg:left="67" dlg:top="4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6" dlg:tab-index="35" dlg:left="71" dlg:top="4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7" dlg:tab-index="36" dlg:left="78" dlg:top="5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8" dlg:tab-index="37" dlg:left="83"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9" dlg:tab-index="38" dlg:left="83" dlg:top="63"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0" dlg:tab-index="39" dlg:left="91" dlg:top="6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1" dlg:tab-index="40" dlg:left="85" dlg:top="3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2" dlg:tab-index="41" dlg:left="89" dlg:top="4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3" dlg:tab-index="42" dlg:left="95" dlg:top="5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4" dlg:tab-index="43" dlg:left="101" dlg:top="57"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5" dlg:tab-index="44" dlg:left="101" dlg:top="6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6" dlg:tab-index="45" dlg:left="108" dlg:top="6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7" dlg:tab-index="46" dlg:left="124"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8" dlg:tab-index="47" dlg:left="128"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9" dlg:tab-index="48" dlg:left="134" dlg:top="5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0" dlg:tab-index="49" dlg:left="140" dlg:top="6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1" dlg:tab-index="50" dlg:left="140" dlg:top="6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2" dlg:tab-index="51" dlg:left="147" dlg:top="6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i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color="#bce4e5"/>
    </style:style>
    <style:style style:name="ch2" style:family="chart">
      <style:chart-properties style:rotation-angle="0"/>
      <style:graphic-properties svg:stroke-width="0.254cm"/>
      <style:text-properties fo:color="#000000" fo:font-family="Calibri" style:font-style-name="Regular" fo:font-size="14pt" style:font-size-asian="13pt" style:font-size-complex="13pt"/>
    </style:style>
    <style:style style:name="ch3" style:family="chart">
      <style:chart-properties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draw:stroke="none" svg:stroke-color="#b3b3b3"/>
      <style:text-properties fo:color="#000000" fo:font-family="Calibri" style:font-style-name="Regular" fo:font-size="11pt" style:font-family-asian="Arial" style:font-style-name-asian="Regular" style:font-family-generic-asian="swiss" style:font-size-asian="12pt" style:font-style-name-complex="Regular" style:font-family-generic-complex="swiss" style:font-size-complex="12pt"/>
    </style:style>
    <style:style style:name="ch5" style:family="chart">
      <style:chart-properties chart:auto-position="true" style:rotation-angle="90"/>
      <style:text-properties fo:font-size="12pt" style:font-size-asian="9pt" style:font-size-complex="9pt"/>
    </style:style>
    <style:style style:name="ch6" style:family="chart" style:data-style-name="N0">
      <style:chart-properties chart:display-label="true" chart:logarithmic="false" chart:origin="0" chart:gap-width="50" chart:overlap="100" chart:reverse-direction="false" text:line-break="false" loext:try-staggering-first="false" chart:link-data-style-to-source="true" chart:axis-position="1"/>
      <style:graphic-properties svg:stroke-color="#b3b3b3"/>
      <style:text-properties fo:font-family="Calibri" style:font-style-name="Regular" fo:font-size="11pt" style:font-size-asian="10pt" style:font-size-complex="10pt"/>
    </style:style>
    <style:style style:name="ch7" style:family="chart">
      <style:chart-properties style:rotation-angle="0"/>
      <style:text-properties fo:font-size="11pt" style:font-size-asian="9pt" style:font-size-complex="9pt"/>
    </style:style>
    <style:style style:name="ch8" style:family="chart">
      <style:graphic-properties svg:stroke-color="#b3b3b3"/>
    </style:style>
    <style:style style:name="ch9" style:family="chart" style:data-style-name="N0">
      <style:chart-properties loext:label-stroke-color="#3465a4" chart:link-data-style-to-source="true" chart:data-label-number="value" chart:data-label-text="false" chart:data-label-symbol="false" chart:label-position="right"/>
      <style:graphic-properties draw:fill-color="#000000"/>
      <style:text-properties fo:font-size="12pt" style:font-size-asian="10pt" style:font-size-complex="10pt"/>
    </style:style>
    <style:style style:name="ch10" style:family="chart">
      <style:chart-properties chart:solid-type="cuboid"/>
      <style:graphic-properties draw:fill-color="#9c4a94"/>
    </style:style>
    <style:style style:name="ch11" style:family="chart">
      <style:chart-properties chart:solid-type="cuboid"/>
      <style:graphic-properties draw:fill-color="#1c94ac"/>
    </style:style>
    <style:style style:name="ch12" style:family="chart">
      <style:chart-properties chart:solid-type="cuboid"/>
      <style:graphic-properties draw:fill-color="#acd728"/>
    </style:style>
    <style:style style:name="ch13" style:family="chart">
      <style:chart-properties chart:solid-type="cuboid"/>
      <style:graphic-properties draw:fill-color="#e1b50e"/>
    </style:style>
    <style:style style:name="ch14" style:family="chart">
      <style:chart-properties chart:solid-type="cuboid"/>
      <style:graphic-properties draw:fill-color="#d8450f"/>
    </style:style>
    <style:style style:name="ch15" style:family="chart">
      <style:chart-properties chart:solid-type="cuboid"/>
      <style:graphic-properties draw:fill-color="#d34000"/>
    </style:style>
    <style:style style:name="ch16" style:family="chart">
      <style:graphic-properties draw:stroke="solid" draw:fill="none" draw:fill-color="#e6e6e6"/>
    </style:style>
    <style:style style:name="ch17" style:family="chart">
      <style:graphic-properties svg:stroke-color="#b3b3b3" draw:fill-color="#cccccc"/>
    </style:style>
  </office:automatic-styles>
  <office:body>
    <office:chart>
      <chart:chart svg:width="25.893cm" svg:height="17.827cm" xlink:href=".." xlink:type="simple" chart:class="chart:bar" chart:style-name="ch1">
        <chart:title svg:x="11.88cm" svg:y="0.257cm" chart:style-name="ch2">
          <text:p>Grafik Karakter</text:p>
        </chart:title>
        <chart:plot-area chart:style-name="ch3" table:cell-range-address="'View Output'.A54:'View Output'.C84 'View Output'.C53:'View Output'.C53" chart:data-source-has-labels="both" svg:x="1.465cm" svg:y="1.503cm" svg:width="23.699cm" svg:height="15.718cm">
          <chartooo:coordinate-region svg:x="11.493cm" svg:y="1.503cm" svg:width="13.55cm" svg:height="14.939cm"/>
          <chart:axis chart:dimension="x" chart:name="primary-x" chart:style-name="ch4" chartooo:axis-type="auto">
            <chartooo:date-scale/>
            <chart:title svg:x="0.244cm" svg:y="10.232cm" chart:style-name="ch5">
              <text:p>Karakter</text:p>
            </chart:title>
            <chart:categories table:cell-range-address="'View Output'.A54:'View Output'.B84"/>
          </chart:axis>
          <chart:axis chart:dimension="y" chart:name="primary-y" chart:style-name="ch6">
            <chart:title svg:x="23.445cm" svg:y="17.018cm" chart:style-name="ch7">
              <text:p>Skor</text:p>
            </chart:title>
            <chart:grid chart:style-name="ch8" chart:class="major"/>
          </chart:axis>
          <chart:series chart:style-name="ch9" chart:values-cell-range-address="'View Output'.C54:'View Output'.C84" chart:label-cell-address="'View Output'.C53:'View Output'.C53" chart:class="chart:bar">
            <chart:data-point chart:style-name="ch10" chart:repeated="5"/>
            <chart:data-point chart:style-name="ch11" chart:repeated="5"/>
            <chart:data-point chart:style-name="ch12" chart:repeated="5"/>
            <chart:data-point chart:style-name="ch13" chart:repeated="5"/>
            <chart:data-point chart:style-name="ch14" chart:repeated="5"/>
            <chart:data-point chart:repeated="5"/>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View Output'.C53:'View Output'.C53</svg:desc>
                </draw:g>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View Output'.A54:'View Output'.B84</svg:desc>
                </draw:g>
              </table:table-cell>
              <table:table-cell office:value-type="float" office:value="3.5">
                <text:p>3.5</text:p>
                <draw:g>
                  <svg:desc>'View Output'.C54:'View Output'.C84</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4.5">
                <text:p>4.5</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4">
                <text:p>4</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4.5">
                <text:p>4.5</text:p>
              </table:table-cell>
            </table:table-row>
            <table:table-row>
              <table:table-cell office:value-type="string">
                <text:p>HONESTY AND HUMILITY HONESTY – HUMILITY</text:p>
                <text:list>
                  <text:list-item>
                    <text:p/>
                  </text:list-item>
                  <text:list-item>
                    <text:p>HONESTY – HUMILITY</text:p>
                  </text:list-item>
                </text:list>
              </table:table-cell>
              <table:table-cell office:value-type="float" office:value="4.125">
                <text:p>4.125</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3.5">
                <text:p>3.5</text:p>
              </table:table-cell>
            </table:table-row>
            <table:table-row>
              <table:table-cell office:value-type="string">
                <text:p>EMOTIONALITY ANXIETY</text:p>
                <text:list>
                  <text:list-item>
                    <text:p/>
                  </text:list-item>
                  <text:list-item>
                    <text:p>ANXIETY</text:p>
                  </text:list-item>
                </text:list>
              </table:table-cell>
              <table:table-cell office:value-type="float" office:value="2.75">
                <text:p>2.75</text:p>
              </table:table-cell>
            </table:table-row>
            <table:table-row>
              <table:table-cell office:value-type="string">
                <text:p>EMOTIONALITY DEPENDENCE</text:p>
                <text:list>
                  <text:list-item>
                    <text:p/>
                  </text:list-item>
                  <text:list-item>
                    <text:p>DEPENDENCE</text:p>
                  </text:list-item>
                </text:list>
              </table:table-cell>
              <table:table-cell office:value-type="float" office:value="3.5">
                <text:p>3.5</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3.5">
                <text:p>3.5</text:p>
              </table:table-cell>
            </table:table-row>
            <table:table-row>
              <table:table-cell office:value-type="string">
                <text:p>EMOTIONALITY EMOTIONALITY</text:p>
                <text:list>
                  <text:list-item>
                    <text:p/>
                  </text:list-item>
                  <text:list-item>
                    <text:p>EMOTIONALITY</text:p>
                  </text:list-item>
                </text:list>
              </table:table-cell>
              <table:table-cell office:value-type="float" office:value="3.3125">
                <text:p>3.3125</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3">
                <text:p>3</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2.75">
                <text:p>2.75</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3.75">
                <text:p>3.75</text:p>
              </table:table-cell>
            </table:table-row>
            <table:table-row>
              <table:table-cell office:value-type="string">
                <text:p>EXTRAVERSION LIVELINESS</text:p>
                <text:list>
                  <text:list-item>
                    <text:p/>
                  </text:list-item>
                  <text:list-item>
                    <text:p>LIVELINESS</text:p>
                  </text:list-item>
                </text:list>
              </table:table-cell>
              <table:table-cell office:value-type="float" office:value="2.5">
                <text:p>2.5</text:p>
              </table:table-cell>
            </table:table-row>
            <table:table-row>
              <table:table-cell office:value-type="string">
                <text:p>EXTRAVERSION EXTRAVERSION</text:p>
                <text:list>
                  <text:list-item>
                    <text:p/>
                  </text:list-item>
                  <text:list-item>
                    <text:p>EXTRAVERSION</text:p>
                  </text:list-item>
                </text:list>
              </table:table-cell>
              <table:table-cell office:value-type="float" office:value="3">
                <text:p>3</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4">
                <text:p>4</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3.25">
                <text:p>3.25</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2">
                <text:p>2</text:p>
              </table:table-cell>
            </table:table-row>
            <table:table-row>
              <table:table-cell office:value-type="string">
                <text:p>AGREEABLLENESS PATIENCE</text:p>
                <text:list>
                  <text:list-item>
                    <text:p/>
                  </text:list-item>
                  <text:list-item>
                    <text:p>PATIENCE</text:p>
                  </text:list-item>
                </text:list>
              </table:table-cell>
              <table:table-cell office:value-type="float" office:value="2.5">
                <text:p>2.5</text:p>
              </table:table-cell>
            </table:table-row>
            <table:table-row>
              <table:table-cell office:value-type="string">
                <text:p>AGREEABLLENESS AGREEABLENESS</text:p>
                <text:list>
                  <text:list-item>
                    <text:p/>
                  </text:list-item>
                  <text:list-item>
                    <text:p>AGREEABLENESS</text:p>
                  </text:list-item>
                </text:list>
              </table:table-cell>
              <table:table-cell office:value-type="float" office:value="2.9375">
                <text:p>2.9375</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3.25">
                <text:p>3.25</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3">
                <text:p>3</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3.25">
                <text:p>3.25</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2.5">
                <text:p>2.5</text:p>
              </table:table-cell>
            </table:table-row>
            <table:table-row>
              <table:table-cell office:value-type="string">
                <text:p>CONSCIENTIOUSNESS CONSCIENTIOUSENESS</text:p>
                <text:list>
                  <text:list-item>
                    <text:p/>
                  </text:list-item>
                  <text:list-item>
                    <text:p>CONSCIENTIOUSENESS</text:p>
                  </text:list-item>
                </text:list>
              </table:table-cell>
              <table:table-cell office:value-type="float" office:value="3">
                <text:p>3</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3">
                <text:p>3</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2.5">
                <text:p>2.5</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3">
                <text:p>3</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2.75">
                <text:p>2.75</text:p>
              </table:table-cell>
            </table:table-row>
            <table:table-row>
              <table:table-cell office:value-type="string">
                <text:p>OPENESS TO EXPERIENCE OPENESS TO EXPERIENCE</text:p>
                <text:list>
                  <text:list-item>
                    <text:p/>
                  </text:list-item>
                  <text:list-item>
                    <text:p>OPENESS TO EXPERIENCE</text:p>
                  </text:list-item>
                </text:list>
              </table:table-cell>
              <table:table-cell office:value-type="float" office:value="2.8125">
                <text:p>2.8125</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2">
                <text:p>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